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_col-Sheet1" style:family="table-column">
      <style:table-column-properties fo:break-before="auto" style:column-width="1.25in"/>
    </style:style>
    <style:style style:name="_row-Sheet1" style:family="table-row">
      <style:table-row-properties style:row-height="0.17708333333333331in" fo:break-before="auto"/>
    </style:style>
    <style:style style:name="1col-Sheet1" style:family="table-column">
      <style:table-column-properties fo:break-before="auto" style:column-width="3.03125in"/>
    </style:style>
    <style:style style:name="2col-Sheet1" style:family="table-column">
      <style:table-column-properties fo:break-before="auto" style:column-width="1.3854166666666665in"/>
    </style:style>
    <style:style style:name="3col-Sheet1" style:family="table-column">
      <style:table-column-properties fo:break-before="auto" style:column-width="1.4166666666666665in"/>
    </style:style>
    <style:style style:name="4col-Sheet1" style:family="table-column">
      <style:table-column-properties fo:break-before="auto" style:column-width="1.4375in"/>
    </style:style>
    <style:style style:name="5col-Sheet1" style:family="table-column">
      <style:table-column-properties fo:break-before="auto" style:column-width="1.4479166666666665in"/>
    </style:style>
    <style:style style:name="8col-Sheet1" style:family="table-column">
      <style:table-column-properties fo:break-before="auto" style:column-width="1.5104166666666665in"/>
    </style:style>
    <style:style style:name="20col-Sheet1" style:family="table-column">
      <style:table-column-properties fo:break-before="auto" style:column-width="1.5in"/>
    </style:style>
    <style:style style:name="22col-Sheet1" style:family="table-column">
      <style:table-column-properties fo:break-before="auto" style:column-width="1.7604166666666665in"/>
    </style:style>
    <style:style style:name="23col-Sheet1" style:family="table-column">
      <style:table-column-properties fo:break-before="auto" style:column-width="1.6354166666666665in"/>
    </style:style>
    <style:style style:name="24col-Sheet1" style:family="table-column">
      <style:table-column-properties fo:break-before="auto" style:column-width="1.65625in"/>
    </style:style>
    <style:style style:name="25col-Sheet1" style:family="table-column">
      <style:table-column-properties fo:break-before="auto" style:column-width="1.71875in"/>
    </style:style>
    <style:style style:name="26col-Sheet1" style:family="table-column">
      <style:table-column-properties fo:break-before="auto" style:column-width="1.5520833333333333in"/>
    </style:style>
    <style:style style:name="28col-Sheet1" style:family="table-column">
      <style:table-column-properties fo:break-before="auto" style:column-width="1.6875in"/>
    </style:style>
    <style:style style:name="31col-Sheet1" style:family="table-column">
      <style:table-column-properties fo:break-before="auto" style:column-width="1.4270833333333333in"/>
    </style:style>
    <style:style style:name="33col-Sheet1" style:family="table-column">
      <style:table-column-properties fo:break-before="auto" style:column-width="1.4583333333333333in"/>
    </style:style>
    <style:style style:name="34col-Sheet1" style:family="table-column">
      <style:table-column-properties fo:break-before="auto" style:column-width="1.59375in"/>
    </style:style>
    <style:style style:name="37col-Sheet1" style:family="table-column">
      <style:table-column-properties fo:break-before="auto" style:column-width="1.78125in"/>
    </style:style>
    <style:style style:name="41col-Sheet1" style:family="table-column">
      <style:table-column-properties fo:break-before="auto" style:column-width="1.5416666666666665in"/>
    </style:style>
    <style:style style:name="46col-Sheet1" style:family="table-column">
      <style:table-column-properties fo:break-before="auto" style:column-width="1.34375in"/>
    </style:style>
    <style:style style:name="49col-Sheet1" style:family="table-column">
      <style:table-column-properties fo:break-before="auto" style:column-width="1.6041666666666665in"/>
    </style:style>
    <style:style style:name="51col-Sheet1" style:family="table-column">
      <style:table-column-properties fo:break-before="auto" style:column-width="1.5625in"/>
    </style:style>
    <style:style style:name="54col-Sheet1" style:family="table-column">
      <style:table-column-properties fo:break-before="auto" style:column-width="1.3958333333333333in"/>
    </style:style>
    <style:style style:name="1,1cel-Sheet1" style:family="table-cell" style:parent-style-name="Default">
      <style:table-cell-properties style:vertical-align="top"/>
      <style:paragraph-properties fo:text-align="start"/>
      <style:text-properties fo:font-weight="bold"/>
    </style:style>
    <number:number-style style:name="N1,11cel-Sheet1" style:volatile="true">
      <number:number number:min-integer-digits="1" number:decimal-places="15" number:decimal-replacement=""/>
    </number:number-style>
    <style:style style:name="1,11cel-Sheet1" style:family="table-cell" style:parent-style-name="Default" style:data-style-name="N1,11cel-Sheet1">
      <style:table-cell-properties style:vertical-align="bottom" fo:border-bottom="none" fo:border-left="none" fo:border-right="none" fo:border-top="none"/>
      <style:text-properties style:font-name="Arial" fo:font-size="10pt"/>
    </style:style>
    <number:number-style style:name="N2,2cel-Sheet1" style:volatile="true">
      <number:number number:min-integer-digits="1" number:decimal-places="0"/>
    </number:number-style>
    <style:style style:name="2,2cel-Sheet1" style:family="table-cell" style:parent-style-name="Default" style:data-style-name="N2,2cel-Sheet1"/>
    <number:number-style style:name="N2,3cel-Sheet1" style:volatile="true">
      <number:number number:min-integer-digits="1" number:decimal-places="0"/>
    </number:number-style>
    <style:style style:name="2,3cel-Sheet1" style:family="table-cell" style:parent-style-name="Default" style:data-style-name="N2,3cel-Sheet1"/>
    <number:number-style style:name="N2,6cel-Sheet1" style:volatile="true">
      <number:number number:min-integer-digits="1" number:decimal-places="0"/>
    </number:number-style>
    <style:style style:name="2,6cel-Sheet1" style:family="table-cell" style:parent-style-name="Default" style:data-style-name="N2,6cel-Sheet1"/>
    <number:number-style style:name="N2,8cel-Sheet1" style:volatile="true">
      <number:number number:min-integer-digits="1" number:decimal-places="0"/>
    </number:number-style>
    <style:style style:name="2,8cel-Sheet1" style:family="table-cell" style:parent-style-name="Default" style:data-style-name="N2,8cel-Sheet1"/>
    <number:number-style style:name="N2,12cel-Sheet1" style:volatile="true">
      <number:number number:min-integer-digits="1" number:decimal-places="0"/>
    </number:number-style>
    <style:style style:name="2,12cel-Sheet1" style:family="table-cell" style:parent-style-name="Default" style:data-style-name="N2,12cel-Sheet1"/>
    <number:number-style style:name="N2,16cel-Sheet1" style:volatile="true">
      <number:number number:min-integer-digits="1" number:decimal-places="0"/>
    </number:number-style>
    <style:style style:name="2,16cel-Sheet1" style:family="table-cell" style:parent-style-name="Default" style:data-style-name="N2,16cel-Sheet1"/>
    <number:number-style style:name="N2,17cel-Sheet1" style:volatile="true">
      <number:number number:min-integer-digits="1" number:decimal-places="0"/>
    </number:number-style>
    <style:style style:name="2,17cel-Sheet1" style:family="table-cell" style:parent-style-name="Default" style:data-style-name="N2,17cel-Sheet1"/>
    <number:number-style style:name="N2,18cel-Sheet1" style:volatile="true">
      <number:number number:min-integer-digits="1" number:decimal-places="0"/>
    </number:number-style>
    <style:style style:name="2,18cel-Sheet1" style:family="table-cell" style:parent-style-name="Default" style:data-style-name="N2,18cel-Sheet1"/>
    <number:number-style style:name="N2,22cel-Sheet1" style:volatile="true">
      <number:number number:min-integer-digits="1" number:decimal-places="0"/>
    </number:number-style>
    <style:style style:name="2,22cel-Sheet1" style:family="table-cell" style:parent-style-name="Default" style:data-style-name="N2,22cel-Sheet1"/>
    <number:number-style style:name="N2,23cel-Sheet1" style:volatile="true">
      <number:number number:min-integer-digits="1" number:decimal-places="0"/>
    </number:number-style>
    <style:style style:name="2,23cel-Sheet1" style:family="table-cell" style:parent-style-name="Default" style:data-style-name="N2,23cel-Sheet1"/>
    <number:number-style style:name="N2,35cel-Sheet1" style:volatile="true">
      <number:number number:min-integer-digits="1" number:decimal-places="0"/>
    </number:number-style>
    <style:style style:name="2,35cel-Sheet1" style:family="table-cell" style:parent-style-name="Default" style:data-style-name="N2,35cel-Sheet1"/>
    <number:number-style style:name="N2,38cel-Sheet1" style:volatile="true">
      <number:number number:min-integer-digits="1" number:decimal-places="0"/>
    </number:number-style>
    <style:style style:name="2,38cel-Sheet1" style:family="table-cell" style:parent-style-name="Default" style:data-style-name="N2,38cel-Sheet1"/>
    <number:number-style style:name="N2,40cel-Sheet1" style:volatile="true">
      <number:number number:min-integer-digits="1" number:decimal-places="0"/>
    </number:number-style>
    <style:style style:name="2,40cel-Sheet1" style:family="table-cell" style:parent-style-name="Default" style:data-style-name="N2,40cel-Sheet1"/>
    <number:number-style style:name="N2,42cel-Sheet1" style:volatile="true">
      <number:number number:min-integer-digits="1" number:decimal-places="0"/>
    </number:number-style>
    <style:style style:name="2,42cel-Sheet1" style:family="table-cell" style:parent-style-name="Default" style:data-style-name="N2,42cel-Sheet1"/>
    <number:number-style style:name="N2,48cel-Sheet1" style:volatile="true">
      <number:number number:min-integer-digits="1" number:decimal-places="0"/>
    </number:number-style>
    <style:style style:name="2,48cel-Sheet1" style:family="table-cell" style:parent-style-name="Default" style:data-style-name="N2,48cel-Sheet1"/>
    <number:number-style style:name="N2,49cel-Sheet1" style:volatile="true">
      <number:number number:min-integer-digits="1" number:decimal-places="0"/>
    </number:number-style>
    <style:style style:name="2,49cel-Sheet1" style:family="table-cell" style:parent-style-name="Default" style:data-style-name="N2,49cel-Sheet1"/>
    <number:number-style style:name="N2,51cel-Sheet1" style:volatile="true">
      <number:number number:min-integer-digits="1" number:decimal-places="0"/>
    </number:number-style>
    <style:style style:name="2,51cel-Sheet1" style:family="table-cell" style:parent-style-name="Default" style:data-style-name="N2,51cel-Sheet1"/>
    <number:number-style style:name="N2,52cel-Sheet1" style:volatile="true">
      <number:number number:min-integer-digits="1" number:decimal-places="0"/>
    </number:number-style>
    <style:style style:name="2,52cel-Sheet1" style:family="table-cell" style:parent-style-name="Default" style:data-style-name="N2,52cel-Sheet1"/>
    <style:style style:name="7,1cel-Sheet1" style:family="table-cell" style:parent-style-name="Default" style:data-style-name="N1,11cel-Sheet1">
      <style:table-cell-properties style:vertical-align="top" fo:border-bottom="none" fo:border-left="none" fo:border-right="none" fo:border-top="none"/>
      <style:paragraph-properties fo:text-align="start"/>
      <style:text-properties style:font-name="Arial" fo:font-size="10pt" fo:font-weight="bold"/>
    </style:style>
    <number:number-style style:name="N8,3cel-Sheet1" style:volatile="true">
      <number:number number:min-integer-digits="1" number:decimal-places="0"/>
    </number:number-style>
    <style:style style:name="8,3cel-Sheet1" style:family="table-cell" style:parent-style-name="Default" style:data-style-name="N8,3cel-Sheet1"/>
    <number:number-style style:name="N8,6cel-Sheet1" style:volatile="true">
      <number:number number:min-integer-digits="1" number:decimal-places="0"/>
    </number:number-style>
    <style:style style:name="8,6cel-Sheet1" style:family="table-cell" style:parent-style-name="Default" style:data-style-name="N8,6cel-Sheet1"/>
    <number:number-style style:name="N8,8cel-Sheet1" style:volatile="true">
      <number:number number:min-integer-digits="1" number:decimal-places="0"/>
    </number:number-style>
    <style:style style:name="8,8cel-Sheet1" style:family="table-cell" style:parent-style-name="Default" style:data-style-name="N8,8cel-Sheet1"/>
    <number:number-style style:name="N8,18cel-Sheet1" style:volatile="true">
      <number:number number:min-integer-digits="1" number:decimal-places="0"/>
    </number:number-style>
    <style:style style:name="8,18cel-Sheet1" style:family="table-cell" style:parent-style-name="Default" style:data-style-name="N8,18cel-Sheet1"/>
    <number:number-style style:name="N8,22cel-Sheet1" style:volatile="true">
      <number:number number:min-integer-digits="1" number:decimal-places="0"/>
    </number:number-style>
    <style:style style:name="8,22cel-Sheet1" style:family="table-cell" style:parent-style-name="Default" style:data-style-name="N8,22cel-Sheet1"/>
    <number:number-style style:name="N8,42cel-Sheet1" style:volatile="true">
      <number:number number:min-integer-digits="1" number:decimal-places="0"/>
    </number:number-style>
    <style:style style:name="8,42cel-Sheet1" style:family="table-cell" style:parent-style-name="Default" style:data-style-name="N8,42cel-Sheet1"/>
    <number:number-style style:name="N8,48cel-Sheet1" style:volatile="true">
      <number:number number:min-integer-digits="1" number:decimal-places="0"/>
    </number:number-style>
    <style:style style:name="8,48cel-Sheet1" style:family="table-cell" style:parent-style-name="Default" style:data-style-name="N8,48cel-Sheet1"/>
    <number:number-style style:name="N8,52cel-Sheet1" style:volatile="true">
      <number:number number:min-integer-digits="1" number:decimal-places="0"/>
    </number:number-style>
    <style:style style:name="8,52cel-Sheet1" style:family="table-cell" style:parent-style-name="Default" style:data-style-name="N8,52cel-Sheet1"/>
    <number:number-style style:name="N10,3cel-Sheet1" style:volatile="true">
      <number:number number:min-integer-digits="1" number:decimal-places="0"/>
    </number:number-style>
    <style:style style:name="10,3cel-Sheet1" style:family="table-cell" style:parent-style-name="Default" style:data-style-name="N10,3cel-Sheet1"/>
    <number:number-style style:name="N10,6cel-Sheet1" style:volatile="true">
      <number:number number:min-integer-digits="1" number:decimal-places="0"/>
    </number:number-style>
    <style:style style:name="10,6cel-Sheet1" style:family="table-cell" style:parent-style-name="Default" style:data-style-name="N10,6cel-Sheet1"/>
    <number:number-style style:name="N10,18cel-Sheet1" style:volatile="true">
      <number:number number:min-integer-digits="1" number:decimal-places="0"/>
    </number:number-style>
    <style:style style:name="10,18cel-Sheet1" style:family="table-cell" style:parent-style-name="Default" style:data-style-name="N10,18cel-Sheet1"/>
    <number:number-style style:name="N10,22cel-Sheet1" style:volatile="true">
      <number:number number:min-integer-digits="1" number:decimal-places="0"/>
    </number:number-style>
    <style:style style:name="10,22cel-Sheet1" style:family="table-cell" style:parent-style-name="Default" style:data-style-name="N10,22cel-Sheet1"/>
    <number:number-style style:name="N10,49cel-Sheet1" style:volatile="true">
      <number:number number:min-integer-digits="1" number:decimal-places="0"/>
    </number:number-style>
    <style:style style:name="10,49cel-Sheet1" style:family="table-cell" style:parent-style-name="Default" style:data-style-name="N10,49cel-Sheet1"/>
    <number:number-style style:name="N10,52cel-Sheet1" style:volatile="true">
      <number:number number:min-integer-digits="1" number:decimal-places="0"/>
    </number:number-style>
    <style:style style:name="10,52cel-Sheet1" style:family="table-cell" style:parent-style-name="Default" style:data-style-name="N10,52cel-Sheet1"/>
    <number:number-style style:name="N11,2cel-Sheet1" style:volatile="true">
      <number:number number:min-integer-digits="1" number:decimal-places="15" number:decimal-replacement=""/>
    </number:number-style>
    <style:style style:name="11,2cel-Sheet1" style:family="table-cell" style:parent-style-name="Default" style:data-style-name="N11,2cel-Sheet1"/>
    <number:number-style style:name="N11,3cel-Sheet1" style:volatile="true">
      <number:number number:min-integer-digits="1" number:decimal-places="15" number:decimal-replacement=""/>
    </number:number-style>
    <style:style style:name="11,3cel-Sheet1" style:family="table-cell" style:parent-style-name="Default" style:data-style-name="N11,3cel-Sheet1"/>
    <number:number-style style:name="N11,6cel-Sheet1" style:volatile="true">
      <number:number number:min-integer-digits="1" number:decimal-places="15" number:decimal-replacement=""/>
    </number:number-style>
    <style:style style:name="11,6cel-Sheet1" style:family="table-cell" style:parent-style-name="Default" style:data-style-name="N11,6cel-Sheet1"/>
    <number:number-style style:name="N11,8cel-Sheet1" style:volatile="true">
      <number:number number:min-integer-digits="1" number:decimal-places="15" number:decimal-replacement=""/>
    </number:number-style>
    <style:style style:name="11,8cel-Sheet1" style:family="table-cell" style:parent-style-name="Default" style:data-style-name="N11,8cel-Sheet1"/>
    <number:number-style style:name="N11,12cel-Sheet1" style:volatile="true">
      <number:number number:min-integer-digits="1" number:decimal-places="15" number:decimal-replacement=""/>
    </number:number-style>
    <style:style style:name="11,12cel-Sheet1" style:family="table-cell" style:parent-style-name="Default" style:data-style-name="N11,12cel-Sheet1"/>
    <number:number-style style:name="N11,16cel-Sheet1" style:volatile="true">
      <number:number number:min-integer-digits="1" number:decimal-places="15" number:decimal-replacement=""/>
    </number:number-style>
    <style:style style:name="11,16cel-Sheet1" style:family="table-cell" style:parent-style-name="Default" style:data-style-name="N11,16cel-Sheet1"/>
    <number:number-style style:name="N11,17cel-Sheet1" style:volatile="true">
      <number:number number:min-integer-digits="1" number:decimal-places="15" number:decimal-replacement=""/>
    </number:number-style>
    <style:style style:name="11,17cel-Sheet1" style:family="table-cell" style:parent-style-name="Default" style:data-style-name="N11,17cel-Sheet1"/>
    <number:number-style style:name="N11,18cel-Sheet1" style:volatile="true">
      <number:number number:min-integer-digits="1" number:decimal-places="15" number:decimal-replacement=""/>
    </number:number-style>
    <style:style style:name="11,18cel-Sheet1" style:family="table-cell" style:parent-style-name="Default" style:data-style-name="N11,18cel-Sheet1"/>
    <number:number-style style:name="N11,22cel-Sheet1" style:volatile="true">
      <number:number number:min-integer-digits="1" number:decimal-places="15" number:decimal-replacement=""/>
    </number:number-style>
    <style:style style:name="11,22cel-Sheet1" style:family="table-cell" style:parent-style-name="Default" style:data-style-name="N11,22cel-Sheet1"/>
    <number:number-style style:name="N11,23cel-Sheet1" style:volatile="true">
      <number:number number:min-integer-digits="1" number:decimal-places="0"/>
    </number:number-style>
    <style:style style:name="11,23cel-Sheet1" style:family="table-cell" style:parent-style-name="Default" style:data-style-name="N11,23cel-Sheet1"/>
    <number:number-style style:name="N11,26cel-Sheet1" style:volatile="true">
      <number:number number:min-integer-digits="1" number:decimal-places="15" number:decimal-replacement=""/>
    </number:number-style>
    <style:style style:name="11,26cel-Sheet1" style:family="table-cell" style:parent-style-name="Default" style:data-style-name="N11,26cel-Sheet1"/>
    <number:number-style style:name="N11,35cel-Sheet1" style:volatile="true">
      <number:number number:min-integer-digits="1" number:decimal-places="0"/>
    </number:number-style>
    <style:style style:name="11,35cel-Sheet1" style:family="table-cell" style:parent-style-name="Default" style:data-style-name="N11,35cel-Sheet1"/>
    <number:number-style style:name="N11,38cel-Sheet1" style:volatile="true">
      <number:number number:min-integer-digits="1" number:decimal-places="0"/>
    </number:number-style>
    <style:style style:name="11,38cel-Sheet1" style:family="table-cell" style:parent-style-name="Default" style:data-style-name="N11,38cel-Sheet1"/>
    <number:number-style style:name="N11,40cel-Sheet1" style:volatile="true">
      <number:number number:min-integer-digits="1" number:decimal-places="0"/>
    </number:number-style>
    <style:style style:name="11,40cel-Sheet1" style:family="table-cell" style:parent-style-name="Default" style:data-style-name="N11,40cel-Sheet1"/>
    <number:number-style style:name="N11,42cel-Sheet1" style:volatile="true">
      <number:number number:min-integer-digits="1" number:decimal-places="0"/>
    </number:number-style>
    <style:style style:name="11,42cel-Sheet1" style:family="table-cell" style:parent-style-name="Default" style:data-style-name="N11,42cel-Sheet1"/>
    <number:number-style style:name="N11,48cel-Sheet1" style:volatile="true">
      <number:number number:min-integer-digits="1" number:decimal-places="0"/>
    </number:number-style>
    <style:style style:name="11,48cel-Sheet1" style:family="table-cell" style:parent-style-name="Default" style:data-style-name="N11,48cel-Sheet1"/>
    <number:number-style style:name="N11,49cel-Sheet1" style:volatile="true">
      <number:number number:min-integer-digits="1" number:decimal-places="0"/>
    </number:number-style>
    <style:style style:name="11,49cel-Sheet1" style:family="table-cell" style:parent-style-name="Default" style:data-style-name="N11,49cel-Sheet1"/>
    <number:number-style style:name="N11,52cel-Sheet1" style:volatile="true">
      <number:number number:min-integer-digits="1" number:decimal-places="15" number:decimal-replacement=""/>
    </number:number-style>
    <style:style style:name="11,52cel-Sheet1" style:family="table-cell" style:parent-style-name="Default" style:data-style-name="N11,52cel-Sheet1"/>
    <number:number-style style:name="N13,2cel-Sheet1" style:volatile="true">
      <number:number number:min-integer-digits="1" number:decimal-places="15" number:decimal-replacement=""/>
    </number:number-style>
    <style:style style:name="13,2cel-Sheet1" style:family="table-cell" style:parent-style-name="Default" style:data-style-name="N13,2cel-Sheet1"/>
    <number:number-style style:name="N13,3cel-Sheet1" style:volatile="true">
      <number:number number:min-integer-digits="1" number:decimal-places="15" number:decimal-replacement=""/>
    </number:number-style>
    <style:style style:name="13,3cel-Sheet1" style:family="table-cell" style:parent-style-name="Default" style:data-style-name="N13,3cel-Sheet1"/>
    <number:number-style style:name="N13,6cel-Sheet1" style:volatile="true">
      <number:number number:min-integer-digits="1" number:decimal-places="15" number:decimal-replacement=""/>
    </number:number-style>
    <style:style style:name="13,6cel-Sheet1" style:family="table-cell" style:parent-style-name="Default" style:data-style-name="N13,6cel-Sheet1"/>
    <number:number-style style:name="N13,8cel-Sheet1" style:volatile="true">
      <number:number number:min-integer-digits="1" number:decimal-places="15" number:decimal-replacement=""/>
    </number:number-style>
    <style:style style:name="13,8cel-Sheet1" style:family="table-cell" style:parent-style-name="Default" style:data-style-name="N13,8cel-Sheet1"/>
    <number:number-style style:name="N13,12cel-Sheet1" style:volatile="true">
      <number:number number:min-integer-digits="1" number:decimal-places="15" number:decimal-replacement=""/>
    </number:number-style>
    <style:style style:name="13,12cel-Sheet1" style:family="table-cell" style:parent-style-name="Default" style:data-style-name="N13,12cel-Sheet1"/>
    <number:number-style style:name="N13,16cel-Sheet1" style:volatile="true">
      <number:number number:min-integer-digits="1" number:decimal-places="15" number:decimal-replacement=""/>
    </number:number-style>
    <style:style style:name="13,16cel-Sheet1" style:family="table-cell" style:parent-style-name="Default" style:data-style-name="N13,16cel-Sheet1"/>
    <number:number-style style:name="N13,17cel-Sheet1" style:volatile="true">
      <number:number number:min-integer-digits="1" number:decimal-places="15" number:decimal-replacement=""/>
    </number:number-style>
    <style:style style:name="13,17cel-Sheet1" style:family="table-cell" style:parent-style-name="Default" style:data-style-name="N13,17cel-Sheet1"/>
    <number:number-style style:name="N13,18cel-Sheet1" style:volatile="true">
      <number:number number:min-integer-digits="1" number:decimal-places="0"/>
    </number:number-style>
    <style:style style:name="13,18cel-Sheet1" style:family="table-cell" style:parent-style-name="Default" style:data-style-name="N13,18cel-Sheet1"/>
    <number:number-style style:name="N13,22cel-Sheet1" style:volatile="true">
      <number:number number:min-integer-digits="1" number:decimal-places="15" number:decimal-replacement=""/>
    </number:number-style>
    <style:style style:name="13,22cel-Sheet1" style:family="table-cell" style:parent-style-name="Default" style:data-style-name="N13,22cel-Sheet1"/>
    <number:number-style style:name="N13,23cel-Sheet1" style:volatile="true">
      <number:number number:min-integer-digits="1" number:decimal-places="15" number:decimal-replacement=""/>
    </number:number-style>
    <style:style style:name="13,23cel-Sheet1" style:family="table-cell" style:parent-style-name="Default" style:data-style-name="N13,23cel-Sheet1"/>
    <number:number-style style:name="N13,26cel-Sheet1" style:volatile="true">
      <number:number number:min-integer-digits="1" number:decimal-places="15" number:decimal-replacement=""/>
    </number:number-style>
    <style:style style:name="13,26cel-Sheet1" style:family="table-cell" style:parent-style-name="Default" style:data-style-name="N13,26cel-Sheet1"/>
    <number:number-style style:name="N13,35cel-Sheet1" style:volatile="true">
      <number:number number:min-integer-digits="1" number:decimal-places="15" number:decimal-replacement=""/>
    </number:number-style>
    <style:style style:name="13,35cel-Sheet1" style:family="table-cell" style:parent-style-name="Default" style:data-style-name="N13,35cel-Sheet1"/>
    <number:number-style style:name="N13,38cel-Sheet1" style:volatile="true">
      <number:number number:min-integer-digits="1" number:decimal-places="15" number:decimal-replacement=""/>
    </number:number-style>
    <style:style style:name="13,38cel-Sheet1" style:family="table-cell" style:parent-style-name="Default" style:data-style-name="N13,38cel-Sheet1"/>
    <number:number-style style:name="N13,40cel-Sheet1" style:volatile="true">
      <number:number number:min-integer-digits="1" number:decimal-places="15" number:decimal-replacement=""/>
    </number:number-style>
    <style:style style:name="13,40cel-Sheet1" style:family="table-cell" style:parent-style-name="Default" style:data-style-name="N13,40cel-Sheet1"/>
    <number:number-style style:name="N13,42cel-Sheet1" style:volatile="true">
      <number:number number:min-integer-digits="1" number:decimal-places="15" number:decimal-replacement=""/>
    </number:number-style>
    <style:style style:name="13,42cel-Sheet1" style:family="table-cell" style:parent-style-name="Default" style:data-style-name="N13,42cel-Sheet1"/>
    <number:number-style style:name="N13,48cel-Sheet1" style:volatile="true">
      <number:number number:min-integer-digits="1" number:decimal-places="15" number:decimal-replacement=""/>
    </number:number-style>
    <style:style style:name="13,48cel-Sheet1" style:family="table-cell" style:parent-style-name="Default" style:data-style-name="N13,48cel-Sheet1"/>
    <number:number-style style:name="N13,49cel-Sheet1" style:volatile="true">
      <number:number number:min-integer-digits="1" number:decimal-places="15" number:decimal-replacement=""/>
    </number:number-style>
    <style:style style:name="13,49cel-Sheet1" style:family="table-cell" style:parent-style-name="Default" style:data-style-name="N13,49cel-Sheet1"/>
    <number:number-style style:name="N13,51cel-Sheet1" style:volatile="true">
      <number:number number:min-integer-digits="1" number:decimal-places="15" number:decimal-replacement=""/>
    </number:number-style>
    <style:style style:name="13,51cel-Sheet1" style:family="table-cell" style:parent-style-name="Default" style:data-style-name="N13,51cel-Sheet1"/>
    <number:number-style style:name="N13,52cel-Sheet1" style:volatile="true">
      <number:number number:min-integer-digits="1" number:decimal-places="15" number:decimal-replacement=""/>
    </number:number-style>
    <style:style style:name="13,52cel-Sheet1" style:family="table-cell" style:parent-style-name="Default" style:data-style-name="N13,52cel-Sheet1"/>
    <number:number-style style:name="N14,2cel-Sheet1" style:volatile="true">
      <number:number number:min-integer-digits="1" number:decimal-places="15" number:decimal-replacement=""/>
    </number:number-style>
    <style:style style:name="14,2cel-Sheet1" style:family="table-cell" style:parent-style-name="Default" style:data-style-name="N14,2cel-Sheet1"/>
    <number:number-style style:name="N14,3cel-Sheet1" style:volatile="true">
      <number:number number:min-integer-digits="1" number:decimal-places="15" number:decimal-replacement=""/>
    </number:number-style>
    <style:style style:name="14,3cel-Sheet1" style:family="table-cell" style:parent-style-name="Default" style:data-style-name="N14,3cel-Sheet1"/>
    <number:number-style style:name="N14,6cel-Sheet1" style:volatile="true">
      <number:number number:min-integer-digits="1" number:decimal-places="15" number:decimal-replacement=""/>
    </number:number-style>
    <style:style style:name="14,6cel-Sheet1" style:family="table-cell" style:parent-style-name="Default" style:data-style-name="N14,6cel-Sheet1"/>
    <number:number-style style:name="N14,8cel-Sheet1" style:volatile="true">
      <number:number number:min-integer-digits="1" number:decimal-places="15" number:decimal-replacement=""/>
    </number:number-style>
    <style:style style:name="14,8cel-Sheet1" style:family="table-cell" style:parent-style-name="Default" style:data-style-name="N14,8cel-Sheet1"/>
    <number:number-style style:name="N14,12cel-Sheet1" style:volatile="true">
      <number:number number:min-integer-digits="1" number:decimal-places="15" number:decimal-replacement=""/>
    </number:number-style>
    <style:style style:name="14,12cel-Sheet1" style:family="table-cell" style:parent-style-name="Default" style:data-style-name="N14,12cel-Sheet1"/>
    <number:number-style style:name="N14,16cel-Sheet1" style:volatile="true">
      <number:number number:min-integer-digits="1" number:decimal-places="15" number:decimal-replacement=""/>
    </number:number-style>
    <style:style style:name="14,16cel-Sheet1" style:family="table-cell" style:parent-style-name="Default" style:data-style-name="N14,16cel-Sheet1"/>
    <number:number-style style:name="N14,17cel-Sheet1" style:volatile="true">
      <number:number number:min-integer-digits="1" number:decimal-places="15" number:decimal-replacement=""/>
    </number:number-style>
    <style:style style:name="14,17cel-Sheet1" style:family="table-cell" style:parent-style-name="Default" style:data-style-name="N14,17cel-Sheet1"/>
    <number:number-style style:name="N14,18cel-Sheet1" style:volatile="true">
      <number:number number:min-integer-digits="1" number:decimal-places="15" number:decimal-replacement=""/>
    </number:number-style>
    <style:style style:name="14,18cel-Sheet1" style:family="table-cell" style:parent-style-name="Default" style:data-style-name="N14,18cel-Sheet1"/>
    <number:number-style style:name="N14,22cel-Sheet1" style:volatile="true">
      <number:number number:min-integer-digits="1" number:decimal-places="15" number:decimal-replacement=""/>
    </number:number-style>
    <style:style style:name="14,22cel-Sheet1" style:family="table-cell" style:parent-style-name="Default" style:data-style-name="N14,22cel-Sheet1"/>
    <number:number-style style:name="N14,23cel-Sheet1" style:volatile="true">
      <number:number number:min-integer-digits="1" number:decimal-places="15" number:decimal-replacement=""/>
    </number:number-style>
    <style:style style:name="14,23cel-Sheet1" style:family="table-cell" style:parent-style-name="Default" style:data-style-name="N14,23cel-Sheet1"/>
    <number:number-style style:name="N14,26cel-Sheet1" style:volatile="true">
      <number:number number:min-integer-digits="1" number:decimal-places="15" number:decimal-replacement=""/>
    </number:number-style>
    <style:style style:name="14,26cel-Sheet1" style:family="table-cell" style:parent-style-name="Default" style:data-style-name="N14,26cel-Sheet1"/>
    <number:number-style style:name="N14,35cel-Sheet1" style:volatile="true">
      <number:number number:min-integer-digits="1" number:decimal-places="15" number:decimal-replacement=""/>
    </number:number-style>
    <style:style style:name="14,35cel-Sheet1" style:family="table-cell" style:parent-style-name="Default" style:data-style-name="N14,35cel-Sheet1"/>
    <number:number-style style:name="N14,38cel-Sheet1" style:volatile="true">
      <number:number number:min-integer-digits="1" number:decimal-places="15" number:decimal-replacement=""/>
    </number:number-style>
    <style:style style:name="14,38cel-Sheet1" style:family="table-cell" style:parent-style-name="Default" style:data-style-name="N14,38cel-Sheet1"/>
    <number:number-style style:name="N14,40cel-Sheet1" style:volatile="true">
      <number:number number:min-integer-digits="1" number:decimal-places="15" number:decimal-replacement=""/>
    </number:number-style>
    <style:style style:name="14,40cel-Sheet1" style:family="table-cell" style:parent-style-name="Default" style:data-style-name="N14,40cel-Sheet1"/>
    <number:number-style style:name="N14,42cel-Sheet1" style:volatile="true">
      <number:number number:min-integer-digits="1" number:decimal-places="15" number:decimal-replacement=""/>
    </number:number-style>
    <style:style style:name="14,42cel-Sheet1" style:family="table-cell" style:parent-style-name="Default" style:data-style-name="N14,42cel-Sheet1"/>
    <number:number-style style:name="N14,48cel-Sheet1" style:volatile="true">
      <number:number number:min-integer-digits="1" number:decimal-places="15" number:decimal-replacement=""/>
    </number:number-style>
    <style:style style:name="14,48cel-Sheet1" style:family="table-cell" style:parent-style-name="Default" style:data-style-name="N14,48cel-Sheet1"/>
    <number:number-style style:name="N14,49cel-Sheet1" style:volatile="true">
      <number:number number:min-integer-digits="1" number:decimal-places="15" number:decimal-replacement=""/>
    </number:number-style>
    <style:style style:name="14,49cel-Sheet1" style:family="table-cell" style:parent-style-name="Default" style:data-style-name="N14,49cel-Sheet1"/>
    <number:number-style style:name="N14,51cel-Sheet1" style:volatile="true">
      <number:number number:min-integer-digits="1" number:decimal-places="15" number:decimal-replacement=""/>
    </number:number-style>
    <style:style style:name="14,51cel-Sheet1" style:family="table-cell" style:parent-style-name="Default" style:data-style-name="N14,51cel-Sheet1"/>
    <number:number-style style:name="N14,52cel-Sheet1" style:volatile="true">
      <number:number number:min-integer-digits="1" number:decimal-places="15" number:decimal-replacement=""/>
    </number:number-style>
    <style:style style:name="14,52cel-Sheet1" style:family="table-cell" style:parent-style-name="Default" style:data-style-name="N14,52cel-Sheet1"/>
    <number:number-style style:name="N15,2cel-Sheet1" style:volatile="true">
      <number:number number:min-integer-digits="1" number:decimal-places="15" number:decimal-replacement=""/>
    </number:number-style>
    <style:style style:name="15,2cel-Sheet1" style:family="table-cell" style:parent-style-name="Default" style:data-style-name="N15,2cel-Sheet1"/>
    <number:number-style style:name="N15,3cel-Sheet1" style:volatile="true">
      <number:number number:min-integer-digits="1" number:decimal-places="15" number:decimal-replacement=""/>
    </number:number-style>
    <style:style style:name="15,3cel-Sheet1" style:family="table-cell" style:parent-style-name="Default" style:data-style-name="N15,3cel-Sheet1"/>
    <number:number-style style:name="N15,6cel-Sheet1" style:volatile="true">
      <number:number number:min-integer-digits="1" number:decimal-places="15" number:decimal-replacement=""/>
    </number:number-style>
    <style:style style:name="15,6cel-Sheet1" style:family="table-cell" style:parent-style-name="Default" style:data-style-name="N15,6cel-Sheet1"/>
    <number:number-style style:name="N15,8cel-Sheet1" style:volatile="true">
      <number:number number:min-integer-digits="1" number:decimal-places="15" number:decimal-replacement=""/>
    </number:number-style>
    <style:style style:name="15,8cel-Sheet1" style:family="table-cell" style:parent-style-name="Default" style:data-style-name="N15,8cel-Sheet1"/>
    <number:number-style style:name="N15,12cel-Sheet1" style:volatile="true">
      <number:number number:min-integer-digits="1" number:decimal-places="15" number:decimal-replacement=""/>
    </number:number-style>
    <style:style style:name="15,12cel-Sheet1" style:family="table-cell" style:parent-style-name="Default" style:data-style-name="N15,12cel-Sheet1"/>
    <number:number-style style:name="N15,16cel-Sheet1" style:volatile="true">
      <number:number number:min-integer-digits="1" number:decimal-places="15" number:decimal-replacement=""/>
    </number:number-style>
    <style:style style:name="15,16cel-Sheet1" style:family="table-cell" style:parent-style-name="Default" style:data-style-name="N15,16cel-Sheet1"/>
    <number:number-style style:name="N15,17cel-Sheet1" style:volatile="true">
      <number:number number:min-integer-digits="1" number:decimal-places="15" number:decimal-replacement=""/>
    </number:number-style>
    <style:style style:name="15,17cel-Sheet1" style:family="table-cell" style:parent-style-name="Default" style:data-style-name="N15,17cel-Sheet1"/>
    <number:number-style style:name="N15,18cel-Sheet1" style:volatile="true">
      <number:number number:min-integer-digits="1" number:decimal-places="15" number:decimal-replacement=""/>
    </number:number-style>
    <style:style style:name="15,18cel-Sheet1" style:family="table-cell" style:parent-style-name="Default" style:data-style-name="N15,18cel-Sheet1"/>
    <number:number-style style:name="N15,22cel-Sheet1" style:volatile="true">
      <number:number number:min-integer-digits="1" number:decimal-places="15" number:decimal-replacement=""/>
    </number:number-style>
    <style:style style:name="15,22cel-Sheet1" style:family="table-cell" style:parent-style-name="Default" style:data-style-name="N15,22cel-Sheet1"/>
    <number:number-style style:name="N15,23cel-Sheet1" style:volatile="true">
      <number:number number:min-integer-digits="1" number:decimal-places="15" number:decimal-replacement=""/>
    </number:number-style>
    <style:style style:name="15,23cel-Sheet1" style:family="table-cell" style:parent-style-name="Default" style:data-style-name="N15,23cel-Sheet1"/>
    <number:number-style style:name="N15,26cel-Sheet1" style:volatile="true">
      <number:number number:min-integer-digits="1" number:decimal-places="15" number:decimal-replacement=""/>
    </number:number-style>
    <style:style style:name="15,26cel-Sheet1" style:family="table-cell" style:parent-style-name="Default" style:data-style-name="N15,26cel-Sheet1"/>
    <number:number-style style:name="N15,35cel-Sheet1" style:volatile="true">
      <number:number number:min-integer-digits="1" number:decimal-places="15" number:decimal-replacement=""/>
    </number:number-style>
    <style:style style:name="15,35cel-Sheet1" style:family="table-cell" style:parent-style-name="Default" style:data-style-name="N15,35cel-Sheet1"/>
    <number:number-style style:name="N15,38cel-Sheet1" style:volatile="true">
      <number:number number:min-integer-digits="1" number:decimal-places="15" number:decimal-replacement=""/>
    </number:number-style>
    <style:style style:name="15,38cel-Sheet1" style:family="table-cell" style:parent-style-name="Default" style:data-style-name="N15,38cel-Sheet1"/>
    <number:number-style style:name="N15,40cel-Sheet1" style:volatile="true">
      <number:number number:min-integer-digits="1" number:decimal-places="15" number:decimal-replacement=""/>
    </number:number-style>
    <style:style style:name="15,40cel-Sheet1" style:family="table-cell" style:parent-style-name="Default" style:data-style-name="N15,40cel-Sheet1"/>
    <number:number-style style:name="N15,42cel-Sheet1" style:volatile="true">
      <number:number number:min-integer-digits="1" number:decimal-places="15" number:decimal-replacement=""/>
    </number:number-style>
    <style:style style:name="15,42cel-Sheet1" style:family="table-cell" style:parent-style-name="Default" style:data-style-name="N15,42cel-Sheet1"/>
    <number:number-style style:name="N15,48cel-Sheet1" style:volatile="true">
      <number:number number:min-integer-digits="1" number:decimal-places="15" number:decimal-replacement=""/>
    </number:number-style>
    <style:style style:name="15,48cel-Sheet1" style:family="table-cell" style:parent-style-name="Default" style:data-style-name="N15,48cel-Sheet1"/>
    <number:number-style style:name="N15,49cel-Sheet1" style:volatile="true">
      <number:number number:min-integer-digits="1" number:decimal-places="15" number:decimal-replacement=""/>
    </number:number-style>
    <style:style style:name="15,49cel-Sheet1" style:family="table-cell" style:parent-style-name="Default" style:data-style-name="N15,49cel-Sheet1"/>
    <number:number-style style:name="N15,51cel-Sheet1" style:volatile="true">
      <number:number number:min-integer-digits="1" number:decimal-places="15" number:decimal-replacement=""/>
    </number:number-style>
    <style:style style:name="15,51cel-Sheet1" style:family="table-cell" style:parent-style-name="Default" style:data-style-name="N15,51cel-Sheet1"/>
    <number:number-style style:name="N15,52cel-Sheet1" style:volatile="true">
      <number:number number:min-integer-digits="1" number:decimal-places="15" number:decimal-replacement=""/>
    </number:number-style>
    <style:style style:name="15,52cel-Sheet1" style:family="table-cell" style:parent-style-name="Default" style:data-style-name="N15,52cel-Sheet1"/>
    <style:style style:name="17,2cel-Sheet1" style:family="table-cell" style:parent-style-name="Default">
      <style:table-cell-properties style:vertical-align="top"/>
    </style:style>
    <style:style style:name="17,11cel-Sheet1" style:family="table-cell" style:parent-style-name="Default" style:data-style-name="N1,11cel-Sheet1">
      <style:table-cell-properties style:vertical-align="top" fo:border-bottom="none" fo:border-left="none" fo:border-right="none" fo:border-top="none"/>
      <style:text-properties style:font-name="Arial" fo:font-size="10pt"/>
    </style:style>
    <number:number-style style:name="N18,2cel-Sheet1" style:volatile="true">
      <number:number number:min-integer-digits="1" number:decimal-places="15" number:decimal-replacement=""/>
    </number:number-style>
    <style:style style:name="18,2cel-Sheet1" style:family="table-cell" style:parent-style-name="Default" style:data-style-name="N18,2cel-Sheet1"/>
    <number:number-style style:name="N18,3cel-Sheet1" style:volatile="true">
      <number:number number:min-integer-digits="1" number:decimal-places="15" number:decimal-replacement=""/>
    </number:number-style>
    <style:style style:name="18,3cel-Sheet1" style:family="table-cell" style:parent-style-name="Default" style:data-style-name="N18,3cel-Sheet1"/>
    <number:number-style style:name="N18,6cel-Sheet1" style:volatile="true">
      <number:number number:min-integer-digits="1" number:decimal-places="15" number:decimal-replacement=""/>
    </number:number-style>
    <style:style style:name="18,6cel-Sheet1" style:family="table-cell" style:parent-style-name="Default" style:data-style-name="N18,6cel-Sheet1"/>
    <number:number-style style:name="N18,8cel-Sheet1" style:volatile="true">
      <number:number number:min-integer-digits="1" number:decimal-places="15" number:decimal-replacement=""/>
    </number:number-style>
    <style:style style:name="18,8cel-Sheet1" style:family="table-cell" style:parent-style-name="Default" style:data-style-name="N18,8cel-Sheet1"/>
    <number:number-style style:name="N18,12cel-Sheet1" style:volatile="true">
      <number:number number:min-integer-digits="1" number:decimal-places="15" number:decimal-replacement=""/>
    </number:number-style>
    <style:style style:name="18,12cel-Sheet1" style:family="table-cell" style:parent-style-name="Default" style:data-style-name="N18,12cel-Sheet1"/>
    <number:number-style style:name="N18,16cel-Sheet1" style:volatile="true">
      <number:number number:min-integer-digits="1" number:decimal-places="15" number:decimal-replacement=""/>
    </number:number-style>
    <style:style style:name="18,16cel-Sheet1" style:family="table-cell" style:parent-style-name="Default" style:data-style-name="N18,16cel-Sheet1"/>
    <number:number-style style:name="N18,17cel-Sheet1" style:volatile="true">
      <number:number number:min-integer-digits="1" number:decimal-places="15" number:decimal-replacement=""/>
    </number:number-style>
    <style:style style:name="18,17cel-Sheet1" style:family="table-cell" style:parent-style-name="Default" style:data-style-name="N18,17cel-Sheet1"/>
    <number:number-style style:name="N18,18cel-Sheet1" style:volatile="true">
      <number:number number:min-integer-digits="1" number:decimal-places="15" number:decimal-replacement=""/>
    </number:number-style>
    <style:style style:name="18,18cel-Sheet1" style:family="table-cell" style:parent-style-name="Default" style:data-style-name="N18,18cel-Sheet1"/>
    <number:number-style style:name="N18,22cel-Sheet1" style:volatile="true">
      <number:number number:min-integer-digits="1" number:decimal-places="15" number:decimal-replacement=""/>
    </number:number-style>
    <style:style style:name="18,22cel-Sheet1" style:family="table-cell" style:parent-style-name="Default" style:data-style-name="N18,22cel-Sheet1"/>
    <number:number-style style:name="N18,23cel-Sheet1" style:volatile="true">
      <number:number number:min-integer-digits="1" number:decimal-places="15" number:decimal-replacement=""/>
    </number:number-style>
    <style:style style:name="18,23cel-Sheet1" style:family="table-cell" style:parent-style-name="Default" style:data-style-name="N18,23cel-Sheet1"/>
    <number:number-style style:name="N18,26cel-Sheet1" style:volatile="true">
      <number:number number:min-integer-digits="1" number:decimal-places="15" number:decimal-replacement=""/>
    </number:number-style>
    <style:style style:name="18,26cel-Sheet1" style:family="table-cell" style:parent-style-name="Default" style:data-style-name="N18,26cel-Sheet1"/>
    <number:number-style style:name="N18,35cel-Sheet1" style:volatile="true">
      <number:number number:min-integer-digits="1" number:decimal-places="15" number:decimal-replacement=""/>
    </number:number-style>
    <style:style style:name="18,35cel-Sheet1" style:family="table-cell" style:parent-style-name="Default" style:data-style-name="N18,35cel-Sheet1"/>
    <number:number-style style:name="N18,38cel-Sheet1" style:volatile="true">
      <number:number number:min-integer-digits="1" number:decimal-places="15" number:decimal-replacement=""/>
    </number:number-style>
    <style:style style:name="18,38cel-Sheet1" style:family="table-cell" style:parent-style-name="Default" style:data-style-name="N18,38cel-Sheet1"/>
    <number:number-style style:name="N18,40cel-Sheet1" style:volatile="true">
      <number:number number:min-integer-digits="1" number:decimal-places="15" number:decimal-replacement=""/>
    </number:number-style>
    <style:style style:name="18,40cel-Sheet1" style:family="table-cell" style:parent-style-name="Default" style:data-style-name="N18,40cel-Sheet1"/>
    <number:number-style style:name="N18,42cel-Sheet1" style:volatile="true">
      <number:number number:min-integer-digits="1" number:decimal-places="15" number:decimal-replacement=""/>
    </number:number-style>
    <style:style style:name="18,42cel-Sheet1" style:family="table-cell" style:parent-style-name="Default" style:data-style-name="N18,42cel-Sheet1"/>
    <number:number-style style:name="N18,48cel-Sheet1" style:volatile="true">
      <number:number number:min-integer-digits="1" number:decimal-places="15" number:decimal-replacement=""/>
    </number:number-style>
    <style:style style:name="18,48cel-Sheet1" style:family="table-cell" style:parent-style-name="Default" style:data-style-name="N18,48cel-Sheet1"/>
    <number:number-style style:name="N18,49cel-Sheet1" style:volatile="true">
      <number:number number:min-integer-digits="1" number:decimal-places="15" number:decimal-replacement=""/>
    </number:number-style>
    <style:style style:name="18,49cel-Sheet1" style:family="table-cell" style:parent-style-name="Default" style:data-style-name="N18,49cel-Sheet1"/>
    <number:number-style style:name="N18,51cel-Sheet1" style:volatile="true">
      <number:number number:min-integer-digits="1" number:decimal-places="15" number:decimal-replacement=""/>
    </number:number-style>
    <style:style style:name="18,51cel-Sheet1" style:family="table-cell" style:parent-style-name="Default" style:data-style-name="N18,51cel-Sheet1"/>
    <number:number-style style:name="N18,52cel-Sheet1" style:volatile="true">
      <number:number number:min-integer-digits="1" number:decimal-places="15" number:decimal-replacement=""/>
    </number:number-style>
    <style:style style:name="18,52cel-Sheet1" style:family="table-cell" style:parent-style-name="Default" style:data-style-name="N18,52cel-Sheet1"/>
    <number:number-style style:name="N19,2cel-Sheet1" style:volatile="true">
      <number:number number:min-integer-digits="1" number:decimal-places="15" number:decimal-replacement=""/>
    </number:number-style>
    <style:style style:name="19,2cel-Sheet1" style:family="table-cell" style:parent-style-name="Default" style:data-style-name="N19,2cel-Sheet1"/>
    <number:number-style style:name="N19,3cel-Sheet1" style:volatile="true">
      <number:number number:min-integer-digits="1" number:decimal-places="15" number:decimal-replacement=""/>
    </number:number-style>
    <style:style style:name="19,3cel-Sheet1" style:family="table-cell" style:parent-style-name="Default" style:data-style-name="N19,3cel-Sheet1"/>
    <number:number-style style:name="N19,6cel-Sheet1" style:volatile="true">
      <number:number number:min-integer-digits="1" number:decimal-places="15" number:decimal-replacement=""/>
    </number:number-style>
    <style:style style:name="19,6cel-Sheet1" style:family="table-cell" style:parent-style-name="Default" style:data-style-name="N19,6cel-Sheet1"/>
    <number:number-style style:name="N19,8cel-Sheet1" style:volatile="true">
      <number:number number:min-integer-digits="1" number:decimal-places="15" number:decimal-replacement=""/>
    </number:number-style>
    <style:style style:name="19,8cel-Sheet1" style:family="table-cell" style:parent-style-name="Default" style:data-style-name="N19,8cel-Sheet1"/>
    <number:number-style style:name="N19,12cel-Sheet1" style:volatile="true">
      <number:number number:min-integer-digits="1" number:decimal-places="15" number:decimal-replacement=""/>
    </number:number-style>
    <style:style style:name="19,12cel-Sheet1" style:family="table-cell" style:parent-style-name="Default" style:data-style-name="N19,12cel-Sheet1"/>
    <number:number-style style:name="N19,16cel-Sheet1" style:volatile="true">
      <number:number number:min-integer-digits="1" number:decimal-places="15" number:decimal-replacement=""/>
    </number:number-style>
    <style:style style:name="19,16cel-Sheet1" style:family="table-cell" style:parent-style-name="Default" style:data-style-name="N19,16cel-Sheet1"/>
    <number:number-style style:name="N19,17cel-Sheet1" style:volatile="true">
      <number:number number:min-integer-digits="1" number:decimal-places="15" number:decimal-replacement=""/>
    </number:number-style>
    <style:style style:name="19,17cel-Sheet1" style:family="table-cell" style:parent-style-name="Default" style:data-style-name="N19,17cel-Sheet1"/>
    <number:number-style style:name="N19,18cel-Sheet1" style:volatile="true">
      <number:number number:min-integer-digits="1" number:decimal-places="15" number:decimal-replacement=""/>
    </number:number-style>
    <style:style style:name="19,18cel-Sheet1" style:family="table-cell" style:parent-style-name="Default" style:data-style-name="N19,18cel-Sheet1"/>
    <number:number-style style:name="N19,22cel-Sheet1" style:volatile="true">
      <number:number number:min-integer-digits="1" number:decimal-places="15" number:decimal-replacement=""/>
    </number:number-style>
    <style:style style:name="19,22cel-Sheet1" style:family="table-cell" style:parent-style-name="Default" style:data-style-name="N19,22cel-Sheet1"/>
    <number:number-style style:name="N19,23cel-Sheet1" style:volatile="true">
      <number:number number:min-integer-digits="1" number:decimal-places="15" number:decimal-replacement=""/>
    </number:number-style>
    <style:style style:name="19,23cel-Sheet1" style:family="table-cell" style:parent-style-name="Default" style:data-style-name="N19,23cel-Sheet1"/>
    <number:number-style style:name="N19,26cel-Sheet1" style:volatile="true">
      <number:number number:min-integer-digits="1" number:decimal-places="15" number:decimal-replacement=""/>
    </number:number-style>
    <style:style style:name="19,26cel-Sheet1" style:family="table-cell" style:parent-style-name="Default" style:data-style-name="N19,26cel-Sheet1"/>
    <number:number-style style:name="N19,35cel-Sheet1" style:volatile="true">
      <number:number number:min-integer-digits="1" number:decimal-places="15" number:decimal-replacement=""/>
    </number:number-style>
    <style:style style:name="19,35cel-Sheet1" style:family="table-cell" style:parent-style-name="Default" style:data-style-name="N19,35cel-Sheet1"/>
    <number:number-style style:name="N19,38cel-Sheet1" style:volatile="true">
      <number:number number:min-integer-digits="1" number:decimal-places="15" number:decimal-replacement=""/>
    </number:number-style>
    <style:style style:name="19,38cel-Sheet1" style:family="table-cell" style:parent-style-name="Default" style:data-style-name="N19,38cel-Sheet1"/>
    <number:number-style style:name="N19,40cel-Sheet1" style:volatile="true">
      <number:number number:min-integer-digits="1" number:decimal-places="15" number:decimal-replacement=""/>
    </number:number-style>
    <style:style style:name="19,40cel-Sheet1" style:family="table-cell" style:parent-style-name="Default" style:data-style-name="N19,40cel-Sheet1"/>
    <number:number-style style:name="N19,42cel-Sheet1" style:volatile="true">
      <number:number number:min-integer-digits="1" number:decimal-places="15" number:decimal-replacement=""/>
    </number:number-style>
    <style:style style:name="19,42cel-Sheet1" style:family="table-cell" style:parent-style-name="Default" style:data-style-name="N19,42cel-Sheet1"/>
    <number:number-style style:name="N19,48cel-Sheet1" style:volatile="true">
      <number:number number:min-integer-digits="1" number:decimal-places="15" number:decimal-replacement=""/>
    </number:number-style>
    <style:style style:name="19,48cel-Sheet1" style:family="table-cell" style:parent-style-name="Default" style:data-style-name="N19,48cel-Sheet1"/>
    <number:number-style style:name="N19,49cel-Sheet1" style:volatile="true">
      <number:number number:min-integer-digits="1" number:decimal-places="15" number:decimal-replacement=""/>
    </number:number-style>
    <style:style style:name="19,49cel-Sheet1" style:family="table-cell" style:parent-style-name="Default" style:data-style-name="N19,49cel-Sheet1"/>
    <number:number-style style:name="N19,51cel-Sheet1" style:volatile="true">
      <number:number number:min-integer-digits="1" number:decimal-places="15" number:decimal-replacement=""/>
    </number:number-style>
    <style:style style:name="19,51cel-Sheet1" style:family="table-cell" style:parent-style-name="Default" style:data-style-name="N19,51cel-Sheet1"/>
    <number:number-style style:name="N19,52cel-Sheet1" style:volatile="true">
      <number:number number:min-integer-digits="1" number:decimal-places="15" number:decimal-replacement=""/>
    </number:number-style>
    <style:style style:name="19,52cel-Sheet1" style:family="table-cell" style:parent-style-name="Default" style:data-style-name="N19,52cel-Sheet1"/>
    <number:number-style style:name="N20,2cel-Sheet1" style:volatile="true">
      <number:number number:min-integer-digits="1" number:decimal-places="15" number:decimal-replacement=""/>
    </number:number-style>
    <style:style style:name="20,2cel-Sheet1" style:family="table-cell" style:parent-style-name="Default" style:data-style-name="N20,2cel-Sheet1"/>
    <number:number-style style:name="N20,3cel-Sheet1" style:volatile="true">
      <number:number number:min-integer-digits="1" number:decimal-places="15" number:decimal-replacement=""/>
    </number:number-style>
    <style:style style:name="20,3cel-Sheet1" style:family="table-cell" style:parent-style-name="Default" style:data-style-name="N20,3cel-Sheet1"/>
    <number:number-style style:name="N20,6cel-Sheet1" style:volatile="true">
      <number:number number:min-integer-digits="1" number:decimal-places="15" number:decimal-replacement=""/>
    </number:number-style>
    <style:style style:name="20,6cel-Sheet1" style:family="table-cell" style:parent-style-name="Default" style:data-style-name="N20,6cel-Sheet1"/>
    <number:number-style style:name="N20,9cel-Sheet1" style:volatile="true">
      <number:number number:min-integer-digits="1" number:decimal-places="15" number:decimal-replacement=""/>
    </number:number-style>
    <style:style style:name="20,9cel-Sheet1" style:family="table-cell" style:parent-style-name="Default" style:data-style-name="N20,9cel-Sheet1"/>
    <number:number-style style:name="N20,12cel-Sheet1" style:volatile="true">
      <number:number number:min-integer-digits="1" number:decimal-places="15" number:decimal-replacement=""/>
    </number:number-style>
    <style:style style:name="20,12cel-Sheet1" style:family="table-cell" style:parent-style-name="Default" style:data-style-name="N20,12cel-Sheet1"/>
    <number:number-style style:name="N20,14cel-Sheet1" style:volatile="true">
      <number:number number:min-integer-digits="1" number:decimal-places="15" number:decimal-replacement=""/>
    </number:number-style>
    <style:style style:name="20,14cel-Sheet1" style:family="table-cell" style:parent-style-name="Default" style:data-style-name="N20,14cel-Sheet1"/>
    <number:number-style style:name="N20,15cel-Sheet1" style:volatile="true">
      <number:number number:min-integer-digits="1" number:decimal-places="15" number:decimal-replacement=""/>
    </number:number-style>
    <style:style style:name="20,15cel-Sheet1" style:family="table-cell" style:parent-style-name="Default" style:data-style-name="N20,15cel-Sheet1"/>
    <number:number-style style:name="N20,16cel-Sheet1" style:volatile="true">
      <number:number number:min-integer-digits="1" number:decimal-places="15" number:decimal-replacement=""/>
    </number:number-style>
    <style:style style:name="20,16cel-Sheet1" style:family="table-cell" style:parent-style-name="Default" style:data-style-name="N20,16cel-Sheet1"/>
    <number:number-style style:name="N20,17cel-Sheet1" style:volatile="true">
      <number:number number:min-integer-digits="1" number:decimal-places="15" number:decimal-replacement=""/>
    </number:number-style>
    <style:style style:name="20,17cel-Sheet1" style:family="table-cell" style:parent-style-name="Default" style:data-style-name="N20,17cel-Sheet1"/>
    <number:number-style style:name="N20,18cel-Sheet1" style:volatile="true">
      <number:number number:min-integer-digits="1" number:decimal-places="15" number:decimal-replacement=""/>
    </number:number-style>
    <style:style style:name="20,18cel-Sheet1" style:family="table-cell" style:parent-style-name="Default" style:data-style-name="N20,18cel-Sheet1"/>
    <number:number-style style:name="N20,19cel-Sheet1" style:volatile="true">
      <number:number number:min-integer-digits="1" number:decimal-places="15" number:decimal-replacement=""/>
    </number:number-style>
    <style:style style:name="20,19cel-Sheet1" style:family="table-cell" style:parent-style-name="Default" style:data-style-name="N20,19cel-Sheet1"/>
    <number:number-style style:name="N20,22cel-Sheet1" style:volatile="true">
      <number:number number:min-integer-digits="1" number:decimal-places="15" number:decimal-replacement=""/>
    </number:number-style>
    <style:style style:name="20,22cel-Sheet1" style:family="table-cell" style:parent-style-name="Default" style:data-style-name="N20,22cel-Sheet1"/>
    <number:number-style style:name="N20,23cel-Sheet1" style:volatile="true">
      <number:number number:min-integer-digits="1" number:decimal-places="15" number:decimal-replacement=""/>
    </number:number-style>
    <style:style style:name="20,23cel-Sheet1" style:family="table-cell" style:parent-style-name="Default" style:data-style-name="N20,23cel-Sheet1"/>
    <number:number-style style:name="N20,24cel-Sheet1" style:volatile="true">
      <number:number number:min-integer-digits="1" number:decimal-places="15" number:decimal-replacement=""/>
    </number:number-style>
    <style:style style:name="20,24cel-Sheet1" style:family="table-cell" style:parent-style-name="Default" style:data-style-name="N20,24cel-Sheet1"/>
    <number:number-style style:name="N20,25cel-Sheet1" style:volatile="true">
      <number:number number:min-integer-digits="1" number:decimal-places="15" number:decimal-replacement=""/>
    </number:number-style>
    <style:style style:name="20,25cel-Sheet1" style:family="table-cell" style:parent-style-name="Default" style:data-style-name="N20,25cel-Sheet1"/>
    <number:number-style style:name="N20,26cel-Sheet1" style:volatile="true">
      <number:number number:min-integer-digits="1" number:decimal-places="15" number:decimal-replacement=""/>
    </number:number-style>
    <style:style style:name="20,26cel-Sheet1" style:family="table-cell" style:parent-style-name="Default" style:data-style-name="N20,26cel-Sheet1"/>
    <number:number-style style:name="N20,29cel-Sheet1" style:volatile="true">
      <number:number number:min-integer-digits="1" number:decimal-places="15" number:decimal-replacement=""/>
    </number:number-style>
    <style:style style:name="20,29cel-Sheet1" style:family="table-cell" style:parent-style-name="Default" style:data-style-name="N20,29cel-Sheet1"/>
    <number:number-style style:name="N20,31cel-Sheet1" style:volatile="true">
      <number:number number:min-integer-digits="1" number:decimal-places="15" number:decimal-replacement=""/>
    </number:number-style>
    <style:style style:name="20,31cel-Sheet1" style:family="table-cell" style:parent-style-name="Default" style:data-style-name="N20,31cel-Sheet1"/>
    <number:number-style style:name="N20,35cel-Sheet1" style:volatile="true">
      <number:number number:min-integer-digits="1" number:decimal-places="15" number:decimal-replacement=""/>
    </number:number-style>
    <style:style style:name="20,35cel-Sheet1" style:family="table-cell" style:parent-style-name="Default" style:data-style-name="N20,35cel-Sheet1"/>
    <number:number-style style:name="N20,38cel-Sheet1" style:volatile="true">
      <number:number number:min-integer-digits="1" number:decimal-places="15" number:decimal-replacement=""/>
    </number:number-style>
    <style:style style:name="20,38cel-Sheet1" style:family="table-cell" style:parent-style-name="Default" style:data-style-name="N20,38cel-Sheet1"/>
    <number:number-style style:name="N20,40cel-Sheet1" style:volatile="true">
      <number:number number:min-integer-digits="1" number:decimal-places="15" number:decimal-replacement=""/>
    </number:number-style>
    <style:style style:name="20,40cel-Sheet1" style:family="table-cell" style:parent-style-name="Default" style:data-style-name="N20,40cel-Sheet1"/>
    <number:number-style style:name="N20,42cel-Sheet1" style:volatile="true">
      <number:number number:min-integer-digits="1" number:decimal-places="15" number:decimal-replacement=""/>
    </number:number-style>
    <style:style style:name="20,42cel-Sheet1" style:family="table-cell" style:parent-style-name="Default" style:data-style-name="N20,42cel-Sheet1"/>
    <number:number-style style:name="N20,45cel-Sheet1" style:volatile="true">
      <number:number number:min-integer-digits="1" number:decimal-places="15" number:decimal-replacement=""/>
    </number:number-style>
    <style:style style:name="20,45cel-Sheet1" style:family="table-cell" style:parent-style-name="Default" style:data-style-name="N20,45cel-Sheet1"/>
    <number:number-style style:name="N20,46cel-Sheet1" style:volatile="true">
      <number:number number:min-integer-digits="1" number:decimal-places="15" number:decimal-replacement=""/>
    </number:number-style>
    <style:style style:name="20,46cel-Sheet1" style:family="table-cell" style:parent-style-name="Default" style:data-style-name="N20,46cel-Sheet1"/>
    <number:number-style style:name="N20,48cel-Sheet1" style:volatile="true">
      <number:number number:min-integer-digits="1" number:decimal-places="15" number:decimal-replacement=""/>
    </number:number-style>
    <style:style style:name="20,48cel-Sheet1" style:family="table-cell" style:parent-style-name="Default" style:data-style-name="N20,48cel-Sheet1"/>
    <number:number-style style:name="N20,49cel-Sheet1" style:volatile="true">
      <number:number number:min-integer-digits="1" number:decimal-places="15" number:decimal-replacement=""/>
    </number:number-style>
    <style:style style:name="20,49cel-Sheet1" style:family="table-cell" style:parent-style-name="Default" style:data-style-name="N20,49cel-Sheet1"/>
    <number:number-style style:name="N20,50cel-Sheet1" style:volatile="true">
      <number:number number:min-integer-digits="1" number:decimal-places="15" number:decimal-replacement=""/>
    </number:number-style>
    <style:style style:name="20,50cel-Sheet1" style:family="table-cell" style:parent-style-name="Default" style:data-style-name="N20,50cel-Sheet1"/>
    <number:number-style style:name="N20,51cel-Sheet1" style:volatile="true">
      <number:number number:min-integer-digits="1" number:decimal-places="15" number:decimal-replacement=""/>
    </number:number-style>
    <style:style style:name="20,51cel-Sheet1" style:family="table-cell" style:parent-style-name="Default" style:data-style-name="N20,51cel-Sheet1"/>
    <number:number-style style:name="N20,52cel-Sheet1" style:volatile="true">
      <number:number number:min-integer-digits="1" number:decimal-places="0"/>
    </number:number-style>
    <style:style style:name="20,52cel-Sheet1" style:family="table-cell" style:parent-style-name="Default" style:data-style-name="N20,52cel-Sheet1"/>
    <number:number-style style:name="N23,3cel-Sheet1" style:volatile="true">
      <number:number number:min-integer-digits="1" number:decimal-places="0"/>
    </number:number-style>
    <style:style style:name="23,3cel-Sheet1" style:family="table-cell" style:parent-style-name="Default" style:data-style-name="N23,3cel-Sheet1"/>
    <number:number-style style:name="N23,4cel-Sheet1" style:volatile="true">
      <number:number number:min-integer-digits="1" number:decimal-places="0"/>
    </number:number-style>
    <style:style style:name="23,4cel-Sheet1" style:family="table-cell" style:parent-style-name="Default" style:data-style-name="N23,4cel-Sheet1"/>
    <number:number-style style:name="N23,7cel-Sheet1" style:volatile="true">
      <number:number number:min-integer-digits="1" number:decimal-places="0"/>
    </number:number-style>
    <style:style style:name="23,7cel-Sheet1" style:family="table-cell" style:parent-style-name="Default" style:data-style-name="N23,7cel-Sheet1"/>
    <number:number-style style:name="N23,9cel-Sheet1" style:volatile="true">
      <number:number number:min-integer-digits="1" number:decimal-places="0"/>
    </number:number-style>
    <style:style style:name="23,9cel-Sheet1" style:family="table-cell" style:parent-style-name="Default" style:data-style-name="N23,9cel-Sheet1"/>
    <number:number-style style:name="N23,18cel-Sheet1" style:volatile="true">
      <number:number number:min-integer-digits="1" number:decimal-places="0"/>
    </number:number-style>
    <style:style style:name="23,18cel-Sheet1" style:family="table-cell" style:parent-style-name="Default" style:data-style-name="N23,18cel-Sheet1"/>
    <number:number-style style:name="N23,21cel-Sheet1" style:volatile="true">
      <number:number number:min-integer-digits="1" number:decimal-places="15" number:decimal-replacement=""/>
    </number:number-style>
    <style:style style:name="23,21cel-Sheet1" style:family="table-cell" style:parent-style-name="Default" style:data-style-name="N23,21cel-Sheet1"/>
    <number:number-style style:name="N23,23cel-Sheet1" style:volatile="true">
      <number:number number:min-integer-digits="1" number:decimal-places="0"/>
    </number:number-style>
    <style:style style:name="23,23cel-Sheet1" style:family="table-cell" style:parent-style-name="Default" style:data-style-name="N23,23cel-Sheet1"/>
    <number:number-style style:name="N23,26cel-Sheet1" style:volatile="true">
      <number:number number:min-integer-digits="1" number:decimal-places="0"/>
    </number:number-style>
    <style:style style:name="23,26cel-Sheet1" style:family="table-cell" style:parent-style-name="Default" style:data-style-name="N23,26cel-Sheet1"/>
    <number:number-style style:name="N23,28cel-Sheet1" style:volatile="true">
      <number:number number:min-integer-digits="1" number:decimal-places="15" number:decimal-replacement=""/>
    </number:number-style>
    <style:style style:name="23,28cel-Sheet1" style:family="table-cell" style:parent-style-name="Default" style:data-style-name="N23,28cel-Sheet1"/>
    <number:number-style style:name="N23,29cel-Sheet1" style:volatile="true">
      <number:number number:min-integer-digits="1" number:decimal-places="15" number:decimal-replacement=""/>
    </number:number-style>
    <style:style style:name="23,29cel-Sheet1" style:family="table-cell" style:parent-style-name="Default" style:data-style-name="N23,29cel-Sheet1"/>
    <number:number-style style:name="N23,32cel-Sheet1" style:volatile="true">
      <number:number number:min-integer-digits="1" number:decimal-places="15" number:decimal-replacement=""/>
    </number:number-style>
    <style:style style:name="23,32cel-Sheet1" style:family="table-cell" style:parent-style-name="Default" style:data-style-name="N23,32cel-Sheet1"/>
    <number:number-style style:name="N23,33cel-Sheet1" style:volatile="true">
      <number:number number:min-integer-digits="1" number:decimal-places="15" number:decimal-replacement=""/>
    </number:number-style>
    <style:style style:name="23,33cel-Sheet1" style:family="table-cell" style:parent-style-name="Default" style:data-style-name="N23,33cel-Sheet1"/>
    <number:number-style style:name="N23,35cel-Sheet1" style:volatile="true">
      <number:number number:min-integer-digits="1" number:decimal-places="15" number:decimal-replacement=""/>
    </number:number-style>
    <style:style style:name="23,35cel-Sheet1" style:family="table-cell" style:parent-style-name="Default" style:data-style-name="N23,35cel-Sheet1"/>
    <number:number-style style:name="N23,38cel-Sheet1" style:volatile="true">
      <number:number number:min-integer-digits="1" number:decimal-places="0"/>
    </number:number-style>
    <style:style style:name="23,38cel-Sheet1" style:family="table-cell" style:parent-style-name="Default" style:data-style-name="N23,38cel-Sheet1"/>
    <number:number-style style:name="N23,39cel-Sheet1" style:volatile="true">
      <number:number number:min-integer-digits="1" number:decimal-places="0"/>
    </number:number-style>
    <style:style style:name="23,39cel-Sheet1" style:family="table-cell" style:parent-style-name="Default" style:data-style-name="N23,39cel-Sheet1"/>
    <number:number-style style:name="N23,40cel-Sheet1" style:volatile="true">
      <number:number number:min-integer-digits="1" number:decimal-places="15" number:decimal-replacement=""/>
    </number:number-style>
    <style:style style:name="23,40cel-Sheet1" style:family="table-cell" style:parent-style-name="Default" style:data-style-name="N23,40cel-Sheet1"/>
    <number:number-style style:name="N23,43cel-Sheet1" style:volatile="true">
      <number:number number:min-integer-digits="1" number:decimal-places="15" number:decimal-replacement=""/>
    </number:number-style>
    <style:style style:name="23,43cel-Sheet1" style:family="table-cell" style:parent-style-name="Default" style:data-style-name="N23,43cel-Sheet1"/>
    <number:number-style style:name="N23,48cel-Sheet1" style:volatile="true">
      <number:number number:min-integer-digits="1" number:decimal-places="0"/>
    </number:number-style>
    <style:style style:name="23,48cel-Sheet1" style:family="table-cell" style:parent-style-name="Default" style:data-style-name="N23,48cel-Sheet1"/>
    <number:number-style style:name="N23,49cel-Sheet1" style:volatile="true">
      <number:number number:min-integer-digits="1" number:decimal-places="15" number:decimal-replacement=""/>
    </number:number-style>
    <style:style style:name="23,49cel-Sheet1" style:family="table-cell" style:parent-style-name="Default" style:data-style-name="N23,49cel-Sheet1"/>
    <number:number-style style:name="N23,51cel-Sheet1" style:volatile="true">
      <number:number number:min-integer-digits="1" number:decimal-places="15" number:decimal-replacement=""/>
    </number:number-style>
    <style:style style:name="23,51cel-Sheet1" style:family="table-cell" style:parent-style-name="Default" style:data-style-name="N23,51cel-Sheet1"/>
    <number:number-style style:name="N27,2cel-Sheet1" style:volatile="true">
      <number:number number:min-integer-digits="1" number:decimal-places="0"/>
    </number:number-style>
    <style:style style:name="27,2cel-Sheet1" style:family="table-cell" style:parent-style-name="Default" style:data-style-name="N27,2cel-Sheet1"/>
    <number:number-style style:name="N27,3cel-Sheet1" style:volatile="true">
      <number:number number:min-integer-digits="1" number:decimal-places="0"/>
    </number:number-style>
    <style:style style:name="27,3cel-Sheet1" style:family="table-cell" style:parent-style-name="Default" style:data-style-name="N27,3cel-Sheet1"/>
    <number:number-style style:name="N27,6cel-Sheet1" style:volatile="true">
      <number:number number:min-integer-digits="1" number:decimal-places="15" number:decimal-replacement=""/>
    </number:number-style>
    <style:style style:name="27,6cel-Sheet1" style:family="table-cell" style:parent-style-name="Default" style:data-style-name="N27,6cel-Sheet1"/>
    <number:number-style style:name="N27,7cel-Sheet1" style:volatile="true">
      <number:number number:min-integer-digits="1" number:decimal-places="0"/>
    </number:number-style>
    <style:style style:name="27,7cel-Sheet1" style:family="table-cell" style:parent-style-name="Default" style:data-style-name="N27,7cel-Sheet1"/>
    <number:number-style style:name="N27,9cel-Sheet1" style:volatile="true">
      <number:number number:min-integer-digits="1" number:decimal-places="15" number:decimal-replacement=""/>
    </number:number-style>
    <style:style style:name="27,9cel-Sheet1" style:family="table-cell" style:parent-style-name="Default" style:data-style-name="N27,9cel-Sheet1"/>
    <number:number-style style:name="N27,10cel-Sheet1" style:volatile="true">
      <number:number number:min-integer-digits="1" number:decimal-places="0"/>
    </number:number-style>
    <style:style style:name="27,10cel-Sheet1" style:family="table-cell" style:parent-style-name="Default" style:data-style-name="N27,10cel-Sheet1"/>
    <number:number-style style:name="N27,12cel-Sheet1" style:volatile="true">
      <number:number number:min-integer-digits="1" number:decimal-places="0"/>
    </number:number-style>
    <style:style style:name="27,12cel-Sheet1" style:family="table-cell" style:parent-style-name="Default" style:data-style-name="N27,12cel-Sheet1"/>
    <number:number-style style:name="N27,13cel-Sheet1" style:volatile="true">
      <number:number number:min-integer-digits="1" number:decimal-places="15" number:decimal-replacement=""/>
    </number:number-style>
    <style:style style:name="27,13cel-Sheet1" style:family="table-cell" style:parent-style-name="Default" style:data-style-name="N27,13cel-Sheet1"/>
    <number:number-style style:name="N27,14cel-Sheet1" style:volatile="true">
      <number:number number:min-integer-digits="1" number:decimal-places="0"/>
    </number:number-style>
    <style:style style:name="27,14cel-Sheet1" style:family="table-cell" style:parent-style-name="Default" style:data-style-name="N27,14cel-Sheet1"/>
    <number:number-style style:name="N27,15cel-Sheet1" style:volatile="true">
      <number:number number:min-integer-digits="1" number:decimal-places="0"/>
    </number:number-style>
    <style:style style:name="27,15cel-Sheet1" style:family="table-cell" style:parent-style-name="Default" style:data-style-name="N27,15cel-Sheet1"/>
    <number:number-style style:name="N27,16cel-Sheet1" style:volatile="true">
      <number:number number:min-integer-digits="1" number:decimal-places="0"/>
    </number:number-style>
    <style:style style:name="27,16cel-Sheet1" style:family="table-cell" style:parent-style-name="Default" style:data-style-name="N27,16cel-Sheet1"/>
    <number:number-style style:name="N27,17cel-Sheet1" style:volatile="true">
      <number:number number:min-integer-digits="1" number:decimal-places="0"/>
    </number:number-style>
    <style:style style:name="27,17cel-Sheet1" style:family="table-cell" style:parent-style-name="Default" style:data-style-name="N27,17cel-Sheet1"/>
    <number:number-style style:name="N27,18cel-Sheet1" style:volatile="true">
      <number:number number:min-integer-digits="1" number:decimal-places="15" number:decimal-replacement=""/>
    </number:number-style>
    <style:style style:name="27,18cel-Sheet1" style:family="table-cell" style:parent-style-name="Default" style:data-style-name="N27,18cel-Sheet1"/>
    <number:number-style style:name="N27,19cel-Sheet1" style:volatile="true">
      <number:number number:min-integer-digits="1" number:decimal-places="0"/>
    </number:number-style>
    <style:style style:name="27,19cel-Sheet1" style:family="table-cell" style:parent-style-name="Default" style:data-style-name="N27,19cel-Sheet1"/>
    <number:number-style style:name="N27,21cel-Sheet1" style:volatile="true">
      <number:number number:min-integer-digits="1" number:decimal-places="0"/>
    </number:number-style>
    <style:style style:name="27,21cel-Sheet1" style:family="table-cell" style:parent-style-name="Default" style:data-style-name="N27,21cel-Sheet1"/>
    <number:number-style style:name="N27,22cel-Sheet1" style:volatile="true">
      <number:number number:min-integer-digits="1" number:decimal-places="0"/>
    </number:number-style>
    <style:style style:name="27,22cel-Sheet1" style:family="table-cell" style:parent-style-name="Default" style:data-style-name="N27,22cel-Sheet1"/>
    <number:number-style style:name="N27,23cel-Sheet1" style:volatile="true">
      <number:number number:min-integer-digits="1" number:decimal-places="0"/>
    </number:number-style>
    <style:style style:name="27,23cel-Sheet1" style:family="table-cell" style:parent-style-name="Default" style:data-style-name="N27,23cel-Sheet1"/>
    <number:number-style style:name="N27,24cel-Sheet1" style:volatile="true">
      <number:number number:min-integer-digits="1" number:decimal-places="15" number:decimal-replacement=""/>
    </number:number-style>
    <style:style style:name="27,24cel-Sheet1" style:family="table-cell" style:parent-style-name="Default" style:data-style-name="N27,24cel-Sheet1"/>
    <number:number-style style:name="N27,25cel-Sheet1" style:volatile="true">
      <number:number number:min-integer-digits="1" number:decimal-places="15" number:decimal-replacement=""/>
    </number:number-style>
    <style:style style:name="27,25cel-Sheet1" style:family="table-cell" style:parent-style-name="Default" style:data-style-name="N27,25cel-Sheet1"/>
    <number:number-style style:name="N27,26cel-Sheet1" style:volatile="true">
      <number:number number:min-integer-digits="1" number:decimal-places="0"/>
    </number:number-style>
    <style:style style:name="27,26cel-Sheet1" style:family="table-cell" style:parent-style-name="Default" style:data-style-name="N27,26cel-Sheet1"/>
    <number:number-style style:name="N27,27cel-Sheet1" style:volatile="true">
      <number:number number:min-integer-digits="1" number:decimal-places="0"/>
    </number:number-style>
    <style:style style:name="27,27cel-Sheet1" style:family="table-cell" style:parent-style-name="Default" style:data-style-name="N27,27cel-Sheet1"/>
    <number:number-style style:name="N27,28cel-Sheet1" style:volatile="true">
      <number:number number:min-integer-digits="1" number:decimal-places="0"/>
    </number:number-style>
    <style:style style:name="27,28cel-Sheet1" style:family="table-cell" style:parent-style-name="Default" style:data-style-name="N27,28cel-Sheet1"/>
    <number:number-style style:name="N27,29cel-Sheet1" style:volatile="true">
      <number:number number:min-integer-digits="1" number:decimal-places="15" number:decimal-replacement=""/>
    </number:number-style>
    <style:style style:name="27,29cel-Sheet1" style:family="table-cell" style:parent-style-name="Default" style:data-style-name="N27,29cel-Sheet1"/>
    <number:number-style style:name="N27,30cel-Sheet1" style:volatile="true">
      <number:number number:min-integer-digits="1" number:decimal-places="0"/>
    </number:number-style>
    <style:style style:name="27,30cel-Sheet1" style:family="table-cell" style:parent-style-name="Default" style:data-style-name="N27,30cel-Sheet1"/>
    <number:number-style style:name="N27,31cel-Sheet1" style:volatile="true">
      <number:number number:min-integer-digits="1" number:decimal-places="15" number:decimal-replacement=""/>
    </number:number-style>
    <style:style style:name="27,31cel-Sheet1" style:family="table-cell" style:parent-style-name="Default" style:data-style-name="N27,31cel-Sheet1"/>
    <number:number-style style:name="N27,32cel-Sheet1" style:volatile="true">
      <number:number number:min-integer-digits="1" number:decimal-places="15" number:decimal-replacement=""/>
    </number:number-style>
    <style:style style:name="27,32cel-Sheet1" style:family="table-cell" style:parent-style-name="Default" style:data-style-name="N27,32cel-Sheet1"/>
    <number:number-style style:name="N27,33cel-Sheet1" style:volatile="true">
      <number:number number:min-integer-digits="1" number:decimal-places="0"/>
    </number:number-style>
    <style:style style:name="27,33cel-Sheet1" style:family="table-cell" style:parent-style-name="Default" style:data-style-name="N27,33cel-Sheet1"/>
    <number:number-style style:name="N27,34cel-Sheet1" style:volatile="true">
      <number:number number:min-integer-digits="1" number:decimal-places="15" number:decimal-replacement=""/>
    </number:number-style>
    <style:style style:name="27,34cel-Sheet1" style:family="table-cell" style:parent-style-name="Default" style:data-style-name="N27,34cel-Sheet1"/>
    <number:number-style style:name="N27,35cel-Sheet1" style:volatile="true">
      <number:number number:min-integer-digits="1" number:decimal-places="15" number:decimal-replacement=""/>
    </number:number-style>
    <style:style style:name="27,35cel-Sheet1" style:family="table-cell" style:parent-style-name="Default" style:data-style-name="N27,35cel-Sheet1"/>
    <number:number-style style:name="N27,38cel-Sheet1" style:volatile="true">
      <number:number number:min-integer-digits="1" number:decimal-places="15" number:decimal-replacement=""/>
    </number:number-style>
    <style:style style:name="27,38cel-Sheet1" style:family="table-cell" style:parent-style-name="Default" style:data-style-name="N27,38cel-Sheet1"/>
    <number:number-style style:name="N27,40cel-Sheet1" style:volatile="true">
      <number:number number:min-integer-digits="1" number:decimal-places="0"/>
    </number:number-style>
    <style:style style:name="27,40cel-Sheet1" style:family="table-cell" style:parent-style-name="Default" style:data-style-name="N27,40cel-Sheet1"/>
    <number:number-style style:name="N27,42cel-Sheet1" style:volatile="true">
      <number:number number:min-integer-digits="1" number:decimal-places="0"/>
    </number:number-style>
    <style:style style:name="27,42cel-Sheet1" style:family="table-cell" style:parent-style-name="Default" style:data-style-name="N27,42cel-Sheet1"/>
    <number:number-style style:name="N27,43cel-Sheet1" style:volatile="true">
      <number:number number:min-integer-digits="1" number:decimal-places="0"/>
    </number:number-style>
    <style:style style:name="27,43cel-Sheet1" style:family="table-cell" style:parent-style-name="Default" style:data-style-name="N27,43cel-Sheet1"/>
    <number:number-style style:name="N27,44cel-Sheet1" style:volatile="true">
      <number:number number:min-integer-digits="1" number:decimal-places="0"/>
    </number:number-style>
    <style:style style:name="27,44cel-Sheet1" style:family="table-cell" style:parent-style-name="Default" style:data-style-name="N27,44cel-Sheet1"/>
    <number:number-style style:name="N27,45cel-Sheet1" style:volatile="true">
      <number:number number:min-integer-digits="1" number:decimal-places="0"/>
    </number:number-style>
    <style:style style:name="27,45cel-Sheet1" style:family="table-cell" style:parent-style-name="Default" style:data-style-name="N27,45cel-Sheet1"/>
    <number:number-style style:name="N27,46cel-Sheet1" style:volatile="true">
      <number:number number:min-integer-digits="1" number:decimal-places="0"/>
    </number:number-style>
    <style:style style:name="27,46cel-Sheet1" style:family="table-cell" style:parent-style-name="Default" style:data-style-name="N27,46cel-Sheet1"/>
    <number:number-style style:name="N27,47cel-Sheet1" style:volatile="true">
      <number:number number:min-integer-digits="1" number:decimal-places="0"/>
    </number:number-style>
    <style:style style:name="27,47cel-Sheet1" style:family="table-cell" style:parent-style-name="Default" style:data-style-name="N27,47cel-Sheet1"/>
    <number:number-style style:name="N27,48cel-Sheet1" style:volatile="true">
      <number:number number:min-integer-digits="1" number:decimal-places="0"/>
    </number:number-style>
    <style:style style:name="27,48cel-Sheet1" style:family="table-cell" style:parent-style-name="Default" style:data-style-name="N27,48cel-Sheet1"/>
    <number:number-style style:name="N27,49cel-Sheet1" style:volatile="true">
      <number:number number:min-integer-digits="1" number:decimal-places="15" number:decimal-replacement=""/>
    </number:number-style>
    <style:style style:name="27,49cel-Sheet1" style:family="table-cell" style:parent-style-name="Default" style:data-style-name="N27,49cel-Sheet1"/>
    <number:number-style style:name="N27,50cel-Sheet1" style:volatile="true">
      <number:number number:min-integer-digits="1" number:decimal-places="0"/>
    </number:number-style>
    <style:style style:name="27,50cel-Sheet1" style:family="table-cell" style:parent-style-name="Default" style:data-style-name="N27,50cel-Sheet1"/>
    <number:number-style style:name="N27,51cel-Sheet1" style:volatile="true">
      <number:number number:min-integer-digits="1" number:decimal-places="0"/>
    </number:number-style>
    <style:style style:name="27,51cel-Sheet1" style:family="table-cell" style:parent-style-name="Default" style:data-style-name="N27,51cel-Sheet1"/>
    <number:number-style style:name="N27,52cel-Sheet1" style:volatile="true">
      <number:number number:min-integer-digits="1" number:decimal-places="15" number:decimal-replacement=""/>
    </number:number-style>
    <style:style style:name="27,52cel-Sheet1" style:family="table-cell" style:parent-style-name="Default" style:data-style-name="N27,52cel-Sheet1"/>
    <number:number-style style:name="N27,53cel-Sheet1" style:volatile="true">
      <number:number number:min-integer-digits="1" number:decimal-places="0"/>
    </number:number-style>
    <style:style style:name="27,53cel-Sheet1" style:family="table-cell" style:parent-style-name="Default" style:data-style-name="N27,53cel-Sheet1"/>
    <number:number-style style:name="N27,54cel-Sheet1" style:volatile="true">
      <number:number number:min-integer-digits="1" number:decimal-places="15" number:decimal-replacement=""/>
    </number:number-style>
    <style:style style:name="27,54cel-Sheet1" style:family="table-cell" style:parent-style-name="Default" style:data-style-name="N27,54cel-Sheet1"/>
    <number:number-style style:name="N31,2cel-Sheet1" style:volatile="true">
      <number:number number:min-integer-digits="1" number:decimal-places="0"/>
    </number:number-style>
    <style:style style:name="31,2cel-Sheet1" style:family="table-cell" style:parent-style-name="Default" style:data-style-name="N31,2cel-Sheet1"/>
    <number:number-style style:name="N31,3cel-Sheet1" style:volatile="true">
      <number:number number:min-integer-digits="1" number:decimal-places="0"/>
    </number:number-style>
    <style:style style:name="31,3cel-Sheet1" style:family="table-cell" style:parent-style-name="Default" style:data-style-name="N31,3cel-Sheet1"/>
    <number:number-style style:name="N31,4cel-Sheet1" style:volatile="true">
      <number:number number:min-integer-digits="1" number:decimal-places="0"/>
    </number:number-style>
    <style:style style:name="31,4cel-Sheet1" style:family="table-cell" style:parent-style-name="Default" style:data-style-name="N31,4cel-Sheet1"/>
    <number:number-style style:name="N31,5cel-Sheet1" style:volatile="true">
      <number:number number:min-integer-digits="1" number:decimal-places="0"/>
    </number:number-style>
    <style:style style:name="31,5cel-Sheet1" style:family="table-cell" style:parent-style-name="Default" style:data-style-name="N31,5cel-Sheet1"/>
    <number:number-style style:name="N31,6cel-Sheet1" style:volatile="true">
      <number:number number:min-integer-digits="1" number:decimal-places="0"/>
    </number:number-style>
    <style:style style:name="31,6cel-Sheet1" style:family="table-cell" style:parent-style-name="Default" style:data-style-name="N31,6cel-Sheet1"/>
    <number:number-style style:name="N31,7cel-Sheet1" style:volatile="true">
      <number:number number:min-integer-digits="1" number:decimal-places="0"/>
    </number:number-style>
    <style:style style:name="31,7cel-Sheet1" style:family="table-cell" style:parent-style-name="Default" style:data-style-name="N31,7cel-Sheet1"/>
    <number:number-style style:name="N31,9cel-Sheet1" style:volatile="true">
      <number:number number:min-integer-digits="1" number:decimal-places="0"/>
    </number:number-style>
    <style:style style:name="31,9cel-Sheet1" style:family="table-cell" style:parent-style-name="Default" style:data-style-name="N31,9cel-Sheet1"/>
    <number:number-style style:name="N31,10cel-Sheet1" style:volatile="true">
      <number:number number:min-integer-digits="1" number:decimal-places="0"/>
    </number:number-style>
    <style:style style:name="31,10cel-Sheet1" style:family="table-cell" style:parent-style-name="Default" style:data-style-name="N31,10cel-Sheet1"/>
    <number:number-style style:name="N31,12cel-Sheet1" style:volatile="true">
      <number:number number:min-integer-digits="1" number:decimal-places="0"/>
    </number:number-style>
    <style:style style:name="31,12cel-Sheet1" style:family="table-cell" style:parent-style-name="Default" style:data-style-name="N31,12cel-Sheet1"/>
    <number:number-style style:name="N31,13cel-Sheet1" style:volatile="true">
      <number:number number:min-integer-digits="1" number:decimal-places="0"/>
    </number:number-style>
    <style:style style:name="31,13cel-Sheet1" style:family="table-cell" style:parent-style-name="Default" style:data-style-name="N31,13cel-Sheet1"/>
    <number:number-style style:name="N31,14cel-Sheet1" style:volatile="true">
      <number:number number:min-integer-digits="1" number:decimal-places="0"/>
    </number:number-style>
    <style:style style:name="31,14cel-Sheet1" style:family="table-cell" style:parent-style-name="Default" style:data-style-name="N31,14cel-Sheet1"/>
    <number:number-style style:name="N31,15cel-Sheet1" style:volatile="true">
      <number:number number:min-integer-digits="1" number:decimal-places="0"/>
    </number:number-style>
    <style:style style:name="31,15cel-Sheet1" style:family="table-cell" style:parent-style-name="Default" style:data-style-name="N31,15cel-Sheet1"/>
    <number:number-style style:name="N31,16cel-Sheet1" style:volatile="true">
      <number:number number:min-integer-digits="1" number:decimal-places="0"/>
    </number:number-style>
    <style:style style:name="31,16cel-Sheet1" style:family="table-cell" style:parent-style-name="Default" style:data-style-name="N31,16cel-Sheet1"/>
    <number:number-style style:name="N31,17cel-Sheet1" style:volatile="true">
      <number:number number:min-integer-digits="1" number:decimal-places="0"/>
    </number:number-style>
    <style:style style:name="31,17cel-Sheet1" style:family="table-cell" style:parent-style-name="Default" style:data-style-name="N31,17cel-Sheet1"/>
    <number:number-style style:name="N31,18cel-Sheet1" style:volatile="true">
      <number:number number:min-integer-digits="1" number:decimal-places="0"/>
    </number:number-style>
    <style:style style:name="31,18cel-Sheet1" style:family="table-cell" style:parent-style-name="Default" style:data-style-name="N31,18cel-Sheet1"/>
    <number:number-style style:name="N31,19cel-Sheet1" style:volatile="true">
      <number:number number:min-integer-digits="1" number:decimal-places="0"/>
    </number:number-style>
    <style:style style:name="31,19cel-Sheet1" style:family="table-cell" style:parent-style-name="Default" style:data-style-name="N31,19cel-Sheet1"/>
    <number:number-style style:name="N31,20cel-Sheet1" style:volatile="true">
      <number:number number:min-integer-digits="1" number:decimal-places="0"/>
    </number:number-style>
    <style:style style:name="31,20cel-Sheet1" style:family="table-cell" style:parent-style-name="Default" style:data-style-name="N31,20cel-Sheet1"/>
    <number:number-style style:name="N31,21cel-Sheet1" style:volatile="true">
      <number:number number:min-integer-digits="1" number:decimal-places="15" number:decimal-replacement=""/>
    </number:number-style>
    <style:style style:name="31,21cel-Sheet1" style:family="table-cell" style:parent-style-name="Default" style:data-style-name="N31,21cel-Sheet1"/>
    <number:number-style style:name="N31,22cel-Sheet1" style:volatile="true">
      <number:number number:min-integer-digits="1" number:decimal-places="0"/>
    </number:number-style>
    <style:style style:name="31,22cel-Sheet1" style:family="table-cell" style:parent-style-name="Default" style:data-style-name="N31,22cel-Sheet1"/>
    <number:number-style style:name="N31,23cel-Sheet1" style:volatile="true">
      <number:number number:min-integer-digits="1" number:decimal-places="0"/>
    </number:number-style>
    <style:style style:name="31,23cel-Sheet1" style:family="table-cell" style:parent-style-name="Default" style:data-style-name="N31,23cel-Sheet1"/>
    <number:number-style style:name="N31,24cel-Sheet1" style:volatile="true">
      <number:number number:min-integer-digits="1" number:decimal-places="0"/>
    </number:number-style>
    <style:style style:name="31,24cel-Sheet1" style:family="table-cell" style:parent-style-name="Default" style:data-style-name="N31,24cel-Sheet1"/>
    <number:number-style style:name="N31,25cel-Sheet1" style:volatile="true">
      <number:number number:min-integer-digits="1" number:decimal-places="0"/>
    </number:number-style>
    <style:style style:name="31,25cel-Sheet1" style:family="table-cell" style:parent-style-name="Default" style:data-style-name="N31,25cel-Sheet1"/>
    <number:number-style style:name="N31,26cel-Sheet1" style:volatile="true">
      <number:number number:min-integer-digits="1" number:decimal-places="0"/>
    </number:number-style>
    <style:style style:name="31,26cel-Sheet1" style:family="table-cell" style:parent-style-name="Default" style:data-style-name="N31,26cel-Sheet1"/>
    <number:number-style style:name="N31,27cel-Sheet1" style:volatile="true">
      <number:number number:min-integer-digits="1" number:decimal-places="0"/>
    </number:number-style>
    <style:style style:name="31,27cel-Sheet1" style:family="table-cell" style:parent-style-name="Default" style:data-style-name="N31,27cel-Sheet1"/>
    <number:number-style style:name="N31,28cel-Sheet1" style:volatile="true">
      <number:number number:min-integer-digits="1" number:decimal-places="0"/>
    </number:number-style>
    <style:style style:name="31,28cel-Sheet1" style:family="table-cell" style:parent-style-name="Default" style:data-style-name="N31,28cel-Sheet1"/>
    <number:number-style style:name="N31,29cel-Sheet1" style:volatile="true">
      <number:number number:min-integer-digits="1" number:decimal-places="0"/>
    </number:number-style>
    <style:style style:name="31,29cel-Sheet1" style:family="table-cell" style:parent-style-name="Default" style:data-style-name="N31,29cel-Sheet1"/>
    <number:number-style style:name="N31,30cel-Sheet1" style:volatile="true">
      <number:number number:min-integer-digits="1" number:decimal-places="0"/>
    </number:number-style>
    <style:style style:name="31,30cel-Sheet1" style:family="table-cell" style:parent-style-name="Default" style:data-style-name="N31,30cel-Sheet1"/>
    <number:number-style style:name="N31,31cel-Sheet1" style:volatile="true">
      <number:number number:min-integer-digits="1" number:decimal-places="0"/>
    </number:number-style>
    <style:style style:name="31,31cel-Sheet1" style:family="table-cell" style:parent-style-name="Default" style:data-style-name="N31,31cel-Sheet1"/>
    <number:number-style style:name="N31,32cel-Sheet1" style:volatile="true">
      <number:number number:min-integer-digits="1" number:decimal-places="0"/>
    </number:number-style>
    <style:style style:name="31,32cel-Sheet1" style:family="table-cell" style:parent-style-name="Default" style:data-style-name="N31,32cel-Sheet1"/>
    <number:number-style style:name="N31,33cel-Sheet1" style:volatile="true">
      <number:number number:min-integer-digits="1" number:decimal-places="0"/>
    </number:number-style>
    <style:style style:name="31,33cel-Sheet1" style:family="table-cell" style:parent-style-name="Default" style:data-style-name="N31,33cel-Sheet1"/>
    <number:number-style style:name="N31,34cel-Sheet1" style:volatile="true">
      <number:number number:min-integer-digits="1" number:decimal-places="0"/>
    </number:number-style>
    <style:style style:name="31,34cel-Sheet1" style:family="table-cell" style:parent-style-name="Default" style:data-style-name="N31,34cel-Sheet1"/>
    <number:number-style style:name="N31,35cel-Sheet1" style:volatile="true">
      <number:number number:min-integer-digits="1" number:decimal-places="0"/>
    </number:number-style>
    <style:style style:name="31,35cel-Sheet1" style:family="table-cell" style:parent-style-name="Default" style:data-style-name="N31,35cel-Sheet1"/>
    <number:number-style style:name="N31,36cel-Sheet1" style:volatile="true">
      <number:number number:min-integer-digits="1" number:decimal-places="0"/>
    </number:number-style>
    <style:style style:name="31,36cel-Sheet1" style:family="table-cell" style:parent-style-name="Default" style:data-style-name="N31,36cel-Sheet1"/>
    <number:number-style style:name="N31,37cel-Sheet1" style:volatile="true">
      <number:number number:min-integer-digits="1" number:decimal-places="0"/>
    </number:number-style>
    <style:style style:name="31,37cel-Sheet1" style:family="table-cell" style:parent-style-name="Default" style:data-style-name="N31,37cel-Sheet1"/>
    <number:number-style style:name="N31,38cel-Sheet1" style:volatile="true">
      <number:number number:min-integer-digits="1" number:decimal-places="0"/>
    </number:number-style>
    <style:style style:name="31,38cel-Sheet1" style:family="table-cell" style:parent-style-name="Default" style:data-style-name="N31,38cel-Sheet1"/>
    <number:number-style style:name="N31,39cel-Sheet1" style:volatile="true">
      <number:number number:min-integer-digits="1" number:decimal-places="0"/>
    </number:number-style>
    <style:style style:name="31,39cel-Sheet1" style:family="table-cell" style:parent-style-name="Default" style:data-style-name="N31,39cel-Sheet1"/>
    <number:number-style style:name="N31,40cel-Sheet1" style:volatile="true">
      <number:number number:min-integer-digits="1" number:decimal-places="15" number:decimal-replacement=""/>
    </number:number-style>
    <style:style style:name="31,40cel-Sheet1" style:family="table-cell" style:parent-style-name="Default" style:data-style-name="N31,40cel-Sheet1"/>
    <number:number-style style:name="N31,41cel-Sheet1" style:volatile="true">
      <number:number number:min-integer-digits="1" number:decimal-places="0"/>
    </number:number-style>
    <style:style style:name="31,41cel-Sheet1" style:family="table-cell" style:parent-style-name="Default" style:data-style-name="N31,41cel-Sheet1"/>
    <number:number-style style:name="N31,42cel-Sheet1" style:volatile="true">
      <number:number number:min-integer-digits="1" number:decimal-places="0"/>
    </number:number-style>
    <style:style style:name="31,42cel-Sheet1" style:family="table-cell" style:parent-style-name="Default" style:data-style-name="N31,42cel-Sheet1"/>
    <number:number-style style:name="N31,43cel-Sheet1" style:volatile="true">
      <number:number number:min-integer-digits="1" number:decimal-places="15" number:decimal-replacement=""/>
    </number:number-style>
    <style:style style:name="31,43cel-Sheet1" style:family="table-cell" style:parent-style-name="Default" style:data-style-name="N31,43cel-Sheet1"/>
    <number:number-style style:name="N31,44cel-Sheet1" style:volatile="true">
      <number:number number:min-integer-digits="1" number:decimal-places="0"/>
    </number:number-style>
    <style:style style:name="31,44cel-Sheet1" style:family="table-cell" style:parent-style-name="Default" style:data-style-name="N31,44cel-Sheet1"/>
    <number:number-style style:name="N31,45cel-Sheet1" style:volatile="true">
      <number:number number:min-integer-digits="1" number:decimal-places="0"/>
    </number:number-style>
    <style:style style:name="31,45cel-Sheet1" style:family="table-cell" style:parent-style-name="Default" style:data-style-name="N31,45cel-Sheet1"/>
    <number:number-style style:name="N31,46cel-Sheet1" style:volatile="true">
      <number:number number:min-integer-digits="1" number:decimal-places="0"/>
    </number:number-style>
    <style:style style:name="31,46cel-Sheet1" style:family="table-cell" style:parent-style-name="Default" style:data-style-name="N31,46cel-Sheet1"/>
    <number:number-style style:name="N31,47cel-Sheet1" style:volatile="true">
      <number:number number:min-integer-digits="1" number:decimal-places="0"/>
    </number:number-style>
    <style:style style:name="31,47cel-Sheet1" style:family="table-cell" style:parent-style-name="Default" style:data-style-name="N31,47cel-Sheet1"/>
    <number:number-style style:name="N31,48cel-Sheet1" style:volatile="true">
      <number:number number:min-integer-digits="1" number:decimal-places="0"/>
    </number:number-style>
    <style:style style:name="31,48cel-Sheet1" style:family="table-cell" style:parent-style-name="Default" style:data-style-name="N31,48cel-Sheet1"/>
    <number:number-style style:name="N31,49cel-Sheet1" style:volatile="true">
      <number:number number:min-integer-digits="1" number:decimal-places="0"/>
    </number:number-style>
    <style:style style:name="31,49cel-Sheet1" style:family="table-cell" style:parent-style-name="Default" style:data-style-name="N31,49cel-Sheet1"/>
    <number:number-style style:name="N31,50cel-Sheet1" style:volatile="true">
      <number:number number:min-integer-digits="1" number:decimal-places="0"/>
    </number:number-style>
    <style:style style:name="31,50cel-Sheet1" style:family="table-cell" style:parent-style-name="Default" style:data-style-name="N31,50cel-Sheet1"/>
    <number:number-style style:name="N31,51cel-Sheet1" style:volatile="true">
      <number:number number:min-integer-digits="1" number:decimal-places="15" number:decimal-replacement=""/>
    </number:number-style>
    <style:style style:name="31,51cel-Sheet1" style:family="table-cell" style:parent-style-name="Default" style:data-style-name="N31,51cel-Sheet1"/>
    <number:number-style style:name="N31,52cel-Sheet1" style:volatile="true">
      <number:number number:min-integer-digits="1" number:decimal-places="0"/>
    </number:number-style>
    <style:style style:name="31,52cel-Sheet1" style:family="table-cell" style:parent-style-name="Default" style:data-style-name="N31,52cel-Sheet1"/>
    <number:number-style style:name="N31,53cel-Sheet1" style:volatile="true">
      <number:number number:min-integer-digits="1" number:decimal-places="0"/>
    </number:number-style>
    <style:style style:name="31,53cel-Sheet1" style:family="table-cell" style:parent-style-name="Default" style:data-style-name="N31,53cel-Sheet1"/>
    <number:number-style style:name="N31,54cel-Sheet1" style:volatile="true">
      <number:number number:min-integer-digits="1" number:decimal-places="15" number:decimal-replacement=""/>
    </number:number-style>
    <style:style style:name="31,54cel-Sheet1" style:family="table-cell" style:parent-style-name="Default" style:data-style-name="N31,54cel-Sheet1"/>
    <number:number-style style:name="N32,2cel-Sheet1" style:volatile="true">
      <number:number number:min-integer-digits="1" number:decimal-places="0"/>
    </number:number-style>
    <style:style style:name="32,2cel-Sheet1" style:family="table-cell" style:parent-style-name="Default" style:data-style-name="N32,2cel-Sheet1"/>
    <number:number-style style:name="N32,3cel-Sheet1" style:volatile="true">
      <number:number number:min-integer-digits="1" number:decimal-places="0"/>
    </number:number-style>
    <style:style style:name="32,3cel-Sheet1" style:family="table-cell" style:parent-style-name="Default" style:data-style-name="N32,3cel-Sheet1"/>
    <number:number-style style:name="N32,4cel-Sheet1" style:volatile="true">
      <number:number number:min-integer-digits="1" number:decimal-places="0"/>
    </number:number-style>
    <style:style style:name="32,4cel-Sheet1" style:family="table-cell" style:parent-style-name="Default" style:data-style-name="N32,4cel-Sheet1"/>
    <number:number-style style:name="N32,5cel-Sheet1" style:volatile="true">
      <number:number number:min-integer-digits="1" number:decimal-places="0"/>
    </number:number-style>
    <style:style style:name="32,5cel-Sheet1" style:family="table-cell" style:parent-style-name="Default" style:data-style-name="N32,5cel-Sheet1"/>
    <number:number-style style:name="N32,6cel-Sheet1" style:volatile="true">
      <number:number number:min-integer-digits="1" number:decimal-places="0"/>
    </number:number-style>
    <style:style style:name="32,6cel-Sheet1" style:family="table-cell" style:parent-style-name="Default" style:data-style-name="N32,6cel-Sheet1"/>
    <number:number-style style:name="N32,7cel-Sheet1" style:volatile="true">
      <number:number number:min-integer-digits="1" number:decimal-places="0"/>
    </number:number-style>
    <style:style style:name="32,7cel-Sheet1" style:family="table-cell" style:parent-style-name="Default" style:data-style-name="N32,7cel-Sheet1"/>
    <number:number-style style:name="N32,9cel-Sheet1" style:volatile="true">
      <number:number number:min-integer-digits="1" number:decimal-places="0"/>
    </number:number-style>
    <style:style style:name="32,9cel-Sheet1" style:family="table-cell" style:parent-style-name="Default" style:data-style-name="N32,9cel-Sheet1"/>
    <number:number-style style:name="N32,10cel-Sheet1" style:volatile="true">
      <number:number number:min-integer-digits="1" number:decimal-places="0"/>
    </number:number-style>
    <style:style style:name="32,10cel-Sheet1" style:family="table-cell" style:parent-style-name="Default" style:data-style-name="N32,10cel-Sheet1"/>
    <number:number-style style:name="N32,12cel-Sheet1" style:volatile="true">
      <number:number number:min-integer-digits="1" number:decimal-places="0"/>
    </number:number-style>
    <style:style style:name="32,12cel-Sheet1" style:family="table-cell" style:parent-style-name="Default" style:data-style-name="N32,12cel-Sheet1"/>
    <number:number-style style:name="N32,13cel-Sheet1" style:volatile="true">
      <number:number number:min-integer-digits="1" number:decimal-places="0"/>
    </number:number-style>
    <style:style style:name="32,13cel-Sheet1" style:family="table-cell" style:parent-style-name="Default" style:data-style-name="N32,13cel-Sheet1"/>
    <number:number-style style:name="N32,14cel-Sheet1" style:volatile="true">
      <number:number number:min-integer-digits="1" number:decimal-places="0"/>
    </number:number-style>
    <style:style style:name="32,14cel-Sheet1" style:family="table-cell" style:parent-style-name="Default" style:data-style-name="N32,14cel-Sheet1"/>
    <number:number-style style:name="N32,15cel-Sheet1" style:volatile="true">
      <number:number number:min-integer-digits="1" number:decimal-places="0"/>
    </number:number-style>
    <style:style style:name="32,15cel-Sheet1" style:family="table-cell" style:parent-style-name="Default" style:data-style-name="N32,15cel-Sheet1"/>
    <number:number-style style:name="N32,16cel-Sheet1" style:volatile="true">
      <number:number number:min-integer-digits="1" number:decimal-places="0"/>
    </number:number-style>
    <style:style style:name="32,16cel-Sheet1" style:family="table-cell" style:parent-style-name="Default" style:data-style-name="N32,16cel-Sheet1"/>
    <number:number-style style:name="N32,17cel-Sheet1" style:volatile="true">
      <number:number number:min-integer-digits="1" number:decimal-places="0"/>
    </number:number-style>
    <style:style style:name="32,17cel-Sheet1" style:family="table-cell" style:parent-style-name="Default" style:data-style-name="N32,17cel-Sheet1"/>
    <number:number-style style:name="N32,18cel-Sheet1" style:volatile="true">
      <number:number number:min-integer-digits="1" number:decimal-places="0"/>
    </number:number-style>
    <style:style style:name="32,18cel-Sheet1" style:family="table-cell" style:parent-style-name="Default" style:data-style-name="N32,18cel-Sheet1"/>
    <number:number-style style:name="N32,19cel-Sheet1" style:volatile="true">
      <number:number number:min-integer-digits="1" number:decimal-places="15" number:decimal-replacement=""/>
    </number:number-style>
    <style:style style:name="32,19cel-Sheet1" style:family="table-cell" style:parent-style-name="Default" style:data-style-name="N32,19cel-Sheet1"/>
    <number:number-style style:name="N32,20cel-Sheet1" style:volatile="true">
      <number:number number:min-integer-digits="1" number:decimal-places="0"/>
    </number:number-style>
    <style:style style:name="32,20cel-Sheet1" style:family="table-cell" style:parent-style-name="Default" style:data-style-name="N32,20cel-Sheet1"/>
    <number:number-style style:name="N32,21cel-Sheet1" style:volatile="true">
      <number:number number:min-integer-digits="1" number:decimal-places="0"/>
    </number:number-style>
    <style:style style:name="32,21cel-Sheet1" style:family="table-cell" style:parent-style-name="Default" style:data-style-name="N32,21cel-Sheet1"/>
    <number:number-style style:name="N32,22cel-Sheet1" style:volatile="true">
      <number:number number:min-integer-digits="1" number:decimal-places="0"/>
    </number:number-style>
    <style:style style:name="32,22cel-Sheet1" style:family="table-cell" style:parent-style-name="Default" style:data-style-name="N32,22cel-Sheet1"/>
    <number:number-style style:name="N32,23cel-Sheet1" style:volatile="true">
      <number:number number:min-integer-digits="1" number:decimal-places="0"/>
    </number:number-style>
    <style:style style:name="32,23cel-Sheet1" style:family="table-cell" style:parent-style-name="Default" style:data-style-name="N32,23cel-Sheet1"/>
    <number:number-style style:name="N32,24cel-Sheet1" style:volatile="true">
      <number:number number:min-integer-digits="1" number:decimal-places="0"/>
    </number:number-style>
    <style:style style:name="32,24cel-Sheet1" style:family="table-cell" style:parent-style-name="Default" style:data-style-name="N32,24cel-Sheet1"/>
    <number:number-style style:name="N32,25cel-Sheet1" style:volatile="true">
      <number:number number:min-integer-digits="1" number:decimal-places="0"/>
    </number:number-style>
    <style:style style:name="32,25cel-Sheet1" style:family="table-cell" style:parent-style-name="Default" style:data-style-name="N32,25cel-Sheet1"/>
    <number:number-style style:name="N32,26cel-Sheet1" style:volatile="true">
      <number:number number:min-integer-digits="1" number:decimal-places="0"/>
    </number:number-style>
    <style:style style:name="32,26cel-Sheet1" style:family="table-cell" style:parent-style-name="Default" style:data-style-name="N32,26cel-Sheet1"/>
    <number:number-style style:name="N32,27cel-Sheet1" style:volatile="true">
      <number:number number:min-integer-digits="1" number:decimal-places="0"/>
    </number:number-style>
    <style:style style:name="32,27cel-Sheet1" style:family="table-cell" style:parent-style-name="Default" style:data-style-name="N32,27cel-Sheet1"/>
    <number:number-style style:name="N32,28cel-Sheet1" style:volatile="true">
      <number:number number:min-integer-digits="1" number:decimal-places="0"/>
    </number:number-style>
    <style:style style:name="32,28cel-Sheet1" style:family="table-cell" style:parent-style-name="Default" style:data-style-name="N32,28cel-Sheet1"/>
    <number:number-style style:name="N32,29cel-Sheet1" style:volatile="true">
      <number:number number:min-integer-digits="1" number:decimal-places="0"/>
    </number:number-style>
    <style:style style:name="32,29cel-Sheet1" style:family="table-cell" style:parent-style-name="Default" style:data-style-name="N32,29cel-Sheet1"/>
    <number:number-style style:name="N32,30cel-Sheet1" style:volatile="true">
      <number:number number:min-integer-digits="1" number:decimal-places="0"/>
    </number:number-style>
    <style:style style:name="32,30cel-Sheet1" style:family="table-cell" style:parent-style-name="Default" style:data-style-name="N32,30cel-Sheet1"/>
    <number:number-style style:name="N32,31cel-Sheet1" style:volatile="true">
      <number:number number:min-integer-digits="1" number:decimal-places="0"/>
    </number:number-style>
    <style:style style:name="32,31cel-Sheet1" style:family="table-cell" style:parent-style-name="Default" style:data-style-name="N32,31cel-Sheet1"/>
    <number:number-style style:name="N32,32cel-Sheet1" style:volatile="true">
      <number:number number:min-integer-digits="1" number:decimal-places="0"/>
    </number:number-style>
    <style:style style:name="32,32cel-Sheet1" style:family="table-cell" style:parent-style-name="Default" style:data-style-name="N32,32cel-Sheet1"/>
    <number:number-style style:name="N32,33cel-Sheet1" style:volatile="true">
      <number:number number:min-integer-digits="1" number:decimal-places="0"/>
    </number:number-style>
    <style:style style:name="32,33cel-Sheet1" style:family="table-cell" style:parent-style-name="Default" style:data-style-name="N32,33cel-Sheet1"/>
    <number:number-style style:name="N32,34cel-Sheet1" style:volatile="true">
      <number:number number:min-integer-digits="1" number:decimal-places="0"/>
    </number:number-style>
    <style:style style:name="32,34cel-Sheet1" style:family="table-cell" style:parent-style-name="Default" style:data-style-name="N32,34cel-Sheet1"/>
    <number:number-style style:name="N32,35cel-Sheet1" style:volatile="true">
      <number:number number:min-integer-digits="1" number:decimal-places="0"/>
    </number:number-style>
    <style:style style:name="32,35cel-Sheet1" style:family="table-cell" style:parent-style-name="Default" style:data-style-name="N32,35cel-Sheet1"/>
    <number:number-style style:name="N32,36cel-Sheet1" style:volatile="true">
      <number:number number:min-integer-digits="1" number:decimal-places="0"/>
    </number:number-style>
    <style:style style:name="32,36cel-Sheet1" style:family="table-cell" style:parent-style-name="Default" style:data-style-name="N32,36cel-Sheet1"/>
    <number:number-style style:name="N32,37cel-Sheet1" style:volatile="true">
      <number:number number:min-integer-digits="1" number:decimal-places="0"/>
    </number:number-style>
    <style:style style:name="32,37cel-Sheet1" style:family="table-cell" style:parent-style-name="Default" style:data-style-name="N32,37cel-Sheet1"/>
    <number:number-style style:name="N32,38cel-Sheet1" style:volatile="true">
      <number:number number:min-integer-digits="1" number:decimal-places="0"/>
    </number:number-style>
    <style:style style:name="32,38cel-Sheet1" style:family="table-cell" style:parent-style-name="Default" style:data-style-name="N32,38cel-Sheet1"/>
    <number:number-style style:name="N32,39cel-Sheet1" style:volatile="true">
      <number:number number:min-integer-digits="1" number:decimal-places="0"/>
    </number:number-style>
    <style:style style:name="32,39cel-Sheet1" style:family="table-cell" style:parent-style-name="Default" style:data-style-name="N32,39cel-Sheet1"/>
    <number:number-style style:name="N32,40cel-Sheet1" style:volatile="true">
      <number:number number:min-integer-digits="1" number:decimal-places="0"/>
    </number:number-style>
    <style:style style:name="32,40cel-Sheet1" style:family="table-cell" style:parent-style-name="Default" style:data-style-name="N32,40cel-Sheet1"/>
    <number:number-style style:name="N32,41cel-Sheet1" style:volatile="true">
      <number:number number:min-integer-digits="1" number:decimal-places="0"/>
    </number:number-style>
    <style:style style:name="32,41cel-Sheet1" style:family="table-cell" style:parent-style-name="Default" style:data-style-name="N32,41cel-Sheet1"/>
    <number:number-style style:name="N32,42cel-Sheet1" style:volatile="true">
      <number:number number:min-integer-digits="1" number:decimal-places="15" number:decimal-replacement=""/>
    </number:number-style>
    <style:style style:name="32,42cel-Sheet1" style:family="table-cell" style:parent-style-name="Default" style:data-style-name="N32,42cel-Sheet1"/>
    <number:number-style style:name="N32,43cel-Sheet1" style:volatile="true">
      <number:number number:min-integer-digits="1" number:decimal-places="0"/>
    </number:number-style>
    <style:style style:name="32,43cel-Sheet1" style:family="table-cell" style:parent-style-name="Default" style:data-style-name="N32,43cel-Sheet1"/>
    <number:number-style style:name="N32,44cel-Sheet1" style:volatile="true">
      <number:number number:min-integer-digits="1" number:decimal-places="0"/>
    </number:number-style>
    <style:style style:name="32,44cel-Sheet1" style:family="table-cell" style:parent-style-name="Default" style:data-style-name="N32,44cel-Sheet1"/>
    <number:number-style style:name="N32,45cel-Sheet1" style:volatile="true">
      <number:number number:min-integer-digits="1" number:decimal-places="0"/>
    </number:number-style>
    <style:style style:name="32,45cel-Sheet1" style:family="table-cell" style:parent-style-name="Default" style:data-style-name="N32,45cel-Sheet1"/>
    <number:number-style style:name="N32,46cel-Sheet1" style:volatile="true">
      <number:number number:min-integer-digits="1" number:decimal-places="0"/>
    </number:number-style>
    <style:style style:name="32,46cel-Sheet1" style:family="table-cell" style:parent-style-name="Default" style:data-style-name="N32,46cel-Sheet1"/>
    <number:number-style style:name="N32,47cel-Sheet1" style:volatile="true">
      <number:number number:min-integer-digits="1" number:decimal-places="0"/>
    </number:number-style>
    <style:style style:name="32,47cel-Sheet1" style:family="table-cell" style:parent-style-name="Default" style:data-style-name="N32,47cel-Sheet1"/>
    <number:number-style style:name="N32,48cel-Sheet1" style:volatile="true">
      <number:number number:min-integer-digits="1" number:decimal-places="0"/>
    </number:number-style>
    <style:style style:name="32,48cel-Sheet1" style:family="table-cell" style:parent-style-name="Default" style:data-style-name="N32,48cel-Sheet1"/>
    <number:number-style style:name="N32,49cel-Sheet1" style:volatile="true">
      <number:number number:min-integer-digits="1" number:decimal-places="0"/>
    </number:number-style>
    <style:style style:name="32,49cel-Sheet1" style:family="table-cell" style:parent-style-name="Default" style:data-style-name="N32,49cel-Sheet1"/>
    <number:number-style style:name="N32,50cel-Sheet1" style:volatile="true">
      <number:number number:min-integer-digits="1" number:decimal-places="0"/>
    </number:number-style>
    <style:style style:name="32,50cel-Sheet1" style:family="table-cell" style:parent-style-name="Default" style:data-style-name="N32,50cel-Sheet1"/>
    <number:number-style style:name="N32,51cel-Sheet1" style:volatile="true">
      <number:number number:min-integer-digits="1" number:decimal-places="0"/>
    </number:number-style>
    <style:style style:name="32,51cel-Sheet1" style:family="table-cell" style:parent-style-name="Default" style:data-style-name="N32,51cel-Sheet1"/>
    <number:number-style style:name="N32,52cel-Sheet1" style:volatile="true">
      <number:number number:min-integer-digits="1" number:decimal-places="0"/>
    </number:number-style>
    <style:style style:name="32,52cel-Sheet1" style:family="table-cell" style:parent-style-name="Default" style:data-style-name="N32,52cel-Sheet1"/>
    <number:number-style style:name="N32,53cel-Sheet1" style:volatile="true">
      <number:number number:min-integer-digits="1" number:decimal-places="15" number:decimal-replacement=""/>
    </number:number-style>
    <style:style style:name="32,53cel-Sheet1" style:family="table-cell" style:parent-style-name="Default" style:data-style-name="N32,53cel-Sheet1"/>
    <number:number-style style:name="N32,54cel-Sheet1" style:volatile="true">
      <number:number number:min-integer-digits="1" number:decimal-places="0"/>
    </number:number-style>
    <style:style style:name="32,54cel-Sheet1" style:family="table-cell" style:parent-style-name="Default" style:data-style-name="N32,54cel-Sheet1"/>
    <number:number-style style:name="N37,22cel-Sheet1" style:volatile="true">
      <number:number number:min-integer-digits="1" number:decimal-places="0"/>
    </number:number-style>
    <style:style style:name="37,22cel-Sheet1" style:family="table-cell" style:parent-style-name="Default" style:data-style-name="N37,22cel-Sheet1"/>
    <number:number-style style:name="N49,2cel-Sheet1" style:volatile="true">
      <number:number number:min-integer-digits="1" number:decimal-places="0"/>
    </number:number-style>
    <style:style style:name="49,2cel-Sheet1" style:family="table-cell" style:parent-style-name="Default" style:data-style-name="N49,2cel-Sheet1"/>
    <number:number-style style:name="N49,3cel-Sheet1" style:volatile="true">
      <number:number number:min-integer-digits="1" number:decimal-places="0"/>
    </number:number-style>
    <style:style style:name="49,3cel-Sheet1" style:family="table-cell" style:parent-style-name="Default" style:data-style-name="N49,3cel-Sheet1"/>
    <number:number-style style:name="N49,4cel-Sheet1" style:volatile="true">
      <number:number number:min-integer-digits="1" number:decimal-places="0"/>
    </number:number-style>
    <style:style style:name="49,4cel-Sheet1" style:family="table-cell" style:parent-style-name="Default" style:data-style-name="N49,4cel-Sheet1"/>
    <number:number-style style:name="N49,5cel-Sheet1" style:volatile="true">
      <number:number number:min-integer-digits="1" number:decimal-places="0"/>
    </number:number-style>
    <style:style style:name="49,5cel-Sheet1" style:family="table-cell" style:parent-style-name="Default" style:data-style-name="N49,5cel-Sheet1"/>
    <number:number-style style:name="N49,6cel-Sheet1" style:volatile="true">
      <number:number number:min-integer-digits="1" number:decimal-places="0"/>
    </number:number-style>
    <style:style style:name="49,6cel-Sheet1" style:family="table-cell" style:parent-style-name="Default" style:data-style-name="N49,6cel-Sheet1"/>
    <number:number-style style:name="N49,7cel-Sheet1" style:volatile="true">
      <number:number number:min-integer-digits="1" number:decimal-places="0"/>
    </number:number-style>
    <style:style style:name="49,7cel-Sheet1" style:family="table-cell" style:parent-style-name="Default" style:data-style-name="N49,7cel-Sheet1"/>
    <number:number-style style:name="N49,9cel-Sheet1" style:volatile="true">
      <number:number number:min-integer-digits="1" number:decimal-places="0"/>
    </number:number-style>
    <style:style style:name="49,9cel-Sheet1" style:family="table-cell" style:parent-style-name="Default" style:data-style-name="N49,9cel-Sheet1"/>
    <number:number-style style:name="N49,10cel-Sheet1" style:volatile="true">
      <number:number number:min-integer-digits="1" number:decimal-places="0"/>
    </number:number-style>
    <style:style style:name="49,10cel-Sheet1" style:family="table-cell" style:parent-style-name="Default" style:data-style-name="N49,10cel-Sheet1"/>
    <number:number-style style:name="N49,12cel-Sheet1" style:volatile="true">
      <number:number number:min-integer-digits="1" number:decimal-places="0"/>
    </number:number-style>
    <style:style style:name="49,12cel-Sheet1" style:family="table-cell" style:parent-style-name="Default" style:data-style-name="N49,12cel-Sheet1"/>
    <number:number-style style:name="N49,13cel-Sheet1" style:volatile="true">
      <number:number number:min-integer-digits="1" number:decimal-places="0"/>
    </number:number-style>
    <style:style style:name="49,13cel-Sheet1" style:family="table-cell" style:parent-style-name="Default" style:data-style-name="N49,13cel-Sheet1"/>
    <number:number-style style:name="N49,14cel-Sheet1" style:volatile="true">
      <number:number number:min-integer-digits="1" number:decimal-places="0"/>
    </number:number-style>
    <style:style style:name="49,14cel-Sheet1" style:family="table-cell" style:parent-style-name="Default" style:data-style-name="N49,14cel-Sheet1"/>
    <number:number-style style:name="N49,15cel-Sheet1" style:volatile="true">
      <number:number number:min-integer-digits="1" number:decimal-places="0"/>
    </number:number-style>
    <style:style style:name="49,15cel-Sheet1" style:family="table-cell" style:parent-style-name="Default" style:data-style-name="N49,15cel-Sheet1"/>
    <number:number-style style:name="N49,16cel-Sheet1" style:volatile="true">
      <number:number number:min-integer-digits="1" number:decimal-places="0"/>
    </number:number-style>
    <style:style style:name="49,16cel-Sheet1" style:family="table-cell" style:parent-style-name="Default" style:data-style-name="N49,16cel-Sheet1"/>
    <number:number-style style:name="N49,17cel-Sheet1" style:volatile="true">
      <number:number number:min-integer-digits="1" number:decimal-places="0"/>
    </number:number-style>
    <style:style style:name="49,17cel-Sheet1" style:family="table-cell" style:parent-style-name="Default" style:data-style-name="N49,17cel-Sheet1"/>
    <number:number-style style:name="N49,18cel-Sheet1" style:volatile="true">
      <number:number number:min-integer-digits="1" number:decimal-places="0"/>
    </number:number-style>
    <style:style style:name="49,18cel-Sheet1" style:family="table-cell" style:parent-style-name="Default" style:data-style-name="N49,18cel-Sheet1"/>
    <number:number-style style:name="N49,19cel-Sheet1" style:volatile="true">
      <number:number number:min-integer-digits="1" number:decimal-places="0"/>
    </number:number-style>
    <style:style style:name="49,19cel-Sheet1" style:family="table-cell" style:parent-style-name="Default" style:data-style-name="N49,19cel-Sheet1"/>
    <number:number-style style:name="N49,20cel-Sheet1" style:volatile="true">
      <number:number number:min-integer-digits="1" number:decimal-places="0"/>
    </number:number-style>
    <style:style style:name="49,20cel-Sheet1" style:family="table-cell" style:parent-style-name="Default" style:data-style-name="N49,20cel-Sheet1"/>
    <number:number-style style:name="N49,21cel-Sheet1" style:volatile="true">
      <number:number number:min-integer-digits="1" number:decimal-places="0"/>
    </number:number-style>
    <style:style style:name="49,21cel-Sheet1" style:family="table-cell" style:parent-style-name="Default" style:data-style-name="N49,21cel-Sheet1"/>
    <number:number-style style:name="N49,22cel-Sheet1" style:volatile="true">
      <number:number number:min-integer-digits="1" number:decimal-places="0"/>
    </number:number-style>
    <style:style style:name="49,22cel-Sheet1" style:family="table-cell" style:parent-style-name="Default" style:data-style-name="N49,22cel-Sheet1"/>
    <number:number-style style:name="N49,23cel-Sheet1" style:volatile="true">
      <number:number number:min-integer-digits="1" number:decimal-places="0"/>
    </number:number-style>
    <style:style style:name="49,23cel-Sheet1" style:family="table-cell" style:parent-style-name="Default" style:data-style-name="N49,23cel-Sheet1"/>
    <number:number-style style:name="N49,24cel-Sheet1" style:volatile="true">
      <number:number number:min-integer-digits="1" number:decimal-places="0"/>
    </number:number-style>
    <style:style style:name="49,24cel-Sheet1" style:family="table-cell" style:parent-style-name="Default" style:data-style-name="N49,24cel-Sheet1"/>
    <number:number-style style:name="N49,25cel-Sheet1" style:volatile="true">
      <number:number number:min-integer-digits="1" number:decimal-places="0"/>
    </number:number-style>
    <style:style style:name="49,25cel-Sheet1" style:family="table-cell" style:parent-style-name="Default" style:data-style-name="N49,25cel-Sheet1"/>
    <number:number-style style:name="N49,26cel-Sheet1" style:volatile="true">
      <number:number number:min-integer-digits="1" number:decimal-places="0"/>
    </number:number-style>
    <style:style style:name="49,26cel-Sheet1" style:family="table-cell" style:parent-style-name="Default" style:data-style-name="N49,26cel-Sheet1"/>
    <number:number-style style:name="N49,27cel-Sheet1" style:volatile="true">
      <number:number number:min-integer-digits="1" number:decimal-places="0"/>
    </number:number-style>
    <style:style style:name="49,27cel-Sheet1" style:family="table-cell" style:parent-style-name="Default" style:data-style-name="N49,27cel-Sheet1"/>
    <number:number-style style:name="N49,28cel-Sheet1" style:volatile="true">
      <number:number number:min-integer-digits="1" number:decimal-places="0"/>
    </number:number-style>
    <style:style style:name="49,28cel-Sheet1" style:family="table-cell" style:parent-style-name="Default" style:data-style-name="N49,28cel-Sheet1"/>
    <number:number-style style:name="N49,29cel-Sheet1" style:volatile="true">
      <number:number number:min-integer-digits="1" number:decimal-places="0"/>
    </number:number-style>
    <style:style style:name="49,29cel-Sheet1" style:family="table-cell" style:parent-style-name="Default" style:data-style-name="N49,29cel-Sheet1"/>
    <number:number-style style:name="N49,30cel-Sheet1" style:volatile="true">
      <number:number number:min-integer-digits="1" number:decimal-places="0"/>
    </number:number-style>
    <style:style style:name="49,30cel-Sheet1" style:family="table-cell" style:parent-style-name="Default" style:data-style-name="N49,30cel-Sheet1"/>
    <number:number-style style:name="N49,31cel-Sheet1" style:volatile="true">
      <number:number number:min-integer-digits="1" number:decimal-places="0"/>
    </number:number-style>
    <style:style style:name="49,31cel-Sheet1" style:family="table-cell" style:parent-style-name="Default" style:data-style-name="N49,31cel-Sheet1"/>
    <number:number-style style:name="N49,32cel-Sheet1" style:volatile="true">
      <number:number number:min-integer-digits="1" number:decimal-places="0"/>
    </number:number-style>
    <style:style style:name="49,32cel-Sheet1" style:family="table-cell" style:parent-style-name="Default" style:data-style-name="N49,32cel-Sheet1"/>
    <number:number-style style:name="N49,33cel-Sheet1" style:volatile="true">
      <number:number number:min-integer-digits="1" number:decimal-places="0"/>
    </number:number-style>
    <style:style style:name="49,33cel-Sheet1" style:family="table-cell" style:parent-style-name="Default" style:data-style-name="N49,33cel-Sheet1"/>
    <number:number-style style:name="N49,34cel-Sheet1" style:volatile="true">
      <number:number number:min-integer-digits="1" number:decimal-places="0"/>
    </number:number-style>
    <style:style style:name="49,34cel-Sheet1" style:family="table-cell" style:parent-style-name="Default" style:data-style-name="N49,34cel-Sheet1"/>
    <number:number-style style:name="N49,35cel-Sheet1" style:volatile="true">
      <number:number number:min-integer-digits="1" number:decimal-places="0"/>
    </number:number-style>
    <style:style style:name="49,35cel-Sheet1" style:family="table-cell" style:parent-style-name="Default" style:data-style-name="N49,35cel-Sheet1"/>
    <number:number-style style:name="N49,36cel-Sheet1" style:volatile="true">
      <number:number number:min-integer-digits="1" number:decimal-places="0"/>
    </number:number-style>
    <style:style style:name="49,36cel-Sheet1" style:family="table-cell" style:parent-style-name="Default" style:data-style-name="N49,36cel-Sheet1"/>
    <number:number-style style:name="N49,37cel-Sheet1" style:volatile="true">
      <number:number number:min-integer-digits="1" number:decimal-places="0"/>
    </number:number-style>
    <style:style style:name="49,37cel-Sheet1" style:family="table-cell" style:parent-style-name="Default" style:data-style-name="N49,37cel-Sheet1"/>
    <number:number-style style:name="N49,38cel-Sheet1" style:volatile="true">
      <number:number number:min-integer-digits="1" number:decimal-places="0"/>
    </number:number-style>
    <style:style style:name="49,38cel-Sheet1" style:family="table-cell" style:parent-style-name="Default" style:data-style-name="N49,38cel-Sheet1"/>
    <number:number-style style:name="N49,39cel-Sheet1" style:volatile="true">
      <number:number number:min-integer-digits="1" number:decimal-places="0"/>
    </number:number-style>
    <style:style style:name="49,39cel-Sheet1" style:family="table-cell" style:parent-style-name="Default" style:data-style-name="N49,39cel-Sheet1"/>
    <number:number-style style:name="N49,40cel-Sheet1" style:volatile="true">
      <number:number number:min-integer-digits="1" number:decimal-places="0"/>
    </number:number-style>
    <style:style style:name="49,40cel-Sheet1" style:family="table-cell" style:parent-style-name="Default" style:data-style-name="N49,40cel-Sheet1"/>
    <number:number-style style:name="N49,41cel-Sheet1" style:volatile="true">
      <number:number number:min-integer-digits="1" number:decimal-places="0"/>
    </number:number-style>
    <style:style style:name="49,41cel-Sheet1" style:family="table-cell" style:parent-style-name="Default" style:data-style-name="N49,41cel-Sheet1"/>
    <number:number-style style:name="N49,42cel-Sheet1" style:volatile="true">
      <number:number number:min-integer-digits="1" number:decimal-places="0"/>
    </number:number-style>
    <style:style style:name="49,42cel-Sheet1" style:family="table-cell" style:parent-style-name="Default" style:data-style-name="N49,42cel-Sheet1"/>
    <number:number-style style:name="N49,43cel-Sheet1" style:volatile="true">
      <number:number number:min-integer-digits="1" number:decimal-places="0"/>
    </number:number-style>
    <style:style style:name="49,43cel-Sheet1" style:family="table-cell" style:parent-style-name="Default" style:data-style-name="N49,43cel-Sheet1"/>
    <number:number-style style:name="N49,44cel-Sheet1" style:volatile="true">
      <number:number number:min-integer-digits="1" number:decimal-places="0"/>
    </number:number-style>
    <style:style style:name="49,44cel-Sheet1" style:family="table-cell" style:parent-style-name="Default" style:data-style-name="N49,44cel-Sheet1"/>
    <number:number-style style:name="N49,45cel-Sheet1" style:volatile="true">
      <number:number number:min-integer-digits="1" number:decimal-places="0"/>
    </number:number-style>
    <style:style style:name="49,45cel-Sheet1" style:family="table-cell" style:parent-style-name="Default" style:data-style-name="N49,45cel-Sheet1"/>
    <number:number-style style:name="N49,46cel-Sheet1" style:volatile="true">
      <number:number number:min-integer-digits="1" number:decimal-places="0"/>
    </number:number-style>
    <style:style style:name="49,46cel-Sheet1" style:family="table-cell" style:parent-style-name="Default" style:data-style-name="N49,46cel-Sheet1"/>
    <number:number-style style:name="N49,47cel-Sheet1" style:volatile="true">
      <number:number number:min-integer-digits="1" number:decimal-places="0"/>
    </number:number-style>
    <style:style style:name="49,47cel-Sheet1" style:family="table-cell" style:parent-style-name="Default" style:data-style-name="N49,47cel-Sheet1"/>
    <number:number-style style:name="N49,48cel-Sheet1" style:volatile="true">
      <number:number number:min-integer-digits="1" number:decimal-places="0"/>
    </number:number-style>
    <style:style style:name="49,48cel-Sheet1" style:family="table-cell" style:parent-style-name="Default" style:data-style-name="N49,48cel-Sheet1"/>
    <number:number-style style:name="N49,49cel-Sheet1" style:volatile="true">
      <number:number number:min-integer-digits="1" number:decimal-places="0"/>
    </number:number-style>
    <style:style style:name="49,49cel-Sheet1" style:family="table-cell" style:parent-style-name="Default" style:data-style-name="N49,49cel-Sheet1"/>
    <number:number-style style:name="N49,50cel-Sheet1" style:volatile="true">
      <number:number number:min-integer-digits="1" number:decimal-places="0"/>
    </number:number-style>
    <style:style style:name="49,50cel-Sheet1" style:family="table-cell" style:parent-style-name="Default" style:data-style-name="N49,50cel-Sheet1"/>
    <number:number-style style:name="N49,51cel-Sheet1" style:volatile="true">
      <number:number number:min-integer-digits="1" number:decimal-places="0"/>
    </number:number-style>
    <style:style style:name="49,51cel-Sheet1" style:family="table-cell" style:parent-style-name="Default" style:data-style-name="N49,51cel-Sheet1"/>
    <number:number-style style:name="N49,52cel-Sheet1" style:volatile="true">
      <number:number number:min-integer-digits="1" number:decimal-places="0"/>
    </number:number-style>
    <style:style style:name="49,52cel-Sheet1" style:family="table-cell" style:parent-style-name="Default" style:data-style-name="N49,52cel-Sheet1"/>
    <number:number-style style:name="N49,53cel-Sheet1" style:volatile="true">
      <number:number number:min-integer-digits="1" number:decimal-places="0"/>
    </number:number-style>
    <style:style style:name="49,53cel-Sheet1" style:family="table-cell" style:parent-style-name="Default" style:data-style-name="N49,53cel-Sheet1"/>
    <number:number-style style:name="N49,54cel-Sheet1" style:volatile="true">
      <number:number number:min-integer-digits="1" number:decimal-places="0"/>
    </number:number-style>
    <style:style style:name="49,54cel-Sheet1" style:family="table-cell" style:parent-style-name="Default" style:data-style-name="N49,54cel-Sheet1"/>
    <number:number-style style:name="N50,2cel-Sheet1" style:volatile="true">
      <number:number number:min-integer-digits="1" number:decimal-places="0"/>
    </number:number-style>
    <style:style style:name="50,2cel-Sheet1" style:family="table-cell" style:parent-style-name="Default" style:data-style-name="N50,2cel-Sheet1"/>
    <number:number-style style:name="N50,3cel-Sheet1" style:volatile="true">
      <number:number number:min-integer-digits="1" number:decimal-places="0"/>
    </number:number-style>
    <style:style style:name="50,3cel-Sheet1" style:family="table-cell" style:parent-style-name="Default" style:data-style-name="N50,3cel-Sheet1"/>
    <number:number-style style:name="N50,4cel-Sheet1" style:volatile="true">
      <number:number number:min-integer-digits="1" number:decimal-places="0"/>
    </number:number-style>
    <style:style style:name="50,4cel-Sheet1" style:family="table-cell" style:parent-style-name="Default" style:data-style-name="N50,4cel-Sheet1"/>
    <number:number-style style:name="N50,5cel-Sheet1" style:volatile="true">
      <number:number number:min-integer-digits="1" number:decimal-places="0"/>
    </number:number-style>
    <style:style style:name="50,5cel-Sheet1" style:family="table-cell" style:parent-style-name="Default" style:data-style-name="N50,5cel-Sheet1"/>
    <number:number-style style:name="N50,6cel-Sheet1" style:volatile="true">
      <number:number number:min-integer-digits="1" number:decimal-places="0"/>
    </number:number-style>
    <style:style style:name="50,6cel-Sheet1" style:family="table-cell" style:parent-style-name="Default" style:data-style-name="N50,6cel-Sheet1"/>
    <number:number-style style:name="N50,7cel-Sheet1" style:volatile="true">
      <number:number number:min-integer-digits="1" number:decimal-places="0"/>
    </number:number-style>
    <style:style style:name="50,7cel-Sheet1" style:family="table-cell" style:parent-style-name="Default" style:data-style-name="N50,7cel-Sheet1"/>
    <number:number-style style:name="N50,9cel-Sheet1" style:volatile="true">
      <number:number number:min-integer-digits="1" number:decimal-places="0"/>
    </number:number-style>
    <style:style style:name="50,9cel-Sheet1" style:family="table-cell" style:parent-style-name="Default" style:data-style-name="N50,9cel-Sheet1"/>
    <number:number-style style:name="N50,10cel-Sheet1" style:volatile="true">
      <number:number number:min-integer-digits="1" number:decimal-places="0"/>
    </number:number-style>
    <style:style style:name="50,10cel-Sheet1" style:family="table-cell" style:parent-style-name="Default" style:data-style-name="N50,10cel-Sheet1"/>
    <number:number-style style:name="N50,12cel-Sheet1" style:volatile="true">
      <number:number number:min-integer-digits="1" number:decimal-places="0"/>
    </number:number-style>
    <style:style style:name="50,12cel-Sheet1" style:family="table-cell" style:parent-style-name="Default" style:data-style-name="N50,12cel-Sheet1"/>
    <number:number-style style:name="N50,13cel-Sheet1" style:volatile="true">
      <number:number number:min-integer-digits="1" number:decimal-places="0"/>
    </number:number-style>
    <style:style style:name="50,13cel-Sheet1" style:family="table-cell" style:parent-style-name="Default" style:data-style-name="N50,13cel-Sheet1"/>
    <number:number-style style:name="N50,14cel-Sheet1" style:volatile="true">
      <number:number number:min-integer-digits="1" number:decimal-places="0"/>
    </number:number-style>
    <style:style style:name="50,14cel-Sheet1" style:family="table-cell" style:parent-style-name="Default" style:data-style-name="N50,14cel-Sheet1"/>
    <number:number-style style:name="N50,15cel-Sheet1" style:volatile="true">
      <number:number number:min-integer-digits="1" number:decimal-places="0"/>
    </number:number-style>
    <style:style style:name="50,15cel-Sheet1" style:family="table-cell" style:parent-style-name="Default" style:data-style-name="N50,15cel-Sheet1"/>
    <number:number-style style:name="N50,16cel-Sheet1" style:volatile="true">
      <number:number number:min-integer-digits="1" number:decimal-places="0"/>
    </number:number-style>
    <style:style style:name="50,16cel-Sheet1" style:family="table-cell" style:parent-style-name="Default" style:data-style-name="N50,16cel-Sheet1"/>
    <number:number-style style:name="N50,17cel-Sheet1" style:volatile="true">
      <number:number number:min-integer-digits="1" number:decimal-places="0"/>
    </number:number-style>
    <style:style style:name="50,17cel-Sheet1" style:family="table-cell" style:parent-style-name="Default" style:data-style-name="N50,17cel-Sheet1"/>
    <number:number-style style:name="N50,18cel-Sheet1" style:volatile="true">
      <number:number number:min-integer-digits="1" number:decimal-places="0"/>
    </number:number-style>
    <style:style style:name="50,18cel-Sheet1" style:family="table-cell" style:parent-style-name="Default" style:data-style-name="N50,18cel-Sheet1"/>
    <number:number-style style:name="N50,19cel-Sheet1" style:volatile="true">
      <number:number number:min-integer-digits="1" number:decimal-places="0"/>
    </number:number-style>
    <style:style style:name="50,19cel-Sheet1" style:family="table-cell" style:parent-style-name="Default" style:data-style-name="N50,19cel-Sheet1"/>
    <number:number-style style:name="N50,20cel-Sheet1" style:volatile="true">
      <number:number number:min-integer-digits="1" number:decimal-places="0"/>
    </number:number-style>
    <style:style style:name="50,20cel-Sheet1" style:family="table-cell" style:parent-style-name="Default" style:data-style-name="N50,20cel-Sheet1"/>
    <number:number-style style:name="N50,21cel-Sheet1" style:volatile="true">
      <number:number number:min-integer-digits="1" number:decimal-places="0"/>
    </number:number-style>
    <style:style style:name="50,21cel-Sheet1" style:family="table-cell" style:parent-style-name="Default" style:data-style-name="N50,21cel-Sheet1"/>
    <number:number-style style:name="N50,22cel-Sheet1" style:volatile="true">
      <number:number number:min-integer-digits="1" number:decimal-places="0"/>
    </number:number-style>
    <style:style style:name="50,22cel-Sheet1" style:family="table-cell" style:parent-style-name="Default" style:data-style-name="N50,22cel-Sheet1"/>
    <number:number-style style:name="N50,23cel-Sheet1" style:volatile="true">
      <number:number number:min-integer-digits="1" number:decimal-places="0"/>
    </number:number-style>
    <style:style style:name="50,23cel-Sheet1" style:family="table-cell" style:parent-style-name="Default" style:data-style-name="N50,23cel-Sheet1"/>
    <number:number-style style:name="N50,24cel-Sheet1" style:volatile="true">
      <number:number number:min-integer-digits="1" number:decimal-places="0"/>
    </number:number-style>
    <style:style style:name="50,24cel-Sheet1" style:family="table-cell" style:parent-style-name="Default" style:data-style-name="N50,24cel-Sheet1"/>
    <number:number-style style:name="N50,25cel-Sheet1" style:volatile="true">
      <number:number number:min-integer-digits="1" number:decimal-places="0"/>
    </number:number-style>
    <style:style style:name="50,25cel-Sheet1" style:family="table-cell" style:parent-style-name="Default" style:data-style-name="N50,25cel-Sheet1"/>
    <number:number-style style:name="N50,26cel-Sheet1" style:volatile="true">
      <number:number number:min-integer-digits="1" number:decimal-places="0"/>
    </number:number-style>
    <style:style style:name="50,26cel-Sheet1" style:family="table-cell" style:parent-style-name="Default" style:data-style-name="N50,26cel-Sheet1"/>
    <number:number-style style:name="N50,27cel-Sheet1" style:volatile="true">
      <number:number number:min-integer-digits="1" number:decimal-places="0"/>
    </number:number-style>
    <style:style style:name="50,27cel-Sheet1" style:family="table-cell" style:parent-style-name="Default" style:data-style-name="N50,27cel-Sheet1"/>
    <number:number-style style:name="N50,28cel-Sheet1" style:volatile="true">
      <number:number number:min-integer-digits="1" number:decimal-places="0"/>
    </number:number-style>
    <style:style style:name="50,28cel-Sheet1" style:family="table-cell" style:parent-style-name="Default" style:data-style-name="N50,28cel-Sheet1"/>
    <number:number-style style:name="N50,29cel-Sheet1" style:volatile="true">
      <number:number number:min-integer-digits="1" number:decimal-places="0"/>
    </number:number-style>
    <style:style style:name="50,29cel-Sheet1" style:family="table-cell" style:parent-style-name="Default" style:data-style-name="N50,29cel-Sheet1"/>
    <number:number-style style:name="N50,30cel-Sheet1" style:volatile="true">
      <number:number number:min-integer-digits="1" number:decimal-places="0"/>
    </number:number-style>
    <style:style style:name="50,30cel-Sheet1" style:family="table-cell" style:parent-style-name="Default" style:data-style-name="N50,30cel-Sheet1"/>
    <number:number-style style:name="N50,31cel-Sheet1" style:volatile="true">
      <number:number number:min-integer-digits="1" number:decimal-places="0"/>
    </number:number-style>
    <style:style style:name="50,31cel-Sheet1" style:family="table-cell" style:parent-style-name="Default" style:data-style-name="N50,31cel-Sheet1"/>
    <number:number-style style:name="N50,32cel-Sheet1" style:volatile="true">
      <number:number number:min-integer-digits="1" number:decimal-places="0"/>
    </number:number-style>
    <style:style style:name="50,32cel-Sheet1" style:family="table-cell" style:parent-style-name="Default" style:data-style-name="N50,32cel-Sheet1"/>
    <number:number-style style:name="N50,33cel-Sheet1" style:volatile="true">
      <number:number number:min-integer-digits="1" number:decimal-places="0"/>
    </number:number-style>
    <style:style style:name="50,33cel-Sheet1" style:family="table-cell" style:parent-style-name="Default" style:data-style-name="N50,33cel-Sheet1"/>
    <number:number-style style:name="N50,34cel-Sheet1" style:volatile="true">
      <number:number number:min-integer-digits="1" number:decimal-places="0"/>
    </number:number-style>
    <style:style style:name="50,34cel-Sheet1" style:family="table-cell" style:parent-style-name="Default" style:data-style-name="N50,34cel-Sheet1"/>
    <number:number-style style:name="N50,35cel-Sheet1" style:volatile="true">
      <number:number number:min-integer-digits="1" number:decimal-places="0"/>
    </number:number-style>
    <style:style style:name="50,35cel-Sheet1" style:family="table-cell" style:parent-style-name="Default" style:data-style-name="N50,35cel-Sheet1"/>
    <number:number-style style:name="N50,36cel-Sheet1" style:volatile="true">
      <number:number number:min-integer-digits="1" number:decimal-places="0"/>
    </number:number-style>
    <style:style style:name="50,36cel-Sheet1" style:family="table-cell" style:parent-style-name="Default" style:data-style-name="N50,36cel-Sheet1"/>
    <number:number-style style:name="N50,37cel-Sheet1" style:volatile="true">
      <number:number number:min-integer-digits="1" number:decimal-places="0"/>
    </number:number-style>
    <style:style style:name="50,37cel-Sheet1" style:family="table-cell" style:parent-style-name="Default" style:data-style-name="N50,37cel-Sheet1"/>
    <number:number-style style:name="N50,38cel-Sheet1" style:volatile="true">
      <number:number number:min-integer-digits="1" number:decimal-places="0"/>
    </number:number-style>
    <style:style style:name="50,38cel-Sheet1" style:family="table-cell" style:parent-style-name="Default" style:data-style-name="N50,38cel-Sheet1"/>
    <number:number-style style:name="N50,39cel-Sheet1" style:volatile="true">
      <number:number number:min-integer-digits="1" number:decimal-places="0"/>
    </number:number-style>
    <style:style style:name="50,39cel-Sheet1" style:family="table-cell" style:parent-style-name="Default" style:data-style-name="N50,39cel-Sheet1"/>
    <number:number-style style:name="N50,40cel-Sheet1" style:volatile="true">
      <number:number number:min-integer-digits="1" number:decimal-places="0"/>
    </number:number-style>
    <style:style style:name="50,40cel-Sheet1" style:family="table-cell" style:parent-style-name="Default" style:data-style-name="N50,40cel-Sheet1"/>
    <number:number-style style:name="N50,41cel-Sheet1" style:volatile="true">
      <number:number number:min-integer-digits="1" number:decimal-places="0"/>
    </number:number-style>
    <style:style style:name="50,41cel-Sheet1" style:family="table-cell" style:parent-style-name="Default" style:data-style-name="N50,41cel-Sheet1"/>
    <number:number-style style:name="N50,42cel-Sheet1" style:volatile="true">
      <number:number number:min-integer-digits="1" number:decimal-places="0"/>
    </number:number-style>
    <style:style style:name="50,42cel-Sheet1" style:family="table-cell" style:parent-style-name="Default" style:data-style-name="N50,42cel-Sheet1"/>
    <number:number-style style:name="N50,43cel-Sheet1" style:volatile="true">
      <number:number number:min-integer-digits="1" number:decimal-places="0"/>
    </number:number-style>
    <style:style style:name="50,43cel-Sheet1" style:family="table-cell" style:parent-style-name="Default" style:data-style-name="N50,43cel-Sheet1"/>
    <number:number-style style:name="N50,44cel-Sheet1" style:volatile="true">
      <number:number number:min-integer-digits="1" number:decimal-places="0"/>
    </number:number-style>
    <style:style style:name="50,44cel-Sheet1" style:family="table-cell" style:parent-style-name="Default" style:data-style-name="N50,44cel-Sheet1"/>
    <number:number-style style:name="N50,45cel-Sheet1" style:volatile="true">
      <number:number number:min-integer-digits="1" number:decimal-places="0"/>
    </number:number-style>
    <style:style style:name="50,45cel-Sheet1" style:family="table-cell" style:parent-style-name="Default" style:data-style-name="N50,45cel-Sheet1"/>
    <number:number-style style:name="N50,46cel-Sheet1" style:volatile="true">
      <number:number number:min-integer-digits="1" number:decimal-places="0"/>
    </number:number-style>
    <style:style style:name="50,46cel-Sheet1" style:family="table-cell" style:parent-style-name="Default" style:data-style-name="N50,46cel-Sheet1"/>
    <number:number-style style:name="N50,47cel-Sheet1" style:volatile="true">
      <number:number number:min-integer-digits="1" number:decimal-places="0"/>
    </number:number-style>
    <style:style style:name="50,47cel-Sheet1" style:family="table-cell" style:parent-style-name="Default" style:data-style-name="N50,47cel-Sheet1"/>
    <number:number-style style:name="N50,48cel-Sheet1" style:volatile="true">
      <number:number number:min-integer-digits="1" number:decimal-places="0"/>
    </number:number-style>
    <style:style style:name="50,48cel-Sheet1" style:family="table-cell" style:parent-style-name="Default" style:data-style-name="N50,48cel-Sheet1"/>
    <number:number-style style:name="N50,49cel-Sheet1" style:volatile="true">
      <number:number number:min-integer-digits="1" number:decimal-places="0"/>
    </number:number-style>
    <style:style style:name="50,49cel-Sheet1" style:family="table-cell" style:parent-style-name="Default" style:data-style-name="N50,49cel-Sheet1"/>
    <number:number-style style:name="N50,50cel-Sheet1" style:volatile="true">
      <number:number number:min-integer-digits="1" number:decimal-places="0"/>
    </number:number-style>
    <style:style style:name="50,50cel-Sheet1" style:family="table-cell" style:parent-style-name="Default" style:data-style-name="N50,50cel-Sheet1"/>
    <number:number-style style:name="N50,51cel-Sheet1" style:volatile="true">
      <number:number number:min-integer-digits="1" number:decimal-places="0"/>
    </number:number-style>
    <style:style style:name="50,51cel-Sheet1" style:family="table-cell" style:parent-style-name="Default" style:data-style-name="N50,51cel-Sheet1"/>
    <number:number-style style:name="N50,52cel-Sheet1" style:volatile="true">
      <number:number number:min-integer-digits="1" number:decimal-places="0"/>
    </number:number-style>
    <style:style style:name="50,52cel-Sheet1" style:family="table-cell" style:parent-style-name="Default" style:data-style-name="N50,52cel-Sheet1"/>
    <number:number-style style:name="N50,53cel-Sheet1" style:volatile="true">
      <number:number number:min-integer-digits="1" number:decimal-places="0"/>
    </number:number-style>
    <style:style style:name="50,53cel-Sheet1" style:family="table-cell" style:parent-style-name="Default" style:data-style-name="N50,53cel-Sheet1"/>
    <number:number-style style:name="N50,54cel-Sheet1" style:volatile="true">
      <number:number number:min-integer-digits="1" number:decimal-places="0"/>
    </number:number-style>
    <style:style style:name="50,54cel-Sheet1" style:family="table-cell" style:parent-style-name="Default" style:data-style-name="N50,54cel-Sheet1"/>
    <style:style style:name="51,16cel-Sheet1" style:family="table-cell" style:parent-style-name="Default">
      <style:text-properties style:text-underline-style="solid" style:text-underline-width="auto" style:text-underline-color="font-color"/>
    </style:style>
    <number:number-style style:name="N52,2cel-Sheet1" style:volatile="true">
      <number:number number:min-integer-digits="1" number:decimal-places="0"/>
    </number:number-style>
    <style:style style:name="52,2cel-Sheet1" style:family="table-cell" style:parent-style-name="Default" style:data-style-name="N52,2cel-Sheet1"/>
    <number:number-style style:name="N52,3cel-Sheet1" style:volatile="true">
      <number:number number:min-integer-digits="1" number:decimal-places="0"/>
    </number:number-style>
    <style:style style:name="52,3cel-Sheet1" style:family="table-cell" style:parent-style-name="Default" style:data-style-name="N52,3cel-Sheet1"/>
    <number:number-style style:name="N52,6cel-Sheet1" style:volatile="true">
      <number:number number:min-integer-digits="1" number:decimal-places="0"/>
    </number:number-style>
    <style:style style:name="52,6cel-Sheet1" style:family="table-cell" style:parent-style-name="Default" style:data-style-name="N52,6cel-Sheet1"/>
    <number:number-style style:name="N52,9cel-Sheet1" style:volatile="true">
      <number:number number:min-integer-digits="1" number:decimal-places="0"/>
    </number:number-style>
    <style:style style:name="52,9cel-Sheet1" style:family="table-cell" style:parent-style-name="Default" style:data-style-name="N52,9cel-Sheet1"/>
    <number:number-style style:name="N52,12cel-Sheet1" style:volatile="true">
      <number:number number:min-integer-digits="1" number:decimal-places="0"/>
    </number:number-style>
    <style:style style:name="52,12cel-Sheet1" style:family="table-cell" style:parent-style-name="Default" style:data-style-name="N52,12cel-Sheet1"/>
    <number:number-style style:name="N52,16cel-Sheet1" style:volatile="true">
      <number:number number:min-integer-digits="1" number:decimal-places="0"/>
    </number:number-style>
    <style:style style:name="52,16cel-Sheet1" style:family="table-cell" style:parent-style-name="Default" style:data-style-name="N52,16cel-Sheet1"/>
    <number:number-style style:name="N52,17cel-Sheet1" style:volatile="true">
      <number:number number:min-integer-digits="1" number:decimal-places="0"/>
    </number:number-style>
    <style:style style:name="52,17cel-Sheet1" style:family="table-cell" style:parent-style-name="Default" style:data-style-name="N52,17cel-Sheet1"/>
    <number:number-style style:name="N52,18cel-Sheet1" style:volatile="true">
      <number:number number:min-integer-digits="1" number:decimal-places="0"/>
    </number:number-style>
    <style:style style:name="52,18cel-Sheet1" style:family="table-cell" style:parent-style-name="Default" style:data-style-name="N52,18cel-Sheet1"/>
    <number:number-style style:name="N52,19cel-Sheet1" style:volatile="true">
      <number:number number:min-integer-digits="1" number:decimal-places="0"/>
    </number:number-style>
    <style:style style:name="52,19cel-Sheet1" style:family="table-cell" style:parent-style-name="Default" style:data-style-name="N52,19cel-Sheet1"/>
    <number:number-style style:name="N52,22cel-Sheet1" style:volatile="true">
      <number:number number:min-integer-digits="1" number:decimal-places="0"/>
    </number:number-style>
    <style:style style:name="52,22cel-Sheet1" style:family="table-cell" style:parent-style-name="Default" style:data-style-name="N52,22cel-Sheet1"/>
    <number:number-style style:name="N52,23cel-Sheet1" style:volatile="true">
      <number:number number:min-integer-digits="1" number:decimal-places="0"/>
    </number:number-style>
    <style:style style:name="52,23cel-Sheet1" style:family="table-cell" style:parent-style-name="Default" style:data-style-name="N52,23cel-Sheet1"/>
    <number:number-style style:name="N52,26cel-Sheet1" style:volatile="true">
      <number:number number:min-integer-digits="1" number:decimal-places="0"/>
    </number:number-style>
    <style:style style:name="52,26cel-Sheet1" style:family="table-cell" style:parent-style-name="Default" style:data-style-name="N52,26cel-Sheet1"/>
    <number:number-style style:name="N52,34cel-Sheet1" style:volatile="true">
      <number:number number:min-integer-digits="1" number:decimal-places="0"/>
    </number:number-style>
    <style:style style:name="52,34cel-Sheet1" style:family="table-cell" style:parent-style-name="Default" style:data-style-name="N52,34cel-Sheet1"/>
    <number:number-style style:name="N52,35cel-Sheet1" style:volatile="true">
      <number:number number:min-integer-digits="1" number:decimal-places="0"/>
    </number:number-style>
    <style:style style:name="52,35cel-Sheet1" style:family="table-cell" style:parent-style-name="Default" style:data-style-name="N52,35cel-Sheet1"/>
    <number:number-style style:name="N52,38cel-Sheet1" style:volatile="true">
      <number:number number:min-integer-digits="1" number:decimal-places="0"/>
    </number:number-style>
    <style:style style:name="52,38cel-Sheet1" style:family="table-cell" style:parent-style-name="Default" style:data-style-name="N52,38cel-Sheet1"/>
    <number:number-style style:name="N52,39cel-Sheet1" style:volatile="true">
      <number:number number:min-integer-digits="1" number:decimal-places="0"/>
    </number:number-style>
    <style:style style:name="52,39cel-Sheet1" style:family="table-cell" style:parent-style-name="Default" style:data-style-name="N52,39cel-Sheet1"/>
    <number:number-style style:name="N52,40cel-Sheet1" style:volatile="true">
      <number:number number:min-integer-digits="1" number:decimal-places="0"/>
    </number:number-style>
    <style:style style:name="52,40cel-Sheet1" style:family="table-cell" style:parent-style-name="Default" style:data-style-name="N52,40cel-Sheet1"/>
    <number:number-style style:name="N52,42cel-Sheet1" style:volatile="true">
      <number:number number:min-integer-digits="1" number:decimal-places="0"/>
    </number:number-style>
    <style:style style:name="52,42cel-Sheet1" style:family="table-cell" style:parent-style-name="Default" style:data-style-name="N52,42cel-Sheet1"/>
    <number:number-style style:name="N52,51cel-Sheet1" style:volatile="true">
      <number:number number:min-integer-digits="1" number:decimal-places="0"/>
    </number:number-style>
    <style:style style:name="52,51cel-Sheet1" style:family="table-cell" style:parent-style-name="Default" style:data-style-name="N52,51cel-Sheet1"/>
    <number:number-style style:name="N52,52cel-Sheet1" style:volatile="true">
      <number:number number:min-integer-digits="1" number:decimal-places="0"/>
    </number:number-style>
    <style:style style:name="52,52cel-Sheet1" style:family="table-cell" style:parent-style-name="Default" style:data-style-name="N52,52cel-Sheet1"/>
    <number:number-style style:name="N53,38cel-Sheet1" style:volatile="true">
      <number:number number:min-integer-digits="1" number:decimal-places="0"/>
    </number:number-style>
    <style:style style:name="53,38cel-Sheet1" style:family="table-cell" style:parent-style-name="Default" style:data-style-name="N53,38cel-Sheet1"/>
    <number:number-style style:name="N53,39cel-Sheet1" style:volatile="true">
      <number:number number:min-integer-digits="1" number:decimal-places="0"/>
    </number:number-style>
    <style:style style:name="53,39cel-Sheet1" style:family="table-cell" style:parent-style-name="Default" style:data-style-name="N53,39cel-Sheet1"/>
    <number:number-style style:name="N53,40cel-Sheet1" style:volatile="true">
      <number:number number:min-integer-digits="1" number:decimal-places="0"/>
    </number:number-style>
    <style:style style:name="53,40cel-Sheet1" style:family="table-cell" style:parent-style-name="Default" style:data-style-name="N53,40cel-Sheet1"/>
    <number:number-style style:name="N53,42cel-Sheet1" style:volatile="true">
      <number:number number:min-integer-digits="1" number:decimal-places="0"/>
    </number:number-style>
    <style:style style:name="53,42cel-Sheet1" style:family="table-cell" style:parent-style-name="Default" style:data-style-name="N53,42cel-Sheet1"/>
    <number:number-style style:name="N53,51cel-Sheet1" style:volatile="true">
      <number:number number:min-integer-digits="1" number:decimal-places="0"/>
    </number:number-style>
    <style:style style:name="53,51cel-Sheet1" style:family="table-cell" style:parent-style-name="Default" style:data-style-name="N53,51cel-Sheet1"/>
    <number:number-style style:name="N53,52cel-Sheet1" style:volatile="true">
      <number:number number:min-integer-digits="1" number:decimal-places="0"/>
    </number:number-style>
    <style:style style:name="53,52cel-Sheet1" style:family="table-cell" style:parent-style-name="Default" style:data-style-name="N53,52cel-Sheet1"/>
    <number:number-style style:name="N54,35cel-Sheet1" style:volatile="true">
      <number:number number:min-integer-digits="1" number:decimal-places="0"/>
    </number:number-style>
    <style:style style:name="54,35cel-Sheet1" style:family="table-cell" style:parent-style-name="Default" style:data-style-name="N54,35cel-Sheet1"/>
    <number:number-style style:name="N54,38cel-Sheet1" style:volatile="true">
      <number:number number:min-integer-digits="1" number:decimal-places="0"/>
    </number:number-style>
    <style:style style:name="54,38cel-Sheet1" style:family="table-cell" style:parent-style-name="Default" style:data-style-name="N54,38cel-Sheet1"/>
    <number:number-style style:name="N54,39cel-Sheet1" style:volatile="true">
      <number:number number:min-integer-digits="1" number:decimal-places="0"/>
    </number:number-style>
    <style:style style:name="54,39cel-Sheet1" style:family="table-cell" style:parent-style-name="Default" style:data-style-name="N54,39cel-Sheet1"/>
    <number:number-style style:name="N54,40cel-Sheet1" style:volatile="true">
      <number:number number:min-integer-digits="1" number:decimal-places="0"/>
    </number:number-style>
    <style:style style:name="54,40cel-Sheet1" style:family="table-cell" style:parent-style-name="Default" style:data-style-name="N54,40cel-Sheet1"/>
    <number:number-style style:name="N54,42cel-Sheet1" style:volatile="true">
      <number:number number:min-integer-digits="1" number:decimal-places="0"/>
    </number:number-style>
    <style:style style:name="54,42cel-Sheet1" style:family="table-cell" style:parent-style-name="Default" style:data-style-name="N54,42cel-Sheet1"/>
    <number:number-style style:name="N55,35cel-Sheet1" style:volatile="true">
      <number:number number:min-integer-digits="1" number:decimal-places="0"/>
    </number:number-style>
    <style:style style:name="55,35cel-Sheet1" style:family="table-cell" style:parent-style-name="Default" style:data-style-name="N55,35cel-Sheet1"/>
    <number:number-style style:name="N55,38cel-Sheet1" style:volatile="true">
      <number:number number:min-integer-digits="1" number:decimal-places="0"/>
    </number:number-style>
    <style:style style:name="55,38cel-Sheet1" style:family="table-cell" style:parent-style-name="Default" style:data-style-name="N55,38cel-Sheet1"/>
    <number:number-style style:name="N55,39cel-Sheet1" style:volatile="true">
      <number:number number:min-integer-digits="1" number:decimal-places="0"/>
    </number:number-style>
    <style:style style:name="55,39cel-Sheet1" style:family="table-cell" style:parent-style-name="Default" style:data-style-name="N55,39cel-Sheet1"/>
    <number:number-style style:name="N55,40cel-Sheet1" style:volatile="true">
      <number:number number:min-integer-digits="1" number:decimal-places="0"/>
    </number:number-style>
    <style:style style:name="55,40cel-Sheet1" style:family="table-cell" style:parent-style-name="Default" style:data-style-name="N55,40cel-Sheet1"/>
    <number:number-style style:name="N55,42cel-Sheet1" style:volatile="true">
      <number:number number:min-integer-digits="1" number:decimal-places="0"/>
    </number:number-style>
    <style:style style:name="55,42cel-Sheet1" style:family="table-cell" style:parent-style-name="Default" style:data-style-name="N55,42cel-Sheet1"/>
    <number:number-style style:name="N56,2cel-Sheet1" style:volatile="true">
      <number:number number:min-integer-digits="1" number:decimal-places="0"/>
    </number:number-style>
    <style:style style:name="56,2cel-Sheet1" style:family="table-cell" style:parent-style-name="Default" style:data-style-name="N56,2cel-Sheet1"/>
    <number:number-style style:name="N56,3cel-Sheet1" style:volatile="true">
      <number:number number:min-integer-digits="1" number:decimal-places="0"/>
    </number:number-style>
    <style:style style:name="56,3cel-Sheet1" style:family="table-cell" style:parent-style-name="Default" style:data-style-name="N56,3cel-Sheet1"/>
    <number:number-style style:name="N56,6cel-Sheet1" style:volatile="true">
      <number:number number:min-integer-digits="1" number:decimal-places="0"/>
    </number:number-style>
    <style:style style:name="56,6cel-Sheet1" style:family="table-cell" style:parent-style-name="Default" style:data-style-name="N56,6cel-Sheet1"/>
    <number:number-style style:name="N56,9cel-Sheet1" style:volatile="true">
      <number:number number:min-integer-digits="1" number:decimal-places="0"/>
    </number:number-style>
    <style:style style:name="56,9cel-Sheet1" style:family="table-cell" style:parent-style-name="Default" style:data-style-name="N56,9cel-Sheet1"/>
    <number:number-style style:name="N56,12cel-Sheet1" style:volatile="true">
      <number:number number:min-integer-digits="1" number:decimal-places="0"/>
    </number:number-style>
    <style:style style:name="56,12cel-Sheet1" style:family="table-cell" style:parent-style-name="Default" style:data-style-name="N56,12cel-Sheet1"/>
    <number:number-style style:name="N56,16cel-Sheet1" style:volatile="true">
      <number:number number:min-integer-digits="1" number:decimal-places="0"/>
    </number:number-style>
    <style:style style:name="56,16cel-Sheet1" style:family="table-cell" style:parent-style-name="Default" style:data-style-name="N56,16cel-Sheet1"/>
    <number:number-style style:name="N56,17cel-Sheet1" style:volatile="true">
      <number:number number:min-integer-digits="1" number:decimal-places="0"/>
    </number:number-style>
    <style:style style:name="56,17cel-Sheet1" style:family="table-cell" style:parent-style-name="Default" style:data-style-name="N56,17cel-Sheet1"/>
    <number:number-style style:name="N56,18cel-Sheet1" style:volatile="true">
      <number:number number:min-integer-digits="1" number:decimal-places="0"/>
    </number:number-style>
    <style:style style:name="56,18cel-Sheet1" style:family="table-cell" style:parent-style-name="Default" style:data-style-name="N56,18cel-Sheet1"/>
    <number:number-style style:name="N56,19cel-Sheet1" style:volatile="true">
      <number:number number:min-integer-digits="1" number:decimal-places="0"/>
    </number:number-style>
    <style:style style:name="56,19cel-Sheet1" style:family="table-cell" style:parent-style-name="Default" style:data-style-name="N56,19cel-Sheet1"/>
    <number:number-style style:name="N56,22cel-Sheet1" style:volatile="true">
      <number:number number:min-integer-digits="1" number:decimal-places="0"/>
    </number:number-style>
    <style:style style:name="56,22cel-Sheet1" style:family="table-cell" style:parent-style-name="Default" style:data-style-name="N56,22cel-Sheet1"/>
    <number:number-style style:name="N56,23cel-Sheet1" style:volatile="true">
      <number:number number:min-integer-digits="1" number:decimal-places="0"/>
    </number:number-style>
    <style:style style:name="56,23cel-Sheet1" style:family="table-cell" style:parent-style-name="Default" style:data-style-name="N56,23cel-Sheet1"/>
    <number:number-style style:name="N56,26cel-Sheet1" style:volatile="true">
      <number:number number:min-integer-digits="1" number:decimal-places="0"/>
    </number:number-style>
    <style:style style:name="56,26cel-Sheet1" style:family="table-cell" style:parent-style-name="Default" style:data-style-name="N56,26cel-Sheet1"/>
    <number:number-style style:name="N56,34cel-Sheet1" style:volatile="true">
      <number:number number:min-integer-digits="1" number:decimal-places="0"/>
    </number:number-style>
    <style:style style:name="56,34cel-Sheet1" style:family="table-cell" style:parent-style-name="Default" style:data-style-name="N56,34cel-Sheet1"/>
    <number:number-style style:name="N56,35cel-Sheet1" style:volatile="true">
      <number:number number:min-integer-digits="1" number:decimal-places="0"/>
    </number:number-style>
    <style:style style:name="56,35cel-Sheet1" style:family="table-cell" style:parent-style-name="Default" style:data-style-name="N56,35cel-Sheet1"/>
    <number:number-style style:name="N56,38cel-Sheet1" style:volatile="true">
      <number:number number:min-integer-digits="1" number:decimal-places="0"/>
    </number:number-style>
    <style:style style:name="56,38cel-Sheet1" style:family="table-cell" style:parent-style-name="Default" style:data-style-name="N56,38cel-Sheet1"/>
    <number:number-style style:name="N56,39cel-Sheet1" style:volatile="true">
      <number:number number:min-integer-digits="1" number:decimal-places="0"/>
    </number:number-style>
    <style:style style:name="56,39cel-Sheet1" style:family="table-cell" style:parent-style-name="Default" style:data-style-name="N56,39cel-Sheet1"/>
    <number:number-style style:name="N56,40cel-Sheet1" style:volatile="true">
      <number:number number:min-integer-digits="1" number:decimal-places="0"/>
    </number:number-style>
    <style:style style:name="56,40cel-Sheet1" style:family="table-cell" style:parent-style-name="Default" style:data-style-name="N56,40cel-Sheet1"/>
    <number:number-style style:name="N56,42cel-Sheet1" style:volatile="true">
      <number:number number:min-integer-digits="1" number:decimal-places="0"/>
    </number:number-style>
    <style:style style:name="56,42cel-Sheet1" style:family="table-cell" style:parent-style-name="Default" style:data-style-name="N56,42cel-Sheet1"/>
    <number:number-style style:name="N57,2cel-Sheet1" style:volatile="true">
      <number:number number:min-integer-digits="1" number:decimal-places="0"/>
    </number:number-style>
    <style:style style:name="57,2cel-Sheet1" style:family="table-cell" style:parent-style-name="Default" style:data-style-name="N57,2cel-Sheet1"/>
    <number:number-style style:name="N57,3cel-Sheet1" style:volatile="true">
      <number:number number:min-integer-digits="1" number:decimal-places="0"/>
    </number:number-style>
    <style:style style:name="57,3cel-Sheet1" style:family="table-cell" style:parent-style-name="Default" style:data-style-name="N57,3cel-Sheet1"/>
    <number:number-style style:name="N57,6cel-Sheet1" style:volatile="true">
      <number:number number:min-integer-digits="1" number:decimal-places="0"/>
    </number:number-style>
    <style:style style:name="57,6cel-Sheet1" style:family="table-cell" style:parent-style-name="Default" style:data-style-name="N57,6cel-Sheet1"/>
    <number:number-style style:name="N57,9cel-Sheet1" style:volatile="true">
      <number:number number:min-integer-digits="1" number:decimal-places="0"/>
    </number:number-style>
    <style:style style:name="57,9cel-Sheet1" style:family="table-cell" style:parent-style-name="Default" style:data-style-name="N57,9cel-Sheet1"/>
    <number:number-style style:name="N57,12cel-Sheet1" style:volatile="true">
      <number:number number:min-integer-digits="1" number:decimal-places="0"/>
    </number:number-style>
    <style:style style:name="57,12cel-Sheet1" style:family="table-cell" style:parent-style-name="Default" style:data-style-name="N57,12cel-Sheet1"/>
    <number:number-style style:name="N57,16cel-Sheet1" style:volatile="true">
      <number:number number:min-integer-digits="1" number:decimal-places="0"/>
    </number:number-style>
    <style:style style:name="57,16cel-Sheet1" style:family="table-cell" style:parent-style-name="Default" style:data-style-name="N57,16cel-Sheet1"/>
    <number:number-style style:name="N57,17cel-Sheet1" style:volatile="true">
      <number:number number:min-integer-digits="1" number:decimal-places="0"/>
    </number:number-style>
    <style:style style:name="57,17cel-Sheet1" style:family="table-cell" style:parent-style-name="Default" style:data-style-name="N57,17cel-Sheet1"/>
    <number:number-style style:name="N57,18cel-Sheet1" style:volatile="true">
      <number:number number:min-integer-digits="1" number:decimal-places="0"/>
    </number:number-style>
    <style:style style:name="57,18cel-Sheet1" style:family="table-cell" style:parent-style-name="Default" style:data-style-name="N57,18cel-Sheet1"/>
    <number:number-style style:name="N57,19cel-Sheet1" style:volatile="true">
      <number:number number:min-integer-digits="1" number:decimal-places="0"/>
    </number:number-style>
    <style:style style:name="57,19cel-Sheet1" style:family="table-cell" style:parent-style-name="Default" style:data-style-name="N57,19cel-Sheet1"/>
    <number:number-style style:name="N57,22cel-Sheet1" style:volatile="true">
      <number:number number:min-integer-digits="1" number:decimal-places="0"/>
    </number:number-style>
    <style:style style:name="57,22cel-Sheet1" style:family="table-cell" style:parent-style-name="Default" style:data-style-name="N57,22cel-Sheet1"/>
    <number:number-style style:name="N57,23cel-Sheet1" style:volatile="true">
      <number:number number:min-integer-digits="1" number:decimal-places="0"/>
    </number:number-style>
    <style:style style:name="57,23cel-Sheet1" style:family="table-cell" style:parent-style-name="Default" style:data-style-name="N57,23cel-Sheet1"/>
    <number:number-style style:name="N57,26cel-Sheet1" style:volatile="true">
      <number:number number:min-integer-digits="1" number:decimal-places="0"/>
    </number:number-style>
    <style:style style:name="57,26cel-Sheet1" style:family="table-cell" style:parent-style-name="Default" style:data-style-name="N57,26cel-Sheet1"/>
    <number:number-style style:name="N57,34cel-Sheet1" style:volatile="true">
      <number:number number:min-integer-digits="1" number:decimal-places="0"/>
    </number:number-style>
    <style:style style:name="57,34cel-Sheet1" style:family="table-cell" style:parent-style-name="Default" style:data-style-name="N57,34cel-Sheet1"/>
    <number:number-style style:name="N57,35cel-Sheet1" style:volatile="true">
      <number:number number:min-integer-digits="1" number:decimal-places="0"/>
    </number:number-style>
    <style:style style:name="57,35cel-Sheet1" style:family="table-cell" style:parent-style-name="Default" style:data-style-name="N57,35cel-Sheet1"/>
    <number:number-style style:name="N57,38cel-Sheet1" style:volatile="true">
      <number:number number:min-integer-digits="1" number:decimal-places="0"/>
    </number:number-style>
    <style:style style:name="57,38cel-Sheet1" style:family="table-cell" style:parent-style-name="Default" style:data-style-name="N57,38cel-Sheet1"/>
    <number:number-style style:name="N57,39cel-Sheet1" style:volatile="true">
      <number:number number:min-integer-digits="1" number:decimal-places="0"/>
    </number:number-style>
    <style:style style:name="57,39cel-Sheet1" style:family="table-cell" style:parent-style-name="Default" style:data-style-name="N57,39cel-Sheet1"/>
    <number:number-style style:name="N57,40cel-Sheet1" style:volatile="true">
      <number:number number:min-integer-digits="1" number:decimal-places="0"/>
    </number:number-style>
    <style:style style:name="57,40cel-Sheet1" style:family="table-cell" style:parent-style-name="Default" style:data-style-name="N57,40cel-Sheet1"/>
    <number:number-style style:name="N57,42cel-Sheet1" style:volatile="true">
      <number:number number:min-integer-digits="1" number:decimal-places="0"/>
    </number:number-style>
    <style:style style:name="57,42cel-Sheet1" style:family="table-cell" style:parent-style-name="Default" style:data-style-name="N57,42cel-Sheet1"/>
    <number:number-style style:name="N57,51cel-Sheet1" style:volatile="true">
      <number:number number:min-integer-digits="1" number:decimal-places="0"/>
    </number:number-style>
    <style:style style:name="57,51cel-Sheet1" style:family="table-cell" style:parent-style-name="Default" style:data-style-name="N57,51cel-Sheet1"/>
    <number:number-style style:name="N57,52cel-Sheet1" style:volatile="true">
      <number:number number:min-integer-digits="1" number:decimal-places="0"/>
    </number:number-style>
    <style:style style:name="57,52cel-Sheet1" style:family="table-cell" style:parent-style-name="Default" style:data-style-name="N57,52cel-Sheet1"/>
  </office:automatic-styles>
  <office:body>
    <office:spreadsheet>
      <table:table table:name="Sheet1">
        <table:table-column table:style-name="1col-Sheet1" table:default-cell-style-name="Default"/>
        <table:table-column table:style-name="2col-Sheet1" table:default-cell-style-name="Default"/>
        <table:table-column table:style-name="3col-Sheet1" table:default-cell-style-name="Default"/>
        <table:table-column table:style-name="4col-Sheet1" table:default-cell-style-name="Default"/>
        <table:table-column table:style-name="5col-Sheet1" table:default-cell-style-name="Default"/>
        <table:table-column table:style-name="_col-Sheet1" table:number-columns-repeated="2" table:default-cell-style-name="Default"/>
        <table:table-column table:style-name="8col-Sheet1" table:number-columns-repeated="3" table:default-cell-style-name="Default"/>
        <table:table-column table:style-name="_col-Sheet1" table:default-cell-style-name="Default"/>
        <table:table-column table:style-name="8col-Sheet1" table:number-columns-repeated="8" table:default-cell-style-name="Default"/>
        <table:table-column table:style-name="20col-Sheet1" table:default-cell-style-name="Default"/>
        <table:table-column table:style-name="8col-Sheet1" table:default-cell-style-name="Default"/>
        <table:table-column table:style-name="22col-Sheet1" table:default-cell-style-name="Default"/>
        <table:table-column table:style-name="23col-Sheet1" table:default-cell-style-name="Default"/>
        <table:table-column table:style-name="24col-Sheet1" table:default-cell-style-name="Default"/>
        <table:table-column table:style-name="25col-Sheet1" table:default-cell-style-name="Default"/>
        <table:table-column table:style-name="26col-Sheet1" table:default-cell-style-name="Default"/>
        <table:table-column table:style-name="8col-Sheet1" table:default-cell-style-name="Default"/>
        <table:table-column table:style-name="28col-Sheet1" table:default-cell-style-name="Default"/>
        <table:table-column table:style-name="3col-Sheet1" table:default-cell-style-name="Default"/>
        <table:table-column table:style-name="23col-Sheet1" table:default-cell-style-name="Default"/>
        <table:table-column table:style-name="31col-Sheet1" table:number-columns-repeated="2" table:default-cell-style-name="Default"/>
        <table:table-column table:style-name="33col-Sheet1" table:default-cell-style-name="Default"/>
        <table:table-column table:style-name="34col-Sheet1" table:number-columns-repeated="2" table:default-cell-style-name="Default"/>
        <table:table-column table:style-name="_col-Sheet1" table:default-cell-style-name="Default"/>
        <table:table-column table:style-name="37col-Sheet1" table:default-cell-style-name="Default"/>
        <table:table-column table:style-name="3col-Sheet1" table:default-cell-style-name="Default"/>
        <table:table-column table:style-name="33col-Sheet1" table:default-cell-style-name="Default"/>
        <table:table-column table:style-name="_col-Sheet1" table:default-cell-style-name="Default"/>
        <table:table-column table:style-name="41col-Sheet1" table:default-cell-style-name="Default"/>
        <table:table-column table:style-name="31col-Sheet1" table:default-cell-style-name="Default"/>
        <table:table-column table:style-name="_col-Sheet1" table:number-columns-repeated="3" table:default-cell-style-name="Default"/>
        <table:table-column table:style-name="46col-Sheet1" table:default-cell-style-name="Default"/>
        <table:table-column table:style-name="4col-Sheet1" table:default-cell-style-name="Default"/>
        <table:table-column table:style-name="33col-Sheet1" table:default-cell-style-name="Default"/>
        <table:table-column table:style-name="49col-Sheet1" table:default-cell-style-name="Default"/>
        <table:table-column table:style-name="33col-Sheet1" table:default-cell-style-name="Default"/>
        <table:table-column table:style-name="51col-Sheet1" table:default-cell-style-name="Default"/>
        <table:table-column table:style-name="2col-Sheet1" table:default-cell-style-name="Default"/>
        <table:table-column table:style-name="4col-Sheet1" table:default-cell-style-name="Default"/>
        <table:table-column table:style-name="54col-Sheet1" table:default-cell-style-name="Default"/>
        <table:table-column table:style-name="_col-Sheet1" table:default-cell-style-name="Default"/>
        <table:table-row table:style-name="_row-Sheet1">
          <table:table-cell table:style-name="1,1cel-Sheet1" office:value-type="string">
            <text:p>date</text:p>
          </table:table-cell>
          <table:table-cell office:value-type="string">
            <text:p>10.16.08</text:p>
          </table:table-cell>
          <table:table-cell office:value-type="string">
            <text:p>10.21.08</text:p>
          </table:table-cell>
          <table:table-cell/>
          <table:table-cell/>
          <table:table-cell office:value-type="string">
            <text:p>10.22.08</text:p>
          </table:table-cell>
          <table:table-cell/>
          <table:table-cell office:value-type="string">
            <text:p>02.24.09</text:p>
          </table:table-cell>
          <table:table-cell/>
          <table:table-cell/>
          <table:table-cell table:style-name="1,11cel-Sheet1"/>
          <table:table-cell office:value-type="string">
            <text:p>02.26.09</text:p>
          </table:table-cell>
          <table:table-cell/>
          <table:table-cell/>
          <table:table-cell/>
          <table:table-cell office:value-type="string">
            <text:p>02.27.09</text:p>
          </table:table-cell>
          <table:table-cell office:value-type="string">
            <text:p>03.13.09</text:p>
          </table:table-cell>
          <table:table-cell office:value-type="string">
            <text:p>03.17.09</text:p>
          </table:table-cell>
          <table:table-cell/>
          <table:table-cell/>
          <table:table-cell/>
          <table:table-cell office:value-type="string">
            <text:p>03.19.09</text:p>
          </table:table-cell>
          <table:table-cell office:value-type="string">
            <text:p>03.25.09</text:p>
          </table:table-cell>
          <table:table-cell/>
          <table:table-cell/>
          <table:table-cell/>
          <table:table-cell/>
          <table:table-cell/>
          <table:table-cell/>
          <table:table-cell/>
          <table:table-cell/>
          <table:table-cell/>
          <table:table-cell/>
          <table:table-cell/>
          <table:table-cell office:value-type="string">
            <text:p>04.07.09</text:p>
          </table:table-cell>
          <table:table-cell/>
          <table:table-cell/>
          <table:table-cell office:value-type="string">
            <text:p>04.15.09</text:p>
          </table:table-cell>
          <table:table-cell/>
          <table:table-cell office:value-type="string">
            <text:p>04.17.09</text:p>
          </table:table-cell>
          <table:table-cell/>
          <table:table-cell office:value-type="string">
            <text:p>04.23.09</text:p>
          </table:table-cell>
          <table:table-cell/>
          <table:table-cell/>
          <table:table-cell/>
          <table:table-cell/>
          <table:table-cell/>
          <table:table-cell office:value-type="string">
            <text:p>04.24.09</text:p>
          </table:table-cell>
          <table:table-cell office:value-type="string">
            <text:p>04.29.09</text:p>
          </table:table-cell>
          <table:table-cell/>
          <table:table-cell office:value-type="string">
            <text:p>05.06.09</text:p>
          </table:table-cell>
          <table:table-cell office:value-type="string">
            <text:p>05.08.09</text:p>
          </table:table-cell>
          <table:table-cell/>
          <table:table-cell/>
          <table:table-cell/>
        </table:table-row>
        <table:table-row table:style-name="_row-Sheet1">
          <table:table-cell table:style-name="1,1cel-Sheet1" office:value-type="string">
            <text:p>rat id</text:p>
          </table:table-cell>
          <table:table-cell table:style-name="2,2cel-Sheet1" office:value-type="float" office:value="164">
            <text:p>164</text:p>
          </table:table-cell>
          <table:table-cell table:style-name="2,3cel-Sheet1" office:value-type="float" office:value="164">
            <text:p>164</text:p>
          </table:table-cell>
          <table:table-cell/>
          <table:table-cell/>
          <table:table-cell table:style-name="2,6cel-Sheet1" office:value-type="float" office:value="164">
            <text:p>164</text:p>
          </table:table-cell>
          <table:table-cell/>
          <table:table-cell table:style-name="2,8cel-Sheet1" office:value-type="float" office:value="164">
            <text:p>164</text:p>
          </table:table-cell>
          <table:table-cell/>
          <table:table-cell/>
          <table:table-cell table:style-name="1,11cel-Sheet1"/>
          <table:table-cell table:style-name="2,12cel-Sheet1" office:value-type="float" office:value="164">
            <text:p>164</text:p>
          </table:table-cell>
          <table:table-cell/>
          <table:table-cell/>
          <table:table-cell/>
          <table:table-cell table:style-name="2,16cel-Sheet1" office:value-type="float" office:value="164">
            <text:p>164</text:p>
          </table:table-cell>
          <table:table-cell table:style-name="2,17cel-Sheet1" office:value-type="float" office:value="164">
            <text:p>164</text:p>
          </table:table-cell>
          <table:table-cell table:style-name="2,18cel-Sheet1" office:value-type="float" office:value="164">
            <text:p>164</text:p>
          </table:table-cell>
          <table:table-cell/>
          <table:table-cell/>
          <table:table-cell/>
          <table:table-cell table:style-name="2,22cel-Sheet1" office:value-type="float" office:value="164">
            <text:p>164</text:p>
          </table:table-cell>
          <table:table-cell table:style-name="2,23cel-Sheet1" office:value-type="float" office:value="164">
            <text:p>164</text:p>
          </table:table-cell>
          <table:table-cell/>
          <table:table-cell/>
          <table:table-cell/>
          <table:table-cell/>
          <table:table-cell/>
          <table:table-cell/>
          <table:table-cell/>
          <table:table-cell/>
          <table:table-cell/>
          <table:table-cell/>
          <table:table-cell/>
          <table:table-cell table:style-name="2,35cel-Sheet1" office:value-type="float" office:value="164">
            <text:p>164</text:p>
          </table:table-cell>
          <table:table-cell/>
          <table:table-cell/>
          <table:table-cell table:style-name="2,38cel-Sheet1" office:value-type="float" office:value="164">
            <text:p>164</text:p>
          </table:table-cell>
          <table:table-cell/>
          <table:table-cell table:style-name="2,40cel-Sheet1" office:value-type="float" office:value="164">
            <text:p>164</text:p>
          </table:table-cell>
          <table:table-cell/>
          <table:table-cell table:style-name="2,42cel-Sheet1" office:value-type="float" office:value="188">
            <text:p>188</text:p>
          </table:table-cell>
          <table:table-cell/>
          <table:table-cell/>
          <table:table-cell/>
          <table:table-cell/>
          <table:table-cell/>
          <table:table-cell table:style-name="2,48cel-Sheet1" office:value-type="float" office:value="188">
            <text:p>188</text:p>
          </table:table-cell>
          <table:table-cell table:style-name="2,49cel-Sheet1" office:value-type="float" office:value="188">
            <text:p>188</text:p>
          </table:table-cell>
          <table:table-cell/>
          <table:table-cell table:style-name="2,51cel-Sheet1" office:value-type="float" office:value="188">
            <text:p>188</text:p>
          </table:table-cell>
          <table:table-cell table:style-name="2,52cel-Sheet1" office:value-type="float" office:value="188">
            <text:p>188</text:p>
          </table:table-cell>
          <table:table-cell/>
          <table:table-cell/>
          <table:table-cell/>
        </table:table-row>
        <table:table-row table:style-name="_row-Sheet1">
          <table:table-cell table:style-name="1,1cel-Sheet1" office:value-type="string">
            <text:p>personnel</text:p>
          </table:table-cell>
          <table:table-cell office:value-type="string">
            <text:p>balaji, erik, phil</text:p>
          </table:table-cell>
          <table:table-cell office:value-type="string">
            <text:p>balaji, erik</text:p>
          </table:table-cell>
          <table:table-cell/>
          <table:table-cell/>
          <table:table-cell office:value-type="string">
            <text:p>balaji, erik</text:p>
          </table:table-cell>
          <table:table-cell/>
          <table:table-cell office:value-type="string">
            <text:p>balaji, erik, yuli</text:p>
          </table:table-cell>
          <table:table-cell/>
          <table:table-cell/>
          <table:table-cell table:style-name="1,11cel-Sheet1"/>
          <table:table-cell office:value-type="string">
            <text:p>balaji, erik</text:p>
          </table:table-cell>
          <table:table-cell/>
          <table:table-cell/>
          <table:table-cell/>
          <table:table-cell office:value-type="string">
            <text:p>balaji, erik</text:p>
          </table:table-cell>
          <table:table-cell office:value-type="string">
            <text:p>pam, erik</text:p>
          </table:table-cell>
          <table:table-cell office:value-type="string">
            <text:p>balaji, erik</text:p>
          </table:table-cell>
          <table:table-cell/>
          <table:table-cell/>
          <table:table-cell/>
          <table:table-cell office:value-type="string">
            <text:p>balaji, erik</text:p>
          </table:table-cell>
          <table:table-cell office:value-type="string">
            <text:p>balaji, erik</text:p>
          </table:table-cell>
          <table:table-cell/>
          <table:table-cell/>
          <table:table-cell/>
          <table:table-cell/>
          <table:table-cell/>
          <table:table-cell/>
          <table:table-cell/>
          <table:table-cell/>
          <table:table-cell/>
          <table:table-cell/>
          <table:table-cell/>
          <table:table-cell office:value-type="string">
            <text:p>balaji, erik</text:p>
          </table:table-cell>
          <table:table-cell/>
          <table:table-cell/>
          <table:table-cell office:value-type="string">
            <text:p>balaji, phil, erik</text:p>
          </table:table-cell>
          <table:table-cell/>
          <table:table-cell office:value-type="string">
            <text:p>balaji, erik</text:p>
          </table:table-cell>
          <table:table-cell/>
          <table:table-cell office:value-type="string">
            <text:p>erik</text:p>
          </table:table-cell>
          <table:table-cell/>
          <table:table-cell/>
          <table:table-cell/>
          <table:table-cell/>
          <table:table-cell/>
          <table:table-cell office:value-type="string">
            <text:p>balaji, erik</text:p>
          </table:table-cell>
          <table:table-cell office:value-type="string">
            <text:p>balaji, erik</text:p>
          </table:table-cell>
          <table:table-cell/>
          <table:table-cell office:value-type="string">
            <text:p>erik</text:p>
          </table:table-cell>
          <table:table-cell office:value-type="string">
            <text:p>phil, erik, balaji</text:p>
          </table:table-cell>
          <table:table-cell/>
          <table:table-cell/>
          <table:table-cell/>
        </table:table-row>
        <table:table-row table:style-name="_row-Sheet1">
          <table:table-cell table:style-name="1,1cel-Sheet1" office:value-type="string">
            <text:p>notebook</text:p>
          </table:table-cell>
          <table:table-cell office:value-type="string">
            <text:p>NB11</text:p>
          </table:table-cell>
          <table:table-cell office:value-type="string">
            <text:p>NB11</text:p>
          </table:table-cell>
          <table:table-cell/>
          <table:table-cell/>
          <table:table-cell office:value-type="string">
            <text:p>NB11</text:p>
          </table:table-cell>
          <table:table-cell/>
          <table:table-cell office:value-type="string">
            <text:p>NB11</text:p>
          </table:table-cell>
          <table:table-cell/>
          <table:table-cell/>
          <table:table-cell table:style-name="1,11cel-Sheet1"/>
          <table:table-cell office:value-type="string">
            <text:p>NB11</text:p>
          </table:table-cell>
          <table:table-cell/>
          <table:table-cell/>
          <table:table-cell/>
          <table:table-cell office:value-type="string">
            <text:p>NB11</text:p>
          </table:table-cell>
          <table:table-cell office:value-type="string">
            <text:p>NB11</text:p>
          </table:table-cell>
          <table:table-cell office:value-type="string">
            <text:p>NB18</text:p>
          </table:table-cell>
          <table:table-cell/>
          <table:table-cell/>
          <table:table-cell/>
          <table:table-cell office:value-type="string">
            <text:p>NB18</text:p>
          </table:table-cell>
          <table:table-cell office:value-type="string">
            <text:p>NB18</text:p>
          </table:table-cell>
          <table:table-cell/>
          <table:table-cell/>
          <table:table-cell/>
          <table:table-cell/>
          <table:table-cell/>
          <table:table-cell/>
          <table:table-cell/>
          <table:table-cell/>
          <table:table-cell/>
          <table:table-cell/>
          <table:table-cell/>
          <table:table-cell office:value-type="string">
            <text:p>NB18</text:p>
          </table:table-cell>
          <table:table-cell/>
          <table:table-cell/>
          <table:table-cell office:value-type="string">
            <text:p>NB18</text:p>
          </table:table-cell>
          <table:table-cell/>
          <table:table-cell office:value-type="string">
            <text:p>NB18</text:p>
          </table:table-cell>
          <table:table-cell/>
          <table:table-cell office:value-type="string">
            <text:p>NB18</text:p>
          </table:table-cell>
          <table:table-cell/>
          <table:table-cell/>
          <table:table-cell/>
          <table:table-cell/>
          <table:table-cell/>
          <table:table-cell office:value-type="string">
            <text:p>NB18</text:p>
          </table:table-cell>
          <table:table-cell office:value-type="string">
            <text:p>NB18</text:p>
          </table:table-cell>
          <table:table-cell/>
          <table:table-cell office:value-type="string">
            <text:p>NB18</text:p>
          </table:table-cell>
          <table:table-cell office:value-type="string">
            <text:p>NB18</text:p>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electrode mfg</text:p>
          </table:table-cell>
          <table:table-cell office:value-type="string">
            <text:p>FHC</text:p>
          </table:table-cell>
          <table:table-cell office:value-type="string">
            <text:p>FHC</text:p>
          </table:table-cell>
          <table:table-cell/>
          <table:table-cell/>
          <table:table-cell office:value-type="string">
            <text:p>FHC</text:p>
          </table:table-cell>
          <table:table-cell/>
          <table:table-cell office:value-type="string">
            <text:p>FHC</text:p>
          </table:table-cell>
          <table:table-cell/>
          <table:table-cell/>
          <table:table-cell table:style-name="1,11cel-Sheet1"/>
          <table:table-cell office:value-type="string">
            <text:p>FHC</text:p>
          </table:table-cell>
          <table:table-cell/>
          <table:table-cell/>
          <table:table-cell/>
          <table:table-cell office:value-type="string">
            <text:p>FHC</text:p>
          </table:table-cell>
          <table:table-cell office:value-type="string">
            <text:p>FHC</text:p>
          </table:table-cell>
          <table:table-cell office:value-type="string">
            <text:p>FHC</text:p>
          </table:table-cell>
          <table:table-cell/>
          <table:table-cell/>
          <table:table-cell/>
          <table:table-cell office:value-type="string">
            <text:p>FHC</text:p>
          </table:table-cell>
          <table:table-cell office:value-type="string">
            <text:p>cat</text:p>
          </table:table-cell>
          <table:table-cell/>
          <table:table-cell/>
          <table:table-cell office:value-type="string">
            <text:p>FHC</text:p>
          </table:table-cell>
          <table:table-cell/>
          <table:table-cell/>
          <table:table-cell/>
          <table:table-cell/>
          <table:table-cell/>
          <table:table-cell/>
          <table:table-cell/>
          <table:table-cell/>
          <table:table-cell office:value-type="string">
            <text:p>FHC</text:p>
          </table:table-cell>
          <table:table-cell/>
          <table:table-cell/>
          <table:table-cell office:value-type="string">
            <text:p>FHC</text:p>
          </table:table-cell>
          <table:table-cell/>
          <table:table-cell office:value-type="string">
            <text:p>FHC</text:p>
          </table:table-cell>
          <table:table-cell/>
          <table:table-cell office:value-type="string">
            <text:p>microprobe</text:p>
          </table:table-cell>
          <table:table-cell/>
          <table:table-cell/>
          <table:table-cell/>
          <table:table-cell/>
          <table:table-cell/>
          <table:table-cell office:value-type="string">
            <text:p>microprobe</text:p>
          </table:table-cell>
          <table:table-cell office:value-type="string">
            <text:p>FHC</text:p>
          </table:table-cell>
          <table:table-cell/>
          <table:table-cell office:value-type="string">
            <text:p>probably FHC</text:p>
          </table:table-cell>
          <table:table-cell office:value-type="string">
            <text:p>FHC</text:p>
          </table:table-cell>
          <table:table-cell/>
          <table:table-cell/>
          <table:table-cell/>
        </table:table-row>
        <table:table-row table:style-name="_row-Sheet1">
          <table:table-cell table:style-name="7,1cel-Sheet1" office:value-type="string">
            <text:p>electrode model</text:p>
          </table:table-cell>
          <table:table-cell table:style-name="1,11cel-Sheet1" office:value-type="string">
            <text:p>feldman specs</text:p>
          </table:table-cell>
          <table:table-cell office:value-type="string">
            <text:p>UEWMCGLECN3M</text:p>
          </table:table-cell>
          <table:table-cell/>
          <table:table-cell/>
          <table:table-cell office:value-type="string">
            <text:p>UEWMCGLECN3M</text:p>
          </table:table-cell>
          <table:table-cell/>
          <table:table-cell office:value-type="string">
            <text:p>UEWMCGLECN3M</text:p>
          </table:table-cell>
          <table:table-cell/>
          <table:table-cell/>
          <table:table-cell table:style-name="1,11cel-Sheet1"/>
          <table:table-cell office:value-type="string">
            <text:p>UEWMCGLEEN3M</text:p>
          </table:table-cell>
          <table:table-cell/>
          <table:table-cell/>
          <table:table-cell/>
          <table:table-cell office:value-type="string">
            <text:p>UEWMCGLEEN3M</text:p>
          </table:table-cell>
          <table:table-cell office:value-type="string">
            <text:p>UEWMCGLEEN3M</text:p>
          </table:table-cell>
          <table:table-cell office:value-type="string">
            <text:p>UEWMCGLEEN3M</text:p>
          </table:table-cell>
          <table:table-cell/>
          <table:table-cell/>
          <table:table-cell/>
          <table:table-cell office:value-type="string">
            <text:p>UEWMCGLEEN3M</text:p>
          </table:table-cell>
          <table:table-cell/>
          <table:table-cell/>
          <table:table-cell/>
          <table:table-cell office:value-type="string">
            <text:p>UEWMCGTECN3M</text:p>
          </table:table-cell>
          <table:table-cell/>
          <table:table-cell/>
          <table:table-cell/>
          <table:table-cell/>
          <table:table-cell/>
          <table:table-cell/>
          <table:table-cell/>
          <table:table-cell/>
          <table:table-cell office:value-type="string">
            <text:p>?</text:p>
          </table:table-cell>
          <table:table-cell/>
          <table:table-cell/>
          <table:table-cell office:value-type="string">
            <text:p>?</text:p>
          </table:table-cell>
          <table:table-cell/>
          <table:table-cell office:value-type="string">
            <text:p>?</text:p>
          </table:table-cell>
          <table:table-cell/>
          <table:table-cell office:value-type="string">
            <text:p>WE3PT31.0A3</text:p>
          </table:table-cell>
          <table:table-cell/>
          <table:table-cell/>
          <table:table-cell/>
          <table:table-cell/>
          <table:table-cell/>
          <table:table-cell office:value-type="string">
            <text:p>WE3PT31.0A3</text:p>
          </table:table-cell>
          <table:table-cell office:value-type="string">
            <text:p>?</text:p>
          </table:table-cell>
          <table:table-cell/>
          <table:table-cell/>
          <table:table-cell office:value-type="string">
            <text:p>UE(PR2)</text:p>
          </table:table-cell>
          <table:table-cell/>
          <table:table-cell/>
          <table:table-cell/>
        </table:table-row>
        <table:table-row table:style-name="_row-Sheet1">
          <table:table-cell table:style-name="1,1cel-Sheet1" office:value-type="string">
            <text:p>electrode lot</text:p>
          </table:table-cell>
          <table:table-cell office:value-type="string">
            <text:p>?</text:p>
          </table:table-cell>
          <table:table-cell table:style-name="8,3cel-Sheet1" office:value-type="float" office:value="843021">
            <text:p>843021</text:p>
          </table:table-cell>
          <table:table-cell/>
          <table:table-cell/>
          <table:table-cell table:style-name="8,6cel-Sheet1" office:value-type="float" office:value="843021">
            <text:p>843021</text:p>
          </table:table-cell>
          <table:table-cell/>
          <table:table-cell table:style-name="8,8cel-Sheet1" office:value-type="float" office:value="885191">
            <text:p>885191</text:p>
          </table:table-cell>
          <table:table-cell/>
          <table:table-cell/>
          <table:table-cell table:style-name="1,11cel-Sheet1"/>
          <table:table-cell office:value-type="string">
            <text:p>?</text:p>
          </table:table-cell>
          <table:table-cell/>
          <table:table-cell/>
          <table:table-cell/>
          <table:table-cell office:value-type="string">
            <text:p>?</text:p>
          </table:table-cell>
          <table:table-cell office:value-type="string">
            <text:p>?</text:p>
          </table:table-cell>
          <table:table-cell table:style-name="8,18cel-Sheet1" office:value-type="float" office:value="885192">
            <text:p>885192</text:p>
          </table:table-cell>
          <table:table-cell/>
          <table:table-cell/>
          <table:table-cell/>
          <table:table-cell table:style-name="8,22cel-Sheet1" office:value-type="float" office:value="885192">
            <text:p>885192</text:p>
          </table:table-cell>
          <table:table-cell/>
          <table:table-cell/>
          <table:table-cell/>
          <table:table-cell office:value-type="string">
            <text:p>?</text:p>
          </table:table-cell>
          <table:table-cell/>
          <table:table-cell/>
          <table:table-cell/>
          <table:table-cell/>
          <table:table-cell/>
          <table:table-cell/>
          <table:table-cell/>
          <table:table-cell/>
          <table:table-cell office:value-type="string">
            <text:p>?</text:p>
          </table:table-cell>
          <table:table-cell/>
          <table:table-cell/>
          <table:table-cell office:value-type="string">
            <text:p>?</text:p>
          </table:table-cell>
          <table:table-cell/>
          <table:table-cell office:value-type="string">
            <text:p>?</text:p>
          </table:table-cell>
          <table:table-cell/>
          <table:table-cell table:style-name="8,42cel-Sheet1" office:value-type="float" office:value="57">
            <text:p>57</text:p>
          </table:table-cell>
          <table:table-cell/>
          <table:table-cell/>
          <table:table-cell/>
          <table:table-cell/>
          <table:table-cell/>
          <table:table-cell table:style-name="8,48cel-Sheet1" office:value-type="float" office:value="57">
            <text:p>57</text:p>
          </table:table-cell>
          <table:table-cell office:value-type="string">
            <text:p>?</text:p>
          </table:table-cell>
          <table:table-cell/>
          <table:table-cell/>
          <table:table-cell table:style-name="8,52cel-Sheet1" office:value-type="float" office:value="939352">
            <text:p>939352</text:p>
          </table:table-cell>
          <table:table-cell/>
          <table:table-cell/>
          <table:table-cell/>
        </table:table-row>
        <table:table-row table:style-name="_row-Sheet1">
          <table:table-cell table:style-name="1,1cel-Sheet1" office:value-type="string">
            <text:p>electrode params</text:p>
          </table:table-cell>
          <table:table-cell office:value-type="string">
            <text:p>?</text:p>
          </table:table-cell>
          <table:table-cell office:value-type="string">
            <text:p>20/40/10</text:p>
          </table:table-cell>
          <table:table-cell/>
          <table:table-cell/>
          <table:table-cell office:value-type="string">
            <text:p>20/40/10</text:p>
          </table:table-cell>
          <table:table-cell/>
          <table:table-cell office:value-type="string">
            <text:p>?</text:p>
          </table:table-cell>
          <table:table-cell/>
          <table:table-cell/>
          <table:table-cell table:style-name="1,11cel-Sheet1"/>
          <table:table-cell office:value-type="string">
            <text:p>?</text:p>
          </table:table-cell>
          <table:table-cell/>
          <table:table-cell/>
          <table:table-cell/>
          <table:table-cell office:value-type="string">
            <text:p>?</text:p>
          </table:table-cell>
          <table:table-cell office:value-type="string">
            <text:p>?</text:p>
          </table:table-cell>
          <table:table-cell office:value-type="string">
            <text:p>20/40/10</text:p>
          </table:table-cell>
          <table:table-cell/>
          <table:table-cell/>
          <table:table-cell/>
          <table:table-cell office:value-type="string">
            <text:p>20/40/10</text:p>
          </table:table-cell>
          <table:table-cell/>
          <table:table-cell/>
          <table:table-cell/>
          <table:table-cell office:value-type="string">
            <text:p>?</text:p>
          </table:table-cell>
          <table:table-cell/>
          <table:table-cell/>
          <table:table-cell/>
          <table:table-cell/>
          <table:table-cell/>
          <table:table-cell/>
          <table:table-cell/>
          <table:table-cell/>
          <table:table-cell office:value-type="string">
            <text:p>?</text:p>
          </table:table-cell>
          <table:table-cell/>
          <table:table-cell/>
          <table:table-cell office:value-type="string">
            <text:p>?</text:p>
          </table:table-cell>
          <table:table-cell/>
          <table:table-cell office:value-type="string">
            <text:p>?</text:p>
          </table:table-cell>
          <table:table-cell/>
          <table:table-cell office:value-type="string">
            <text:p>ME9425</text:p>
          </table:table-cell>
          <table:table-cell/>
          <table:table-cell/>
          <table:table-cell/>
          <table:table-cell/>
          <table:table-cell/>
          <table:table-cell office:value-type="string">
            <text:p>ME9425</text:p>
          </table:table-cell>
          <table:table-cell office:value-type="string">
            <text:p>?</text:p>
          </table:table-cell>
          <table:table-cell/>
          <table:table-cell/>
          <table:table-cell office:value-type="string">
            <text:p>?</text:p>
          </table:table-cell>
          <table:table-cell/>
          <table:table-cell/>
          <table:table-cell/>
        </table:table-row>
        <table:table-row table:style-name="_row-Sheet1">
          <table:table-cell table:style-name="1,1cel-Sheet1" office:value-type="string">
            <text:p>electrode num</text:p>
          </table:table-cell>
          <table:table-cell office:value-type="string">
            <text:p>?</text:p>
          </table:table-cell>
          <table:table-cell table:style-name="10,3cel-Sheet1" office:value-type="float" office:value="7">
            <text:p>7</text:p>
          </table:table-cell>
          <table:table-cell/>
          <table:table-cell/>
          <table:table-cell table:style-name="10,6cel-Sheet1" office:value-type="float" office:value="7">
            <text:p>7</text:p>
          </table:table-cell>
          <table:table-cell/>
          <table:table-cell office:value-type="string">
            <text:p>?</text:p>
          </table:table-cell>
          <table:table-cell/>
          <table:table-cell/>
          <table:table-cell table:style-name="1,11cel-Sheet1"/>
          <table:table-cell office:value-type="string">
            <text:p>?</text:p>
          </table:table-cell>
          <table:table-cell/>
          <table:table-cell/>
          <table:table-cell/>
          <table:table-cell office:value-type="string">
            <text:p>?</text:p>
          </table:table-cell>
          <table:table-cell office:value-type="string">
            <text:p>?</text:p>
          </table:table-cell>
          <table:table-cell table:style-name="10,18cel-Sheet1" office:value-type="float" office:value="6">
            <text:p>6</text:p>
          </table:table-cell>
          <table:table-cell/>
          <table:table-cell/>
          <table:table-cell/>
          <table:table-cell table:style-name="10,22cel-Sheet1" office:value-type="float" office:value="5">
            <text:p>5</text:p>
          </table:table-cell>
          <table:table-cell/>
          <table:table-cell/>
          <table:table-cell/>
          <table:table-cell office:value-type="string">
            <text:p>?</text:p>
          </table:table-cell>
          <table:table-cell/>
          <table:table-cell/>
          <table:table-cell/>
          <table:table-cell/>
          <table:table-cell/>
          <table:table-cell/>
          <table:table-cell/>
          <table:table-cell/>
          <table:table-cell office:value-type="string">
            <text:p>?</text:p>
          </table:table-cell>
          <table:table-cell/>
          <table:table-cell/>
          <table:table-cell office:value-type="string">
            <text:p>?</text:p>
          </table:table-cell>
          <table:table-cell/>
          <table:table-cell office:value-type="string">
            <text:p>?</text:p>
          </table:table-cell>
          <table:table-cell/>
          <table:table-cell office:value-type="string">
            <text:p>?</text:p>
          </table:table-cell>
          <table:table-cell/>
          <table:table-cell/>
          <table:table-cell/>
          <table:table-cell/>
          <table:table-cell/>
          <table:table-cell office:value-type="string">
            <text:p>?</text:p>
          </table:table-cell>
          <table:table-cell table:style-name="10,49cel-Sheet1" office:value-type="float" office:value="10">
            <text:p>10</text:p>
          </table:table-cell>
          <table:table-cell/>
          <table:table-cell/>
          <table:table-cell table:style-name="10,52cel-Sheet1" office:value-type="float" office:value="5">
            <text:p>5</text:p>
          </table:table-cell>
          <table:table-cell/>
          <table:table-cell/>
          <table:table-cell/>
        </table:table-row>
        <table:table-row table:style-name="_row-Sheet1">
          <table:table-cell table:style-name="1,1cel-Sheet1" office:value-type="string">
            <text:p>electrode imp MOhm</text:p>
          </table:table-cell>
          <table:table-cell table:style-name="11,2cel-Sheet1" office:value-type="float" office:value="1.1">
            <text:p>1.1</text:p>
          </table:table-cell>
          <table:table-cell table:style-name="11,3cel-Sheet1" office:value-type="float" office:value="1.1">
            <text:p>1.1</text:p>
          </table:table-cell>
          <table:table-cell/>
          <table:table-cell/>
          <table:table-cell table:style-name="11,6cel-Sheet1" office:value-type="float" office:value="1.1">
            <text:p>1.1</text:p>
          </table:table-cell>
          <table:table-cell/>
          <table:table-cell table:style-name="11,8cel-Sheet1" office:value-type="float" office:value="1.2">
            <text:p>1.2</text:p>
          </table:table-cell>
          <table:table-cell/>
          <table:table-cell/>
          <table:table-cell table:style-name="1,11cel-Sheet1"/>
          <table:table-cell table:style-name="11,12cel-Sheet1" office:value-type="float" office:value="6.5">
            <text:p>6.5</text:p>
          </table:table-cell>
          <table:table-cell/>
          <table:table-cell/>
          <table:table-cell/>
          <table:table-cell table:style-name="11,16cel-Sheet1" office:value-type="float" office:value="6.5">
            <text:p>6.5</text:p>
          </table:table-cell>
          <table:table-cell table:style-name="11,17cel-Sheet1" office:value-type="float" office:value="6.5">
            <text:p>6.5</text:p>
          </table:table-cell>
          <table:table-cell table:style-name="11,18cel-Sheet1" office:value-type="float" office:value="5.8">
            <text:p>5.8</text:p>
          </table:table-cell>
          <table:table-cell/>
          <table:table-cell/>
          <table:table-cell/>
          <table:table-cell table:style-name="11,22cel-Sheet1" office:value-type="float" office:value="5.9">
            <text:p>5.9</text:p>
          </table:table-cell>
          <table:table-cell table:style-name="11,23cel-Sheet1" office:value-type="float" office:value="1">
            <text:p>1</text:p>
          </table:table-cell>
          <table:table-cell/>
          <table:table-cell/>
          <table:table-cell table:style-name="11,26cel-Sheet1" office:value-type="float" office:value="1.1">
            <text:p>1.1</text:p>
          </table:table-cell>
          <table:table-cell/>
          <table:table-cell/>
          <table:table-cell/>
          <table:table-cell/>
          <table:table-cell/>
          <table:table-cell/>
          <table:table-cell/>
          <table:table-cell/>
          <table:table-cell table:style-name="11,35cel-Sheet1" office:value-type="float" office:value="1">
            <text:p>1</text:p>
          </table:table-cell>
          <table:table-cell/>
          <table:table-cell/>
          <table:table-cell table:style-name="11,38cel-Sheet1" office:value-type="float" office:value="1">
            <text:p>1</text:p>
          </table:table-cell>
          <table:table-cell/>
          <table:table-cell table:style-name="11,40cel-Sheet1" office:value-type="float" office:value="1">
            <text:p>1</text:p>
          </table:table-cell>
          <table:table-cell/>
          <table:table-cell table:style-name="11,42cel-Sheet1" office:value-type="float" office:value="1">
            <text:p>1</text:p>
          </table:table-cell>
          <table:table-cell/>
          <table:table-cell/>
          <table:table-cell/>
          <table:table-cell/>
          <table:table-cell/>
          <table:table-cell table:style-name="11,48cel-Sheet1" office:value-type="float" office:value="1">
            <text:p>1</text:p>
          </table:table-cell>
          <table:table-cell table:style-name="11,49cel-Sheet1" office:value-type="float" office:value="6">
            <text:p>6</text:p>
          </table:table-cell>
          <table:table-cell/>
          <table:table-cell office:value-type="string">
            <text:p>probably 6</text:p>
          </table:table-cell>
          <table:table-cell table:style-name="11,52cel-Sheet1" office:value-type="float" office:value="14.4">
            <text:p>14.4</text:p>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ref AP</text:p>
          </table:table-cell>
          <table:table-cell table:style-name="13,2cel-Sheet1" office:value-type="float" office:value="3.65">
            <text:p>3.65</text:p>
          </table:table-cell>
          <table:table-cell table:style-name="13,3cel-Sheet1" office:value-type="float" office:value="2.725">
            <text:p>2.725</text:p>
          </table:table-cell>
          <table:table-cell/>
          <table:table-cell/>
          <table:table-cell table:style-name="13,6cel-Sheet1" office:value-type="float" office:value="2.8">
            <text:p>2.8</text:p>
          </table:table-cell>
          <table:table-cell/>
          <table:table-cell table:style-name="13,8cel-Sheet1" office:value-type="float" office:value="13.28">
            <text:p>13.28</text:p>
          </table:table-cell>
          <table:table-cell/>
          <table:table-cell/>
          <table:table-cell table:style-name="1,11cel-Sheet1"/>
          <table:table-cell table:style-name="13,12cel-Sheet1" office:value-type="float" office:value="12.5">
            <text:p>12.5</text:p>
          </table:table-cell>
          <table:table-cell/>
          <table:table-cell/>
          <table:table-cell/>
          <table:table-cell table:style-name="13,16cel-Sheet1" office:value-type="float" office:value="12.58">
            <text:p>12.58</text:p>
          </table:table-cell>
          <table:table-cell table:style-name="13,17cel-Sheet1" office:value-type="float" office:value="21.97">
            <text:p>21.97</text:p>
          </table:table-cell>
          <table:table-cell table:style-name="13,18cel-Sheet1" office:value-type="float" office:value="9">
            <text:p>9</text:p>
          </table:table-cell>
          <table:table-cell/>
          <table:table-cell/>
          <table:table-cell/>
          <table:table-cell table:style-name="13,22cel-Sheet1" office:value-type="float" office:value="14.92">
            <text:p>14.92</text:p>
          </table:table-cell>
          <table:table-cell table:style-name="13,23cel-Sheet1" office:value-type="float" office:value="20.25">
            <text:p>20.25</text:p>
          </table:table-cell>
          <table:table-cell/>
          <table:table-cell/>
          <table:table-cell table:style-name="13,26cel-Sheet1" office:value-type="float" office:value="18.9">
            <text:p>18.9</text:p>
          </table:table-cell>
          <table:table-cell/>
          <table:table-cell/>
          <table:table-cell/>
          <table:table-cell/>
          <table:table-cell/>
          <table:table-cell/>
          <table:table-cell/>
          <table:table-cell/>
          <table:table-cell table:style-name="13,35cel-Sheet1" office:value-type="float" office:value="9.41">
            <text:p>9.41</text:p>
          </table:table-cell>
          <table:table-cell/>
          <table:table-cell/>
          <table:table-cell table:style-name="13,38cel-Sheet1" office:value-type="float" office:value="7.66">
            <text:p>7.66</text:p>
          </table:table-cell>
          <table:table-cell/>
          <table:table-cell table:style-name="13,40cel-Sheet1" office:value-type="float" office:value="19.07">
            <text:p>19.07</text:p>
          </table:table-cell>
          <table:table-cell/>
          <table:table-cell table:style-name="13,42cel-Sheet1" office:value-type="float" office:value="11.96">
            <text:p>11.96</text:p>
          </table:table-cell>
          <table:table-cell/>
          <table:table-cell/>
          <table:table-cell/>
          <table:table-cell/>
          <table:table-cell/>
          <table:table-cell table:style-name="13,48cel-Sheet1" office:value-type="float" office:value="12.44">
            <text:p>12.44</text:p>
          </table:table-cell>
          <table:table-cell table:style-name="13,49cel-Sheet1" office:value-type="float" office:value="12.04">
            <text:p>12.04</text:p>
          </table:table-cell>
          <table:table-cell/>
          <table:table-cell table:style-name="13,51cel-Sheet1" office:value-type="float" office:value="11.19">
            <text:p>11.19</text:p>
          </table:table-cell>
          <table:table-cell table:style-name="13,52cel-Sheet1" office:value-type="float" office:value="17.19">
            <text:p>17.19</text:p>
          </table:table-cell>
          <table:table-cell/>
          <table:table-cell/>
          <table:table-cell/>
        </table:table-row>
        <table:table-row table:style-name="_row-Sheet1">
          <table:table-cell table:style-name="1,1cel-Sheet1" office:value-type="string">
            <text:p>ref ML</text:p>
          </table:table-cell>
          <table:table-cell table:style-name="14,2cel-Sheet1" office:value-type="float" office:value="15.06">
            <text:p>15.06</text:p>
          </table:table-cell>
          <table:table-cell table:style-name="14,3cel-Sheet1" office:value-type="float" office:value="20.775">
            <text:p>20.775</text:p>
          </table:table-cell>
          <table:table-cell/>
          <table:table-cell/>
          <table:table-cell table:style-name="14,6cel-Sheet1" office:value-type="float" office:value="19.98">
            <text:p>19.98</text:p>
          </table:table-cell>
          <table:table-cell/>
          <table:table-cell table:style-name="14,8cel-Sheet1" office:value-type="float" office:value="19.88">
            <text:p>19.88</text:p>
          </table:table-cell>
          <table:table-cell/>
          <table:table-cell/>
          <table:table-cell table:style-name="1,11cel-Sheet1"/>
          <table:table-cell table:style-name="14,12cel-Sheet1" office:value-type="float" office:value="19.04">
            <text:p>19.04</text:p>
          </table:table-cell>
          <table:table-cell/>
          <table:table-cell/>
          <table:table-cell/>
          <table:table-cell table:style-name="14,16cel-Sheet1" office:value-type="float" office:value="19.28">
            <text:p>19.28</text:p>
          </table:table-cell>
          <table:table-cell table:style-name="14,17cel-Sheet1" office:value-type="float" office:value="20.71">
            <text:p>20.71</text:p>
          </table:table-cell>
          <table:table-cell table:style-name="14,18cel-Sheet1" office:value-type="float" office:value="15.94">
            <text:p>15.94</text:p>
          </table:table-cell>
          <table:table-cell/>
          <table:table-cell/>
          <table:table-cell/>
          <table:table-cell table:style-name="14,22cel-Sheet1" office:value-type="float" office:value="18.67">
            <text:p>18.67</text:p>
          </table:table-cell>
          <table:table-cell table:style-name="14,23cel-Sheet1" office:value-type="float" office:value="22.6">
            <text:p>22.6</text:p>
          </table:table-cell>
          <table:table-cell/>
          <table:table-cell/>
          <table:table-cell table:style-name="14,26cel-Sheet1" office:value-type="float" office:value="25.12">
            <text:p>25.12</text:p>
          </table:table-cell>
          <table:table-cell/>
          <table:table-cell/>
          <table:table-cell/>
          <table:table-cell/>
          <table:table-cell/>
          <table:table-cell/>
          <table:table-cell/>
          <table:table-cell/>
          <table:table-cell table:style-name="14,35cel-Sheet1" office:value-type="float" office:value="20.74">
            <text:p>20.74</text:p>
          </table:table-cell>
          <table:table-cell/>
          <table:table-cell/>
          <table:table-cell table:style-name="14,38cel-Sheet1" office:value-type="float" office:value="19.81">
            <text:p>19.81</text:p>
          </table:table-cell>
          <table:table-cell/>
          <table:table-cell table:style-name="14,40cel-Sheet1" office:value-type="float" office:value="19.99">
            <text:p>19.99</text:p>
          </table:table-cell>
          <table:table-cell/>
          <table:table-cell table:style-name="14,42cel-Sheet1" office:value-type="float" office:value="19.46">
            <text:p>19.46</text:p>
          </table:table-cell>
          <table:table-cell/>
          <table:table-cell/>
          <table:table-cell/>
          <table:table-cell/>
          <table:table-cell/>
          <table:table-cell table:style-name="14,48cel-Sheet1" office:value-type="float" office:value="16.86">
            <text:p>16.86</text:p>
          </table:table-cell>
          <table:table-cell table:style-name="14,49cel-Sheet1" office:value-type="float" office:value="12.22">
            <text:p>12.22</text:p>
          </table:table-cell>
          <table:table-cell/>
          <table:table-cell table:style-name="14,51cel-Sheet1" office:value-type="float" office:value="12.51">
            <text:p>12.51</text:p>
          </table:table-cell>
          <table:table-cell table:style-name="14,52cel-Sheet1" office:value-type="float" office:value="15.02">
            <text:p>15.02</text:p>
          </table:table-cell>
          <table:table-cell/>
          <table:table-cell/>
          <table:table-cell/>
        </table:table-row>
        <table:table-row table:style-name="_row-Sheet1">
          <table:table-cell table:style-name="1,1cel-Sheet1" office:value-type="string">
            <text:p>ref Z</text:p>
          </table:table-cell>
          <table:table-cell table:style-name="15,2cel-Sheet1" office:value-type="float" office:value="29.34">
            <text:p>29.34</text:p>
          </table:table-cell>
          <table:table-cell table:style-name="15,3cel-Sheet1" office:value-type="float" office:value="32.155">
            <text:p>32.155</text:p>
          </table:table-cell>
          <table:table-cell/>
          <table:table-cell/>
          <table:table-cell table:style-name="15,6cel-Sheet1" office:value-type="float" office:value="30.57">
            <text:p>30.57</text:p>
          </table:table-cell>
          <table:table-cell/>
          <table:table-cell table:style-name="15,8cel-Sheet1" office:value-type="float" office:value="36.97">
            <text:p>36.97</text:p>
          </table:table-cell>
          <table:table-cell/>
          <table:table-cell/>
          <table:table-cell table:style-name="1,11cel-Sheet1"/>
          <table:table-cell table:style-name="15,12cel-Sheet1" office:value-type="float" office:value="31.81">
            <text:p>31.81</text:p>
          </table:table-cell>
          <table:table-cell/>
          <table:table-cell/>
          <table:table-cell/>
          <table:table-cell table:style-name="15,16cel-Sheet1" office:value-type="float" office:value="31.84">
            <text:p>31.84</text:p>
          </table:table-cell>
          <table:table-cell table:style-name="15,17cel-Sheet1" office:value-type="float" office:value="34.55">
            <text:p>34.55</text:p>
          </table:table-cell>
          <table:table-cell table:style-name="15,18cel-Sheet1" office:value-type="float" office:value="26.1">
            <text:p>26.1</text:p>
          </table:table-cell>
          <table:table-cell/>
          <table:table-cell/>
          <table:table-cell/>
          <table:table-cell table:style-name="15,22cel-Sheet1" office:value-type="float" office:value="24.6">
            <text:p>24.6</text:p>
          </table:table-cell>
          <table:table-cell table:style-name="15,23cel-Sheet1" office:value-type="float" office:value="46.49">
            <text:p>46.49</text:p>
          </table:table-cell>
          <table:table-cell/>
          <table:table-cell/>
          <table:table-cell table:style-name="15,26cel-Sheet1" office:value-type="float" office:value="35.63">
            <text:p>35.63</text:p>
          </table:table-cell>
          <table:table-cell/>
          <table:table-cell/>
          <table:table-cell/>
          <table:table-cell/>
          <table:table-cell/>
          <table:table-cell/>
          <table:table-cell/>
          <table:table-cell/>
          <table:table-cell table:style-name="15,35cel-Sheet1" office:value-type="float" office:value="21.01">
            <text:p>21.01</text:p>
          </table:table-cell>
          <table:table-cell/>
          <table:table-cell/>
          <table:table-cell table:style-name="15,38cel-Sheet1" office:value-type="float" office:value="64.09">
            <text:p>64.09</text:p>
          </table:table-cell>
          <table:table-cell/>
          <table:table-cell table:style-name="15,40cel-Sheet1" office:value-type="float" office:value="64.14">
            <text:p>64.14</text:p>
          </table:table-cell>
          <table:table-cell/>
          <table:table-cell table:style-name="15,42cel-Sheet1" office:value-type="float" office:value="52.85">
            <text:p>52.85</text:p>
          </table:table-cell>
          <table:table-cell/>
          <table:table-cell/>
          <table:table-cell/>
          <table:table-cell/>
          <table:table-cell/>
          <table:table-cell table:style-name="15,48cel-Sheet1" office:value-type="float" office:value="65.1">
            <text:p>65.1</text:p>
          </table:table-cell>
          <table:table-cell table:style-name="15,49cel-Sheet1" office:value-type="float" office:value="40.87">
            <text:p>40.87</text:p>
          </table:table-cell>
          <table:table-cell/>
          <table:table-cell table:style-name="15,51cel-Sheet1" office:value-type="float" office:value="41.52">
            <text:p>41.52</text:p>
          </table:table-cell>
          <table:table-cell table:style-name="15,52cel-Sheet1" office:value-type="float" office:value="44.02">
            <text:p>44.02</text:p>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file</text:p>
          </table:table-cell>
          <table:table-cell table:style-name="17,2cel-Sheet1" office:value-type="string">
            <text:p>rat164.10.16.08.5minGauss100HzPenetration3.depth13.24.visualHashMoreVisualCell.smr</text:p>
          </table:table-cell>
          <table:table-cell table:style-name="17,2cel-Sheet1" office:value-type="string">
            <text:p>long penetration 1, some visual recordings.smr</text:p>
          </table:table-cell>
          <table:table-cell table:style-name="17,2cel-Sheet1"/>
          <table:table-cell table:style-name="17,2cel-Sheet1"/>
          <table:table-cell table:style-name="17,2cel-Sheet1" office:value-type="string">
            <text:p>pen1.depth.is.15.022.definitely.the.best.cell.so.far.on.cell.smr</text:p>
          </table:table-cell>
          <table:table-cell table:style-name="17,2cel-Sheet1"/>
          <table:table-cell table:style-name="17,2cel-Sheet1" office:value-type="string">
            <text:p>164.pen1.smr</text:p>
          </table:table-cell>
          <table:table-cell table:style-name="17,2cel-Sheet1" office:value-type="string">
            <text:p>164.pen1.2nd.smr</text:p>
          </table:table-cell>
          <table:table-cell table:style-name="17,2cel-Sheet1"/>
          <table:table-cell table:style-name="17,11cel-Sheet1"/>
          <table:table-cell table:style-name="17,2cel-Sheet1" office:value-type="string">
            <text:p>pen2 2x 5 min Gauss Noise.164.smr</text:p>
          </table:table-cell>
          <table:table-cell table:style-name="17,2cel-Sheet1"/>
          <table:table-cell table:style-name="17,2cel-Sheet1" office:value-type="string">
            <text:p>pen2 1x 5min Gauss Noise.164.16.605.smr</text:p>
          </table:table-cell>
          <table:table-cell table:style-name="17,2cel-Sheet1" office:value-type="string">
            <text:p>pen2 1x 5 min Gauss Noise.164.15.84.smr</text:p>
          </table:table-cell>
          <table:table-cell table:style-name="17,2cel-Sheet1" office:value-type="string">
            <text:p>164_1hr_unq_rpt_seq.smr</text:p>
          </table:table-cell>
          <table:table-cell table:style-name="17,2cel-Sheet1" office:value-type="string">
            <text:p>03.13.09.rat 164.pen2.depth is 17.62.crftrf.gaus.hattern.smr</text:p>
          </table:table-cell>
          <table:table-cell table:style-name="17,2cel-Sheet1" office:value-type="string">
            <text:p>03.17.09.rat.164.pen.1.crftrf.gauss.good.cell.high.baseline.smr</text:p>
          </table:table-cell>
          <table:table-cell table:style-name="17,2cel-Sheet1" office:value-type="string">
            <text:p>03.17.09.rat.164.pen.1.crftrf.gauss.goodcell2.possible.trn.cell.smr</text:p>
          </table:table-cell>
          <table:table-cell table:style-name="17,2cel-Sheet1"/>
          <table:table-cell table:style-name="17,2cel-Sheet1"/>
          <table:table-cell table:style-name="17,2cel-Sheet1" office:value-type="string">
            <text:p>03.19.09.rat.164.lost.cell.crftrf.5.min.gauss.smr</text:p>
          </table:table-cell>
          <table:table-cell table:style-name="17,2cel-Sheet1" office:value-type="string">
            <text:p>164.big.cell.lost.smr</text:p>
          </table:table-cell>
          <table:table-cell table:style-name="17,2cel-Sheet1"/>
          <table:table-cell table:style-name="17,2cel-Sheet1"/>
          <table:table-cell table:style-name="17,2cel-Sheet1" office:value-type="string">
            <text:p>164.very.sparse.burst.cell.CRFTRF.hateren.gauss.smr</text:p>
          </table:table-cell>
          <table:table-cell table:style-name="17,2cel-Sheet1"/>
          <table:table-cell table:style-name="17,2cel-Sheet1"/>
          <table:table-cell table:style-name="17,2cel-Sheet1" office:value-type="string">
            <text:p>164.CRFTRF.and.gaussian.data.smr</text:p>
          </table:table-cell>
          <table:table-cell table:style-name="17,2cel-Sheet1"/>
          <table:table-cell table:style-name="17,2cel-Sheet1" office:value-type="string">
            <text:p>164.balaji.crftrf.gauss.hateren.gauss.smr</text:p>
          </table:table-cell>
          <table:table-cell table:style-name="17,2cel-Sheet1"/>
          <table:table-cell table:style-name="17,2cel-Sheet1" office:value-type="string">
            <text:p>breakup.smr</text:p>
          </table:table-cell>
          <table:table-cell table:style-name="17,2cel-Sheet1" office:value-type="string">
            <text:p>after.balaji.cell.164.smr</text:p>
          </table:table-cell>
          <table:table-cell table:style-name="17,2cel-Sheet1" office:value-type="string">
            <text:p>164.crftrf.gaussian.hatteren.04.07.09.smr</text:p>
          </table:table-cell>
          <table:table-cell table:style-name="17,2cel-Sheet1"/>
          <table:table-cell table:style-name="17,2cel-Sheet1"/>
          <table:table-cell table:style-name="17,2cel-Sheet1" office:value-type="string">
            <text:p>164-pen3-CRFTRF-hattern.smr</text:p>
          </table:table-cell>
          <table:table-cell table:style-name="17,2cel-Sheet1" office:value-type="string">
            <text:p>164-pen3-hattern-gauss.smr</text:p>
          </table:table-cell>
          <table:table-cell table:style-name="17,2cel-Sheet1" office:value-type="string">
            <text:p>164.crftrf.hateren.gauss.smr</text:p>
          </table:table-cell>
          <table:table-cell table:style-name="17,2cel-Sheet1"/>
          <table:table-cell table:style-name="17,2cel-Sheet1" office:value-type="string">
            <text:p>188.04.23.09.several.great.cells.crftrf.hatteren.smr</text:p>
          </table:table-cell>
          <table:table-cell table:style-name="17,2cel-Sheet1"/>
          <table:table-cell table:style-name="17,2cel-Sheet1"/>
          <table:table-cell table:style-name="17,2cel-Sheet1"/>
          <table:table-cell table:style-name="17,2cel-Sheet1"/>
          <table:table-cell table:style-name="17,2cel-Sheet1" office:value-type="string">
            <text:p>188.04.23.09.hateren.smr</text:p>
          </table:table-cell>
          <table:table-cell table:style-name="17,2cel-Sheet1" office:value-type="string">
            <text:p>04.24.09.rat.188.OK.snr.very.visual.crftrf.gauss.hattern.smr</text:p>
          </table:table-cell>
          <table:table-cell table:style-name="17,2cel-Sheet1" office:value-type="string">
            <text:p>188.04.29.09.crftrf.gaussgrass.hateren.smr</text:p>
          </table:table-cell>
          <table:table-cell table:style-name="17,2cel-Sheet1" office:value-type="string">
            <text:p>188.04.29.09.cell2.crftrf.gaussgrass.hateren.smr</text:p>
          </table:table-cell>
          <table:table-cell table:style-name="17,2cel-Sheet1" office:value-type="string">
            <text:p>05.06.09.rat188.crftrf.gaussgrass.hateren.smr</text:p>
          </table:table-cell>
          <table:table-cell table:style-name="17,2cel-Sheet1" office:value-type="string">
            <text:p>05.08.09.rat188.15MohmElectrode.squareLED.visualCell.smr</text:p>
          </table:table-cell>
          <table:table-cell table:style-name="17,2cel-Sheet1"/>
          <table:table-cell table:style-name="17,2cel-Sheet1"/>
          <table:table-cell table:style-name="17,2cel-Sheet1"/>
        </table:table-row>
        <table:table-row table:style-name="_row-Sheet1">
          <table:table-cell table:style-name="1,1cel-Sheet1" office:value-type="string">
            <text:p>cell AP</text:p>
          </table:table-cell>
          <table:table-cell table:style-name="18,2cel-Sheet1" office:value-type="float" office:value="2.16">
            <text:p>2.16</text:p>
          </table:table-cell>
          <table:table-cell table:style-name="18,3cel-Sheet1" office:value-type="float" office:value="1.6">
            <text:p>1.6</text:p>
          </table:table-cell>
          <table:table-cell/>
          <table:table-cell/>
          <table:table-cell table:style-name="18,6cel-Sheet1" office:value-type="float" office:value="1.3">
            <text:p>1.3</text:p>
          </table:table-cell>
          <table:table-cell/>
          <table:table-cell table:style-name="18,8cel-Sheet1" office:value-type="float" office:value="11.78">
            <text:p>11.78</text:p>
          </table:table-cell>
          <table:table-cell/>
          <table:table-cell/>
          <table:table-cell table:style-name="1,11cel-Sheet1"/>
          <table:table-cell table:style-name="18,12cel-Sheet1" office:value-type="float" office:value="11.2">
            <text:p>11.2</text:p>
          </table:table-cell>
          <table:table-cell/>
          <table:table-cell/>
          <table:table-cell/>
          <table:table-cell table:style-name="18,16cel-Sheet1" office:value-type="float" office:value="11.38">
            <text:p>11.38</text:p>
          </table:table-cell>
          <table:table-cell table:style-name="18,17cel-Sheet1" office:value-type="float" office:value="20.95">
            <text:p>20.95</text:p>
          </table:table-cell>
          <table:table-cell table:style-name="18,18cel-Sheet1" office:value-type="float" office:value="8.5">
            <text:p>8.5</text:p>
          </table:table-cell>
          <table:table-cell/>
          <table:table-cell/>
          <table:table-cell/>
          <table:table-cell table:style-name="18,22cel-Sheet1" office:value-type="float" office:value="13.94">
            <text:p>13.94</text:p>
          </table:table-cell>
          <table:table-cell table:style-name="18,23cel-Sheet1" office:value-type="float" office:value="19.25">
            <text:p>19.25</text:p>
          </table:table-cell>
          <table:table-cell/>
          <table:table-cell/>
          <table:table-cell table:style-name="18,26cel-Sheet1" office:value-type="float" office:value="17.9">
            <text:p>17.9</text:p>
          </table:table-cell>
          <table:table-cell/>
          <table:table-cell/>
          <table:table-cell/>
          <table:table-cell/>
          <table:table-cell/>
          <table:table-cell/>
          <table:table-cell/>
          <table:table-cell/>
          <table:table-cell table:style-name="18,35cel-Sheet1" office:value-type="float" office:value="8.41">
            <text:p>8.41</text:p>
          </table:table-cell>
          <table:table-cell/>
          <table:table-cell/>
          <table:table-cell table:style-name="18,38cel-Sheet1" office:value-type="float" office:value="6.66">
            <text:p>6.66</text:p>
          </table:table-cell>
          <table:table-cell/>
          <table:table-cell table:style-name="18,40cel-Sheet1" office:value-type="float" office:value="18.07">
            <text:p>18.07</text:p>
          </table:table-cell>
          <table:table-cell/>
          <table:table-cell table:style-name="18,42cel-Sheet1" office:value-type="float" office:value="11.89">
            <text:p>11.89</text:p>
          </table:table-cell>
          <table:table-cell/>
          <table:table-cell/>
          <table:table-cell/>
          <table:table-cell/>
          <table:table-cell/>
          <table:table-cell table:style-name="18,48cel-Sheet1" office:value-type="float" office:value="12.37">
            <text:p>12.37</text:p>
          </table:table-cell>
          <table:table-cell table:style-name="18,49cel-Sheet1" office:value-type="float" office:value="11.97">
            <text:p>11.97</text:p>
          </table:table-cell>
          <table:table-cell/>
          <table:table-cell table:style-name="18,51cel-Sheet1" office:value-type="float" office:value="11.12">
            <text:p>11.12</text:p>
          </table:table-cell>
          <table:table-cell table:style-name="18,52cel-Sheet1" office:value-type="float" office:value="17.12">
            <text:p>17.12</text:p>
          </table:table-cell>
          <table:table-cell/>
          <table:table-cell/>
          <table:table-cell/>
        </table:table-row>
        <table:table-row table:style-name="_row-Sheet1">
          <table:table-cell table:style-name="1,1cel-Sheet1" office:value-type="string">
            <text:p>cell ML</text:p>
          </table:table-cell>
          <table:table-cell table:style-name="19,2cel-Sheet1" office:value-type="float" office:value="16.75">
            <text:p>16.75</text:p>
          </table:table-cell>
          <table:table-cell table:style-name="19,3cel-Sheet1" office:value-type="float" office:value="22.28">
            <text:p>22.28</text:p>
          </table:table-cell>
          <table:table-cell/>
          <table:table-cell/>
          <table:table-cell table:style-name="19,6cel-Sheet1" office:value-type="float" office:value="21.72">
            <text:p>21.72</text:p>
          </table:table-cell>
          <table:table-cell/>
          <table:table-cell table:style-name="19,8cel-Sheet1" office:value-type="float" office:value="21.62">
            <text:p>21.62</text:p>
          </table:table-cell>
          <table:table-cell/>
          <table:table-cell/>
          <table:table-cell table:style-name="1,11cel-Sheet1"/>
          <table:table-cell table:style-name="19,12cel-Sheet1" office:value-type="float" office:value="20.78">
            <text:p>20.78</text:p>
          </table:table-cell>
          <table:table-cell/>
          <table:table-cell/>
          <table:table-cell/>
          <table:table-cell table:style-name="19,16cel-Sheet1" office:value-type="float" office:value="21.02">
            <text:p>21.02</text:p>
          </table:table-cell>
          <table:table-cell table:style-name="19,17cel-Sheet1" office:value-type="float" office:value="22.45">
            <text:p>22.45</text:p>
          </table:table-cell>
          <table:table-cell table:style-name="19,18cel-Sheet1" office:value-type="float" office:value="17.68">
            <text:p>17.68</text:p>
          </table:table-cell>
          <table:table-cell/>
          <table:table-cell/>
          <table:table-cell/>
          <table:table-cell table:style-name="19,22cel-Sheet1" office:value-type="float" office:value="20.51">
            <text:p>20.51</text:p>
          </table:table-cell>
          <table:table-cell table:style-name="19,23cel-Sheet1" office:value-type="float" office:value="24.14">
            <text:p>24.14</text:p>
          </table:table-cell>
          <table:table-cell/>
          <table:table-cell/>
          <table:table-cell table:style-name="19,26cel-Sheet1" office:value-type="float" office:value="26.56">
            <text:p>26.56</text:p>
          </table:table-cell>
          <table:table-cell/>
          <table:table-cell/>
          <table:table-cell/>
          <table:table-cell/>
          <table:table-cell/>
          <table:table-cell/>
          <table:table-cell/>
          <table:table-cell/>
          <table:table-cell table:style-name="19,35cel-Sheet1" office:value-type="float" office:value="22.56">
            <text:p>22.56</text:p>
          </table:table-cell>
          <table:table-cell/>
          <table:table-cell/>
          <table:table-cell table:style-name="19,38cel-Sheet1" office:value-type="float" office:value="21.05">
            <text:p>21.05</text:p>
          </table:table-cell>
          <table:table-cell/>
          <table:table-cell table:style-name="19,40cel-Sheet1" office:value-type="float" office:value="21.705">
            <text:p>21.705</text:p>
          </table:table-cell>
          <table:table-cell/>
          <table:table-cell table:style-name="19,42cel-Sheet1" office:value-type="float" office:value="21.05">
            <text:p>21.05</text:p>
          </table:table-cell>
          <table:table-cell/>
          <table:table-cell/>
          <table:table-cell/>
          <table:table-cell/>
          <table:table-cell/>
          <table:table-cell table:style-name="19,48cel-Sheet1" office:value-type="float" office:value="18.35">
            <text:p>18.35</text:p>
          </table:table-cell>
          <table:table-cell table:style-name="19,49cel-Sheet1" office:value-type="float" office:value="12.81">
            <text:p>12.81</text:p>
          </table:table-cell>
          <table:table-cell/>
          <table:table-cell table:style-name="19,51cel-Sheet1" office:value-type="float" office:value="13.9">
            <text:p>13.9</text:p>
          </table:table-cell>
          <table:table-cell table:style-name="19,52cel-Sheet1" office:value-type="float" office:value="16.56">
            <text:p>16.56</text:p>
          </table:table-cell>
          <table:table-cell/>
          <table:table-cell/>
          <table:table-cell/>
        </table:table-row>
        <table:table-row table:style-name="_row-Sheet1">
          <table:table-cell table:style-name="1,1cel-Sheet1" office:value-type="string">
            <text:p>cell Z</text:p>
          </table:table-cell>
          <table:table-cell table:style-name="20,2cel-Sheet1" office:value-type="float" office:value="13.24">
            <text:p>13.24</text:p>
          </table:table-cell>
          <table:table-cell table:style-name="20,3cel-Sheet1" office:value-type="float" office:value="14.34">
            <text:p>14.34</text:p>
          </table:table-cell>
          <table:table-cell/>
          <table:table-cell/>
          <table:table-cell table:style-name="20,6cel-Sheet1" office:value-type="float" office:value="15.02">
            <text:p>15.02</text:p>
          </table:table-cell>
          <table:table-cell/>
          <table:table-cell/>
          <table:table-cell table:style-name="20,9cel-Sheet1" office:value-type="float" office:value="21.88">
            <text:p>21.88</text:p>
          </table:table-cell>
          <table:table-cell/>
          <table:table-cell table:style-name="1,11cel-Sheet1"/>
          <table:table-cell table:style-name="20,12cel-Sheet1" office:value-type="float" office:value="16.64">
            <text:p>16.64</text:p>
          </table:table-cell>
          <table:table-cell/>
          <table:table-cell table:style-name="20,14cel-Sheet1" office:value-type="float" office:value="16.605">
            <text:p>16.605</text:p>
          </table:table-cell>
          <table:table-cell table:style-name="20,15cel-Sheet1" office:value-type="float" office:value="15.84">
            <text:p>15.84</text:p>
          </table:table-cell>
          <table:table-cell table:style-name="20,16cel-Sheet1" office:value-type="float" office:value="16.71">
            <text:p>16.71</text:p>
          </table:table-cell>
          <table:table-cell table:style-name="20,17cel-Sheet1" office:value-type="float" office:value="17.62">
            <text:p>17.62</text:p>
          </table:table-cell>
          <table:table-cell table:style-name="20,18cel-Sheet1" office:value-type="float" office:value="9.255">
            <text:p>9.255</text:p>
          </table:table-cell>
          <table:table-cell table:style-name="20,19cel-Sheet1" office:value-type="float" office:value="8.58">
            <text:p>8.58</text:p>
          </table:table-cell>
          <table:table-cell/>
          <table:table-cell/>
          <table:table-cell table:style-name="20,22cel-Sheet1" office:value-type="float" office:value="8.255">
            <text:p>8.255</text:p>
          </table:table-cell>
          <table:table-cell table:style-name="20,23cel-Sheet1" office:value-type="float" office:value="30.135">
            <text:p>30.135</text:p>
          </table:table-cell>
          <table:table-cell table:style-name="20,24cel-Sheet1" office:value-type="float" office:value="30.13">
            <text:p>30.13</text:p>
          </table:table-cell>
          <table:table-cell table:style-name="20,25cel-Sheet1" office:value-type="float" office:value="29.78">
            <text:p>29.78</text:p>
          </table:table-cell>
          <table:table-cell table:style-name="20,26cel-Sheet1" office:value-type="float" office:value="19.97">
            <text:p>19.97</text:p>
          </table:table-cell>
          <table:table-cell/>
          <table:table-cell/>
          <table:table-cell table:style-name="20,29cel-Sheet1" office:value-type="float" office:value="18.55">
            <text:p>18.55</text:p>
          </table:table-cell>
          <table:table-cell/>
          <table:table-cell table:style-name="20,31cel-Sheet1" office:value-type="float" office:value="19.2">
            <text:p>19.2</text:p>
          </table:table-cell>
          <table:table-cell/>
          <table:table-cell/>
          <table:table-cell/>
          <table:table-cell table:style-name="20,35cel-Sheet1" office:value-type="float" office:value="7.76">
            <text:p>7.76</text:p>
          </table:table-cell>
          <table:table-cell/>
          <table:table-cell/>
          <table:table-cell table:style-name="20,38cel-Sheet1" office:value-type="float" office:value="47.34">
            <text:p>47.34</text:p>
          </table:table-cell>
          <table:table-cell/>
          <table:table-cell table:style-name="20,40cel-Sheet1" office:value-type="float" office:value="47.88">
            <text:p>47.88</text:p>
          </table:table-cell>
          <table:table-cell/>
          <table:table-cell table:style-name="20,42cel-Sheet1" office:value-type="float" office:value="38.885">
            <text:p>38.885</text:p>
          </table:table-cell>
          <table:table-cell/>
          <table:table-cell/>
          <table:table-cell table:style-name="20,45cel-Sheet1" office:value-type="float" office:value="38.66">
            <text:p>38.66</text:p>
          </table:table-cell>
          <table:table-cell table:style-name="20,46cel-Sheet1" office:value-type="float" office:value="38.26">
            <text:p>38.26</text:p>
          </table:table-cell>
          <table:table-cell/>
          <table:table-cell table:style-name="20,48cel-Sheet1" office:value-type="float" office:value="52.48">
            <text:p>52.48</text:p>
          </table:table-cell>
          <table:table-cell table:style-name="20,49cel-Sheet1" office:value-type="float" office:value="27.89">
            <text:p>27.89</text:p>
          </table:table-cell>
          <table:table-cell table:style-name="20,50cel-Sheet1" office:value-type="float" office:value="27.83">
            <text:p>27.83</text:p>
          </table:table-cell>
          <table:table-cell table:style-name="20,51cel-Sheet1" office:value-type="float" office:value="28.04">
            <text:p>28.04</text:p>
          </table:table-cell>
          <table:table-cell table:style-name="20,52cel-Sheet1" office:value-type="float" office:value="31">
            <text:p>31</text:p>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amp gain</text:p>
          </table:table-cell>
          <table:table-cell office:value-type="string">
            <text:p>probably 10k</text:p>
          </table:table-cell>
          <table:table-cell office:value-type="string">
            <text:p>10k</text:p>
          </table:table-cell>
          <table:table-cell/>
          <table:table-cell/>
          <table:table-cell office:value-type="string">
            <text:p>probably 10k</text:p>
          </table:table-cell>
          <table:table-cell/>
          <table:table-cell/>
          <table:table-cell office:value-type="string">
            <text:p>10k</text:p>
          </table:table-cell>
          <table:table-cell/>
          <table:table-cell table:style-name="1,11cel-Sheet1"/>
          <table:table-cell office:value-type="string">
            <text:p>probably 10k</text:p>
          </table:table-cell>
          <table:table-cell/>
          <table:table-cell/>
          <table:table-cell/>
          <table:table-cell office:value-type="string">
            <text:p>probably 10k</text:p>
          </table:table-cell>
          <table:table-cell office:value-type="string">
            <text:p>probably 10k</text:p>
          </table:table-cell>
          <table:table-cell office:value-type="string">
            <text:p>10k</text:p>
          </table:table-cell>
          <table:table-cell/>
          <table:table-cell/>
          <table:table-cell office:value-type="string">
            <text:p>1k</text:p>
          </table:table-cell>
          <table:table-cell office:value-type="string">
            <text:p>probably 10k</text:p>
          </table:table-cell>
          <table:table-cell office:value-type="string">
            <text:p>probably 10k</text:p>
          </table:table-cell>
          <table:table-cell/>
          <table:table-cell/>
          <table:table-cell office:value-type="string">
            <text:p>probably 10k</text:p>
          </table:table-cell>
          <table:table-cell/>
          <table:table-cell office:value-type="string">
            <text:p>probably 10k</text:p>
          </table:table-cell>
          <table:table-cell office:value-type="string">
            <text:p>1k</text:p>
          </table:table-cell>
          <table:table-cell/>
          <table:table-cell office:value-type="string">
            <text:p>probably 10k</text:p>
          </table:table-cell>
          <table:table-cell office:value-type="string">
            <text:p>probably 10k</text:p>
          </table:table-cell>
          <table:table-cell office:value-type="string">
            <text:p>1k</text:p>
          </table:table-cell>
          <table:table-cell/>
          <table:table-cell office:value-type="string">
            <text:p>1k</text:p>
          </table:table-cell>
          <table:table-cell/>
          <table:table-cell/>
          <table:table-cell office:value-type="string">
            <text:p>probably 10k</text:p>
          </table:table-cell>
          <table:table-cell office:value-type="string">
            <text:p>probably 10k</text:p>
          </table:table-cell>
          <table:table-cell office:value-type="string">
            <text:p>1k</text:p>
          </table:table-cell>
          <table:table-cell/>
          <table:table-cell office:value-type="string">
            <text:p>10k</text:p>
          </table:table-cell>
          <table:table-cell office:value-type="string">
            <text:p>1k</text:p>
          </table:table-cell>
          <table:table-cell/>
          <table:table-cell/>
          <table:table-cell/>
          <table:table-cell/>
          <table:table-cell office:value-type="string">
            <text:p>10k</text:p>
          </table:table-cell>
          <table:table-cell office:value-type="string">
            <text:p>1k</text:p>
          </table:table-cell>
          <table:table-cell/>
          <table:table-cell office:value-type="string">
            <text:p>1k</text:p>
          </table:table-cell>
          <table:table-cell office:value-type="string">
            <text:p>10k</text:p>
          </table:table-cell>
          <table:table-cell/>
          <table:table-cell office:value-type="string">
            <text:p>1k</text:p>
          </table:table-cell>
          <table:table-cell/>
        </table:table-row>
        <table:table-row table:style-name="_row-Sheet1">
          <table:table-cell table:style-name="1,1cel-Sheet1" office:value-type="string">
            <text:p>amp locut</text:p>
          </table:table-cell>
          <table:table-cell office:value-type="string">
            <text:p>probably open</text:p>
          </table:table-cell>
          <table:table-cell table:style-name="23,3cel-Sheet1" office:value-type="float" office:value="1">
            <text:p>1</text:p>
          </table:table-cell>
          <table:table-cell table:style-name="23,4cel-Sheet1" office:value-type="float" office:value="10">
            <text:p>10</text:p>
          </table:table-cell>
          <table:table-cell/>
          <table:table-cell office:value-type="string">
            <text:p>open</text:p>
          </table:table-cell>
          <table:table-cell table:style-name="23,7cel-Sheet1" office:value-type="float" office:value="300">
            <text:p>300</text:p>
          </table:table-cell>
          <table:table-cell/>
          <table:table-cell table:style-name="23,9cel-Sheet1" office:value-type="float" office:value="100">
            <text:p>100</text:p>
          </table:table-cell>
          <table:table-cell/>
          <table:table-cell table:style-name="1,11cel-Sheet1"/>
          <table:table-cell office:value-type="string">
            <text:p>probably high</text:p>
          </table:table-cell>
          <table:table-cell/>
          <table:table-cell/>
          <table:table-cell/>
          <table:table-cell office:value-type="string">
            <text:p>?</text:p>
          </table:table-cell>
          <table:table-cell office:value-type="string">
            <text:p>?</text:p>
          </table:table-cell>
          <table:table-cell table:style-name="23,18cel-Sheet1" office:value-type="float" office:value="10">
            <text:p>10</text:p>
          </table:table-cell>
          <table:table-cell/>
          <table:table-cell/>
          <table:table-cell table:style-name="23,21cel-Sheet1" office:value-type="float" office:value="0.1">
            <text:p>0.1</text:p>
          </table:table-cell>
          <table:table-cell office:value-type="string">
            <text:p>probably high</text:p>
          </table:table-cell>
          <table:table-cell table:style-name="23,23cel-Sheet1" office:value-type="float" office:value="100">
            <text:p>100</text:p>
          </table:table-cell>
          <table:table-cell/>
          <table:table-cell/>
          <table:table-cell table:style-name="23,26cel-Sheet1" office:value-type="float" office:value="100">
            <text:p>100</text:p>
          </table:table-cell>
          <table:table-cell/>
          <table:table-cell table:style-name="23,28cel-Sheet1" office:value-type="float" office:value="0.1">
            <text:p>0.1</text:p>
          </table:table-cell>
          <table:table-cell table:style-name="23,29cel-Sheet1" office:value-type="float" office:value="0.1">
            <text:p>0.1</text:p>
          </table:table-cell>
          <table:table-cell/>
          <table:table-cell office:value-type="string">
            <text:p>probably high</text:p>
          </table:table-cell>
          <table:table-cell table:style-name="23,32cel-Sheet1" office:value-type="float" office:value="0.1">
            <text:p>0.1</text:p>
          </table:table-cell>
          <table:table-cell table:style-name="23,33cel-Sheet1" office:value-type="float" office:value="0.1">
            <text:p>0.1</text:p>
          </table:table-cell>
          <table:table-cell/>
          <table:table-cell table:style-name="23,35cel-Sheet1" office:value-type="float" office:value="0.1">
            <text:p>0.1</text:p>
          </table:table-cell>
          <table:table-cell/>
          <table:table-cell/>
          <table:table-cell table:style-name="23,38cel-Sheet1" office:value-type="float" office:value="1">
            <text:p>1</text:p>
          </table:table-cell>
          <table:table-cell table:style-name="23,39cel-Sheet1" office:value-type="float" office:value="10">
            <text:p>10</text:p>
          </table:table-cell>
          <table:table-cell table:style-name="23,40cel-Sheet1" office:value-type="float" office:value="0.1">
            <text:p>0.1</text:p>
          </table:table-cell>
          <table:table-cell/>
          <table:table-cell office:value-type="string">
            <text:p>probably high</text:p>
          </table:table-cell>
          <table:table-cell table:style-name="23,43cel-Sheet1" office:value-type="float" office:value="0.1">
            <text:p>0.1</text:p>
          </table:table-cell>
          <table:table-cell/>
          <table:table-cell/>
          <table:table-cell/>
          <table:table-cell/>
          <table:table-cell table:style-name="23,48cel-Sheet1" office:value-type="float" office:value="300">
            <text:p>300</text:p>
          </table:table-cell>
          <table:table-cell table:style-name="23,49cel-Sheet1" office:value-type="float" office:value="0.1">
            <text:p>0.1</text:p>
          </table:table-cell>
          <table:table-cell/>
          <table:table-cell table:style-name="23,51cel-Sheet1" office:value-type="float" office:value="0.1">
            <text:p>0.1</text:p>
          </table:table-cell>
          <table:table-cell office:value-type="string">
            <text:p>?</text:p>
          </table:table-cell>
          <table:table-cell/>
          <table:table-cell/>
          <table:table-cell/>
        </table:table-row>
        <table:table-row table:style-name="_row-Sheet1">
          <table:table-cell table:style-name="1,1cel-Sheet1" office:value-type="string">
            <text:p>amp hicut</text:p>
          </table:table-cell>
          <table:table-cell office:value-type="string">
            <text:p>probably open</text:p>
          </table:table-cell>
          <table:table-cell office:value-type="string">
            <text:p>5k</text:p>
          </table:table-cell>
          <table:table-cell office:value-type="string">
            <text:p>probably 20k</text:p>
          </table:table-cell>
          <table:table-cell/>
          <table:table-cell office:value-type="string">
            <text:p>open</text:p>
          </table:table-cell>
          <table:table-cell/>
          <table:table-cell/>
          <table:table-cell office:value-type="string">
            <text:p>500 or 1k</text:p>
          </table:table-cell>
          <table:table-cell/>
          <table:table-cell table:style-name="1,11cel-Sheet1"/>
          <table:table-cell office:value-type="string">
            <text:p>?</text:p>
          </table:table-cell>
          <table:table-cell/>
          <table:table-cell/>
          <table:table-cell/>
          <table:table-cell office:value-type="string">
            <text:p>?</text:p>
          </table:table-cell>
          <table:table-cell office:value-type="string">
            <text:p>?</text:p>
          </table:table-cell>
          <table:table-cell office:value-type="string">
            <text:p>20k</text:p>
          </table:table-cell>
          <table:table-cell/>
          <table:table-cell/>
          <table:table-cell office:value-type="string">
            <text:p>20k</text:p>
          </table:table-cell>
          <table:table-cell office:value-type="string">
            <text:p>?</text:p>
          </table:table-cell>
          <table:table-cell office:value-type="string">
            <text:p>20k</text:p>
          </table:table-cell>
          <table:table-cell/>
          <table:table-cell/>
          <table:table-cell office:value-type="string">
            <text:p>20k</text:p>
          </table:table-cell>
          <table:table-cell/>
          <table:table-cell office:value-type="string">
            <text:p>20k</text:p>
          </table:table-cell>
          <table:table-cell office:value-type="string">
            <text:p>20k</text:p>
          </table:table-cell>
          <table:table-cell/>
          <table:table-cell office:value-type="string">
            <text:p>probably 20k</text:p>
          </table:table-cell>
          <table:table-cell office:value-type="string">
            <text:p>probably 20k</text:p>
          </table:table-cell>
          <table:table-cell office:value-type="string">
            <text:p>probably 20k</text:p>
          </table:table-cell>
          <table:table-cell/>
          <table:table-cell office:value-type="string">
            <text:p>20k</text:p>
          </table:table-cell>
          <table:table-cell/>
          <table:table-cell/>
          <table:table-cell office:value-type="string">
            <text:p>20k</text:p>
          </table:table-cell>
          <table:table-cell office:value-type="string">
            <text:p>20k</text:p>
          </table:table-cell>
          <table:table-cell office:value-type="string">
            <text:p>20k</text:p>
          </table:table-cell>
          <table:table-cell/>
          <table:table-cell office:value-type="string">
            <text:p>probably 20k</text:p>
          </table:table-cell>
          <table:table-cell office:value-type="string">
            <text:p>20k</text:p>
          </table:table-cell>
          <table:table-cell/>
          <table:table-cell/>
          <table:table-cell/>
          <table:table-cell/>
          <table:table-cell office:value-type="string">
            <text:p>20k</text:p>
          </table:table-cell>
          <table:table-cell office:value-type="string">
            <text:p>20k</text:p>
          </table:table-cell>
          <table:table-cell/>
          <table:table-cell office:value-type="string">
            <text:p>20k</text:p>
          </table:table-cell>
          <table:table-cell office:value-type="string">
            <text:p>probably 20k</text:p>
          </table:table-cell>
          <table:table-cell/>
          <table:table-cell/>
          <table:table-cell/>
        </table:table-row>
        <table:table-row table:style-name="_row-Sheet1">
          <table:table-cell table:style-name="1,1cel-Sheet1" office:value-type="string">
            <text:p>amp notch</text:p>
          </table:table-cell>
          <table:table-cell office:value-type="string">
            <text:p>probably out</text:p>
          </table:table-cell>
          <table:table-cell office:value-type="string">
            <text:p>probably out</text:p>
          </table:table-cell>
          <table:table-cell/>
          <table:table-cell/>
          <table:table-cell office:value-type="string">
            <text:p>probably out</text:p>
          </table:table-cell>
          <table:table-cell/>
          <table:table-cell/>
          <table:table-cell office:value-type="string">
            <text:p>probably out</text:p>
          </table:table-cell>
          <table:table-cell/>
          <table:table-cell table:style-name="1,11cel-Sheet1"/>
          <table:table-cell office:value-type="string">
            <text:p>probably out</text:p>
          </table:table-cell>
          <table:table-cell/>
          <table:table-cell/>
          <table:table-cell/>
          <table:table-cell office:value-type="string">
            <text:p>probably out</text:p>
          </table:table-cell>
          <table:table-cell office:value-type="string">
            <text:p>probably out</text:p>
          </table:table-cell>
          <table:table-cell office:value-type="string">
            <text:p>out</text:p>
          </table:table-cell>
          <table:table-cell/>
          <table:table-cell/>
          <table:table-cell office:value-type="string">
            <text:p>out</text:p>
          </table:table-cell>
          <table:table-cell office:value-type="string">
            <text:p>probably out</text:p>
          </table:table-cell>
          <table:table-cell office:value-type="string">
            <text:p>probably out</text:p>
          </table:table-cell>
          <table:table-cell/>
          <table:table-cell/>
          <table:table-cell office:value-type="string">
            <text:p>probably out</text:p>
          </table:table-cell>
          <table:table-cell/>
          <table:table-cell office:value-type="string">
            <text:p>probably out</text:p>
          </table:table-cell>
          <table:table-cell office:value-type="string">
            <text:p>probably out</text:p>
          </table:table-cell>
          <table:table-cell/>
          <table:table-cell office:value-type="string">
            <text:p>probably out</text:p>
          </table:table-cell>
          <table:table-cell office:value-type="string">
            <text:p>probably out</text:p>
          </table:table-cell>
          <table:table-cell office:value-type="string">
            <text:p>probably out</text:p>
          </table:table-cell>
          <table:table-cell/>
          <table:table-cell office:value-type="string">
            <text:p>out</text:p>
          </table:table-cell>
          <table:table-cell/>
          <table:table-cell/>
          <table:table-cell office:value-type="string">
            <text:p>probably out</text:p>
          </table:table-cell>
          <table:table-cell office:value-type="string">
            <text:p>probably out</text:p>
          </table:table-cell>
          <table:table-cell office:value-type="string">
            <text:p>out</text:p>
          </table:table-cell>
          <table:table-cell/>
          <table:table-cell office:value-type="string">
            <text:p>probably out</text:p>
          </table:table-cell>
          <table:table-cell office:value-type="string">
            <text:p>out</text:p>
          </table:table-cell>
          <table:table-cell/>
          <table:table-cell/>
          <table:table-cell/>
          <table:table-cell/>
          <table:table-cell office:value-type="string">
            <text:p>probably out</text:p>
          </table:table-cell>
          <table:table-cell office:value-type="string">
            <text:p>out</text:p>
          </table:table-cell>
          <table:table-cell/>
          <table:table-cell office:value-type="string">
            <text:p>out</text:p>
          </table:table-cell>
          <table:table-cell office:value-type="string">
            <text:p>probably out</text:p>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cell snr</text:p>
          </table:table-cell>
          <table:table-cell table:style-name="27,2cel-Sheet1" office:value-type="float" office:value="3">
            <text:p>3</text:p>
          </table:table-cell>
          <table:table-cell table:style-name="27,3cel-Sheet1" office:value-type="float" office:value="1">
            <text:p>1</text:p>
          </table:table-cell>
          <table:table-cell/>
          <table:table-cell/>
          <table:table-cell table:style-name="27,6cel-Sheet1" office:value-type="float" office:value="2.5">
            <text:p>2.5</text:p>
          </table:table-cell>
          <table:table-cell table:style-name="27,7cel-Sheet1" office:value-type="float" office:value="1">
            <text:p>1</text:p>
          </table:table-cell>
          <table:table-cell/>
          <table:table-cell table:style-name="27,9cel-Sheet1" office:value-type="float" office:value="3.5">
            <text:p>3.5</text:p>
          </table:table-cell>
          <table:table-cell table:style-name="27,10cel-Sheet1" office:value-type="float" office:value="2">
            <text:p>2</text:p>
          </table:table-cell>
          <table:table-cell table:style-name="1,11cel-Sheet1"/>
          <table:table-cell table:style-name="27,12cel-Sheet1" office:value-type="float" office:value="4">
            <text:p>4</text:p>
          </table:table-cell>
          <table:table-cell table:style-name="27,13cel-Sheet1" office:value-type="float" office:value="3.5">
            <text:p>3.5</text:p>
          </table:table-cell>
          <table:table-cell table:style-name="27,14cel-Sheet1" office:value-type="float" office:value="5">
            <text:p>5</text:p>
          </table:table-cell>
          <table:table-cell table:style-name="27,15cel-Sheet1" office:value-type="float" office:value="5">
            <text:p>5</text:p>
          </table:table-cell>
          <table:table-cell table:style-name="27,16cel-Sheet1" office:value-type="float" office:value="5">
            <text:p>5</text:p>
          </table:table-cell>
          <table:table-cell table:style-name="27,17cel-Sheet1" office:value-type="float" office:value="2">
            <text:p>2</text:p>
          </table:table-cell>
          <table:table-cell table:style-name="27,18cel-Sheet1" office:value-type="float" office:value="2.5">
            <text:p>2.5</text:p>
          </table:table-cell>
          <table:table-cell table:style-name="27,19cel-Sheet1" office:value-type="float" office:value="5">
            <text:p>5</text:p>
          </table:table-cell>
          <table:table-cell office:value-type="string">
            <text:p>increasing</text:p>
          </table:table-cell>
          <table:table-cell table:style-name="27,21cel-Sheet1" office:value-type="float" office:value="5">
            <text:p>5</text:p>
          </table:table-cell>
          <table:table-cell table:style-name="27,22cel-Sheet1" office:value-type="float" office:value="2">
            <text:p>2</text:p>
          </table:table-cell>
          <table:table-cell table:style-name="27,23cel-Sheet1" office:value-type="float" office:value="5">
            <text:p>5</text:p>
          </table:table-cell>
          <table:table-cell table:style-name="27,24cel-Sheet1" office:value-type="float" office:value="1.5">
            <text:p>1.5</text:p>
          </table:table-cell>
          <table:table-cell table:style-name="27,25cel-Sheet1" office:value-type="float" office:value="1.5">
            <text:p>1.5</text:p>
          </table:table-cell>
          <table:table-cell table:style-name="27,26cel-Sheet1" office:value-type="float" office:value="3">
            <text:p>3</text:p>
          </table:table-cell>
          <table:table-cell table:style-name="27,27cel-Sheet1" office:value-type="float" office:value="2">
            <text:p>2</text:p>
          </table:table-cell>
          <table:table-cell table:style-name="27,28cel-Sheet1" office:value-type="float" office:value="1">
            <text:p>1</text:p>
          </table:table-cell>
          <table:table-cell table:style-name="27,29cel-Sheet1" office:value-type="float" office:value="2.5">
            <text:p>2.5</text:p>
          </table:table-cell>
          <table:table-cell table:style-name="27,30cel-Sheet1" office:value-type="float" office:value="2">
            <text:p>2</text:p>
          </table:table-cell>
          <table:table-cell table:style-name="27,31cel-Sheet1" office:value-type="float" office:value="2.5">
            <text:p>2.5</text:p>
          </table:table-cell>
          <table:table-cell table:style-name="27,32cel-Sheet1" office:value-type="float" office:value="2.5">
            <text:p>2.5</text:p>
          </table:table-cell>
          <table:table-cell table:style-name="27,33cel-Sheet1" office:value-type="float" office:value="3">
            <text:p>3</text:p>
          </table:table-cell>
          <table:table-cell table:style-name="27,34cel-Sheet1" office:value-type="float" office:value="1.5">
            <text:p>1.5</text:p>
          </table:table-cell>
          <table:table-cell table:style-name="27,35cel-Sheet1" office:value-type="float" office:value="1.5">
            <text:p>1.5</text:p>
          </table:table-cell>
          <table:table-cell/>
          <table:table-cell/>
          <table:table-cell table:style-name="27,38cel-Sheet1" office:value-type="float" office:value="1.5">
            <text:p>1.5</text:p>
          </table:table-cell>
          <table:table-cell office:value-type="string">
            <text:p>1.5-3</text:p>
          </table:table-cell>
          <table:table-cell table:style-name="27,40cel-Sheet1" office:value-type="float" office:value="4">
            <text:p>4</text:p>
          </table:table-cell>
          <table:table-cell office:value-type="string">
            <text:p>4 - 7</text:p>
          </table:table-cell>
          <table:table-cell table:style-name="27,42cel-Sheet1" office:value-type="float" office:value="2">
            <text:p>2</text:p>
          </table:table-cell>
          <table:table-cell table:style-name="27,43cel-Sheet1" office:value-type="float" office:value="1">
            <text:p>1</text:p>
          </table:table-cell>
          <table:table-cell table:style-name="27,44cel-Sheet1" office:value-type="float" office:value="2">
            <text:p>2</text:p>
          </table:table-cell>
          <table:table-cell table:style-name="27,45cel-Sheet1" office:value-type="float" office:value="4">
            <text:p>4</text:p>
          </table:table-cell>
          <table:table-cell table:style-name="27,46cel-Sheet1" office:value-type="float" office:value="2">
            <text:p>2</text:p>
          </table:table-cell>
          <table:table-cell table:style-name="27,47cel-Sheet1" office:value-type="float" office:value="2">
            <text:p>2</text:p>
          </table:table-cell>
          <table:table-cell table:style-name="27,48cel-Sheet1" office:value-type="float" office:value="2">
            <text:p>2</text:p>
          </table:table-cell>
          <table:table-cell table:style-name="27,49cel-Sheet1" office:value-type="float" office:value="1.5">
            <text:p>1.5</text:p>
          </table:table-cell>
          <table:table-cell table:style-name="27,50cel-Sheet1" office:value-type="float" office:value="3">
            <text:p>3</text:p>
          </table:table-cell>
          <table:table-cell table:style-name="27,51cel-Sheet1" office:value-type="float" office:value="4">
            <text:p>4</text:p>
          </table:table-cell>
          <table:table-cell table:style-name="27,52cel-Sheet1" office:value-type="float" office:value="2.5">
            <text:p>2.5</text:p>
          </table:table-cell>
          <table:table-cell table:style-name="27,53cel-Sheet1" office:value-type="float" office:value="2">
            <text:p>2</text:p>
          </table:table-cell>
          <table:table-cell table:style-name="27,54cel-Sheet1" office:value-type="float" office:value="1.5">
            <text:p>1.5</text:p>
          </table:table-cell>
          <table:table-cell/>
        </table:table-row>
        <table:table-row table:style-name="_row-Sheet1">
          <table:table-cell table:style-name="1,1cel-Sheet1" office:value-type="string">
            <text:p>spikes clipped</text:p>
          </table:table-cell>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office:value-type="string">
            <text:p>some (rare)</text:p>
          </table:table-cell>
          <table:table-cell office:value-type="string">
            <text:p>no</text:p>
          </table:table-cell>
          <table:table-cell office:value-type="string">
            <text:p>no</text:p>
          </table:table-cell>
          <table:table-cell office:value-type="string">
            <text:p>no</text:p>
          </table:table-cell>
          <table:table-cell/>
          <table:table-cell/>
          <table:table-cell office:value-type="string">
            <text:p>no</text:p>
          </table:table-cell>
          <table:table-cell office:value-type="string">
            <text:p>no</text:p>
          </table:table-cell>
          <table:table-cell office:value-type="string">
            <text:p>no</text:p>
          </table:table-cell>
          <table:table-cell office:value-type="string">
            <text:p>yes</text:p>
          </table:table-cell>
          <table:table-cell office:value-type="string">
            <text:p>no</text:p>
          </table:table-cell>
          <table:table-cell office:value-type="string">
            <text:p>no</text:p>
          </table:table-cell>
          <table:table-cell office:value-type="string">
            <text:p>no</text:p>
          </table:table-cell>
          <table:table-cell/>
          <table:table-cell/>
          <table:table-cell office:value-type="string">
            <text:p>no</text:p>
          </table:table-cell>
          <table:table-cell office:value-type="string">
            <text:p>no</text:p>
          </table:table-cell>
          <table:table-cell office:value-type="string">
            <text:p>no</text:p>
          </table:table-cell>
          <table:table-cell office:value-type="string">
            <text:p>no</text:p>
          </table:table-cell>
          <table:table-cell office:value-type="string">
            <text:p>yes</text:p>
          </table:table-cell>
          <table:table-cell office:value-type="string">
            <text:p>no</text:p>
          </table:table-cell>
          <table:table-cell office:value-type="string">
            <text:p>no</text:p>
          </table:table-cell>
          <table:table-cell office:value-type="string">
            <text:p>no</text:p>
          </table:table-cell>
          <table:table-cell office:value-type="string">
            <text:p>no</text:p>
          </table:table-cell>
          <table:table-cell office:value-type="string">
            <text:p>no</text:p>
          </table:table-cell>
          <table:table-cell office:value-type="string">
            <text:p>no</text:p>
          </table:table-cell>
          <table:table-cell office:value-type="string">
            <text:p>no</text:p>
          </table:table-cell>
          <table:table-cell/>
          <table:table-cell office:value-type="string">
            <text:p>no</text:p>
          </table:table-cell>
          <table:table-cell office:value-type="string">
            <text:p>almost</text:p>
          </table:table-cell>
          <table:table-cell/>
          <table:table-cell office:value-type="string">
            <text:p>no</text:p>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stim params</text:p>
          </table:table-cell>
          <table:table-cell office:value-type="string">
            <text:p>5 min loop</text:p>
          </table:table-cell>
          <table:table-cell office:value-type="string">
            <text:p>?</text:p>
          </table:table-cell>
          <table:table-cell/>
          <table:table-cell/>
          <table:table-cell office:value-type="string">
            <text:p>?</text:p>
          </table:table-cell>
          <table:table-cell/>
          <table:table-cell/>
          <table:table-cell office:value-type="string">
            <text:p>5 min loop</text:p>
          </table:table-cell>
          <table:table-cell/>
          <table:table-cell table:style-name="1,11cel-Sheet1"/>
          <table:table-cell office:value-type="string">
            <text:p>5 min loop</text:p>
          </table:table-cell>
          <table:table-cell/>
          <table:table-cell office:value-type="string">
            <text:p>5 min loop</text:p>
          </table:table-cell>
          <table:table-cell/>
          <table:table-cell office:value-type="string">
            <text:p>repeat looks like 5:1 of 1.3s chunks?</text:p>
          </table:table-cell>
          <table:table-cell office:value-type="string">
            <text:p>30 sec repeats?</text:p>
          </table:table-cell>
          <table:table-cell office:value-type="string">
            <text:p>30 sec repeats?</text:p>
          </table:table-cell>
          <table:table-cell office:value-type="string">
            <text:p>30 sec repeats?</text:p>
          </table:table-cell>
          <table:table-cell/>
          <table:table-cell office:value-type="string">
            <text:p>30 sec repeats?</text:p>
          </table:table-cell>
          <table:table-cell office:value-type="string">
            <text:p>30 sec repeats?</text:p>
          </table:table-cell>
          <table:table-cell/>
          <table:table-cell/>
          <table:table-cell/>
          <table:table-cell office:value-type="string">
            <text:p>30 sec repeats?</text:p>
          </table:table-cell>
          <table:table-cell/>
          <table:table-cell office:value-type="string">
            <text:p>30 sec repeats?</text:p>
          </table:table-cell>
          <table:table-cell office:value-type="string">
            <text:p>30 sec repeats?</text:p>
          </table:table-cell>
          <table:table-cell/>
          <table:table-cell office:value-type="string">
            <text:p>30 sec repeats?</text:p>
          </table:table-cell>
          <table:table-cell office:value-type="string">
            <text:p>30 sec repeats?</text:p>
          </table:table-cell>
          <table:table-cell office:value-type="string">
            <text:p>30 sec repeats?</text:p>
          </table:table-cell>
          <table:table-cell office:value-type="string">
            <text:p>30 sec repeats?</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start time</text:p>
          </table:table-cell>
          <table:table-cell table:style-name="31,2cel-Sheet1" office:value-type="float" office:value="180">
            <text:p>180</text:p>
          </table:table-cell>
          <table:table-cell table:style-name="31,3cel-Sheet1" office:value-type="float" office:value="7515">
            <text:p>7515</text:p>
          </table:table-cell>
          <table:table-cell table:style-name="31,4cel-Sheet1" office:value-type="float" office:value="7250">
            <text:p>7250</text:p>
          </table:table-cell>
          <table:table-cell table:style-name="31,5cel-Sheet1" office:value-type="float" office:value="6829">
            <text:p>6829</text:p>
          </table:table-cell>
          <table:table-cell table:style-name="31,6cel-Sheet1" office:value-type="float" office:value="1420">
            <text:p>1420</text:p>
          </table:table-cell>
          <table:table-cell table:style-name="31,7cel-Sheet1" office:value-type="float" office:value="1080">
            <text:p>1080</text:p>
          </table:table-cell>
          <table:table-cell/>
          <table:table-cell table:style-name="31,9cel-Sheet1" office:value-type="float" office:value="3477">
            <text:p>3477</text:p>
          </table:table-cell>
          <table:table-cell table:style-name="31,10cel-Sheet1" office:value-type="float" office:value="3023">
            <text:p>3023</text:p>
          </table:table-cell>
          <table:table-cell table:style-name="1,11cel-Sheet1"/>
          <table:table-cell table:style-name="31,12cel-Sheet1" office:value-type="float" office:value="4760">
            <text:p>4760</text:p>
          </table:table-cell>
          <table:table-cell table:style-name="31,13cel-Sheet1" office:value-type="float" office:value="4120">
            <text:p>4120</text:p>
          </table:table-cell>
          <table:table-cell table:style-name="31,14cel-Sheet1" office:value-type="float" office:value="180">
            <text:p>180</text:p>
          </table:table-cell>
          <table:table-cell table:style-name="31,15cel-Sheet1" office:value-type="float" office:value="411">
            <text:p>411</text:p>
          </table:table-cell>
          <table:table-cell table:style-name="31,16cel-Sheet1" office:value-type="float" office:value="2417">
            <text:p>2417</text:p>
          </table:table-cell>
          <table:table-cell table:style-name="31,17cel-Sheet1" office:value-type="float" office:value="0">
            <text:p>0</text:p>
          </table:table-cell>
          <table:table-cell table:style-name="31,18cel-Sheet1" office:value-type="float" office:value="0">
            <text:p>0</text:p>
          </table:table-cell>
          <table:table-cell table:style-name="31,19cel-Sheet1" office:value-type="float" office:value="1396">
            <text:p>1396</text:p>
          </table:table-cell>
          <table:table-cell table:style-name="31,20cel-Sheet1" office:value-type="float" office:value="1163">
            <text:p>1163</text:p>
          </table:table-cell>
          <table:table-cell table:style-name="31,21cel-Sheet1" office:value-type="float" office:value="2409.56">
            <text:p>2409.56</text:p>
          </table:table-cell>
          <table:table-cell table:style-name="31,22cel-Sheet1" office:value-type="float" office:value="0">
            <text:p>0</text:p>
          </table:table-cell>
          <table:table-cell table:style-name="31,23cel-Sheet1" office:value-type="float" office:value="3712">
            <text:p>3712</text:p>
          </table:table-cell>
          <table:table-cell table:style-name="31,24cel-Sheet1" office:value-type="float" office:value="6474">
            <text:p>6474</text:p>
          </table:table-cell>
          <table:table-cell table:style-name="31,25cel-Sheet1" office:value-type="float" office:value="7714">
            <text:p>7714</text:p>
          </table:table-cell>
          <table:table-cell table:style-name="31,26cel-Sheet1" office:value-type="float" office:value="675">
            <text:p>675</text:p>
          </table:table-cell>
          <table:table-cell table:style-name="31,27cel-Sheet1" office:value-type="float" office:value="1633">
            <text:p>1633</text:p>
          </table:table-cell>
          <table:table-cell table:style-name="31,28cel-Sheet1" office:value-type="float" office:value="2392">
            <text:p>2392</text:p>
          </table:table-cell>
          <table:table-cell table:style-name="31,29cel-Sheet1" office:value-type="float" office:value="0">
            <text:p>0</text:p>
          </table:table-cell>
          <table:table-cell table:style-name="31,30cel-Sheet1" office:value-type="float" office:value="2173">
            <text:p>2173</text:p>
          </table:table-cell>
          <table:table-cell table:style-name="31,31cel-Sheet1" office:value-type="float" office:value="373">
            <text:p>373</text:p>
          </table:table-cell>
          <table:table-cell table:style-name="31,32cel-Sheet1" office:value-type="float" office:value="1576">
            <text:p>1576</text:p>
          </table:table-cell>
          <table:table-cell table:style-name="31,33cel-Sheet1" office:value-type="float" office:value="1670">
            <text:p>1670</text:p>
          </table:table-cell>
          <table:table-cell table:style-name="31,34cel-Sheet1" office:value-type="float" office:value="0">
            <text:p>0</text:p>
          </table:table-cell>
          <table:table-cell table:style-name="31,35cel-Sheet1" office:value-type="float" office:value="0">
            <text:p>0</text:p>
          </table:table-cell>
          <table:table-cell table:style-name="31,36cel-Sheet1" office:value-type="float" office:value="1480">
            <text:p>1480</text:p>
          </table:table-cell>
          <table:table-cell table:style-name="31,37cel-Sheet1" office:value-type="float" office:value="2564">
            <text:p>2564</text:p>
          </table:table-cell>
          <table:table-cell table:style-name="31,38cel-Sheet1" office:value-type="float" office:value="2614">
            <text:p>2614</text:p>
          </table:table-cell>
          <table:table-cell table:style-name="31,39cel-Sheet1" office:value-type="float" office:value="0">
            <text:p>0</text:p>
          </table:table-cell>
          <table:table-cell table:style-name="31,40cel-Sheet1" office:value-type="float" office:value="496.35">
            <text:p>496.35</text:p>
          </table:table-cell>
          <table:table-cell table:style-name="31,41cel-Sheet1" office:value-type="float" office:value="3412">
            <text:p>3412</text:p>
          </table:table-cell>
          <table:table-cell table:style-name="31,42cel-Sheet1" office:value-type="float" office:value="1153">
            <text:p>1153</text:p>
          </table:table-cell>
          <table:table-cell table:style-name="31,43cel-Sheet1" office:value-type="float" office:value="1932.15">
            <text:p>1932.15</text:p>
          </table:table-cell>
          <table:table-cell table:style-name="31,44cel-Sheet1" office:value-type="float" office:value="3328">
            <text:p>3328</text:p>
          </table:table-cell>
          <table:table-cell table:style-name="31,45cel-Sheet1" office:value-type="float" office:value="9156">
            <text:p>9156</text:p>
          </table:table-cell>
          <table:table-cell table:style-name="31,46cel-Sheet1" office:value-type="float" office:value="10123">
            <text:p>10123</text:p>
          </table:table-cell>
          <table:table-cell table:style-name="31,47cel-Sheet1" office:value-type="float" office:value="0">
            <text:p>0</text:p>
          </table:table-cell>
          <table:table-cell table:style-name="31,48cel-Sheet1" office:value-type="float" office:value="4225">
            <text:p>4225</text:p>
          </table:table-cell>
          <table:table-cell table:style-name="31,49cel-Sheet1" office:value-type="float" office:value="0">
            <text:p>0</text:p>
          </table:table-cell>
          <table:table-cell table:style-name="31,50cel-Sheet1" office:value-type="float" office:value="184">
            <text:p>184</text:p>
          </table:table-cell>
          <table:table-cell table:style-name="31,51cel-Sheet1" office:value-type="float" office:value="226.44">
            <text:p>226.44</text:p>
          </table:table-cell>
          <table:table-cell table:style-name="31,52cel-Sheet1" office:value-type="float" office:value="6010">
            <text:p>6010</text:p>
          </table:table-cell>
          <table:table-cell table:style-name="31,53cel-Sheet1" office:value-type="float" office:value="6728">
            <text:p>6728</text:p>
          </table:table-cell>
          <table:table-cell table:style-name="31,54cel-Sheet1" office:value-type="float" office:value="6980.45">
            <text:p>6980.45</text:p>
          </table:table-cell>
          <table:table-cell/>
        </table:table-row>
        <table:table-row table:style-name="_row-Sheet1">
          <table:table-cell table:style-name="1,1cel-Sheet1" office:value-type="string">
            <text:p>stop time</text:p>
          </table:table-cell>
          <table:table-cell table:style-name="32,2cel-Sheet1" office:value-type="float" office:value="490">
            <text:p>490</text:p>
          </table:table-cell>
          <table:table-cell table:style-name="32,3cel-Sheet1" office:value-type="float" office:value="7975">
            <text:p>7975</text:p>
          </table:table-cell>
          <table:table-cell table:style-name="32,4cel-Sheet1" office:value-type="float" office:value="7470">
            <text:p>7470</text:p>
          </table:table-cell>
          <table:table-cell table:style-name="32,5cel-Sheet1" office:value-type="float" office:value="7220">
            <text:p>7220</text:p>
          </table:table-cell>
          <table:table-cell table:style-name="32,6cel-Sheet1" office:value-type="float" office:value="2300">
            <text:p>2300</text:p>
          </table:table-cell>
          <table:table-cell table:style-name="32,7cel-Sheet1" office:value-type="float" office:value="1415">
            <text:p>1415</text:p>
          </table:table-cell>
          <table:table-cell/>
          <table:table-cell table:style-name="32,9cel-Sheet1" office:value-type="float" office:value="3798">
            <text:p>3798</text:p>
          </table:table-cell>
          <table:table-cell table:style-name="32,10cel-Sheet1" office:value-type="float" office:value="3269">
            <text:p>3269</text:p>
          </table:table-cell>
          <table:table-cell table:style-name="1,11cel-Sheet1"/>
          <table:table-cell table:style-name="32,12cel-Sheet1" office:value-type="float" office:value="5650">
            <text:p>5650</text:p>
          </table:table-cell>
          <table:table-cell table:style-name="32,13cel-Sheet1" office:value-type="float" office:value="4520">
            <text:p>4520</text:p>
          </table:table-cell>
          <table:table-cell table:style-name="32,14cel-Sheet1" office:value-type="float" office:value="583">
            <text:p>583</text:p>
          </table:table-cell>
          <table:table-cell table:style-name="32,15cel-Sheet1" office:value-type="float" office:value="935">
            <text:p>935</text:p>
          </table:table-cell>
          <table:table-cell table:style-name="32,16cel-Sheet1" office:value-type="float" office:value="6118">
            <text:p>6118</text:p>
          </table:table-cell>
          <table:table-cell table:style-name="32,17cel-Sheet1" office:value-type="float" office:value="8276">
            <text:p>8276</text:p>
          </table:table-cell>
          <table:table-cell table:style-name="32,18cel-Sheet1" office:value-type="float" office:value="3010">
            <text:p>3010</text:p>
          </table:table-cell>
          <table:table-cell table:style-name="32,19cel-Sheet1" office:value-type="float" office:value="2409.56">
            <text:p>2409.56</text:p>
          </table:table-cell>
          <table:table-cell table:style-name="32,20cel-Sheet1" office:value-type="float" office:value="1396">
            <text:p>1396</text:p>
          </table:table-cell>
          <table:table-cell table:style-name="32,21cel-Sheet1" office:value-type="float" office:value="3133">
            <text:p>3133</text:p>
          </table:table-cell>
          <table:table-cell table:style-name="32,22cel-Sheet1" office:value-type="float" office:value="829">
            <text:p>829</text:p>
          </table:table-cell>
          <table:table-cell table:style-name="32,23cel-Sheet1" office:value-type="float" office:value="4330">
            <text:p>4330</text:p>
          </table:table-cell>
          <table:table-cell table:style-name="32,24cel-Sheet1" office:value-type="float" office:value="6786">
            <text:p>6786</text:p>
          </table:table-cell>
          <table:table-cell table:style-name="32,25cel-Sheet1" office:value-type="float" office:value="7942">
            <text:p>7942</text:p>
          </table:table-cell>
          <table:table-cell table:style-name="32,26cel-Sheet1" office:value-type="float" office:value="1634">
            <text:p>1634</text:p>
          </table:table-cell>
          <table:table-cell table:style-name="32,27cel-Sheet1" office:value-type="float" office:value="2273">
            <text:p>2273</text:p>
          </table:table-cell>
          <table:table-cell table:style-name="32,28cel-Sheet1" office:value-type="float" office:value="3042">
            <text:p>3042</text:p>
          </table:table-cell>
          <table:table-cell table:style-name="32,29cel-Sheet1" office:value-type="float" office:value="2172">
            <text:p>2172</text:p>
          </table:table-cell>
          <table:table-cell table:style-name="32,30cel-Sheet1" office:value-type="float" office:value="3167">
            <text:p>3167</text:p>
          </table:table-cell>
          <table:table-cell table:style-name="32,31cel-Sheet1" office:value-type="float" office:value="1576">
            <text:p>1576</text:p>
          </table:table-cell>
          <table:table-cell table:style-name="32,32cel-Sheet1" office:value-type="float" office:value="1655">
            <text:p>1655</text:p>
          </table:table-cell>
          <table:table-cell table:style-name="32,33cel-Sheet1" office:value-type="float" office:value="12912">
            <text:p>12912</text:p>
          </table:table-cell>
          <table:table-cell table:style-name="32,34cel-Sheet1" office:value-type="float" office:value="875">
            <text:p>875</text:p>
          </table:table-cell>
          <table:table-cell table:style-name="32,35cel-Sheet1" office:value-type="float" office:value="1480">
            <text:p>1480</text:p>
          </table:table-cell>
          <table:table-cell table:style-name="32,36cel-Sheet1" office:value-type="float" office:value="2370">
            <text:p>2370</text:p>
          </table:table-cell>
          <table:table-cell table:style-name="32,37cel-Sheet1" office:value-type="float" office:value="4465">
            <text:p>4465</text:p>
          </table:table-cell>
          <table:table-cell table:style-name="32,38cel-Sheet1" office:value-type="float" office:value="3482">
            <text:p>3482</text:p>
          </table:table-cell>
          <table:table-cell table:style-name="32,39cel-Sheet1" office:value-type="float" office:value="4641">
            <text:p>4641</text:p>
          </table:table-cell>
          <table:table-cell table:style-name="32,40cel-Sheet1" office:value-type="float" office:value="3415">
            <text:p>3415</text:p>
          </table:table-cell>
          <table:table-cell table:style-name="32,41cel-Sheet1" office:value-type="float" office:value="4941">
            <text:p>4941</text:p>
          </table:table-cell>
          <table:table-cell table:style-name="32,42cel-Sheet1" office:value-type="float" office:value="1932.142">
            <text:p>1932.142</text:p>
          </table:table-cell>
          <table:table-cell table:style-name="32,43cel-Sheet1" office:value-type="float" office:value="3328">
            <text:p>3328</text:p>
          </table:table-cell>
          <table:table-cell table:style-name="32,44cel-Sheet1" office:value-type="float" office:value="9156">
            <text:p>9156</text:p>
          </table:table-cell>
          <table:table-cell table:style-name="32,45cel-Sheet1" office:value-type="float" office:value="9882">
            <text:p>9882</text:p>
          </table:table-cell>
          <table:table-cell table:style-name="32,46cel-Sheet1" office:value-type="float" office:value="12278">
            <text:p>12278</text:p>
          </table:table-cell>
          <table:table-cell table:style-name="32,47cel-Sheet1" office:value-type="float" office:value="8260">
            <text:p>8260</text:p>
          </table:table-cell>
          <table:table-cell table:style-name="32,48cel-Sheet1" office:value-type="float" office:value="9370">
            <text:p>9370</text:p>
          </table:table-cell>
          <table:table-cell table:style-name="32,49cel-Sheet1" office:value-type="float" office:value="6050">
            <text:p>6050</text:p>
          </table:table-cell>
          <table:table-cell table:style-name="32,50cel-Sheet1" office:value-type="float" office:value="11463">
            <text:p>11463</text:p>
          </table:table-cell>
          <table:table-cell table:style-name="32,51cel-Sheet1" office:value-type="float" office:value="7664">
            <text:p>7664</text:p>
          </table:table-cell>
          <table:table-cell table:style-name="32,52cel-Sheet1" office:value-type="float" office:value="6728">
            <text:p>6728</text:p>
          </table:table-cell>
          <table:table-cell table:style-name="32,53cel-Sheet1" office:value-type="float" office:value="6980.424">
            <text:p>6980.424</text:p>
          </table:table-cell>
          <table:table-cell table:style-name="32,54cel-Sheet1" office:value-type="float" office:value="7547">
            <text:p>7547</text:p>
          </table:table-cell>
          <table:table-cell/>
        </table:table-row>
        <table:table-row table:style-name="_row-Sheet1">
          <table:table-cell table:style-name="1,1cel-Sheet1" office:value-type="string">
            <text:p>notes</text:p>
          </table:table-cell>
          <table:table-cell table:style-name="17,2cel-Sheet1" office:value-type="string">
            <text:p>stim doesn't start til 320, preceded/followed by screen off/greyscreen, photodiode and amp clip occasionally</text:p>
          </table:table-cell>
          <table:table-cell table:style-name="17,2cel-Sheet1" office:value-type="string">
            <text:p>just thresholded negative going, pretty low quality</text:p>
          </table:table-cell>
          <table:table-cell table:style-name="17,2cel-Sheet1" office:value-type="string">
            <text:p>just thresholded negative going, pretty low quality.  bad CRT contamination, both spike-like and broadband.  don't go past 7472, CRT artifact that looks like spike!</text:p>
          </table:table-cell>
          <table:table-cell table:style-name="17,2cel-Sheet1" office:value-type="string">
            <text:p>just thresholded negative going, pretty low quality.  bad CRT contamination, both spike-like and broadband.  don't go before 6829, CRT artifact that looks like spike!</text:p>
          </table:table-cell>
          <table:table-cell table:style-name="17,2cel-Sheet1" office:value-type="string">
            <text:p>starts w/greyscreen, stim starts around 1435, amp saturates at 1829, then stim stops at 1833.3 with some grey screen, then black til end.  could do better sort to get a small (current code 3) and a big spike (current code 2).</text:p>
          </table:table-cell>
          <table:table-cell table:style-name="17,2cel-Sheet1" office:value-type="string">
            <text:p>stim starts around 1094 after turning CRT on and grey warms up, ends w/greyscreen at around 1403.  could divide events into a small and a big spike.  this is same cell as the recording that starts at 1420, but before it was tuned in better.</text:p>
          </table:table-cell>
          <table:table-cell table:style-name="17,2cel-Sheet1" office:value-type="string">
            <text:p>several high snr cells, notebook says mostly non-visual, doesn't indicate specific recordings of any visual cell</text:p>
          </table:table-cell>
          <table:table-cell table:style-name="17,2cel-Sheet1" office:value-type="string">
            <text:p>beginning cuts into middle of grey screen, end cutoff by eof</text:p>
          </table:table-cell>
          <table:table-cell table:style-name="17,2cel-Sheet1" office:value-type="string">
            <text:p>beginning cuts into middle of stim, end cut off by error binary flicker, spike improvement at 3170, shape change from 2 to 3</text:p>
          </table:table-cell>
          <table:table-cell table:style-name="17,11cel-Sheet1" office:value-type="string">
            <text:p>same as previous record, but additional spkCode (2's are early and 3's are late)</text:p>
          </table:table-cell>
          <table:table-cell table:style-name="17,2cel-Sheet1" office:value-type="string">
            <text:p>starts in middle of sinusoid, ends around 5028, grey screen, then gaussian starts around 5030.  might also be able to use small spike code 2.</text:p>
          </table:table-cell>
          <table:table-cell table:style-name="17,2cel-Sheet1" office:value-type="string">
            <text:p>i believe this is the same cell from recording that starts at 4760 before tuning in.  might also be able to use small spike code 2.</text:p>
          </table:table-cell>
          <table:table-cell table:style-name="17,2cel-Sheet1" office:value-type="string">
            <text:p>i believe this is the same cell from previous file, with best isolation.  starts in middle of sinusoid, ends around 238 to dark screen, grey screen around 240, gaussian starts around 250.  might also be able to use small spike code 2.</text:p>
          </table:table-cell>
          <table:table-cell table:style-name="17,2cel-Sheet1" office:value-type="string">
            <text:p>has long theta bursts, not obviously visual, rat mostly awake (eyes open) w/clapping.  don't go before 411 -- cell tunes in, but our sorting catches it OK.  begins in middle of sinusoid until about 535, then some weird grey screens, then gaussian starts around 572</text:p>
          </table:table-cell>
          <table:table-cell table:style-name="17,2cel-Sheet1" office:value-type="string">
            <text:p>beginning is grey screen, then a few binary flicker error flashes.  real stim is around 2438-6102.  ends w/ grey screen.  spikes are badly clipped.  many burst events, especially at beginning.  in many bursts, some spks not classified right or even not detected, even tho threshold is low and many smaller noise events ARE detected (used ~8ms HPF for detection w/~1ms spks).  doesn't even seem consistently to be first or later spikes in a burst that have the problem.  FLAG for detailed inspection of raw trace!  notes say 'very little theta, ON cell'.  not sure if this stim is rpt/unq of gaussian or natural.</text:p>
          </table:table-cell>
          <table:table-cell table:style-name="17,2cel-Sheet1" office:value-type="string">
            <text:p>notes say "very visual, lots of theta bursts".  snr decreases from about 2.5 to 1 by end of file.  clear CRT nonstationarity (decreasing brightness) over 1st 20 min.  entire file is good recording.  opens to greyscreen, then sinusoid at ~8s, then greyscreen ~1194, then gaussian ~1202, then greyscreen ~4140, then hateren ~4159.  looks like significant CRT contamination in phys trace, but positive going (spikes are negative going).</text:p>
          </table:table-cell>
          <table:table-cell table:style-name="17,2cel-Sheet1" office:value-type="string">
            <text:p>spikes clip occasionally at beginning and a lot by the end as cell snr increases.  file starts in sinusoidal til ~934.  then greyscreen/error binary flicker til ~964.  then gaussian til ~2904.  then random junk til ~2967, then hateren til 3010.  cell stopped on a dime, notes say there was no behavioral event that seemed to correspond to it.</text:p>
          </table:table-cell>
          <table:table-cell table:style-name="17,2cel-Sheet1" office:value-type="string">
            <text:p>definitely visual, lots of very long (up to 10 spike!) bursts and theta, but definitely awake (teeth chattering, whisking, etc)  theta not locked to whisking and can be stopped by clapping.  speculate TRN cell cuz clear both ON and OFF response.  spike has weird pre-plateau in spike, not due to clipping.  starts in on grey screen, then switches to sinusoidal right away.  then ~1582-1593 greyscreen, then gaussian.  cell tunes in as file progresses, eventually severely clipping spike for last half.  clear CRT non stationarity (decreasing brightness) over this whole section.</text:p>
          </table:table-cell>
          <table:table-cell table:style-name="17,2cel-Sheet1" office:value-type="string">
            <text:p>same cell as previous record, initial tuning in period (mostly CRT off)</text:p>
          </table:table-cell>
          <table:table-cell table:style-name="17,2cel-Sheet1" office:value-type="string">
            <text:p>same cell as previous record, just with open filters and lower gain to avoid clips.  FLAG for detailed inspection of raw trace!  very interesting huge, slow phys events 2400-3550 (scale = ~25 sec) -- occasionally cause clips, and (i think) causes loss of cell 3133-3146.</text:p>
          </table:table-cell>
          <table:table-cell table:style-name="17,2cel-Sheet1" office:value-type="string">
            <text:p>file starts w/crt off, pulses going.  ~142 turn CRT on, mostly warmed up by 155.7.  ~478-488 greyscreen, then gaussian til 829.</text:p>
          </table:table-cell>
          <table:table-cell table:style-name="17,2cel-Sheet1" office:value-type="string">
            <text:p>dark screen til 4090, junk til 4146, grey screen til 4154, then sinusoidal.  exteremely bursty AND visually responsive, burst aligned w/theta chatter.  eyes open, rat zoned out.  cell fades out as we tried to tune in.</text:p>
          </table:table-cell>
          <table:table-cell table:style-name="17,2cel-Sheet1" office:value-type="string">
            <text:p>not necessarily same cell as previous record -- same location and response though (more tonic)</text:p>
          </table:table-cell>
          <table:table-cell table:style-name="17,2cel-Sheet1" office:value-type="string">
            <text:p>may be same cell as previous record</text:p>
          </table:table-cell>
          <table:table-cell table:style-name="17,2cel-Sheet1" office:value-type="string">
            <text:p>very sparse cell (1/4 hz?), bursts regularly in response to hateren repeats, but rat awake and licking chops.  screen noise bad on electrode.  CRT turns on 798.7, sinusoidal warms up til 820, sinusoidal til 1105, greyscreen til 1120.7, then hateren</text:p>
          </table:table-cell>
          <table:table-cell table:style-name="17,2cel-Sheet1" office:value-type="string">
            <text:p>same cell from previous recording, fading out.  at beginning of this time period, a long burst occurs (as if we hit the cell and it is damaged), followed by long period of irregular bursting.  but still visual.  codes 3 and 4 are usually same unit, just subsequent spikes in a burst.  code 4 is especially strange -- often a small (amplitude) burst many ms after a large burst in the main code 1 cell -- same cell?  stim ends at 1998, afterwards is junk stim (periods of dark and grey).</text:p>
          </table:table-cell>
          <table:table-cell table:style-name="17,2cel-Sheet1" office:value-type="string">
            <text:p>same cell from previous recording.  fades out to population by end.  starts w/grey screen, junk from 2436 to 2487, then gaussian.</text:p>
          </table:table-cell>
          <table:table-cell table:style-name="17,2cel-Sheet1" office:value-type="string">
            <text:p>starts in sinusoidal til 323 then grey screen til 335, then gaussian til 2154.5, then greyscreen.  rat sleepy, but no theta.  cell slowly fades to population</text:p>
          </table:table-cell>
          <table:table-cell table:style-name="17,2cel-Sheet1" office:value-type="string">
            <text:p>trying to tune in previous cell, stim off</text:p>
          </table:table-cell>
          <table:table-cell table:style-name="17,2cel-Sheet1" office:value-type="string">
            <text:p>dark screen til sinusoid warmed up by 492-987, then greyscreen til 997, then gaussian til end.</text:p>
          </table:table-cell>
          <table:table-cell table:style-name="17,2cel-Sheet1" office:value-type="string">
            <text:p>same cell from previous record, just opened filter.</text:p>
          </table:table-cell>
          <table:table-cell table:style-name="17,2cel-Sheet1" office:value-type="string">
            <text:p>same cell from previous record.  file got too big and stopped on own, and doesn't have room to make wavemarks, so extended to this file.  USE THIS FILE FOR WAVEMARKS ONLY!  bursty even though awake and whisking.  theta + bursting happening often even though awake, chewing, whisking, etc.</text:p>
          </table:table-cell>
          <table:table-cell table:style-name="17,2cel-Sheet1" office:value-type="string">
            <text:p>same cell from previous record.  file got to max size and had to start a new one.  615-715 lost cell due to chewing yogurt drop, but was able to tune back in.</text:p>
          </table:table-cell>
          <table:table-cell table:style-name="17,2cel-Sheet1" office:value-type="string">
            <text:p>rat very sleepy, cell not very visual</text:p>
          </table:table-cell>
          <table:table-cell table:style-name="17,2cel-Sheet1" office:value-type="string">
            <text:p>same cell as previous record</text:p>
          </table:table-cell>
          <table:table-cell table:style-name="17,2cel-Sheet1" office:value-type="string">
            <text:p>same cell as previous record</text:p>
          </table:table-cell>
          <table:table-cell table:style-name="17,2cel-Sheet1"/>
          <table:table-cell table:style-name="17,2cel-Sheet1" office:value-type="string">
            <text:p>same cell as previous record.  SNR improves as tuning is fiddeled.  sorting had to track some movement of cluster.  2nd cell could be teased out in some places.  eyes open, whisking...</text:p>
          </table:table-cell>
          <table:table-cell table:style-name="17,2cel-Sheet1"/>
          <table:table-cell table:style-name="17,2cel-Sheet1" office:value-type="string">
            <text:p>same cell as previous record, tuned in better.  SNR increase dramatically by end.  shape is very strange (has sharp divit in peak and large long AHP)</text:p>
          </table:table-cell>
          <table:table-cell table:style-name="17,2cel-Sheet1"/>
          <table:table-cell table:style-name="17,2cel-Sheet1" office:value-type="string">
            <text:p>same cell as previous record, just opening filters, reducing gain.</text:p>
          </table:table-cell>
          <table:table-cell table:style-name="17,2cel-Sheet1" office:value-type="string">
            <text:p>may still be same cell from previous record</text:p>
          </table:table-cell>
          <table:table-cell table:style-name="17,2cel-Sheet1" office:value-type="string">
            <text:p>was trying to tune in cell from previous record, but this may not be same cell</text:p>
          </table:table-cell>
          <table:table-cell table:style-name="17,2cel-Sheet1"/>
          <table:table-cell table:style-name="17,2cel-Sheet1" office:value-type="string">
            <text:p>was trying to tune in cell from previous record, but not sure this is same one (visual response seems to have gone away)</text:p>
          </table:table-cell>
          <table:table-cell table:style-name="17,2cel-Sheet1" office:value-type="string">
            <text:p>could add a sort during the tune-in as early as 3785 (10 extra mins of sinusoidal)</text:p>
          </table:table-cell>
          <table:table-cell table:style-name="17,2cel-Sheet1" office:value-type="string">
            <text:p>notes say: "whoops - central 1/3 - 1:1 was on..."  what did that mean?  SNR decreases throughout, to relatively unsortable by end</text:p>
          </table:table-cell>
          <table:table-cell table:style-name="17,2cel-Sheet1" office:value-type="string">
            <text:p>i think this is the same cell, better tuned.  but later i decided they were definitely different, based on a transition at "895 sec" -- but there is no transition there in this file -- must have been next scratch file?  for now assume different cells.  notes say: "giant STA, but no vertical structure in rasters" -- strange?  NOTE: in this file, sinusoid switched to 4 secs x 5 fs x 5 cs.  rat is sleepy.  have lots of data, so maybe use as example that cell is not reliable, but is precise?</text:p>
          </table:table-cell>
          <table:table-cell table:style-name="17,2cel-Sheet1" office:value-type="string">
            <text:p>rat sleepy, SNR decays slightly throughout.  1015-1055 animal wakeup/movement silenced cell for a while, but it came back.  could also sort first 4 minutes easily to get more sinusoid, but doesn't seem worth it.</text:p>
          </table:table-cell>
          <table:table-cell table:style-name="17,2cel-Sheet1" office:value-type="string">
            <text:p>lots of HUGE snr spikes earlier in file, but at most a few minutes of sinusoidal response.</text:p>
          </table:table-cell>
          <table:table-cell table:style-name="17,2cel-Sheet1" office:value-type="string">
            <text:p>same cell as previous record, just different tuning</text:p>
          </table:table-cell>
          <table:table-cell table:style-name="17,2cel-Sheet1" office:value-type="string">
            <text:p>same cell as previous record, with gain reduced</text:p>
          </table:table-cell>
          <table:table-cell table:style-name="17,2cel-Sheet1"/>
        </table:table-row>
        <table:table-row table:style-name="_row-Sheet1">
          <table:table-cell table:style-name="1,1cel-Sheet1" office:value-type="string">
            <text:p>reason cell lost</text:p>
          </table:table-cell>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office:value-type="string">
            <text:p>possible movement/startle</text:p>
          </table:table-cell>
          <table:table-cell office:value-type="string">
            <text:p>faded out, couldn't retune</text:p>
          </table:table-cell>
          <table:table-cell office:value-type="string">
            <text:p>faded out, couldn't retune</text:p>
          </table:table-cell>
          <table:table-cell office:value-type="string">
            <text:p>faded out, couldn't retune</text:p>
          </table:table-cell>
          <table:table-cell/>
          <table:table-cell/>
          <table:table-cell office:value-type="string">
            <text:p>faded out, couldn't retune</text:p>
          </table:table-cell>
          <table:table-cell/>
          <table:table-cell office:value-type="string">
            <text:p>faded out, couldn't retune</text:p>
          </table:table-cell>
          <table:table-cell/>
          <table:table-cell/>
          <table:table-cell/>
          <table:table-cell office:value-type="string">
            <text:p>faded out, couldn't retune</text:p>
          </table:table-cell>
          <table:table-cell/>
          <table:table-cell/>
          <table:table-cell office:value-type="string">
            <text:p>faded out, couldn't retune</text:p>
          </table:table-cell>
          <table:table-cell/>
          <table:table-cell office:value-type="string">
            <text:p>stamina</text:p>
          </table:table-cell>
          <table:table-cell/>
          <table:table-cell office:value-type="string">
            <text:p>rat struggled out of sock</text:p>
          </table:table-cell>
          <table:table-cell/>
          <table:table-cell/>
          <table:table-cell/>
          <table:table-cell/>
          <table:table-cell/>
          <table:table-cell office:value-type="string">
            <text:p>stamina</text:p>
          </table:table-cell>
          <table:table-cell office:value-type="string">
            <text:p>rat struggle</text:p>
          </table:table-cell>
          <table:table-cell office:value-type="string">
            <text:p>faded out, couldn't retune</text:p>
          </table:table-cell>
          <table:table-cell office:value-type="string">
            <text:p>stamina</text:p>
          </table:table-cell>
          <table:table-cell office:value-type="string">
            <text:p>phil needs rig</text:p>
          </table:table-cell>
          <table:table-cell/>
          <table:table-cell/>
          <table:table-cell office:value-type="string">
            <text:p>phil needs rig</text:p>
          </table:table-cell>
          <table:table-cell/>
        </table:table-row>
        <table:table-row table:style-name="_row-Sheet1">
          <table:table-cell table:style-name="1,1cel-Sheet1" office:value-type="string">
            <text:p>spatial RF eye</text:p>
          </table:table-cell>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office:value-type="string">
            <text:p>?</text:p>
          </table:table-cell>
          <table:table-cell office:value-type="string">
            <text:p>contra</text:p>
          </table:table-cell>
          <table:table-cell office:value-type="string">
            <text:p>?</text:p>
          </table:table-cell>
          <table:table-cell office:value-type="string">
            <text:p>?</text:p>
          </table:table-cell>
          <table:table-cell office:value-type="string">
            <text:p>?</text:p>
          </table:table-cell>
          <table:table-cell/>
          <table:table-cell/>
          <table:table-cell office:value-type="string">
            <text:p>?</text:p>
          </table:table-cell>
          <table:table-cell/>
          <table:table-cell office:value-type="string">
            <text:p>?</text:p>
          </table:table-cell>
          <table:table-cell office:value-type="string">
            <text:p>?</text:p>
          </table:table-cell>
          <table:table-cell/>
          <table:table-cell office:value-type="string">
            <text:p>contra</text:p>
          </table:table-cell>
          <table:table-cell office:value-type="string">
            <text:p>?</text:p>
          </table:table-cell>
          <table:table-cell/>
          <table:table-cell/>
          <table:table-cell office:value-type="string">
            <text:p>?</text:p>
          </table:table-cell>
          <table:table-cell office:value-type="string">
            <text:p>?</text:p>
          </table:table-cell>
          <table:table-cell office:value-type="string">
            <text:p>contra</text:p>
          </table:table-cell>
          <table:table-cell/>
          <table:table-cell office:value-type="string">
            <text:p>?</text:p>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7,1cel-Sheet1" office:value-type="string">
            <text:p>spatial RF loc degrees lateral dorsal</text:p>
          </table:table-cell>
          <table:table-cell table:style-name="1,11cel-Sheet1"/>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office:value-type="string">
            <text:p>on screen</text:p>
          </table:table-cell>
          <table:table-cell office:value-type="string">
            <text:p>(45,30)</text:p>
          </table:table-cell>
          <table:table-cell office:value-type="string">
            <text:p>?</text:p>
          </table:table-cell>
          <table:table-cell office:value-type="string">
            <text:p>?</text:p>
          </table:table-cell>
          <table:table-cell office:value-type="string">
            <text:p>?</text:p>
          </table:table-cell>
          <table:table-cell/>
          <table:table-cell/>
          <table:table-cell office:value-type="string">
            <text:p>?</text:p>
          </table:table-cell>
          <table:table-cell/>
          <table:table-cell office:value-type="string">
            <text:p>?</text:p>
          </table:table-cell>
          <table:table-cell office:value-type="string">
            <text:p>?</text:p>
          </table:table-cell>
          <table:table-cell/>
          <table:table-cell office:value-type="string">
            <text:p>?</text:p>
          </table:table-cell>
          <table:table-cell office:value-type="string">
            <text:p>?</text:p>
          </table:table-cell>
          <table:table-cell/>
          <table:table-cell/>
          <table:table-cell office:value-type="string">
            <text:p>?</text:p>
          </table:table-cell>
          <table:table-cell office:value-type="string">
            <text:p>?</text:p>
          </table:table-cell>
          <table:table-cell office:value-type="string">
            <text:p>center of screen</text:p>
          </table:table-cell>
          <table:table-cell/>
          <table:table-cell office:value-type="string">
            <text:p>?</text:p>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spatial RF degrees diameter</text:p>
          </table:table-cell>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style-name="37,22cel-Sheet1" office:value-type="float" office:value="10">
            <text:p>10</text:p>
          </table:table-cell>
          <table:table-cell office:value-type="string">
            <text:p>?</text:p>
          </table:table-cell>
          <table:table-cell office:value-type="string">
            <text:p>?</text:p>
          </table:table-cell>
          <table:table-cell office:value-type="string">
            <text:p>?</text:p>
          </table:table-cell>
          <table:table-cell office:value-type="string">
            <text:p>?</text:p>
          </table:table-cell>
          <table:table-cell/>
          <table:table-cell/>
          <table:table-cell office:value-type="string">
            <text:p>?</text:p>
          </table:table-cell>
          <table:table-cell/>
          <table:table-cell office:value-type="string">
            <text:p>?</text:p>
          </table:table-cell>
          <table:table-cell office:value-type="string">
            <text:p>?</text:p>
          </table:table-cell>
          <table:table-cell/>
          <table:table-cell office:value-type="string">
            <text:p>covers screen</text:p>
          </table:table-cell>
          <table:table-cell office:value-type="string">
            <text:p>?</text:p>
          </table:table-cell>
          <table:table-cell/>
          <table:table-cell/>
          <table:table-cell office:value-type="string">
            <text:p>?</text:p>
          </table:table-cell>
          <table:table-cell office:value-type="string">
            <text:p>?</text:p>
          </table:table-cell>
          <table:table-cell office:value-type="string">
            <text:p>?</text:p>
          </table:table-cell>
          <table:table-cell/>
          <table:table-cell office:value-type="string">
            <text:p>?</text:p>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ON OFF</text:p>
          </table:table-cell>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office:value-type="string">
            <text:p>ON</text:p>
          </table:table-cell>
          <table:table-cell office:value-type="string">
            <text:p>ON</text:p>
          </table:table-cell>
          <table:table-cell office:value-type="string">
            <text:p>?</text:p>
          </table:table-cell>
          <table:table-cell office:value-type="string">
            <text:p>?</text:p>
          </table:table-cell>
          <table:table-cell office:value-type="string">
            <text:p>?</text:p>
          </table:table-cell>
          <table:table-cell/>
          <table:table-cell/>
          <table:table-cell office:value-type="string">
            <text:p>ON</text:p>
          </table:table-cell>
          <table:table-cell/>
          <table:table-cell office:value-type="string">
            <text:p>?</text:p>
          </table:table-cell>
          <table:table-cell office:value-type="string">
            <text:p>?</text:p>
          </table:table-cell>
          <table:table-cell/>
          <table:table-cell office:value-type="string">
            <text:p>ON</text:p>
          </table:table-cell>
          <table:table-cell office:value-type="string">
            <text:p>?</text:p>
          </table:table-cell>
          <table:table-cell/>
          <table:table-cell/>
          <table:table-cell office:value-type="string">
            <text:p>?</text:p>
          </table:table-cell>
          <table:table-cell office:value-type="string">
            <text:p>?</text:p>
          </table:table-cell>
          <table:table-cell office:value-type="string">
            <text:p>?</text:p>
          </table:table-cell>
          <table:table-cell/>
          <table:table-cell office:value-type="string">
            <text:p>?</text:p>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theta chatter</text:p>
          </table:table-cell>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office:value-type="string">
            <text:p>yes</text:p>
          </table:table-cell>
          <table:table-cell office:value-type="string">
            <text:p>yes</text:p>
          </table:table-cell>
          <table:table-cell office:value-type="string">
            <text:p>yes</text:p>
          </table:table-cell>
          <table:table-cell office:value-type="string">
            <text:p>no</text:p>
          </table:table-cell>
          <table:table-cell office:value-type="string">
            <text:p>no</text:p>
          </table:table-cell>
          <table:table-cell office:value-type="string">
            <text:p>no</text:p>
          </table:table-cell>
          <table:table-cell office:value-type="string">
            <text:p>no</text:p>
          </table:table-cell>
          <table:table-cell/>
          <table:table-cell office:value-type="string">
            <text:p>yes</text:p>
          </table:table-cell>
          <table:table-cell office:value-type="string">
            <text:p>yes</text:p>
          </table:table-cell>
          <table:table-cell office:value-type="string">
            <text:p>yes</text:p>
          </table:table-cell>
          <table:table-cell/>
          <table:table-cell office:value-type="string">
            <text:p>yes</text:p>
          </table:table-cell>
          <table:table-cell/>
          <table:table-cell/>
          <table:table-cell office:value-type="string">
            <text:p>no</text:p>
          </table:table-cell>
          <table:table-cell office:value-type="string">
            <text:p>no</text:p>
          </table:table-cell>
          <table:table-cell office:value-type="string">
            <text:p>no</text:p>
          </table:table-cell>
          <table:table-cell/>
          <table:table-cell office:value-type="string">
            <text:p>no</text:p>
          </table:table-cell>
          <table:table-cell/>
          <table:table-cell/>
          <table:table-cell/>
          <table:table-cell/>
          <table:table-cell office:value-type="string">
            <text:p>no</text:p>
          </table:table-cell>
          <table:table-cell office:value-type="string">
            <text:p>rare</text:p>
          </table:table-cell>
          <table:table-cell office:value-type="string">
            <text:p>rare</text:p>
          </table:table-cell>
          <table:table-cell office:value-type="string">
            <text:p>no</text:p>
          </table:table-cell>
          <table:table-cell office:value-type="string">
            <text:p>no</text:p>
          </table:table-cell>
          <table:table-cell office:value-type="string">
            <text:p>no</text:p>
          </table:table-cell>
          <table:table-cell/>
          <table:table-cell/>
          <table:table-cell/>
        </table:table-row>
        <table:table-row table:style-name="_row-Sheet1">
          <table:table-cell table:style-name="1,1cel-Sheet1" office:value-type="string">
            <text:p>bursts</text:p>
          </table:table-cell>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office:value-type="string">
            <text:p>yes</text:p>
          </table:table-cell>
          <table:table-cell office:value-type="string">
            <text:p>yes</text:p>
          </table:table-cell>
          <table:table-cell office:value-type="string">
            <text:p>yes</text:p>
          </table:table-cell>
          <table:table-cell office:value-type="string">
            <text:p>yes</text:p>
          </table:table-cell>
          <table:table-cell office:value-type="string">
            <text:p>yes</text:p>
          </table:table-cell>
          <table:table-cell office:value-type="string">
            <text:p>yes</text:p>
          </table:table-cell>
          <table:table-cell office:value-type="string">
            <text:p>no</text:p>
          </table:table-cell>
          <table:table-cell/>
          <table:table-cell office:value-type="string">
            <text:p>yes</text:p>
          </table:table-cell>
          <table:table-cell office:value-type="string">
            <text:p>yes</text:p>
          </table:table-cell>
          <table:table-cell office:value-type="string">
            <text:p>yes</text:p>
          </table:table-cell>
          <table:table-cell/>
          <table:table-cell office:value-type="string">
            <text:p>yes</text:p>
          </table:table-cell>
          <table:table-cell/>
          <table:table-cell/>
          <table:table-cell office:value-type="string">
            <text:p>rare</text:p>
          </table:table-cell>
          <table:table-cell office:value-type="string">
            <text:p>rare</text:p>
          </table:table-cell>
          <table:table-cell office:value-type="string">
            <text:p>no</text:p>
          </table:table-cell>
          <table:table-cell/>
          <table:table-cell office:value-type="string">
            <text:p>no</text:p>
          </table:table-cell>
          <table:table-cell/>
          <table:table-cell/>
          <table:table-cell/>
          <table:table-cell/>
          <table:table-cell office:value-type="string">
            <text:p>no</text:p>
          </table:table-cell>
          <table:table-cell office:value-type="string">
            <text:p>rare</text:p>
          </table:table-cell>
          <table:table-cell office:value-type="string">
            <text:p>rare</text:p>
          </table:table-cell>
          <table:table-cell office:value-type="string">
            <text:p>no</text:p>
          </table:table-cell>
          <table:table-cell office:value-type="string">
            <text:p>no</text:p>
          </table:table-cell>
          <table:table-cell office:value-type="string">
            <text:p>no</text:p>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display type</text:p>
          </table:table-cell>
          <table:table-cell office:value-type="string">
            <text:p>crt</text:p>
          </table:table-cell>
          <table:table-cell office:value-type="string">
            <text:p>crt</text:p>
          </table:table-cell>
          <table:table-cell/>
          <table:table-cell/>
          <table:table-cell office:value-type="string">
            <text:p>crt</text:p>
          </table:table-cell>
          <table:table-cell/>
          <table:table-cell/>
          <table:table-cell office:value-type="string">
            <text:p>crt</text:p>
          </table:table-cell>
          <table:table-cell/>
          <table:table-cell table:style-name="1,11cel-Sheet1"/>
          <table:table-cell office:value-type="string">
            <text:p>crt</text:p>
          </table:table-cell>
          <table:table-cell/>
          <table:table-cell/>
          <table:table-cell/>
          <table:table-cell office:value-type="string">
            <text:p>crt</text:p>
          </table:table-cell>
          <table:table-cell office:value-type="string">
            <text:p>crt</text:p>
          </table:table-cell>
          <table:table-cell office:value-type="string">
            <text:p>crt</text:p>
          </table:table-cell>
          <table:table-cell office:value-type="string">
            <text:p>crt</text:p>
          </table:table-cell>
          <table:table-cell/>
          <table:table-cell/>
          <table:table-cell office:value-type="string">
            <text:p>crt</text:p>
          </table:table-cell>
          <table:table-cell office:value-type="string">
            <text:p>crt</text:p>
          </table:table-cell>
          <table:table-cell/>
          <table:table-cell/>
          <table:table-cell/>
          <table:table-cell/>
          <table:table-cell/>
          <table:table-cell/>
          <table:table-cell/>
          <table:table-cell/>
          <table:table-cell/>
          <table:table-cell/>
          <table:table-cell/>
          <table:table-cell office:value-type="string">
            <text:p>crt</text:p>
          </table:table-cell>
          <table:table-cell/>
          <table:table-cell/>
          <table:table-cell office:value-type="string">
            <text:p>crt</text:p>
          </table:table-cell>
          <table:table-cell office:value-type="string">
            <text:p>crt</text:p>
          </table:table-cell>
          <table:table-cell office:value-type="string">
            <text:p>crt</text:p>
          </table:table-cell>
          <table:table-cell/>
          <table:table-cell office:value-type="string">
            <text:p>crt</text:p>
          </table:table-cell>
          <table:table-cell/>
          <table:table-cell/>
          <table:table-cell/>
          <table:table-cell/>
          <table:table-cell/>
          <table:table-cell/>
          <table:table-cell/>
          <table:table-cell/>
          <table:table-cell office:value-type="string">
            <text:p>led</text:p>
          </table:table-cell>
          <table:table-cell office:value-type="string">
            <text:p>led</text:p>
          </table:table-cell>
          <table:table-cell/>
          <table:table-cell/>
          <table:table-cell/>
        </table:table-row>
        <table:table-row table:style-name="_row-Sheet1">
          <table:table-cell table:style-name="1,1cel-Sheet1" office:value-type="string">
            <text:p>linearization method</text:p>
          </table:table-cell>
          <table:table-cell office:value-type="string">
            <text:p>probably none</text:p>
          </table:table-cell>
          <table:table-cell office:value-type="string">
            <text:p>probably none</text:p>
          </table:table-cell>
          <table:table-cell/>
          <table:table-cell/>
          <table:table-cell office:value-type="string">
            <text:p>probably none</text:p>
          </table:table-cell>
          <table:table-cell/>
          <table:table-cell/>
          <table:table-cell office:value-type="string">
            <text:p>probably none</text:p>
          </table:table-cell>
          <table:table-cell/>
          <table:table-cell table:style-name="1,11cel-Sheet1"/>
          <table:table-cell office:value-type="string">
            <text:p>probably none</text:p>
          </table:table-cell>
          <table:table-cell/>
          <table:table-cell/>
          <table:table-cell/>
          <table:table-cell office:value-type="string">
            <text:p>probably none</text:p>
          </table:table-cell>
          <table:table-cell office:value-type="string">
            <text:p>probably none</text:p>
          </table:table-cell>
          <table:table-cell office:value-type="string">
            <text:p>probably none</text:p>
          </table:table-cell>
          <table:table-cell office:value-type="string">
            <text:p>probably none</text:p>
          </table:table-cell>
          <table:table-cell/>
          <table:table-cell/>
          <table:table-cell office:value-type="string">
            <text:p>probably none</text:p>
          </table:table-cell>
          <table:table-cell office:value-type="string">
            <text:p>probably none</text:p>
          </table:table-cell>
          <table:table-cell/>
          <table:table-cell/>
          <table:table-cell/>
          <table:table-cell/>
          <table:table-cell/>
          <table:table-cell/>
          <table:table-cell/>
          <table:table-cell/>
          <table:table-cell/>
          <table:table-cell/>
          <table:table-cell/>
          <table:table-cell office:value-type="string">
            <text:p>probably none</text:p>
          </table:table-cell>
          <table:table-cell/>
          <table:table-cell/>
          <table:table-cell office:value-type="string">
            <text:p>probably none</text:p>
          </table:table-cell>
          <table:table-cell office:value-type="string">
            <text:p>probably none</text:p>
          </table:table-cell>
          <table:table-cell office:value-type="string">
            <text:p>probably none</text:p>
          </table:table-cell>
          <table:table-cell/>
          <table:table-cell office:value-type="string">
            <text:p>probably none</text:p>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pulse type</text:p>
          </table:table-cell>
          <table:table-cell office:value-type="string">
            <text:p>double</text:p>
          </table:table-cell>
          <table:table-cell office:value-type="string">
            <text:p>double</text:p>
          </table:table-cell>
          <table:table-cell/>
          <table:table-cell/>
          <table:table-cell office:value-type="string">
            <text:p>double</text:p>
          </table:table-cell>
          <table:table-cell/>
          <table:table-cell/>
          <table:table-cell office:value-type="string">
            <text:p>double</text:p>
          </table:table-cell>
          <table:table-cell/>
          <table:table-cell table:style-name="1,11cel-Sheet1"/>
          <table:table-cell office:value-type="string">
            <text:p>double</text:p>
          </table:table-cell>
          <table:table-cell/>
          <table:table-cell/>
          <table:table-cell/>
          <table:table-cell office:value-type="string">
            <text:p>double</text:p>
          </table:table-cell>
          <table:table-cell office:value-type="string">
            <text:p>double</text:p>
          </table:table-cell>
          <table:table-cell office:value-type="string">
            <text:p>double</text:p>
          </table:table-cell>
          <table:table-cell office:value-type="string">
            <text:p>double</text:p>
          </table:table-cell>
          <table:table-cell/>
          <table:table-cell/>
          <table:table-cell office:value-type="string">
            <text:p>double</text:p>
          </table:table-cell>
          <table:table-cell office:value-type="string">
            <text:p>double</text:p>
          </table:table-cell>
          <table:table-cell/>
          <table:table-cell/>
          <table:table-cell/>
          <table:table-cell/>
          <table:table-cell/>
          <table:table-cell/>
          <table:table-cell/>
          <table:table-cell/>
          <table:table-cell/>
          <table:table-cell/>
          <table:table-cell/>
          <table:table-cell office:value-type="string">
            <text:p>triple</text:p>
          </table:table-cell>
          <table:table-cell/>
          <table:table-cell/>
          <table:table-cell office:value-type="string">
            <text:p>index</text:p>
          </table:table-cell>
          <table:table-cell office:value-type="string">
            <text:p>index</text:p>
          </table:table-cell>
          <table:table-cell office:value-type="string">
            <text:p>index</text:p>
          </table:table-cell>
          <table:table-cell/>
          <table:table-cell office:value-type="string">
            <text:p>index</text:p>
          </table:table-cell>
          <table:table-cell/>
          <table:table-cell/>
          <table:table-cell/>
          <table:table-cell/>
          <table:table-cell/>
          <table:table-cell/>
          <table:table-cell/>
          <table:table-cell/>
          <table:table-cell office:value-type="string">
            <text:p>led</text:p>
          </table:table-cell>
          <table:table-cell office:value-type="string">
            <text:p>led</text:p>
          </table:table-cell>
          <table:table-cell/>
          <table:table-cell/>
          <table:table-cell/>
        </table:table-row>
        <table:table-row table:style-name="_row-Sheet1">
          <table:table-cell table:style-name="1,1cel-Sheet1" office:value-type="string">
            <text:p>experiment type</text:p>
          </table:table-cell>
          <table:table-cell office:value-type="string">
            <text:p>passive viewing</text:p>
          </table:table-cell>
          <table:table-cell office:value-type="string">
            <text:p>passive viewing</text:p>
          </table:table-cell>
          <table:table-cell/>
          <table:table-cell/>
          <table:table-cell office:value-type="string">
            <text:p>passive viewing</text:p>
          </table:table-cell>
          <table:table-cell/>
          <table:table-cell/>
          <table:table-cell office:value-type="string">
            <text:p>passive viewing</text:p>
          </table:table-cell>
          <table:table-cell/>
          <table:table-cell table:style-name="1,11cel-Sheet1"/>
          <table:table-cell office:value-type="string">
            <text:p>passive viewing</text:p>
          </table:table-cell>
          <table:table-cell/>
          <table:table-cell/>
          <table:table-cell/>
          <table:table-cell office:value-type="string">
            <text:p>passive viewing</text:p>
          </table:table-cell>
          <table:table-cell office:value-type="string">
            <text:p>passive viewing</text:p>
          </table:table-cell>
          <table:table-cell office:value-type="string">
            <text:p>passive viewing</text:p>
          </table:table-cell>
          <table:table-cell office:value-type="string">
            <text:p>passive viewing</text:p>
          </table:table-cell>
          <table:table-cell/>
          <table:table-cell/>
          <table:table-cell office:value-type="string">
            <text:p>passive viewing</text:p>
          </table:table-cell>
          <table:table-cell office:value-type="string">
            <text:p>passive viewing</text:p>
          </table:table-cell>
          <table:table-cell/>
          <table:table-cell/>
          <table:table-cell/>
          <table:table-cell/>
          <table:table-cell/>
          <table:table-cell/>
          <table:table-cell/>
          <table:table-cell/>
          <table:table-cell/>
          <table:table-cell/>
          <table:table-cell/>
          <table:table-cell office:value-type="string">
            <text:p>passive viewing</text:p>
          </table:table-cell>
          <table:table-cell/>
          <table:table-cell/>
          <table:table-cell office:value-type="string">
            <text:p>passive viewing</text:p>
          </table:table-cell>
          <table:table-cell office:value-type="string">
            <text:p>passive viewing</text:p>
          </table:table-cell>
          <table:table-cell office:value-type="string">
            <text:p>passive viewing</text:p>
          </table:table-cell>
          <table:table-cell/>
          <table:table-cell office:value-type="string">
            <text:p>passive viewing</text:p>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anesthesia</text:p>
          </table:table-cell>
          <table:table-cell office:value-type="string">
            <text:p>no</text:p>
          </table:table-cell>
          <table:table-cell office:value-type="string">
            <text:p>no</text:p>
          </table:table-cell>
          <table:table-cell/>
          <table:table-cell/>
          <table:table-cell office:value-type="string">
            <text:p>no</text:p>
          </table:table-cell>
          <table:table-cell/>
          <table:table-cell/>
          <table:table-cell office:value-type="string">
            <text:p>no</text:p>
          </table:table-cell>
          <table:table-cell/>
          <table:table-cell table:style-name="1,11cel-Sheet1"/>
          <table:table-cell office:value-type="string">
            <text:p>no</text:p>
          </table:table-cell>
          <table:table-cell/>
          <table:table-cell/>
          <table:table-cell/>
          <table:table-cell office:value-type="string">
            <text:p>no</text:p>
          </table:table-cell>
          <table:table-cell office:value-type="string">
            <text:p>no</text:p>
          </table:table-cell>
          <table:table-cell office:value-type="string">
            <text:p>no</text:p>
          </table:table-cell>
          <table:table-cell office:value-type="string">
            <text:p>no</text:p>
          </table:table-cell>
          <table:table-cell/>
          <table:table-cell/>
          <table:table-cell office:value-type="string">
            <text:p>no</text:p>
          </table:table-cell>
          <table:table-cell office:value-type="string">
            <text:p>no</text:p>
          </table:table-cell>
          <table:table-cell/>
          <table:table-cell/>
          <table:table-cell/>
          <table:table-cell/>
          <table:table-cell/>
          <table:table-cell/>
          <table:table-cell/>
          <table:table-cell/>
          <table:table-cell/>
          <table:table-cell/>
          <table:table-cell/>
          <table:table-cell office:value-type="string">
            <text:p>no</text:p>
          </table:table-cell>
          <table:table-cell/>
          <table:table-cell/>
          <table:table-cell office:value-type="string">
            <text:p>no</text:p>
          </table:table-cell>
          <table:table-cell office:value-type="string">
            <text:p>no</text:p>
          </table:table-cell>
          <table:table-cell office:value-type="string">
            <text:p>no</text:p>
          </table:table-cell>
          <table:table-cell/>
          <table:table-cell office:value-type="string">
            <text:p>no</text:p>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headfixed</text:p>
          </table:table-cell>
          <table:table-cell office:value-type="string">
            <text:p>yes</text:p>
          </table:table-cell>
          <table:table-cell office:value-type="string">
            <text:p>yes</text:p>
          </table:table-cell>
          <table:table-cell/>
          <table:table-cell/>
          <table:table-cell office:value-type="string">
            <text:p>yes</text:p>
          </table:table-cell>
          <table:table-cell/>
          <table:table-cell/>
          <table:table-cell office:value-type="string">
            <text:p>yes</text:p>
          </table:table-cell>
          <table:table-cell/>
          <table:table-cell table:style-name="1,11cel-Sheet1"/>
          <table:table-cell office:value-type="string">
            <text:p>yes</text:p>
          </table:table-cell>
          <table:table-cell/>
          <table:table-cell/>
          <table:table-cell/>
          <table:table-cell office:value-type="string">
            <text:p>yes</text:p>
          </table:table-cell>
          <table:table-cell office:value-type="string">
            <text:p>yes</text:p>
          </table:table-cell>
          <table:table-cell office:value-type="string">
            <text:p>yes</text:p>
          </table:table-cell>
          <table:table-cell office:value-type="string">
            <text:p>yes</text:p>
          </table:table-cell>
          <table:table-cell/>
          <table:table-cell/>
          <table:table-cell office:value-type="string">
            <text:p>yes</text:p>
          </table:table-cell>
          <table:table-cell office:value-type="string">
            <text:p>yes</text:p>
          </table:table-cell>
          <table:table-cell/>
          <table:table-cell/>
          <table:table-cell/>
          <table:table-cell/>
          <table:table-cell/>
          <table:table-cell/>
          <table:table-cell/>
          <table:table-cell/>
          <table:table-cell/>
          <table:table-cell/>
          <table:table-cell/>
          <table:table-cell office:value-type="string">
            <text:p>yes</text:p>
          </table:table-cell>
          <table:table-cell/>
          <table:table-cell/>
          <table:table-cell office:value-type="string">
            <text:p>yes</text:p>
          </table:table-cell>
          <table:table-cell office:value-type="string">
            <text:p>yes</text:p>
          </table:table-cell>
          <table:table-cell office:value-type="string">
            <text:p>yes</text:p>
          </table:table-cell>
          <table:table-cell/>
          <table:table-cell office:value-type="string">
            <text:p>yes</text:p>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spkChan</text:p>
          </table:table-cell>
          <table:table-cell table:style-name="49,2cel-Sheet1" office:value-type="float" office:value="4">
            <text:p>4</text:p>
          </table:table-cell>
          <table:table-cell table:style-name="49,3cel-Sheet1" office:value-type="float" office:value="4">
            <text:p>4</text:p>
          </table:table-cell>
          <table:table-cell table:style-name="49,4cel-Sheet1" office:value-type="float" office:value="5">
            <text:p>5</text:p>
          </table:table-cell>
          <table:table-cell table:style-name="49,5cel-Sheet1" office:value-type="float" office:value="6">
            <text:p>6</text:p>
          </table:table-cell>
          <table:table-cell table:style-name="49,6cel-Sheet1" office:value-type="float" office:value="4">
            <text:p>4</text:p>
          </table:table-cell>
          <table:table-cell table:style-name="49,7cel-Sheet1" office:value-type="float" office:value="5">
            <text:p>5</text:p>
          </table:table-cell>
          <table:table-cell/>
          <table:table-cell table:style-name="49,9cel-Sheet1" office:value-type="float" office:value="4">
            <text:p>4</text:p>
          </table:table-cell>
          <table:table-cell table:style-name="49,10cel-Sheet1" office:value-type="float" office:value="5">
            <text:p>5</text:p>
          </table:table-cell>
          <table:table-cell table:style-name="1,11cel-Sheet1"/>
          <table:table-cell table:style-name="49,12cel-Sheet1" office:value-type="float" office:value="4">
            <text:p>4</text:p>
          </table:table-cell>
          <table:table-cell table:style-name="49,13cel-Sheet1" office:value-type="float" office:value="5">
            <text:p>5</text:p>
          </table:table-cell>
          <table:table-cell table:style-name="49,14cel-Sheet1" office:value-type="float" office:value="5">
            <text:p>5</text:p>
          </table:table-cell>
          <table:table-cell table:style-name="49,15cel-Sheet1" office:value-type="float" office:value="5">
            <text:p>5</text:p>
          </table:table-cell>
          <table:table-cell table:style-name="49,16cel-Sheet1" office:value-type="float" office:value="4">
            <text:p>4</text:p>
          </table:table-cell>
          <table:table-cell table:style-name="49,17cel-Sheet1" office:value-type="float" office:value="4">
            <text:p>4</text:p>
          </table:table-cell>
          <table:table-cell table:style-name="49,18cel-Sheet1" office:value-type="float" office:value="4">
            <text:p>4</text:p>
          </table:table-cell>
          <table:table-cell table:style-name="49,19cel-Sheet1" office:value-type="float" office:value="4">
            <text:p>4</text:p>
          </table:table-cell>
          <table:table-cell table:style-name="49,20cel-Sheet1" office:value-type="float" office:value="5">
            <text:p>5</text:p>
          </table:table-cell>
          <table:table-cell table:style-name="49,21cel-Sheet1" office:value-type="float" office:value="6">
            <text:p>6</text:p>
          </table:table-cell>
          <table:table-cell table:style-name="49,22cel-Sheet1" office:value-type="float" office:value="4">
            <text:p>4</text:p>
          </table:table-cell>
          <table:table-cell table:style-name="49,23cel-Sheet1" office:value-type="float" office:value="4">
            <text:p>4</text:p>
          </table:table-cell>
          <table:table-cell table:style-name="49,24cel-Sheet1" office:value-type="float" office:value="5">
            <text:p>5</text:p>
          </table:table-cell>
          <table:table-cell table:style-name="49,25cel-Sheet1" office:value-type="float" office:value="6">
            <text:p>6</text:p>
          </table:table-cell>
          <table:table-cell table:style-name="49,26cel-Sheet1" office:value-type="float" office:value="4">
            <text:p>4</text:p>
          </table:table-cell>
          <table:table-cell table:style-name="49,27cel-Sheet1" office:value-type="float" office:value="5">
            <text:p>5</text:p>
          </table:table-cell>
          <table:table-cell table:style-name="49,28cel-Sheet1" office:value-type="float" office:value="6">
            <text:p>6</text:p>
          </table:table-cell>
          <table:table-cell table:style-name="49,29cel-Sheet1" office:value-type="float" office:value="4">
            <text:p>4</text:p>
          </table:table-cell>
          <table:table-cell table:style-name="49,30cel-Sheet1" office:value-type="float" office:value="5">
            <text:p>5</text:p>
          </table:table-cell>
          <table:table-cell table:style-name="49,31cel-Sheet1" office:value-type="float" office:value="4">
            <text:p>4</text:p>
          </table:table-cell>
          <table:table-cell table:style-name="49,32cel-Sheet1" office:value-type="float" office:value="5">
            <text:p>5</text:p>
          </table:table-cell>
          <table:table-cell table:style-name="49,33cel-Sheet1" office:value-type="float" office:value="6">
            <text:p>6</text:p>
          </table:table-cell>
          <table:table-cell table:style-name="49,34cel-Sheet1" office:value-type="float" office:value="4">
            <text:p>4</text:p>
          </table:table-cell>
          <table:table-cell table:style-name="49,35cel-Sheet1" office:value-type="float" office:value="5">
            <text:p>5</text:p>
          </table:table-cell>
          <table:table-cell table:style-name="49,36cel-Sheet1" office:value-type="float" office:value="8">
            <text:p>8</text:p>
          </table:table-cell>
          <table:table-cell table:style-name="49,37cel-Sheet1" office:value-type="float" office:value="7">
            <text:p>7</text:p>
          </table:table-cell>
          <table:table-cell table:style-name="49,38cel-Sheet1" office:value-type="float" office:value="7">
            <text:p>7</text:p>
          </table:table-cell>
          <table:table-cell table:style-name="49,39cel-Sheet1" office:value-type="float" office:value="7">
            <text:p>7</text:p>
          </table:table-cell>
          <table:table-cell table:style-name="49,40cel-Sheet1" office:value-type="float" office:value="7">
            <text:p>7</text:p>
          </table:table-cell>
          <table:table-cell table:style-name="49,41cel-Sheet1" office:value-type="float" office:value="8">
            <text:p>8</text:p>
          </table:table-cell>
          <table:table-cell table:style-name="49,42cel-Sheet1" office:value-type="float" office:value="7">
            <text:p>7</text:p>
          </table:table-cell>
          <table:table-cell table:style-name="49,43cel-Sheet1" office:value-type="float" office:value="8">
            <text:p>8</text:p>
          </table:table-cell>
          <table:table-cell table:style-name="49,44cel-Sheet1" office:value-type="float" office:value="9">
            <text:p>9</text:p>
          </table:table-cell>
          <table:table-cell table:style-name="49,45cel-Sheet1" office:value-type="float" office:value="10">
            <text:p>10</text:p>
          </table:table-cell>
          <table:table-cell table:style-name="49,46cel-Sheet1" office:value-type="float" office:value="11">
            <text:p>11</text:p>
          </table:table-cell>
          <table:table-cell table:style-name="49,47cel-Sheet1" office:value-type="float" office:value="7">
            <text:p>7</text:p>
          </table:table-cell>
          <table:table-cell table:style-name="49,48cel-Sheet1" office:value-type="float" office:value="7">
            <text:p>7</text:p>
          </table:table-cell>
          <table:table-cell table:style-name="49,49cel-Sheet1" office:value-type="float" office:value="7">
            <text:p>7</text:p>
          </table:table-cell>
          <table:table-cell table:style-name="49,50cel-Sheet1" office:value-type="float" office:value="7">
            <text:p>7</text:p>
          </table:table-cell>
          <table:table-cell table:style-name="49,51cel-Sheet1" office:value-type="float" office:value="1">
            <text:p>1</text:p>
          </table:table-cell>
          <table:table-cell table:style-name="49,52cel-Sheet1" office:value-type="float" office:value="1">
            <text:p>1</text:p>
          </table:table-cell>
          <table:table-cell table:style-name="49,53cel-Sheet1" office:value-type="float" office:value="2">
            <text:p>2</text:p>
          </table:table-cell>
          <table:table-cell table:style-name="49,54cel-Sheet1" office:value-type="float" office:value="3">
            <text:p>3</text:p>
          </table:table-cell>
          <table:table-cell/>
        </table:table-row>
        <table:table-row table:style-name="_row-Sheet1">
          <table:table-cell table:style-name="1,1cel-Sheet1" office:value-type="string">
            <text:p>spkCode</text:p>
          </table:table-cell>
          <table:table-cell table:style-name="50,2cel-Sheet1" office:value-type="float" office:value="1">
            <text:p>1</text:p>
          </table:table-cell>
          <table:table-cell table:style-name="50,3cel-Sheet1" office:value-type="float" office:value="0">
            <text:p>0</text:p>
          </table:table-cell>
          <table:table-cell table:style-name="50,4cel-Sheet1" office:value-type="float" office:value="0">
            <text:p>0</text:p>
          </table:table-cell>
          <table:table-cell table:style-name="50,5cel-Sheet1" office:value-type="float" office:value="0">
            <text:p>0</text:p>
          </table:table-cell>
          <table:table-cell table:style-name="50,6cel-Sheet1" office:value-type="float" office:value="2">
            <text:p>2</text:p>
          </table:table-cell>
          <table:table-cell table:style-name="50,7cel-Sheet1" office:value-type="float" office:value="2">
            <text:p>2</text:p>
          </table:table-cell>
          <table:table-cell/>
          <table:table-cell table:style-name="50,9cel-Sheet1" office:value-type="float" office:value="1">
            <text:p>1</text:p>
          </table:table-cell>
          <table:table-cell table:style-name="50,10cel-Sheet1" office:value-type="float" office:value="2">
            <text:p>2</text:p>
          </table:table-cell>
          <table:table-cell table:style-name="1,11cel-Sheet1" office:value-type="float" office:value="3">
            <text:p>3</text:p>
          </table:table-cell>
          <table:table-cell table:style-name="50,12cel-Sheet1" office:value-type="float" office:value="1">
            <text:p>1</text:p>
          </table:table-cell>
          <table:table-cell table:style-name="50,13cel-Sheet1" office:value-type="float" office:value="1">
            <text:p>1</text:p>
          </table:table-cell>
          <table:table-cell table:style-name="50,14cel-Sheet1" office:value-type="float" office:value="1">
            <text:p>1</text:p>
          </table:table-cell>
          <table:table-cell table:style-name="50,15cel-Sheet1" office:value-type="float" office:value="1">
            <text:p>1</text:p>
          </table:table-cell>
          <table:table-cell table:style-name="50,16cel-Sheet1" office:value-type="float" office:value="1">
            <text:p>1</text:p>
          </table:table-cell>
          <table:table-cell table:style-name="50,17cel-Sheet1" office:value-type="float" office:value="1">
            <text:p>1</text:p>
          </table:table-cell>
          <table:table-cell table:style-name="50,18cel-Sheet1" office:value-type="float" office:value="1">
            <text:p>1</text:p>
          </table:table-cell>
          <table:table-cell table:style-name="50,19cel-Sheet1" office:value-type="float" office:value="1">
            <text:p>1</text:p>
          </table:table-cell>
          <table:table-cell table:style-name="50,20cel-Sheet1" office:value-type="float" office:value="1">
            <text:p>1</text:p>
          </table:table-cell>
          <table:table-cell table:style-name="50,21cel-Sheet1" office:value-type="float" office:value="1">
            <text:p>1</text:p>
          </table:table-cell>
          <table:table-cell table:style-name="50,22cel-Sheet1" office:value-type="float" office:value="1">
            <text:p>1</text:p>
          </table:table-cell>
          <table:table-cell table:style-name="50,23cel-Sheet1" office:value-type="float" office:value="1">
            <text:p>1</text:p>
          </table:table-cell>
          <table:table-cell table:style-name="50,24cel-Sheet1" office:value-type="float" office:value="1">
            <text:p>1</text:p>
          </table:table-cell>
          <table:table-cell table:style-name="50,25cel-Sheet1" office:value-type="float" office:value="1">
            <text:p>1</text:p>
          </table:table-cell>
          <table:table-cell table:style-name="50,26cel-Sheet1" office:value-type="float" office:value="1">
            <text:p>1</text:p>
          </table:table-cell>
          <table:table-cell table:style-name="50,27cel-Sheet1" office:value-type="float" office:value="1">
            <text:p>1</text:p>
          </table:table-cell>
          <table:table-cell table:style-name="50,28cel-Sheet1" office:value-type="float" office:value="1">
            <text:p>1</text:p>
          </table:table-cell>
          <table:table-cell table:style-name="50,29cel-Sheet1" office:value-type="float" office:value="1">
            <text:p>1</text:p>
          </table:table-cell>
          <table:table-cell table:style-name="50,30cel-Sheet1" office:value-type="float" office:value="1">
            <text:p>1</text:p>
          </table:table-cell>
          <table:table-cell table:style-name="50,31cel-Sheet1" office:value-type="float" office:value="1">
            <text:p>1</text:p>
          </table:table-cell>
          <table:table-cell table:style-name="50,32cel-Sheet1" office:value-type="float" office:value="1">
            <text:p>1</text:p>
          </table:table-cell>
          <table:table-cell table:style-name="50,33cel-Sheet1" office:value-type="float" office:value="1">
            <text:p>1</text:p>
          </table:table-cell>
          <table:table-cell table:style-name="50,34cel-Sheet1" office:value-type="float" office:value="1">
            <text:p>1</text:p>
          </table:table-cell>
          <table:table-cell table:style-name="50,35cel-Sheet1" office:value-type="float" office:value="1">
            <text:p>1</text:p>
          </table:table-cell>
          <table:table-cell table:style-name="50,36cel-Sheet1" office:value-type="float" office:value="1">
            <text:p>1</text:p>
          </table:table-cell>
          <table:table-cell table:style-name="50,37cel-Sheet1" office:value-type="float" office:value="1">
            <text:p>1</text:p>
          </table:table-cell>
          <table:table-cell table:style-name="50,38cel-Sheet1" office:value-type="float" office:value="1">
            <text:p>1</text:p>
          </table:table-cell>
          <table:table-cell table:style-name="50,39cel-Sheet1" office:value-type="float" office:value="1">
            <text:p>1</text:p>
          </table:table-cell>
          <table:table-cell table:style-name="50,40cel-Sheet1" office:value-type="float" office:value="1">
            <text:p>1</text:p>
          </table:table-cell>
          <table:table-cell table:style-name="50,41cel-Sheet1" office:value-type="float" office:value="1">
            <text:p>1</text:p>
          </table:table-cell>
          <table:table-cell table:style-name="50,42cel-Sheet1" office:value-type="float" office:value="1">
            <text:p>1</text:p>
          </table:table-cell>
          <table:table-cell table:style-name="50,43cel-Sheet1" office:value-type="float" office:value="1">
            <text:p>1</text:p>
          </table:table-cell>
          <table:table-cell table:style-name="50,44cel-Sheet1" office:value-type="float" office:value="1">
            <text:p>1</text:p>
          </table:table-cell>
          <table:table-cell table:style-name="50,45cel-Sheet1" office:value-type="float" office:value="1">
            <text:p>1</text:p>
          </table:table-cell>
          <table:table-cell table:style-name="50,46cel-Sheet1" office:value-type="float" office:value="3">
            <text:p>3</text:p>
          </table:table-cell>
          <table:table-cell table:style-name="50,47cel-Sheet1" office:value-type="float" office:value="1">
            <text:p>1</text:p>
          </table:table-cell>
          <table:table-cell table:style-name="50,48cel-Sheet1" office:value-type="float" office:value="1">
            <text:p>1</text:p>
          </table:table-cell>
          <table:table-cell table:style-name="50,49cel-Sheet1" office:value-type="float" office:value="1">
            <text:p>1</text:p>
          </table:table-cell>
          <table:table-cell table:style-name="50,50cel-Sheet1" office:value-type="float" office:value="1">
            <text:p>1</text:p>
          </table:table-cell>
          <table:table-cell table:style-name="50,51cel-Sheet1" office:value-type="float" office:value="1">
            <text:p>1</text:p>
          </table:table-cell>
          <table:table-cell table:style-name="50,52cel-Sheet1" office:value-type="float" office:value="3">
            <text:p>3</text:p>
          </table:table-cell>
          <table:table-cell table:style-name="50,53cel-Sheet1" office:value-type="float" office:value="1">
            <text:p>1</text:p>
          </table:table-cell>
          <table:table-cell table:style-name="50,54cel-Sheet1" office:value-type="float" office:value="1">
            <text:p>1</text:p>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style-name="51,16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physChan</text:p>
          </table:table-cell>
          <table:table-cell table:style-name="52,2cel-Sheet1" office:value-type="float" office:value="3">
            <text:p>3</text:p>
          </table:table-cell>
          <table:table-cell table:style-name="52,3cel-Sheet1" office:value-type="float" office:value="3">
            <text:p>3</text:p>
          </table:table-cell>
          <table:table-cell/>
          <table:table-cell/>
          <table:table-cell table:style-name="52,6cel-Sheet1" office:value-type="float" office:value="3">
            <text:p>3</text:p>
          </table:table-cell>
          <table:table-cell/>
          <table:table-cell/>
          <table:table-cell table:style-name="52,9cel-Sheet1" office:value-type="float" office:value="3">
            <text:p>3</text:p>
          </table:table-cell>
          <table:table-cell/>
          <table:table-cell table:style-name="1,11cel-Sheet1"/>
          <table:table-cell table:style-name="52,12cel-Sheet1" office:value-type="float" office:value="3">
            <text:p>3</text:p>
          </table:table-cell>
          <table:table-cell/>
          <table:table-cell/>
          <table:table-cell/>
          <table:table-cell table:style-name="52,16cel-Sheet1" office:value-type="float" office:value="3">
            <text:p>3</text:p>
          </table:table-cell>
          <table:table-cell table:style-name="52,17cel-Sheet1" office:value-type="float" office:value="3">
            <text:p>3</text:p>
          </table:table-cell>
          <table:table-cell table:style-name="52,18cel-Sheet1" office:value-type="float" office:value="3">
            <text:p>3</text:p>
          </table:table-cell>
          <table:table-cell table:style-name="52,19cel-Sheet1" office:value-type="float" office:value="3">
            <text:p>3</text:p>
          </table:table-cell>
          <table:table-cell/>
          <table:table-cell/>
          <table:table-cell table:style-name="52,22cel-Sheet1" office:value-type="float" office:value="3">
            <text:p>3</text:p>
          </table:table-cell>
          <table:table-cell table:style-name="52,23cel-Sheet1" office:value-type="float" office:value="3">
            <text:p>3</text:p>
          </table:table-cell>
          <table:table-cell/>
          <table:table-cell/>
          <table:table-cell table:style-name="52,26cel-Sheet1" office:value-type="float" office:value="3">
            <text:p>3</text:p>
          </table:table-cell>
          <table:table-cell/>
          <table:table-cell/>
          <table:table-cell/>
          <table:table-cell/>
          <table:table-cell/>
          <table:table-cell/>
          <table:table-cell office:value-type="string">
            <text:p>X</text:p>
          </table:table-cell>
          <table:table-cell table:style-name="52,34cel-Sheet1" office:value-type="float" office:value="3">
            <text:p>3</text:p>
          </table:table-cell>
          <table:table-cell table:style-name="52,35cel-Sheet1" office:value-type="float" office:value="6">
            <text:p>6</text:p>
          </table:table-cell>
          <table:table-cell/>
          <table:table-cell/>
          <table:table-cell table:style-name="52,38cel-Sheet1" office:value-type="float" office:value="6">
            <text:p>6</text:p>
          </table:table-cell>
          <table:table-cell table:style-name="52,39cel-Sheet1" office:value-type="float" office:value="6">
            <text:p>6</text:p>
          </table:table-cell>
          <table:table-cell table:style-name="52,40cel-Sheet1" office:value-type="float" office:value="6">
            <text:p>6</text:p>
          </table:table-cell>
          <table:table-cell/>
          <table:table-cell table:style-name="52,42cel-Sheet1" office:value-type="float" office:value="6">
            <text:p>6</text:p>
          </table:table-cell>
          <table:table-cell/>
          <table:table-cell/>
          <table:table-cell/>
          <table:table-cell/>
          <table:table-cell/>
          <table:table-cell/>
          <table:table-cell/>
          <table:table-cell/>
          <table:table-cell table:style-name="52,51cel-Sheet1" office:value-type="float" office:value="6">
            <text:p>6</text:p>
          </table:table-cell>
          <table:table-cell table:style-name="52,52cel-Sheet1" office:value-type="float" office:value="6">
            <text:p>6</text:p>
          </table:table-cell>
          <table:table-cell/>
          <table:table-cell/>
          <table:table-cell/>
        </table:table-row>
        <table:table-row table:style-name="_row-Sheet1">
          <table:table-cell table:style-name="1,1cel-Sheet1" office:value-type="string">
            <text:p>indexPulseChan</text:p>
          </table:table-cell>
          <table:table-cell office:value-type="string">
            <text:p>none</text:p>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53,38cel-Sheet1" office:value-type="float" office:value="5">
            <text:p>5</text:p>
          </table:table-cell>
          <table:table-cell table:style-name="53,39cel-Sheet1" office:value-type="float" office:value="5">
            <text:p>5</text:p>
          </table:table-cell>
          <table:table-cell table:style-name="53,40cel-Sheet1" office:value-type="float" office:value="5">
            <text:p>5</text:p>
          </table:table-cell>
          <table:table-cell/>
          <table:table-cell table:style-name="53,42cel-Sheet1" office:value-type="float" office:value="5">
            <text:p>5</text:p>
          </table:table-cell>
          <table:table-cell/>
          <table:table-cell/>
          <table:table-cell/>
          <table:table-cell/>
          <table:table-cell/>
          <table:table-cell/>
          <table:table-cell/>
          <table:table-cell/>
          <table:table-cell table:style-name="53,51cel-Sheet1" office:value-type="float" office:value="9">
            <text:p>9</text:p>
          </table:table-cell>
          <table:table-cell table:style-name="53,52cel-Sheet1" office:value-type="float" office:value="9">
            <text:p>9</text:p>
          </table:table-cell>
          <table:table-cell/>
          <table:table-cell/>
          <table:table-cell/>
        </table:table-row>
        <table:table-row table:style-name="_row-Sheet1">
          <table:table-cell table:style-name="1,1cel-Sheet1" office:value-type="string">
            <text:p>phasePulseChan</text:p>
          </table:table-cell>
          <table:table-cell office:value-type="string">
            <text:p>none</text:p>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54,35cel-Sheet1" office:value-type="float" office:value="4">
            <text:p>4</text:p>
          </table:table-cell>
          <table:table-cell/>
          <table:table-cell/>
          <table:table-cell table:style-name="54,38cel-Sheet1" office:value-type="float" office:value="4">
            <text:p>4</text:p>
          </table:table-cell>
          <table:table-cell table:style-name="54,39cel-Sheet1" office:value-type="float" office:value="4">
            <text:p>4</text:p>
          </table:table-cell>
          <table:table-cell table:style-name="54,40cel-Sheet1" office:value-type="float" office:value="4">
            <text:p>4</text:p>
          </table:table-cell>
          <table:table-cell/>
          <table:table-cell table:style-name="54,42cel-Sheet1" office:value-type="float" office:value="4">
            <text:p>4</text:p>
          </table:table-cell>
          <table:table-cell/>
          <table:table-cell/>
          <table:table-cell/>
          <table:table-cell/>
          <table:table-cell/>
          <table:table-cell/>
          <table:table-cell/>
          <table:table-cell/>
          <table:table-cell office:value-type="string">
            <text:p>none</text:p>
          </table:table-cell>
          <table:table-cell office:value-type="string">
            <text:p>none</text:p>
          </table:table-cell>
          <table:table-cell/>
          <table:table-cell/>
          <table:table-cell/>
        </table:table-row>
        <table:table-row table:style-name="_row-Sheet1">
          <table:table-cell table:style-name="1,1cel-Sheet1" office:value-type="string">
            <text:p>stimPulseChan</text:p>
          </table:table-cell>
          <table:table-cell office:value-type="string">
            <text:p>none</text:p>
          </table:table-cell>
          <table:table-cell office:value-type="string">
            <text:p>none</text:p>
          </table:table-cell>
          <table:table-cell/>
          <table:table-cell/>
          <table:table-cell office:value-type="string">
            <text:p>none</text:p>
          </table:table-cell>
          <table:table-cell/>
          <table:table-cell/>
          <table:table-cell office:value-type="string">
            <text:p>none</text:p>
          </table:table-cell>
          <table:table-cell/>
          <table:table-cell table:style-name="1,11cel-Sheet1"/>
          <table:table-cell office:value-type="string">
            <text:p>none</text:p>
          </table:table-cell>
          <table:table-cell/>
          <table:table-cell/>
          <table:table-cell/>
          <table:table-cell office:value-type="string">
            <text:p>none</text:p>
          </table:table-cell>
          <table:table-cell office:value-type="string">
            <text:p>none</text:p>
          </table:table-cell>
          <table:table-cell office:value-type="string">
            <text:p>none</text:p>
          </table:table-cell>
          <table:table-cell office:value-type="string">
            <text:p>none</text:p>
          </table:table-cell>
          <table:table-cell/>
          <table:table-cell/>
          <table:table-cell office:value-type="string">
            <text:p>none</text:p>
          </table:table-cell>
          <table:table-cell office:value-type="string">
            <text:p>none</text:p>
          </table:table-cell>
          <table:table-cell/>
          <table:table-cell/>
          <table:table-cell office:value-type="string">
            <text:p>none</text:p>
          </table:table-cell>
          <table:table-cell/>
          <table:table-cell/>
          <table:table-cell/>
          <table:table-cell/>
          <table:table-cell/>
          <table:table-cell/>
          <table:table-cell office:value-type="string">
            <text:p>X</text:p>
          </table:table-cell>
          <table:table-cell office:value-type="string">
            <text:p>none</text:p>
          </table:table-cell>
          <table:table-cell table:style-name="55,35cel-Sheet1" office:value-type="float" office:value="3">
            <text:p>3</text:p>
          </table:table-cell>
          <table:table-cell/>
          <table:table-cell/>
          <table:table-cell table:style-name="55,38cel-Sheet1" office:value-type="float" office:value="3">
            <text:p>3</text:p>
          </table:table-cell>
          <table:table-cell table:style-name="55,39cel-Sheet1" office:value-type="float" office:value="3">
            <text:p>3</text:p>
          </table:table-cell>
          <table:table-cell table:style-name="55,40cel-Sheet1" office:value-type="float" office:value="3">
            <text:p>3</text:p>
          </table:table-cell>
          <table:table-cell/>
          <table:table-cell table:style-name="55,42cel-Sheet1" office:value-type="float" office:value="3">
            <text:p>3</text:p>
          </table:table-cell>
          <table:table-cell/>
          <table:table-cell/>
          <table:table-cell/>
          <table:table-cell/>
          <table:table-cell/>
          <table:table-cell/>
          <table:table-cell/>
          <table:table-cell/>
          <table:table-cell office:value-type="string">
            <text:p>none</text:p>
          </table:table-cell>
          <table:table-cell office:value-type="string">
            <text:p>none</text:p>
          </table:table-cell>
          <table:table-cell/>
          <table:table-cell/>
          <table:table-cell/>
        </table:table-row>
        <table:table-row table:style-name="_row-Sheet1">
          <table:table-cell table:style-name="1,1cel-Sheet1" office:value-type="string">
            <text:p>framePulseChan</text:p>
          </table:table-cell>
          <table:table-cell table:style-name="56,2cel-Sheet1" office:value-type="float" office:value="2">
            <text:p>2</text:p>
          </table:table-cell>
          <table:table-cell table:style-name="56,3cel-Sheet1" office:value-type="float" office:value="2">
            <text:p>2</text:p>
          </table:table-cell>
          <table:table-cell/>
          <table:table-cell/>
          <table:table-cell table:style-name="56,6cel-Sheet1" office:value-type="float" office:value="2">
            <text:p>2</text:p>
          </table:table-cell>
          <table:table-cell/>
          <table:table-cell/>
          <table:table-cell table:style-name="56,9cel-Sheet1" office:value-type="float" office:value="2">
            <text:p>2</text:p>
          </table:table-cell>
          <table:table-cell/>
          <table:table-cell table:style-name="1,11cel-Sheet1"/>
          <table:table-cell table:style-name="56,12cel-Sheet1" office:value-type="float" office:value="2">
            <text:p>2</text:p>
          </table:table-cell>
          <table:table-cell/>
          <table:table-cell/>
          <table:table-cell/>
          <table:table-cell table:style-name="56,16cel-Sheet1" office:value-type="float" office:value="2">
            <text:p>2</text:p>
          </table:table-cell>
          <table:table-cell table:style-name="56,17cel-Sheet1" office:value-type="float" office:value="2">
            <text:p>2</text:p>
          </table:table-cell>
          <table:table-cell table:style-name="56,18cel-Sheet1" office:value-type="float" office:value="2">
            <text:p>2</text:p>
          </table:table-cell>
          <table:table-cell table:style-name="56,19cel-Sheet1" office:value-type="float" office:value="2">
            <text:p>2</text:p>
          </table:table-cell>
          <table:table-cell/>
          <table:table-cell/>
          <table:table-cell table:style-name="56,22cel-Sheet1" office:value-type="float" office:value="2">
            <text:p>2</text:p>
          </table:table-cell>
          <table:table-cell table:style-name="56,23cel-Sheet1" office:value-type="float" office:value="2">
            <text:p>2</text:p>
          </table:table-cell>
          <table:table-cell/>
          <table:table-cell/>
          <table:table-cell table:style-name="56,26cel-Sheet1" office:value-type="float" office:value="2">
            <text:p>2</text:p>
          </table:table-cell>
          <table:table-cell/>
          <table:table-cell/>
          <table:table-cell/>
          <table:table-cell/>
          <table:table-cell/>
          <table:table-cell/>
          <table:table-cell office:value-type="string">
            <text:p>X</text:p>
          </table:table-cell>
          <table:table-cell table:style-name="56,34cel-Sheet1" office:value-type="float" office:value="2">
            <text:p>2</text:p>
          </table:table-cell>
          <table:table-cell table:style-name="56,35cel-Sheet1" office:value-type="float" office:value="2">
            <text:p>2</text:p>
          </table:table-cell>
          <table:table-cell/>
          <table:table-cell/>
          <table:table-cell table:style-name="56,38cel-Sheet1" office:value-type="float" office:value="2">
            <text:p>2</text:p>
          </table:table-cell>
          <table:table-cell table:style-name="56,39cel-Sheet1" office:value-type="float" office:value="2">
            <text:p>2</text:p>
          </table:table-cell>
          <table:table-cell table:style-name="56,40cel-Sheet1" office:value-type="float" office:value="2">
            <text:p>2</text:p>
          </table:table-cell>
          <table:table-cell/>
          <table:table-cell table:style-name="56,42cel-Sheet1" office:value-type="float" office:value="2">
            <text:p>2</text:p>
          </table:table-cell>
          <table:table-cell/>
          <table:table-cell/>
          <table:table-cell/>
          <table:table-cell/>
          <table:table-cell/>
          <table:table-cell/>
          <table:table-cell/>
          <table:table-cell/>
          <table:table-cell office:value-type="string">
            <text:p>none</text:p>
          </table:table-cell>
          <table:table-cell office:value-type="string">
            <text:p>none</text:p>
          </table:table-cell>
          <table:table-cell/>
          <table:table-cell/>
          <table:table-cell/>
        </table:table-row>
        <table:table-row table:style-name="_row-Sheet1">
          <table:table-cell table:style-name="1,1cel-Sheet1" office:value-type="string">
            <text:p>stimChan</text:p>
          </table:table-cell>
          <table:table-cell table:style-name="57,2cel-Sheet1" office:value-type="float" office:value="1">
            <text:p>1</text:p>
          </table:table-cell>
          <table:table-cell table:style-name="57,3cel-Sheet1" office:value-type="float" office:value="1">
            <text:p>1</text:p>
          </table:table-cell>
          <table:table-cell/>
          <table:table-cell/>
          <table:table-cell table:style-name="57,6cel-Sheet1" office:value-type="float" office:value="1">
            <text:p>1</text:p>
          </table:table-cell>
          <table:table-cell/>
          <table:table-cell/>
          <table:table-cell table:style-name="57,9cel-Sheet1" office:value-type="float" office:value="1">
            <text:p>1</text:p>
          </table:table-cell>
          <table:table-cell/>
          <table:table-cell table:style-name="1,11cel-Sheet1"/>
          <table:table-cell table:style-name="57,12cel-Sheet1" office:value-type="float" office:value="1">
            <text:p>1</text:p>
          </table:table-cell>
          <table:table-cell/>
          <table:table-cell/>
          <table:table-cell/>
          <table:table-cell table:style-name="57,16cel-Sheet1" office:value-type="float" office:value="1">
            <text:p>1</text:p>
          </table:table-cell>
          <table:table-cell table:style-name="57,17cel-Sheet1" office:value-type="float" office:value="1">
            <text:p>1</text:p>
          </table:table-cell>
          <table:table-cell table:style-name="57,18cel-Sheet1" office:value-type="float" office:value="1">
            <text:p>1</text:p>
          </table:table-cell>
          <table:table-cell table:style-name="57,19cel-Sheet1" office:value-type="float" office:value="1">
            <text:p>1</text:p>
          </table:table-cell>
          <table:table-cell/>
          <table:table-cell/>
          <table:table-cell table:style-name="57,22cel-Sheet1" office:value-type="float" office:value="1">
            <text:p>1</text:p>
          </table:table-cell>
          <table:table-cell table:style-name="57,23cel-Sheet1" office:value-type="float" office:value="1">
            <text:p>1</text:p>
          </table:table-cell>
          <table:table-cell/>
          <table:table-cell/>
          <table:table-cell table:style-name="57,26cel-Sheet1" office:value-type="float" office:value="1">
            <text:p>1</text:p>
          </table:table-cell>
          <table:table-cell/>
          <table:table-cell/>
          <table:table-cell/>
          <table:table-cell/>
          <table:table-cell/>
          <table:table-cell/>
          <table:table-cell office:value-type="string">
            <text:p>X</text:p>
          </table:table-cell>
          <table:table-cell table:style-name="57,34cel-Sheet1" office:value-type="float" office:value="1">
            <text:p>1</text:p>
          </table:table-cell>
          <table:table-cell table:style-name="57,35cel-Sheet1" office:value-type="float" office:value="1">
            <text:p>1</text:p>
          </table:table-cell>
          <table:table-cell/>
          <table:table-cell/>
          <table:table-cell table:style-name="57,38cel-Sheet1" office:value-type="float" office:value="1">
            <text:p>1</text:p>
          </table:table-cell>
          <table:table-cell table:style-name="57,39cel-Sheet1" office:value-type="float" office:value="1">
            <text:p>1</text:p>
          </table:table-cell>
          <table:table-cell table:style-name="57,40cel-Sheet1" office:value-type="float" office:value="1">
            <text:p>1</text:p>
          </table:table-cell>
          <table:table-cell/>
          <table:table-cell table:style-name="57,42cel-Sheet1" office:value-type="float" office:value="1">
            <text:p>1</text:p>
          </table:table-cell>
          <table:table-cell/>
          <table:table-cell/>
          <table:table-cell/>
          <table:table-cell/>
          <table:table-cell/>
          <table:table-cell/>
          <table:table-cell/>
          <table:table-cell/>
          <table:table-cell table:style-name="57,51cel-Sheet1" office:value-type="float" office:value="8">
            <text:p>8</text:p>
          </table:table-cell>
          <table:table-cell table:style-name="57,52cel-Sheet1" office:value-type="float" office:value="8">
            <text:p>8</text:p>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current sort quality</text:p>
          </table:table-cell>
          <table:table-cell office:value-type="string">
            <text:p>as good as possible</text:p>
          </table:table-cell>
          <table:table-cell office:value-type="string">
            <text:p>as good as possible</text:p>
          </table:table-cell>
          <table:table-cell office:value-type="string">
            <text:p>as good as possible</text:p>
          </table:table-cell>
          <table:table-cell office:value-type="string">
            <text:p>as good as possible</text:p>
          </table:table-cell>
          <table:table-cell office:value-type="string">
            <text:p>not great</text:p>
          </table:table-cell>
          <table:table-cell office:value-type="string">
            <text:p>not great</text:p>
          </table:table-cell>
          <table:table-cell/>
          <table:table-cell office:value-type="string">
            <text:p>as good as possible</text:p>
          </table:table-cell>
          <table:table-cell office:value-type="string">
            <text:p>as good as possible</text:p>
          </table:table-cell>
          <table:table-cell table:style-name="1,11cel-Sheet1"/>
          <table:table-cell office:value-type="string">
            <text:p>fair</text:p>
          </table:table-cell>
          <table:table-cell table:style-name="51,16cel-Sheet1" office:value-type="string">
            <text:p>fair</text:p>
          </table:table-cell>
          <table:table-cell office:value-type="string">
            <text:p>quite good</text:p>
          </table:table-cell>
          <table:table-cell office:value-type="string">
            <text:p>quite good</text:p>
          </table:table-cell>
          <table:table-cell office:value-type="string">
            <text:p>almost perfect (clipped)</text:p>
          </table:table-cell>
          <table:table-cell office:value-type="string">
            <text:p>as good as possible</text:p>
          </table:table-cell>
          <table:table-cell office:value-type="string">
            <text:p>as good as possible</text:p>
          </table:table-cell>
          <table:table-cell office:value-type="string">
            <text:p>as good as possible</text:p>
          </table:table-cell>
          <table:table-cell office:value-type="string">
            <text:p>as good as possible</text:p>
          </table:table-cell>
          <table:table-cell office:value-type="string">
            <text:p>as good as possible</text:p>
          </table:table-cell>
          <table:table-cell office:value-type="string">
            <text:p>as good as possible</text:p>
          </table:table-cell>
          <table:table-cell office:value-type="string">
            <text:p>quite good</text:p>
          </table:table-cell>
          <table:table-cell office:value-type="string">
            <text:p>fair</text:p>
          </table:table-cell>
          <table:table-cell office:value-type="string">
            <text:p>fair</text:p>
          </table:table-cell>
          <table:table-cell office:value-type="string">
            <text:p>fair</text:p>
          </table:table-cell>
          <table:table-cell office:value-type="string">
            <text:p>fair</text:p>
          </table:table-cell>
          <table:table-cell office:value-type="string">
            <text:p>fair</text:p>
          </table:table-cell>
          <table:table-cell office:value-type="string">
            <text:p>fair</text:p>
          </table:table-cell>
          <table:table-cell office:value-type="string">
            <text:p>fair</text:p>
          </table:table-cell>
          <table:table-cell office:value-type="string">
            <text:p>as good as possible</text:p>
          </table:table-cell>
          <table:table-cell office:value-type="string">
            <text:p>as good as possible</text:p>
          </table:table-cell>
          <table:table-cell office:value-type="string">
            <text:p>fair</text:p>
          </table:table-cell>
          <table:table-cell office:value-type="string">
            <text:p>fair</text:p>
          </table:table-cell>
          <table:table-cell office:value-type="string">
            <text:p>bad</text:p>
          </table:table-cell>
          <table:table-cell office:value-type="string">
            <text:p>bad</text:p>
          </table:table-cell>
          <table:table-cell office:value-type="string">
            <text:p>bad</text:p>
          </table:table-cell>
          <table:table-cell office:value-type="string">
            <text:p>as good as possible</text:p>
          </table:table-cell>
          <table:table-cell office:value-type="string">
            <text:p>as good as possible</text:p>
          </table:table-cell>
          <table:table-cell office:value-type="string">
            <text:p>fair</text:p>
          </table:table-cell>
          <table:table-cell office:value-type="string">
            <text:p>perfect</text:p>
          </table:table-cell>
          <table:table-cell office:value-type="string">
            <text:p>quite good</text:p>
          </table:table-cell>
          <table:table-cell office:value-type="string">
            <text:p>fair</text:p>
          </table:table-cell>
          <table:table-cell office:value-type="string">
            <text:p>quite good</text:p>
          </table:table-cell>
          <table:table-cell office:value-type="string">
            <text:p>almost perfect</text:p>
          </table:table-cell>
          <table:table-cell office:value-type="string">
            <text:p>fair</text:p>
          </table:table-cell>
          <table:table-cell office:value-type="string">
            <text:p>fair</text:p>
          </table:table-cell>
          <table:table-cell office:value-type="string">
            <text:p>quite good</text:p>
          </table:table-cell>
          <table:table-cell office:value-type="string">
            <text:p>fair</text:p>
          </table:table-cell>
          <table:table-cell office:value-type="string">
            <text:p>quite good</text:p>
          </table:table-cell>
          <table:table-cell office:value-type="string">
            <text:p>almost perfect</text:p>
          </table:table-cell>
          <table:table-cell office:value-type="string">
            <text:p>fair</text:p>
          </table:table-cell>
          <table:table-cell office:value-type="string">
            <text:p>fair</text:p>
          </table:table-cell>
          <table:table-cell office:value-type="string">
            <text:p>fair</text:p>
          </table:table-cell>
          <table:table-cell/>
        </table:table-row>
        <table:table-row table:style-name="_row-Sheet1">
          <table:table-cell table:style-name="1,1cel-Sheet1" office:value-type="string">
            <text:p>absolute sortability</text:p>
          </table:table-cell>
          <table:table-cell office:value-type="string">
            <text:p>almost perfect</text:p>
          </table:table-cell>
          <table:table-cell office:value-type="string">
            <text:p>multiunit</text:p>
          </table:table-cell>
          <table:table-cell office:value-type="string">
            <text:p>multiunit</text:p>
          </table:table-cell>
          <table:table-cell office:value-type="string">
            <text:p>multiunit</text:p>
          </table:table-cell>
          <table:table-cell office:value-type="string">
            <text:p>multiunit</text:p>
          </table:table-cell>
          <table:table-cell office:value-type="string">
            <text:p>multiunit</text:p>
          </table:table-cell>
          <table:table-cell/>
          <table:table-cell office:value-type="string">
            <text:p>overlapping clusters</text:p>
          </table:table-cell>
          <table:table-cell office:value-type="string">
            <text:p>overlapping clusters</text:p>
          </table:table-cell>
          <table:table-cell table:style-name="1,11cel-Sheet1"/>
          <table:table-cell office:value-type="string">
            <text:p>quite good</text:p>
          </table:table-cell>
          <table:table-cell office:value-type="string">
            <text:p>overlapping clusters</text:p>
          </table:table-cell>
          <table:table-cell office:value-type="string">
            <text:p>almost perfect</text:p>
          </table:table-cell>
          <table:table-cell office:value-type="string">
            <text:p>almost perfect</text:p>
          </table:table-cell>
          <table:table-cell office:value-type="string">
            <text:p>almost perfect</text:p>
          </table:table-cell>
          <table:table-cell office:value-type="string">
            <text:p>overlapping clusters</text:p>
          </table:table-cell>
          <table:table-cell office:value-type="string">
            <text:p>almost perfect</text:p>
          </table:table-cell>
          <table:table-cell office:value-type="string">
            <text:p>almost perfect</text:p>
          </table:table-cell>
          <table:table-cell office:value-type="string">
            <text:p>almost perfect</text:p>
          </table:table-cell>
          <table:table-cell office:value-type="string">
            <text:p>almost perfect</text:p>
          </table:table-cell>
          <table:table-cell office:value-type="string">
            <text:p>overlapping clusters</text:p>
          </table:table-cell>
          <table:table-cell office:value-type="string">
            <text:p>quite good</text:p>
          </table:table-cell>
          <table:table-cell office:value-type="string">
            <text:p>overlapping clusters</text:p>
          </table:table-cell>
          <table:table-cell office:value-type="string">
            <text:p>overlapping clusters</text:p>
          </table:table-cell>
          <table:table-cell office:value-type="string">
            <text:p>overlapping clusters</text:p>
          </table:table-cell>
          <table:table-cell office:value-type="string">
            <text:p>overlapping clusters</text:p>
          </table:table-cell>
          <table:table-cell office:value-type="string">
            <text:p>overlapping clusters</text:p>
          </table:table-cell>
          <table:table-cell office:value-type="string">
            <text:p>overlapping clusters</text:p>
          </table:table-cell>
          <table:table-cell office:value-type="string">
            <text:p>overlapping clusters</text:p>
          </table:table-cell>
          <table:table-cell office:value-type="string">
            <text:p>almost perfect</text:p>
          </table:table-cell>
          <table:table-cell office:value-type="string">
            <text:p>almost perfect</text:p>
          </table:table-cell>
          <table:table-cell office:value-type="string">
            <text:p>overlapping clusters</text:p>
          </table:table-cell>
          <table:table-cell office:value-type="string">
            <text:p>overlapping clusters</text:p>
          </table:table-cell>
          <table:table-cell office:value-type="string">
            <text:p>multiunit</text:p>
          </table:table-cell>
          <table:table-cell office:value-type="string">
            <text:p>multiunit</text:p>
          </table:table-cell>
          <table:table-cell office:value-type="string">
            <text:p>multiunit</text:p>
          </table:table-cell>
          <table:table-cell office:value-type="string">
            <text:p>almost perfect</text:p>
          </table:table-cell>
          <table:table-cell office:value-type="string">
            <text:p>overlapping clusters</text:p>
          </table:table-cell>
          <table:table-cell office:value-type="string">
            <text:p>almost perfect</text:p>
          </table:table-cell>
          <table:table-cell office:value-type="string">
            <text:p>perfect</text:p>
          </table:table-cell>
          <table:table-cell office:value-type="string">
            <text:p>quite good</text:p>
          </table:table-cell>
          <table:table-cell office:value-type="string">
            <text:p>multiunit</text:p>
          </table:table-cell>
          <table:table-cell office:value-type="string">
            <text:p>quite good</text:p>
          </table:table-cell>
          <table:table-cell office:value-type="string">
            <text:p>almost perfect</text:p>
          </table:table-cell>
          <table:table-cell office:value-type="string">
            <text:p>overlapping clusters</text:p>
          </table:table-cell>
          <table:table-cell office:value-type="string">
            <text:p>overlapping clusters</text:p>
          </table:table-cell>
          <table:table-cell office:value-type="string">
            <text:p>quite good</text:p>
          </table:table-cell>
          <table:table-cell office:value-type="string">
            <text:p>overlapping clusters</text:p>
          </table:table-cell>
          <table:table-cell office:value-type="string">
            <text:p>quite good</text:p>
          </table:table-cell>
          <table:table-cell office:value-type="string">
            <text:p>almost perfect</text:p>
          </table:table-cell>
          <table:table-cell office:value-type="string">
            <text:p>overlapping clusters</text:p>
          </table:table-cell>
          <table:table-cell office:value-type="string">
            <text:p>overlapping clusters</text:p>
          </table:table-cell>
          <table:table-cell office:value-type="string">
            <text:p>overlapping clusters</text:p>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mark &gt; 2pls &gt; frm &gt; 1pls &gt; (mark &gt; 3pls end)</text:p>
          </table:table-cell>
          <table:table-cell office:value-type="string">
            <text:p>180 junk</text:p>
          </table:table-cell>
          <table:table-cell office:value-type="string">
            <text:p>6829 junk</text:p>
          </table:table-cell>
          <table:table-cell/>
          <table:table-cell/>
          <table:table-cell office:value-type="string">
            <text:p>1080 junk</text:p>
          </table:table-cell>
          <table:table-cell/>
          <table:table-cell/>
          <table:table-cell office:value-type="string">
            <text:p>3023.1435 gaussian</text:p>
          </table:table-cell>
          <table:table-cell/>
          <table:table-cell table:style-name="1,11cel-Sheet1"/>
          <table:table-cell office:value-type="string">
            <text:p>4122.912 sinusoid</text:p>
          </table:table-cell>
          <table:table-cell/>
          <table:table-cell office:value-type="string">
            <text:p>0 junk</text:p>
          </table:table-cell>
          <table:table-cell office:value-type="string">
            <text:p>403.449 sinusoid</text:p>
          </table:table-cell>
          <table:table-cell office:value-type="string">
            <text:p>2417 junk</text:p>
          </table:table-cell>
          <table:table-cell office:value-type="string">
            <text:p>0.002 junk</text:p>
          </table:table-cell>
          <table:table-cell office:value-type="string">
            <text:p>0.006 sinusoid</text:p>
          </table:table-cell>
          <table:table-cell office:value-type="string">
            <text:p>1163.085 junk</text:p>
          </table:table-cell>
          <table:table-cell/>
          <table:table-cell/>
          <table:table-cell office:value-type="string">
            <text:p>0.003 junk</text:p>
          </table:table-cell>
          <table:table-cell office:value-type="string">
            <text:p>3712 junk</text:p>
          </table:table-cell>
          <table:table-cell/>
          <table:table-cell/>
          <table:table-cell office:value-type="string">
            <text:p>676.62 off</text:p>
          </table:table-cell>
          <table:table-cell/>
          <table:table-cell/>
          <table:table-cell office:value-type="string">
            <text:p>0 sinusoid</text:p>
          </table:table-cell>
          <table:table-cell/>
          <table:table-cell office:value-type="string">
            <text:p>376 off</text:p>
          </table:table-cell>
          <table:table-cell/>
          <table:table-cell/>
          <table:table-cell office:value-type="string">
            <text:p>0 gaussian</text:p>
          </table:table-cell>
          <table:table-cell office:value-type="string">
            <text:p>0.004 sinusoid</text:p>
          </table:table-cell>
          <table:table-cell/>
          <table:table-cell/>
          <table:table-cell office:value-type="string">
            <text:p>2614.01 sinusoid</text:p>
          </table:table-cell>
          <table:table-cell office:value-type="string">
            <text:p>0.001 hateren</text:p>
          </table:table-cell>
          <table:table-cell office:value-type="string">
            <text:p>496.326 sinusoid</text:p>
          </table:table-cell>
          <table:table-cell/>
          <table:table-cell office:value-type="string">
            <text:p>1153 junk</text:p>
          </table:table-cell>
          <table:table-cell/>
          <table:table-cell/>
          <table:table-cell/>
          <table:table-cell/>
          <table:table-cell office:value-type="string">
            <text:p>0 junk</text:p>
          </table:table-cell>
          <table:table-cell office:value-type="string">
            <text:p>3924.804 sinusoid</text:p>
          </table:table-cell>
          <table:table-cell office:value-type="string">
            <text:p>.007 sinusoid</text:p>
          </table:table-cell>
          <table:table-cell office:value-type="string">
            <text:p>184 junk</text:p>
          </table:table-cell>
          <table:table-cell office:value-type="string">
            <text:p>0 sinusoid</text:p>
          </table:table-cell>
          <table:table-cell office:value-type="string">
            <text:p>6123.74 squarefreqs</text:p>
          </table:table-cell>
          <table:table-cell/>
          <table:table-cell/>
          <table:table-cell/>
        </table:table-row>
        <table:table-row table:style-name="_row-Sheet1">
          <table:table-cell table:style-name="1,1cel-Sheet1" office:value-type="string">
            <text:p>mark &gt; lo &gt; hi &gt; frm &gt; hi &gt; lo &gt; (mark)</text:p>
          </table:table-cell>
          <table:table-cell office:value-type="string">
            <text:p>320.49 gaussian</text:p>
          </table:table-cell>
          <table:table-cell office:value-type="string">
            <text:p>6840.385 gaussian</text:p>
          </table:table-cell>
          <table:table-cell/>
          <table:table-cell/>
          <table:table-cell office:value-type="string">
            <text:p>1094.44 gaussian</text:p>
          </table:table-cell>
          <table:table-cell/>
          <table:table-cell/>
          <table:table-cell office:value-type="string">
            <text:p>3269.436 junk</text:p>
          </table:table-cell>
          <table:table-cell/>
          <table:table-cell table:style-name="1,11cel-Sheet1"/>
          <table:table-cell office:value-type="string">
            <text:p>5028.629 junk</text:p>
          </table:table-cell>
          <table:table-cell/>
          <table:table-cell office:value-type="string">
            <text:p>140.574 sinusoid</text:p>
          </table:table-cell>
          <table:table-cell office:value-type="string">
            <text:p>535.406 junk</text:p>
          </table:table-cell>
          <table:table-cell office:value-type="string">
            <text:p>2438.485 rpt/unq</text:p>
          </table:table-cell>
          <table:table-cell office:value-type="string">
            <text:p>8.658 sinusoid</text:p>
          </table:table-cell>
          <table:table-cell office:value-type="string">
            <text:p>933.819 junk</text:p>
          </table:table-cell>
          <table:table-cell office:value-type="string">
            <text:p>1397.07 sinusoid</text:p>
          </table:table-cell>
          <table:table-cell/>
          <table:table-cell/>
          <table:table-cell office:value-type="string">
            <text:p>153.224 sinusoid</text:p>
          </table:table-cell>
          <table:table-cell office:value-type="string">
            <text:p>4154.02 sinusoid</text:p>
          </table:table-cell>
          <table:table-cell/>
          <table:table-cell/>
          <table:table-cell office:value-type="string">
            <text:p>814.515 sinusoid</text:p>
          </table:table-cell>
          <table:table-cell/>
          <table:table-cell/>
          <table:table-cell office:value-type="string">
            <text:p>323.104 junk</text:p>
          </table:table-cell>
          <table:table-cell/>
          <table:table-cell office:value-type="string">
            <text:p>479.2616 sinusoid</text:p>
          </table:table-cell>
          <table:table-cell/>
          <table:table-cell/>
          <table:table-cell office:value-type="string">
            <text:p>1396.262 junk</text:p>
          </table:table-cell>
          <table:table-cell office:value-type="string">
            <text:p>198.524 junk</text:p>
          </table:table-cell>
          <table:table-cell/>
          <table:table-cell/>
          <table:table-cell office:value-type="string">
            <text:p>3169.564 junk</text:p>
          </table:table-cell>
          <table:table-cell office:value-type="string">
            <text:p>2012.453 junk</text:p>
          </table:table-cell>
          <table:table-cell office:value-type="string">
            <text:p>1310.29 junk</text:p>
          </table:table-cell>
          <table:table-cell/>
          <table:table-cell office:value-type="string">
            <text:p>1401.9625 sinusoid</text:p>
          </table:table-cell>
          <table:table-cell/>
          <table:table-cell/>
          <table:table-cell/>
          <table:table-cell/>
          <table:table-cell office:value-type="string">
            <text:p>30.292 gaussian</text:p>
          </table:table-cell>
          <table:table-cell office:value-type="string">
            <text:p>5549.31 junk</text:p>
          </table:table-cell>
          <table:table-cell office:value-type="string">
            <text:p>2338.314 junk</text:p>
          </table:table-cell>
          <table:table-cell office:value-type="string">
            <text:p>414.434 sinusoid</text:p>
          </table:table-cell>
          <table:table-cell office:value-type="string">
            <text:p>1481.260 junk</text:p>
          </table:table-cell>
          <table:table-cell/>
          <table:table-cell/>
          <table:table-cell/>
          <table:table-cell/>
        </table:table-row>
        <table:table-row table:style-name="_row-Sheet1">
          <table:table-cell table:style-name="1,1cel-Sheet1"/>
          <table:table-cell office:value-type="string">
            <text:p>490.490 junk</text:p>
          </table:table-cell>
          <table:table-cell office:value-type="string">
            <text:p>7230.496 junk</text:p>
          </table:table-cell>
          <table:table-cell/>
          <table:table-cell/>
          <table:table-cell office:value-type="string">
            <text:p>1403.028 junk</text:p>
          </table:table-cell>
          <table:table-cell/>
          <table:table-cell/>
          <table:table-cell office:value-type="string">
            <text:p>3477.484 gaussian</text:p>
          </table:table-cell>
          <table:table-cell/>
          <table:table-cell table:style-name="1,11cel-Sheet1"/>
          <table:table-cell office:value-type="string">
            <text:p>5035.364 gaussian</text:p>
          </table:table-cell>
          <table:table-cell/>
          <table:table-cell office:value-type="string">
            <text:p>238.668 junk</text:p>
          </table:table-cell>
          <table:table-cell office:value-type="string">
            <text:p>572.34 gaussian</text:p>
          </table:table-cell>
          <table:table-cell office:value-type="string">
            <text:p>6101.408 junk</text:p>
          </table:table-cell>
          <table:table-cell office:value-type="string">
            <text:p>1193.72 junk</text:p>
          </table:table-cell>
          <table:table-cell office:value-type="string">
            <text:p>964.331 gaussian</text:p>
          </table:table-cell>
          <table:table-cell office:value-type="string">
            <text:p>1582.05 junk</text:p>
          </table:table-cell>
          <table:table-cell/>
          <table:table-cell/>
          <table:table-cell office:value-type="string">
            <text:p>478.788 junk</text:p>
          </table:table-cell>
          <table:table-cell/>
          <table:table-cell/>
          <table:table-cell/>
          <table:table-cell office:value-type="string">
            <text:p>1104.62 junk</text:p>
          </table:table-cell>
          <table:table-cell/>
          <table:table-cell/>
          <table:table-cell office:value-type="string">
            <text:p>335.022 gaussian</text:p>
          </table:table-cell>
          <table:table-cell/>
          <table:table-cell office:value-type="string">
            <text:p>986.090 junk</text:p>
          </table:table-cell>
          <table:table-cell/>
          <table:table-cell/>
          <table:table-cell/>
          <table:table-cell office:value-type="string">
            <text:p>233.748 gaussian</text:p>
          </table:table-cell>
          <table:table-cell/>
          <table:table-cell/>
          <table:table-cell office:value-type="string">
            <text:p>3182.599 hateren</text:p>
          </table:table-cell>
          <table:table-cell office:value-type="string">
            <text:p>2042.385 gaussian</text:p>
          </table:table-cell>
          <table:table-cell office:value-type="string">
            <text:p>1321.791 hateren</text:p>
          </table:table-cell>
          <table:table-cell/>
          <table:table-cell office:value-type="string">
            <text:p>1572.415 junk</text:p>
          </table:table-cell>
          <table:table-cell/>
          <table:table-cell/>
          <table:table-cell/>
          <table:table-cell/>
          <table:table-cell office:value-type="string">
            <text:p>449.144 junk</text:p>
          </table:table-cell>
          <table:table-cell office:value-type="string">
            <text:p>5554.8235 gaussian</text:p>
          </table:table-cell>
          <table:table-cell office:value-type="string">
            <text:p>2346.139 gaussgrass</text:p>
          </table:table-cell>
          <table:table-cell office:value-type="string">
            <text:p>519.014 junk</text:p>
          </table:table-cell>
          <table:table-cell office:value-type="string">
            <text:p>1524.3290 gaussgrass</text:p>
          </table:table-cell>
          <table:table-cell/>
          <table:table-cell/>
          <table:table-cell/>
          <table:table-cell/>
        </table:table-row>
        <table:table-row table:style-name="_row-Sheet1">
          <table:table-cell table:style-name="1,1cel-Sheet1"/>
          <table:table-cell/>
          <table:table-cell office:value-type="string">
            <text:p>7268.35 gaussian</text:p>
          </table:table-cell>
          <table:table-cell/>
          <table:table-cell/>
          <table:table-cell office:value-type="string">
            <text:p>1435.8 gaussian</text:p>
          </table:table-cell>
          <table:table-cell/>
          <table:table-cell/>
          <table:table-cell/>
          <table:table-cell/>
          <table:table-cell table:style-name="1,11cel-Sheet1"/>
          <table:table-cell/>
          <table:table-cell/>
          <table:table-cell office:value-type="string">
            <text:p>250.176 gaussian</text:p>
          </table:table-cell>
          <table:table-cell/>
          <table:table-cell/>
          <table:table-cell office:value-type="string">
            <text:p>1202.274 gaussian</text:p>
          </table:table-cell>
          <table:table-cell office:value-type="string">
            <text:p>2903.654 junk</text:p>
          </table:table-cell>
          <table:table-cell office:value-type="string">
            <text:p>1592.508 gaussian</text:p>
          </table:table-cell>
          <table:table-cell/>
          <table:table-cell/>
          <table:table-cell office:value-type="string">
            <text:p>488.415 gaussian</text:p>
          </table:table-cell>
          <table:table-cell/>
          <table:table-cell/>
          <table:table-cell/>
          <table:table-cell office:value-type="string">
            <text:p>1120.69 hateren</text:p>
          </table:table-cell>
          <table:table-cell/>
          <table:table-cell/>
          <table:table-cell office:value-type="string">
            <text:p>2154.425 junk</text:p>
          </table:table-cell>
          <table:table-cell/>
          <table:table-cell office:value-type="string">
            <text:p>998.450 gaussian</text:p>
          </table:table-cell>
          <table:table-cell/>
          <table:table-cell/>
          <table:table-cell/>
          <table:table-cell office:value-type="string">
            <text:p>2270.726 junk</text:p>
          </table:table-cell>
          <table:table-cell/>
          <table:table-cell/>
          <table:table-cell/>
          <table:table-cell/>
          <table:table-cell office:value-type="string">
            <text:p>3876.868 junk</text:p>
          </table:table-cell>
          <table:table-cell/>
          <table:table-cell office:value-type="string">
            <text:p>1576.86 sinusoid</text:p>
          </table:table-cell>
          <table:table-cell/>
          <table:table-cell/>
          <table:table-cell/>
          <table:table-cell/>
          <table:table-cell office:value-type="string">
            <text:p>456.372 sinusoid</text:p>
          </table:table-cell>
          <table:table-cell office:value-type="string">
            <text:p>8895.053 junk</text:p>
          </table:table-cell>
          <table:table-cell office:value-type="string">
            <text:p>4550.633 junk</text:p>
          </table:table-cell>
          <table:table-cell office:value-type="string">
            <text:p>524.068 gaussgrass</text:p>
          </table:table-cell>
          <table:table-cell office:value-type="string">
            <text:p>3667.670 junk</text:p>
          </table:table-cell>
          <table:table-cell/>
          <table:table-cell/>
          <table:table-cell/>
          <table:table-cell/>
        </table:table-row>
        <table:table-row table:style-name="_row-Sheet1">
          <table:table-cell table:style-name="1,1cel-Sheet1"/>
          <table:table-cell/>
          <table:table-cell office:value-type="string">
            <text:p>7469.575 junk</text:p>
          </table:table-cell>
          <table:table-cell/>
          <table:table-cell/>
          <table:table-cell office:value-type="string">
            <text:p>1833.25 junk</text:p>
          </table:table-cell>
          <table:table-cell/>
          <table:table-cell/>
          <table:table-cell/>
          <table:table-cell/>
          <table:table-cell table:style-name="1,11cel-Sheet1"/>
          <table:table-cell/>
          <table:table-cell/>
          <table:table-cell/>
          <table:table-cell/>
          <table:table-cell/>
          <table:table-cell office:value-type="string">
            <text:p>4140.2955 junk</text:p>
          </table:table-cell>
          <table:table-cell office:value-type="string">
            <text:p>2967.888 hateren</text:p>
          </table:table-cell>
          <table:table-cell/>
          <table:table-cell/>
          <table:table-cell/>
          <table:table-cell office:value-type="string">
            <text:p>959.825 junk</text:p>
          </table:table-cell>
          <table:table-cell/>
          <table:table-cell/>
          <table:table-cell/>
          <table:table-cell office:value-type="string">
            <text:p>1997.585 junk</text:p>
          </table:table-cell>
          <table:table-cell/>
          <table:table-cell/>
          <table:table-cell/>
          <table:table-cell/>
          <table:table-cell office:value-type="string">
            <text:p>3144.317 junk</text:p>
          </table:table-cell>
          <table:table-cell/>
          <table:table-cell/>
          <table:table-cell/>
          <table:table-cell office:value-type="string">
            <text:p>3013.366 hateren</text:p>
          </table:table-cell>
          <table:table-cell/>
          <table:table-cell/>
          <table:table-cell/>
          <table:table-cell/>
          <table:table-cell office:value-type="string">
            <text:p>3891.4 gaussian</text:p>
          </table:table-cell>
          <table:table-cell/>
          <table:table-cell office:value-type="string">
            <text:p>3673.306 junk</text:p>
          </table:table-cell>
          <table:table-cell/>
          <table:table-cell/>
          <table:table-cell/>
          <table:table-cell/>
          <table:table-cell office:value-type="string">
            <text:p>1262.208 junk</text:p>
          </table:table-cell>
          <table:table-cell table:style-name="51,16cel-Sheet1" office:value-type="string">
            <text:p>8902.91 hateren</text:p>
          </table:table-cell>
          <table:table-cell office:value-type="string">
            <text:p>4559.181 hateren</text:p>
          </table:table-cell>
          <table:table-cell office:value-type="string">
            <text:p>1677.573 junk</text:p>
          </table:table-cell>
          <table:table-cell office:value-type="string">
            <text:p>3680.880 hateren</text:p>
          </table:table-cell>
          <table:table-cell/>
          <table:table-cell/>
          <table:table-cell/>
          <table:table-cell/>
        </table:table-row>
        <table:table-row table:style-name="_row-Sheet1">
          <table:table-cell table:style-name="1,1cel-Sheet1"/>
          <table:table-cell/>
          <table:table-cell office:value-type="string">
            <text:p>7514.833 gaussian</text:p>
          </table:table-cell>
          <table:table-cell/>
          <table:table-cell/>
          <table:table-cell/>
          <table:table-cell/>
          <table:table-cell/>
          <table:table-cell/>
          <table:table-cell/>
          <table:table-cell table:style-name="1,11cel-Sheet1"/>
          <table:table-cell/>
          <table:table-cell/>
          <table:table-cell/>
          <table:table-cell/>
          <table:table-cell/>
          <table:table-cell office:value-type="string">
            <text:p>4159.880 hateren</text:p>
          </table:table-cell>
          <table:table-cell/>
          <table:table-cell/>
          <table:table-cell/>
          <table:table-cell/>
          <table:table-cell/>
          <table:table-cell/>
          <table:table-cell/>
          <table:table-cell/>
          <table:table-cell office:value-type="string">
            <text:p>2487.518 gaussian</text:p>
          </table:table-cell>
          <table:table-cell/>
          <table:table-cell/>
          <table:table-cell/>
          <table:table-cell/>
          <table:table-cell office:value-type="string">
            <text:p>3693.239 hateren</text:p>
          </table:table-cell>
          <table:table-cell/>
          <table:table-cell/>
          <table:table-cell/>
          <table:table-cell/>
          <table:table-cell/>
          <table:table-cell/>
          <table:table-cell/>
          <table:table-cell/>
          <table:table-cell/>
          <table:table-cell/>
          <table:table-cell office:value-type="string">
            <text:p>3683.4435 gaussian</text:p>
          </table:table-cell>
          <table:table-cell/>
          <table:table-cell/>
          <table:table-cell/>
          <table:table-cell/>
          <table:table-cell office:value-type="string">
            <text:p>1269.025 gaussian</text:p>
          </table:table-cell>
          <table:table-cell/>
          <table:table-cell/>
          <table:table-cell office:value-type="string">
            <text:p>1682.298 sinusoid</text:p>
          </table:table-cell>
          <table:table-cell/>
          <table:table-cell/>
          <table:table-cell/>
          <table:table-cell/>
          <table:table-cell/>
        </table:table-row>
        <table:table-row table:style-name="_row-Sheet1">
          <table:table-cell table:style-name="1,1cel-Sheet1"/>
          <table:table-cell/>
          <table:table-cell office:value-type="string">
            <text:p>8005.29 junk</text:p>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office:value-type="string">
            <text:p>5854.765 junk</text:p>
          </table:table-cell>
          <table:table-cell/>
          <table:table-cell/>
          <table:table-cell/>
          <table:table-cell/>
          <table:table-cell/>
          <table:table-cell/>
          <table:table-cell/>
          <table:table-cell/>
          <table:table-cell/>
          <table:table-cell/>
          <table:table-cell office:value-type="string">
            <text:p>4944.054 junk</text:p>
          </table:table-cell>
          <table:table-cell/>
          <table:table-cell/>
          <table:table-cell/>
          <table:table-cell/>
          <table:table-cell office:value-type="string">
            <text:p>2739.628 junk</text:p>
          </table:table-cell>
          <table:table-cell/>
          <table:table-cell/>
          <table:table-cell office:value-type="string">
            <text:p>2938.302 junk</text:p>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office:value-type="string">
            <text:p>5861.42 gaussian</text:p>
          </table:table-cell>
          <table:table-cell/>
          <table:table-cell/>
          <table:table-cell/>
          <table:table-cell/>
          <table:table-cell/>
          <table:table-cell/>
          <table:table-cell/>
          <table:table-cell/>
          <table:table-cell/>
          <table:table-cell/>
          <table:table-cell office:value-type="string">
            <text:p>5951.891 hateren</text:p>
          </table:table-cell>
          <table:table-cell/>
          <table:table-cell/>
          <table:table-cell/>
          <table:table-cell/>
          <table:table-cell office:value-type="string">
            <text:p>2757.8325 hateren</text:p>
          </table:table-cell>
          <table:table-cell/>
          <table:table-cell/>
          <table:table-cell office:value-type="string">
            <text:p>3060.85 sinusoid(new)</text:p>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office:value-type="string">
            <text:p>4846.62 junk</text:p>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office:value-type="string">
            <text:p>4854.675 hateren</text:p>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style-name="51,16cel-Sheet1"/>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office:value-type="string">
            <text:p>misc</text:p>
          </table:table-cell>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11cel-Sheet1"/>
          <table:table-cell table:style-name="17,2cel-Sheet1"/>
          <table:table-cell table:style-name="17,2cel-Sheet1"/>
          <table:table-cell table:style-name="17,2cel-Sheet1"/>
          <table:table-cell table:style-name="17,2cel-Sheet1"/>
          <table:table-cell table:style-name="17,2cel-Sheet1" office:value-type="string">
            <text:p>p. 15-19 of spike manual, re lockout:  "Further, Spike2 will not trigger for the next spike until it has finished sampling the previous one."  and this is determined NOT by the black triangles (these are just what is used for templating -- not clear if it limits what is sent to pca, etc) -- it is the WHOLE VISIBLE REGION IN THE WINDOW (which i previously thought was just zooming for context).  this is the first file where i realized this, so previous files may have unreasonable lockouts.</text:p>
          </table:table-cell>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office:value-type="string">
            <text:p>25 min monitor transient after turning on (decreases in brightness) -- apparent in this file and true in other files</text:p>
          </table:table-cell>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office:value-type="string">
            <text:p>frequent drops are showing up during sinusoid in the frame pulses (and the stim trace)...</text:p>
          </table:table-cell>
          <table:table-cell table:style-name="17,2cel-Sheet1" office:value-type="string">
            <text:p>index pulse looks missed at 3484?</text:p>
          </table:table-cell>
          <table:table-cell table:style-name="17,2cel-Sheet1" office:value-type="string">
            <text:p>index pulse missing at 1271 and 5722?</text:p>
          </table:table-cell>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office:value-type="string">
            <text:p>hateren dark part looks really messed up, repeated noise -- maybe cuz of linearization?  looks ok when integrated...</text:p>
          </table:table-cell>
          <table:table-cell table:style-name="17,2cel-Sheet1"/>
          <table:table-cell table:style-name="17,2cel-Sheet1"/>
          <table:table-cell table:style-name="17,2cel-Sheet1"/>
          <table:table-cell table:style-name="17,2cel-Sheet1"/>
          <table:table-cell table:style-name="17,2cel-Sheet1"/>
          <table:table-cell table:style-name="17,2cel-Sheet1"/>
          <table:table-cell table:style-name="17,2cel-Sheet1"/>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style-name="1,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table-cell">
      <style:text-properties style:font-name="Arial"/>
    </style:default-style>
    <style:style style:name="Default" style:family="table-cell">
      <style:table-cell-properties fo:wrap-option="wrap"/>
    </style:style>
  </office:styles>
</office:document-styles>
</file>

<file path=meta.xml><?xml version="1.0" encoding="utf-8"?>
<office:document-meta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meta>
    <meta:generator>Google Spreadsheets</meta:generator>
  </office:meta>
</office:document-meta>
</file>